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9cm"/>
    </style:style>
    <style:style style:name="co3" style:family="table-column">
      <style:table-column-properties fo:break-before="auto" style:column-width="13.162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8.39cm"/>
    </style:style>
    <style:style style:name="co6" style:family="table-column">
      <style:table-column-properties fo:break-before="auto" style:column-width="25.608cm"/>
    </style:style>
    <style:style style:name="co7" style:family="table-column">
      <style:table-column-properties fo:break-before="auto" style:column-width="3.46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>
            <text:p>Hexadecimal</text:p>
          </table:table-cell>
          <table:table-cell table:style-name="ce1" office:value-type="string">
            <text:p>Company</text:p>
          </table:table-cell>
          <table:table-cell table:style-name="ce4"/>
          <table:table-cell table:style-name="ce4" office:value-type="string">
            <text:p>Constant Name</text:p>
          </table:table-cell>
          <table:table-cell table:style-name="ce4"/>
          <table:table-cell table:style-name="ce4" office:value-type="string">
            <text:p>Java Final Line</text:p>
          </table:table-cell>
          <table:table-cell table:style-name="ce4" office:value-type="string">
            <text:p>Map addition</text:p>
          </table:table-cell>
          <table:table-cell table:style-name="ce4" office:value-type="string">
            <text:p>keywords</text:p>
          </table:table-cell>
        </table:table-row>
        <table:table-row table:style-name="ro2">
          <table:table-cell table:style-name="ce2" office:value-type="string">
            <text:p>0x0000</text:p>
          </table:table-cell>
          <table:table-cell table:style-name="ce2" office:value-type="string">
            <text:p>Ericsson Technology Licensing</text:p>
          </table:table-cell>
          <table:table-cell/>
          <table:table-cell table:formula="of:=CLEAN(SUBSTITUTE(UPPER(SUBSTITUTE(SUBSTITUTE(SUBSTITUTE(SUBSTITUTE(SUBSTITUTE(SUBSTITUTE(SUBSTITUTE(SUBSTITUTE(SUBSTITUTE([.B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RICSSON_TECHNOLOGY_LICENSING">
            <text:p>ERICSSON_TECHNOLOGY_LICENSING</text:p>
          </table:table-cell>
          <table:table-cell/>
          <table:table-cell table:formula="of:=CONCATENATE([.$H$2];&quot; &quot;;TRIM(CLEAN([.D2]));&quot; = &quot;;TRIM(CLEAN([.A2]));&quot;;&quot;)" office:value-type="string" office:string-value="public static final int ERICSSON_TECHNOLOGY_LICENSING = 0x0000;">
            <text:p>public static final int ERICSSON_TECHNOLOGY_LICENSING = 0x0000;</text:p>
          </table:table-cell>
          <table:table-cell table:formula="of:=CONCATENATE([.$H$3];TRIM(CLEAN([.D2])); &quot; , &quot; ;CHAR(34); TRIM(CLEAN([.B2]));CHAR(34); &quot;);&quot;)" office:value-type="string" office:string-value="map.put(ERICSSON_TECHNOLOGY_LICENSING , &quot;Ericsson Technology Licensing&quot;);">
            <text:p>map.put(ERICSSON_TECHNOLOGY_LICENSING , "Ericsson Technology Licensing");</text:p>
          </table:table-cell>
          <table:table-cell office:value-type="string">
            <text:p>public static final int</text:p>
          </table:table-cell>
        </table:table-row>
        <table:table-row table:style-name="ro2">
          <table:table-cell table:style-name="ce2" office:value-type="string">
            <text:p>0x0001</text:p>
          </table:table-cell>
          <table:table-cell table:style-name="ce2" office:value-type="string">
            <text:p>Nokia Mobile Phones</text:p>
          </table:table-cell>
          <table:table-cell/>
          <table:table-cell table:formula="of:=CLEAN(SUBSTITUTE(UPPER(SUBSTITUTE(SUBSTITUTE(SUBSTITUTE(SUBSTITUTE(SUBSTITUTE(SUBSTITUTE(SUBSTITUTE(SUBSTITUTE(SUBSTITUTE([.B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OKIA_MOBILE_PHONES">
            <text:p>NOKIA_MOBILE_PHONES</text:p>
          </table:table-cell>
          <table:table-cell/>
          <table:table-cell table:formula="of:=CONCATENATE([.$H$2];&quot; &quot;;TRIM(CLEAN([.D3]));&quot; = &quot;;TRIM(CLEAN([.A3]));&quot;;&quot;)" office:value-type="string" office:string-value="public static final int NOKIA_MOBILE_PHONES = 0x0001;">
            <text:p>public static final int NOKIA_MOBILE_PHONES = 0x0001;</text:p>
          </table:table-cell>
          <table:table-cell table:formula="of:=CONCATENATE([.$H$3];TRIM(CLEAN([.D3])); &quot; , &quot; ;CHAR(34); TRIM(CLEAN([.B3]));CHAR(34); &quot;);&quot;)" office:value-type="string" office:string-value="map.put(NOKIA_MOBILE_PHONES , &quot;Nokia Mobile Phones&quot;);">
            <text:p>map.put(NOKIA_MOBILE_PHONES , "Nokia Mobile Phones");</text:p>
          </table:table-cell>
          <table:table-cell office:value-type="string">
            <text:p>map.put(</text:p>
          </table:table-cell>
        </table:table-row>
        <table:table-row table:style-name="ro2">
          <table:table-cell table:style-name="ce2" office:value-type="string">
            <text:p>0x0002</text:p>
          </table:table-cell>
          <table:table-cell table:style-name="ce2" office:value-type="string">
            <text:p>Intel Corp.</text:p>
          </table:table-cell>
          <table:table-cell/>
          <table:table-cell table:formula="of:=CLEAN(SUBSTITUTE(UPPER(SUBSTITUTE(SUBSTITUTE(SUBSTITUTE(SUBSTITUTE(SUBSTITUTE(SUBSTITUTE(SUBSTITUTE(SUBSTITUTE(SUBSTITUTE([.B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L_CORP">
            <text:p>INTEL_CORP</text:p>
          </table:table-cell>
          <table:table-cell/>
          <table:table-cell table:formula="of:=CONCATENATE([.$H$2];&quot; &quot;;TRIM(CLEAN([.D4]));&quot; = &quot;;TRIM(CLEAN([.A4]));&quot;;&quot;)" office:value-type="string" office:string-value="public static final int INTEL_CORP = 0x0002;">
            <text:p>public static final int INTEL_CORP = 0x0002;</text:p>
          </table:table-cell>
          <table:table-cell table:formula="of:=CONCATENATE([.$H$3];TRIM(CLEAN([.D4])); &quot; , &quot; ;CHAR(34); TRIM(CLEAN([.B4]));CHAR(34); &quot;);&quot;)" office:value-type="string" office:string-value="map.put(INTEL_CORP , &quot;Intel Corp.&quot;);">
            <text:p>map.put(INTEL_CORP , "Intel Corp.");</text:p>
          </table:table-cell>
          <table:table-cell/>
        </table:table-row>
        <table:table-row table:style-name="ro2">
          <table:table-cell table:style-name="ce2" office:value-type="string">
            <text:p>0x0003</text:p>
          </table:table-cell>
          <table:table-cell table:style-name="ce2" office:value-type="string">
            <text:p>IBM Corp.</text:p>
          </table:table-cell>
          <table:table-cell/>
          <table:table-cell table:formula="of:=CLEAN(SUBSTITUTE(UPPER(SUBSTITUTE(SUBSTITUTE(SUBSTITUTE(SUBSTITUTE(SUBSTITUTE(SUBSTITUTE(SUBSTITUTE(SUBSTITUTE(SUBSTITUTE([.B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BM_CORP">
            <text:p>IBM_CORP</text:p>
          </table:table-cell>
          <table:table-cell/>
          <table:table-cell table:formula="of:=CONCATENATE([.$H$2];&quot; &quot;;TRIM(CLEAN([.D5]));&quot; = &quot;;TRIM(CLEAN([.A5]));&quot;;&quot;)" office:value-type="string" office:string-value="public static final int IBM_CORP = 0x0003;">
            <text:p>public static final int IBM_CORP = 0x0003;</text:p>
          </table:table-cell>
          <table:table-cell table:formula="of:=CONCATENATE([.$H$3];TRIM(CLEAN([.D5])); &quot; , &quot; ;CHAR(34); TRIM(CLEAN([.B5]));CHAR(34); &quot;);&quot;)" office:value-type="string" office:string-value="map.put(IBM_CORP , &quot;IBM Corp.&quot;);">
            <text:p>map.put(IBM_CORP , "IBM Corp.");</text:p>
          </table:table-cell>
          <table:table-cell/>
        </table:table-row>
        <table:table-row table:style-name="ro2">
          <table:table-cell table:style-name="ce2" office:value-type="string">
            <text:p>0x0004</text:p>
          </table:table-cell>
          <table:table-cell table:style-name="ce2" office:value-type="string">
            <text:p>Toshiba Corp.</text:p>
          </table:table-cell>
          <table:table-cell/>
          <table:table-cell table:formula="of:=CLEAN(SUBSTITUTE(UPPER(SUBSTITUTE(SUBSTITUTE(SUBSTITUTE(SUBSTITUTE(SUBSTITUTE(SUBSTITUTE(SUBSTITUTE(SUBSTITUTE(SUBSTITUTE([.B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OSHIBA_CORP">
            <text:p>TOSHIBA_CORP</text:p>
          </table:table-cell>
          <table:table-cell/>
          <table:table-cell table:formula="of:=CONCATENATE([.$H$2];&quot; &quot;;TRIM(CLEAN([.D6]));&quot; = &quot;;TRIM(CLEAN([.A6]));&quot;;&quot;)" office:value-type="string" office:string-value="public static final int TOSHIBA_CORP = 0x0004;">
            <text:p>public static final int TOSHIBA_CORP = 0x0004;</text:p>
          </table:table-cell>
          <table:table-cell table:formula="of:=CONCATENATE([.$H$3];TRIM(CLEAN([.D6])); &quot; , &quot; ;CHAR(34); TRIM(CLEAN([.B6]));CHAR(34); &quot;);&quot;)" office:value-type="string" office:string-value="map.put(TOSHIBA_CORP , &quot;Toshiba Corp.&quot;);">
            <text:p>map.put(TOSHIBA_CORP , "Toshiba Corp.");</text:p>
          </table:table-cell>
          <table:table-cell/>
        </table:table-row>
        <table:table-row table:style-name="ro2">
          <table:table-cell table:style-name="ce2" office:value-type="string">
            <text:p>0x0005</text:p>
          </table:table-cell>
          <table:table-cell table:style-name="ce2" office:value-type="string">
            <text:p>3Com</text:p>
          </table:table-cell>
          <table:table-cell/>
          <table:table-cell table:formula="of:=CLEAN(SUBSTITUTE(UPPER(SUBSTITUTE(SUBSTITUTE(SUBSTITUTE(SUBSTITUTE(SUBSTITUTE(SUBSTITUTE(SUBSTITUTE(SUBSTITUTE(SUBSTITUTE([.B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3COM">
            <text:p>3COM</text:p>
          </table:table-cell>
          <table:table-cell/>
          <table:table-cell table:formula="of:=CONCATENATE([.$H$2];&quot; &quot;;TRIM(CLEAN([.D7]));&quot; = &quot;;TRIM(CLEAN([.A7]));&quot;;&quot;)" office:value-type="string" office:string-value="public static final int 3COM = 0x0005;">
            <text:p>public static final int 3COM = 0x0005;</text:p>
          </table:table-cell>
          <table:table-cell table:formula="of:=CONCATENATE([.$H$3];TRIM(CLEAN([.D7])); &quot; , &quot; ;CHAR(34); TRIM(CLEAN([.B7]));CHAR(34); &quot;);&quot;)" office:value-type="string" office:string-value="map.put(3COM , &quot;3Com&quot;);">
            <text:p>map.put(3COM , "3Com");</text:p>
          </table:table-cell>
          <table:table-cell/>
        </table:table-row>
        <table:table-row table:style-name="ro2">
          <table:table-cell table:style-name="ce2" office:value-type="string">
            <text:p>0x0006</text:p>
          </table:table-cell>
          <table:table-cell table:style-name="ce2" office:value-type="string">
            <text:p>Microsoft</text:p>
          </table:table-cell>
          <table:table-cell/>
          <table:table-cell table:formula="of:=CLEAN(SUBSTITUTE(UPPER(SUBSTITUTE(SUBSTITUTE(SUBSTITUTE(SUBSTITUTE(SUBSTITUTE(SUBSTITUTE(SUBSTITUTE(SUBSTITUTE(SUBSTITUTE([.B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CROSOFT">
            <text:p>MICROSOFT</text:p>
          </table:table-cell>
          <table:table-cell/>
          <table:table-cell table:formula="of:=CONCATENATE([.$H$2];&quot; &quot;;TRIM(CLEAN([.D8]));&quot; = &quot;;TRIM(CLEAN([.A8]));&quot;;&quot;)" office:value-type="string" office:string-value="public static final int MICROSOFT = 0x0006;">
            <text:p>public static final int MICROSOFT = 0x0006;</text:p>
          </table:table-cell>
          <table:table-cell table:formula="of:=CONCATENATE([.$H$3];TRIM(CLEAN([.D8])); &quot; , &quot; ;CHAR(34); TRIM(CLEAN([.B8]));CHAR(34); &quot;);&quot;)" office:value-type="string" office:string-value="map.put(MICROSOFT , &quot;Microsoft&quot;);">
            <text:p>map.put(MICROSOFT , "Microsoft");</text:p>
          </table:table-cell>
          <table:table-cell/>
        </table:table-row>
        <table:table-row table:style-name="ro2">
          <table:table-cell table:style-name="ce2" office:value-type="string">
            <text:p>0x0007</text:p>
          </table:table-cell>
          <table:table-cell table:style-name="ce2" office:value-type="string">
            <text:p>Lucent</text:p>
          </table:table-cell>
          <table:table-cell/>
          <table:table-cell table:formula="of:=CLEAN(SUBSTITUTE(UPPER(SUBSTITUTE(SUBSTITUTE(SUBSTITUTE(SUBSTITUTE(SUBSTITUTE(SUBSTITUTE(SUBSTITUTE(SUBSTITUTE(SUBSTITUTE([.B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UCENT">
            <text:p>LUCENT</text:p>
          </table:table-cell>
          <table:table-cell/>
          <table:table-cell table:formula="of:=CONCATENATE([.$H$2];&quot; &quot;;TRIM(CLEAN([.D9]));&quot; = &quot;;TRIM(CLEAN([.A9]));&quot;;&quot;)" office:value-type="string" office:string-value="public static final int LUCENT = 0x0007;">
            <text:p>public static final int LUCENT = 0x0007;</text:p>
          </table:table-cell>
          <table:table-cell table:formula="of:=CONCATENATE([.$H$3];TRIM(CLEAN([.D9])); &quot; , &quot; ;CHAR(34); TRIM(CLEAN([.B9]));CHAR(34); &quot;);&quot;)" office:value-type="string" office:string-value="map.put(LUCENT , &quot;Lucent&quot;);">
            <text:p>map.put(LUCENT , "Lucent");</text:p>
          </table:table-cell>
          <table:table-cell/>
        </table:table-row>
        <table:table-row table:style-name="ro2">
          <table:table-cell table:style-name="ce2" office:value-type="string">
            <text:p>0x0008</text:p>
          </table:table-cell>
          <table:table-cell table:style-name="ce2" office:value-type="string">
            <text:p>Motorola</text:p>
          </table:table-cell>
          <table:table-cell/>
          <table:table-cell table:formula="of:=CLEAN(SUBSTITUTE(UPPER(SUBSTITUTE(SUBSTITUTE(SUBSTITUTE(SUBSTITUTE(SUBSTITUTE(SUBSTITUTE(SUBSTITUTE(SUBSTITUTE(SUBSTITUTE([.B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OTOROLA">
            <text:p>MOTOROLA</text:p>
          </table:table-cell>
          <table:table-cell/>
          <table:table-cell table:formula="of:=CONCATENATE([.$H$2];&quot; &quot;;TRIM(CLEAN([.D10]));&quot; = &quot;;TRIM(CLEAN([.A10]));&quot;;&quot;)" office:value-type="string" office:string-value="public static final int MOTOROLA = 0x0008;">
            <text:p>public static final int MOTOROLA = 0x0008;</text:p>
          </table:table-cell>
          <table:table-cell table:formula="of:=CONCATENATE([.$H$3];TRIM(CLEAN([.D10])); &quot; , &quot; ;CHAR(34); TRIM(CLEAN([.B10]));CHAR(34); &quot;);&quot;)" office:value-type="string" office:string-value="map.put(MOTOROLA , &quot;Motorola&quot;);">
            <text:p>map.put(MOTOROLA , "Motorola");</text:p>
          </table:table-cell>
          <table:table-cell/>
        </table:table-row>
        <table:table-row table:style-name="ro2">
          <table:table-cell table:style-name="ce2" office:value-type="string">
            <text:p>0x0009</text:p>
          </table:table-cell>
          <table:table-cell table:style-name="ce2" office:value-type="string">
            <text:p>Infineon Technologies AG</text:p>
          </table:table-cell>
          <table:table-cell/>
          <table:table-cell table:formula="of:=CLEAN(SUBSTITUTE(UPPER(SUBSTITUTE(SUBSTITUTE(SUBSTITUTE(SUBSTITUTE(SUBSTITUTE(SUBSTITUTE(SUBSTITUTE(SUBSTITUTE(SUBSTITUTE([.B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FINEON_TECHNOLOGIES_AG">
            <text:p>INFINEON_TECHNOLOGIES_AG</text:p>
          </table:table-cell>
          <table:table-cell/>
          <table:table-cell table:formula="of:=CONCATENATE([.$H$2];&quot; &quot;;TRIM(CLEAN([.D11]));&quot; = &quot;;TRIM(CLEAN([.A11]));&quot;;&quot;)" office:value-type="string" office:string-value="public static final int INFINEON_TECHNOLOGIES_AG = 0x0009;">
            <text:p>public static final int INFINEON_TECHNOLOGIES_AG = 0x0009;</text:p>
          </table:table-cell>
          <table:table-cell table:formula="of:=CONCATENATE([.$H$3];TRIM(CLEAN([.D11])); &quot; , &quot; ;CHAR(34); TRIM(CLEAN([.B11]));CHAR(34); &quot;);&quot;)" office:value-type="string" office:string-value="map.put(INFINEON_TECHNOLOGIES_AG , &quot;Infineon Technologies AG&quot;);">
            <text:p>map.put(INFINEON_TECHNOLOGIES_AG , "Infineon Technologies AG");</text:p>
          </table:table-cell>
          <table:table-cell/>
        </table:table-row>
        <table:table-row table:style-name="ro2">
          <table:table-cell table:style-name="ce2" office:value-type="string">
            <text:p>0x000A</text:p>
          </table:table-cell>
          <table:table-cell table:style-name="ce2" office:value-type="string">
            <text:p>Cambridge Silicon Radio</text:p>
          </table:table-cell>
          <table:table-cell/>
          <table:table-cell table:formula="of:=CLEAN(SUBSTITUTE(UPPER(SUBSTITUTE(SUBSTITUTE(SUBSTITUTE(SUBSTITUTE(SUBSTITUTE(SUBSTITUTE(SUBSTITUTE(SUBSTITUTE(SUBSTITUTE([.B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AMBRIDGE_SILICON_RADIO">
            <text:p>CAMBRIDGE_SILICON_RADIO</text:p>
          </table:table-cell>
          <table:table-cell/>
          <table:table-cell table:formula="of:=CONCATENATE([.$H$2];&quot; &quot;;TRIM(CLEAN([.D12]));&quot; = &quot;;TRIM(CLEAN([.A12]));&quot;;&quot;)" office:value-type="string" office:string-value="public static final int CAMBRIDGE_SILICON_RADIO = 0x000A;">
            <text:p>public static final int CAMBRIDGE_SILICON_RADIO = 0x000A;</text:p>
          </table:table-cell>
          <table:table-cell table:formula="of:=CONCATENATE([.$H$3];TRIM(CLEAN([.D12])); &quot; , &quot; ;CHAR(34); TRIM(CLEAN([.B12]));CHAR(34); &quot;);&quot;)" office:value-type="string" office:string-value="map.put(CAMBRIDGE_SILICON_RADIO , &quot;Cambridge Silicon Radio&quot;);">
            <text:p>map.put(CAMBRIDGE_SILICON_RADIO , "Cambridge Silicon Radio");</text:p>
          </table:table-cell>
          <table:table-cell/>
        </table:table-row>
        <table:table-row table:style-name="ro2">
          <table:table-cell table:style-name="ce2" office:value-type="string">
            <text:p>0x000B</text:p>
          </table:table-cell>
          <table:table-cell table:style-name="ce2" office:value-type="string">
            <text:p>Silicon Wave</text:p>
          </table:table-cell>
          <table:table-cell/>
          <table:table-cell table:formula="of:=CLEAN(SUBSTITUTE(UPPER(SUBSTITUTE(SUBSTITUTE(SUBSTITUTE(SUBSTITUTE(SUBSTITUTE(SUBSTITUTE(SUBSTITUTE(SUBSTITUTE(SUBSTITUTE([.B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ILICON_WAVE">
            <text:p>SILICON_WAVE</text:p>
          </table:table-cell>
          <table:table-cell/>
          <table:table-cell table:formula="of:=CONCATENATE([.$H$2];&quot; &quot;;TRIM(CLEAN([.D13]));&quot; = &quot;;TRIM(CLEAN([.A13]));&quot;;&quot;)" office:value-type="string" office:string-value="public static final int SILICON_WAVE = 0x000B;">
            <text:p>public static final int SILICON_WAVE = 0x000B;</text:p>
          </table:table-cell>
          <table:table-cell table:formula="of:=CONCATENATE([.$H$3];TRIM(CLEAN([.D13])); &quot; , &quot; ;CHAR(34); TRIM(CLEAN([.B13]));CHAR(34); &quot;);&quot;)" office:value-type="string" office:string-value="map.put(SILICON_WAVE , &quot;Silicon Wave&quot;);">
            <text:p>map.put(SILICON_WAVE , "Silicon Wave");</text:p>
          </table:table-cell>
          <table:table-cell/>
        </table:table-row>
        <table:table-row table:style-name="ro2">
          <table:table-cell table:style-name="ce2" office:value-type="string">
            <text:p>0x000C</text:p>
          </table:table-cell>
          <table:table-cell table:style-name="ce2" office:value-type="string">
            <text:p>Digianswer A/S</text:p>
          </table:table-cell>
          <table:table-cell/>
          <table:table-cell table:formula="of:=CLEAN(SUBSTITUTE(UPPER(SUBSTITUTE(SUBSTITUTE(SUBSTITUTE(SUBSTITUTE(SUBSTITUTE(SUBSTITUTE(SUBSTITUTE(SUBSTITUTE(SUBSTITUTE([.B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IGIANSWER_A_S">
            <text:p>DIGIANSWER_A_S</text:p>
          </table:table-cell>
          <table:table-cell/>
          <table:table-cell table:formula="of:=CONCATENATE([.$H$2];&quot; &quot;;TRIM(CLEAN([.D14]));&quot; = &quot;;TRIM(CLEAN([.A14]));&quot;;&quot;)" office:value-type="string" office:string-value="public static final int DIGIANSWER_A_S = 0x000C;">
            <text:p>public static final int DIGIANSWER_A_S = 0x000C;</text:p>
          </table:table-cell>
          <table:table-cell table:formula="of:=CONCATENATE([.$H$3];TRIM(CLEAN([.D14])); &quot; , &quot; ;CHAR(34); TRIM(CLEAN([.B14]));CHAR(34); &quot;);&quot;)" office:value-type="string" office:string-value="map.put(DIGIANSWER_A_S , &quot;Digianswer A/S&quot;);">
            <text:p>map.put(DIGIANSWER_A_S , "Digianswer A/S");</text:p>
          </table:table-cell>
          <table:table-cell/>
        </table:table-row>
        <table:table-row table:style-name="ro2">
          <table:table-cell table:style-name="ce2" office:value-type="string">
            <text:p>0x000D</text:p>
          </table:table-cell>
          <table:table-cell table:style-name="ce2" office:value-type="string">
            <text:p>Texas Instruments Inc.</text:p>
          </table:table-cell>
          <table:table-cell/>
          <table:table-cell table:formula="of:=CLEAN(SUBSTITUTE(UPPER(SUBSTITUTE(SUBSTITUTE(SUBSTITUTE(SUBSTITUTE(SUBSTITUTE(SUBSTITUTE(SUBSTITUTE(SUBSTITUTE(SUBSTITUTE([.B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XAS_INSTRUMENTS_INC">
            <text:p>TEXAS_INSTRUMENTS_INC</text:p>
          </table:table-cell>
          <table:table-cell/>
          <table:table-cell table:formula="of:=CONCATENATE([.$H$2];&quot; &quot;;TRIM(CLEAN([.D15]));&quot; = &quot;;TRIM(CLEAN([.A15]));&quot;;&quot;)" office:value-type="string" office:string-value="public static final int TEXAS_INSTRUMENTS_INC = 0x000D;">
            <text:p>public static final int TEXAS_INSTRUMENTS_INC = 0x000D;</text:p>
          </table:table-cell>
          <table:table-cell table:formula="of:=CONCATENATE([.$H$3];TRIM(CLEAN([.D15])); &quot; , &quot; ;CHAR(34); TRIM(CLEAN([.B15]));CHAR(34); &quot;);&quot;)" office:value-type="string" office:string-value="map.put(TEXAS_INSTRUMENTS_INC , &quot;Texas Instruments Inc.&quot;);">
            <text:p>map.put(TEXAS_INSTRUMENTS_INC , "Texas Instruments Inc.");</text:p>
          </table:table-cell>
          <table:table-cell/>
        </table:table-row>
        <table:table-row table:style-name="ro2">
          <table:table-cell table:style-name="ce2" office:value-type="string">
            <text:p>0x000E</text:p>
          </table:table-cell>
          <table:table-cell table:style-name="ce2" office:value-type="string">
            <text:p>Ceva, Inc. (formerly Parthus Technologies, Inc.)</text:p>
          </table:table-cell>
          <table:table-cell/>
          <table:table-cell table:formula="of:=CLEAN(SUBSTITUTE(UPPER(SUBSTITUTE(SUBSTITUTE(SUBSTITUTE(SUBSTITUTE(SUBSTITUTE(SUBSTITUTE(SUBSTITUTE(SUBSTITUTE(SUBSTITUTE([.B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EVA_INC_FORMERLY_PARTHUS_TECHNOLOGIES_INC">
            <text:p>CEVA_INC_FORMERLY_PARTHUS_TECHNOLOGIES_INC</text:p>
          </table:table-cell>
          <table:table-cell/>
          <table:table-cell table:formula="of:=CONCATENATE([.$H$2];&quot; &quot;;TRIM(CLEAN([.D16]));&quot; = &quot;;TRIM(CLEAN([.A16]));&quot;;&quot;)" office:value-type="string" office:string-value="public static final int CEVA_INC_FORMERLY_PARTHUS_TECHNOLOGIES_INC = 0x000E;">
            <text:p>public static final int CEVA_INC_FORMERLY_PARTHUS_TECHNOLOGIES_INC = 0x000E;</text:p>
          </table:table-cell>
          <table:table-cell table:formula="of:=CONCATENATE([.$H$3];TRIM(CLEAN([.D16])); &quot; , &quot; ;CHAR(34); TRIM(CLEAN([.B16]));CHAR(34); &quot;);&quot;)" office:value-type="string" office:string-value="map.put(CEVA_INC_FORMERLY_PARTHUS_TECHNOLOGIES_INC , &quot;Ceva, Inc. (formerly Parthus Technologies, Inc.)&quot;);">
            <text:p>map.put(CEVA_INC_FORMERLY_PARTHUS_TECHNOLOGIES_INC , "Ceva, Inc. (formerly Parthus Technologies, Inc.)");</text:p>
          </table:table-cell>
          <table:table-cell/>
        </table:table-row>
        <table:table-row table:style-name="ro2">
          <table:table-cell table:style-name="ce2" office:value-type="string">
            <text:p>0x000F</text:p>
          </table:table-cell>
          <table:table-cell table:style-name="ce2" office:value-type="string">
            <text:p>Broadcom Corporation</text:p>
          </table:table-cell>
          <table:table-cell/>
          <table:table-cell table:formula="of:=CLEAN(SUBSTITUTE(UPPER(SUBSTITUTE(SUBSTITUTE(SUBSTITUTE(SUBSTITUTE(SUBSTITUTE(SUBSTITUTE(SUBSTITUTE(SUBSTITUTE(SUBSTITUTE([.B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ROADCOM_CORPORATION">
            <text:p>BROADCOM_CORPORATION</text:p>
          </table:table-cell>
          <table:table-cell/>
          <table:table-cell table:formula="of:=CONCATENATE([.$H$2];&quot; &quot;;TRIM(CLEAN([.D17]));&quot; = &quot;;TRIM(CLEAN([.A17]));&quot;;&quot;)" office:value-type="string" office:string-value="public static final int BROADCOM_CORPORATION = 0x000F;">
            <text:p>public static final int BROADCOM_CORPORATION = 0x000F;</text:p>
          </table:table-cell>
          <table:table-cell table:formula="of:=CONCATENATE([.$H$3];TRIM(CLEAN([.D17])); &quot; , &quot; ;CHAR(34); TRIM(CLEAN([.B17]));CHAR(34); &quot;);&quot;)" office:value-type="string" office:string-value="map.put(BROADCOM_CORPORATION , &quot;Broadcom Corporation&quot;);">
            <text:p>map.put(BROADCOM_CORPORATION , "Broadcom Corporation");</text:p>
          </table:table-cell>
          <table:table-cell/>
        </table:table-row>
        <table:table-row table:style-name="ro2">
          <table:table-cell table:style-name="ce2" office:value-type="string">
            <text:p>0x0010</text:p>
          </table:table-cell>
          <table:table-cell table:style-name="ce2" office:value-type="string">
            <text:p>Mitel Semiconductor</text:p>
          </table:table-cell>
          <table:table-cell/>
          <table:table-cell table:formula="of:=CLEAN(SUBSTITUTE(UPPER(SUBSTITUTE(SUBSTITUTE(SUBSTITUTE(SUBSTITUTE(SUBSTITUTE(SUBSTITUTE(SUBSTITUTE(SUBSTITUTE(SUBSTITUTE([.B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TEL_SEMICONDUCTOR">
            <text:p>MITEL_SEMICONDUCTOR</text:p>
          </table:table-cell>
          <table:table-cell/>
          <table:table-cell table:formula="of:=CONCATENATE([.$H$2];&quot; &quot;;TRIM(CLEAN([.D18]));&quot; = &quot;;TRIM(CLEAN([.A18]));&quot;;&quot;)" office:value-type="string" office:string-value="public static final int MITEL_SEMICONDUCTOR = 0x0010;">
            <text:p>public static final int MITEL_SEMICONDUCTOR = 0x0010;</text:p>
          </table:table-cell>
          <table:table-cell table:formula="of:=CONCATENATE([.$H$3];TRIM(CLEAN([.D18])); &quot; , &quot; ;CHAR(34); TRIM(CLEAN([.B18]));CHAR(34); &quot;);&quot;)" office:value-type="string" office:string-value="map.put(MITEL_SEMICONDUCTOR , &quot;Mitel Semiconductor&quot;);">
            <text:p>map.put(MITEL_SEMICONDUCTOR , "Mitel Semiconductor");</text:p>
          </table:table-cell>
          <table:table-cell/>
        </table:table-row>
        <table:table-row table:style-name="ro2">
          <table:table-cell table:style-name="ce2" office:value-type="string">
            <text:p>0x0011</text:p>
          </table:table-cell>
          <table:table-cell table:style-name="ce2" office:value-type="string">
            <text:p>Widcomm, Inc</text:p>
          </table:table-cell>
          <table:table-cell/>
          <table:table-cell table:formula="of:=CLEAN(SUBSTITUTE(UPPER(SUBSTITUTE(SUBSTITUTE(SUBSTITUTE(SUBSTITUTE(SUBSTITUTE(SUBSTITUTE(SUBSTITUTE(SUBSTITUTE(SUBSTITUTE([.B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DCOMM_INC">
            <text:p>WIDCOMM_INC</text:p>
          </table:table-cell>
          <table:table-cell/>
          <table:table-cell table:formula="of:=CONCATENATE([.$H$2];&quot; &quot;;TRIM(CLEAN([.D19]));&quot; = &quot;;TRIM(CLEAN([.A19]));&quot;;&quot;)" office:value-type="string" office:string-value="public static final int WIDCOMM_INC = 0x0011;">
            <text:p>public static final int WIDCOMM_INC = 0x0011;</text:p>
          </table:table-cell>
          <table:table-cell table:formula="of:=CONCATENATE([.$H$3];TRIM(CLEAN([.D19])); &quot; , &quot; ;CHAR(34); TRIM(CLEAN([.B19]));CHAR(34); &quot;);&quot;)" office:value-type="string" office:string-value="map.put(WIDCOMM_INC , &quot;Widcomm, Inc&quot;);">
            <text:p>map.put(WIDCOMM_INC , "Widcomm, Inc");</text:p>
          </table:table-cell>
          <table:table-cell/>
        </table:table-row>
        <table:table-row table:style-name="ro2">
          <table:table-cell table:style-name="ce2" office:value-type="string">
            <text:p>0x0012</text:p>
          </table:table-cell>
          <table:table-cell table:style-name="ce2" office:value-type="string">
            <text:p>Zeevo, Inc.</text:p>
          </table:table-cell>
          <table:table-cell/>
          <table:table-cell table:formula="of:=CLEAN(SUBSTITUTE(UPPER(SUBSTITUTE(SUBSTITUTE(SUBSTITUTE(SUBSTITUTE(SUBSTITUTE(SUBSTITUTE(SUBSTITUTE(SUBSTITUTE(SUBSTITUTE([.B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ZEEVO_INC">
            <text:p>ZEEVO_INC</text:p>
          </table:table-cell>
          <table:table-cell/>
          <table:table-cell table:formula="of:=CONCATENATE([.$H$2];&quot; &quot;;TRIM(CLEAN([.D20]));&quot; = &quot;;TRIM(CLEAN([.A20]));&quot;;&quot;)" office:value-type="string" office:string-value="public static final int ZEEVO_INC = 0x0012;">
            <text:p>public static final int ZEEVO_INC = 0x0012;</text:p>
          </table:table-cell>
          <table:table-cell table:formula="of:=CONCATENATE([.$H$3];TRIM(CLEAN([.D20])); &quot; , &quot; ;CHAR(34); TRIM(CLEAN([.B20]));CHAR(34); &quot;);&quot;)" office:value-type="string" office:string-value="map.put(ZEEVO_INC , &quot;Zeevo, Inc.&quot;);">
            <text:p>map.put(ZEEVO_INC , "Zeevo, Inc.");</text:p>
          </table:table-cell>
          <table:table-cell/>
        </table:table-row>
        <table:table-row table:style-name="ro2">
          <table:table-cell table:style-name="ce2" office:value-type="string">
            <text:p>0x0013</text:p>
          </table:table-cell>
          <table:table-cell table:style-name="ce2" office:value-type="string">
            <text:p>Atmel Corporation</text:p>
          </table:table-cell>
          <table:table-cell/>
          <table:table-cell table:formula="of:=CLEAN(SUBSTITUTE(UPPER(SUBSTITUTE(SUBSTITUTE(SUBSTITUTE(SUBSTITUTE(SUBSTITUTE(SUBSTITUTE(SUBSTITUTE(SUBSTITUTE(SUBSTITUTE([.B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TMEL_CORPORATION">
            <text:p>ATMEL_CORPORATION</text:p>
          </table:table-cell>
          <table:table-cell/>
          <table:table-cell table:formula="of:=CONCATENATE([.$H$2];&quot; &quot;;TRIM(CLEAN([.D21]));&quot; = &quot;;TRIM(CLEAN([.A21]));&quot;;&quot;)" office:value-type="string" office:string-value="public static final int ATMEL_CORPORATION = 0x0013;">
            <text:p>public static final int ATMEL_CORPORATION = 0x0013;</text:p>
          </table:table-cell>
          <table:table-cell table:formula="of:=CONCATENATE([.$H$3];TRIM(CLEAN([.D21])); &quot; , &quot; ;CHAR(34); TRIM(CLEAN([.B21]));CHAR(34); &quot;);&quot;)" office:value-type="string" office:string-value="map.put(ATMEL_CORPORATION , &quot;Atmel Corporation&quot;);">
            <text:p>map.put(ATMEL_CORPORATION , "Atmel Corporation");</text:p>
          </table:table-cell>
          <table:table-cell/>
        </table:table-row>
        <table:table-row table:style-name="ro2">
          <table:table-cell table:style-name="ce2" office:value-type="string">
            <text:p>0x0014</text:p>
          </table:table-cell>
          <table:table-cell table:style-name="ce2" office:value-type="string">
            <text:p>Mitsubishi Electric Corporation</text:p>
          </table:table-cell>
          <table:table-cell/>
          <table:table-cell table:formula="of:=CLEAN(SUBSTITUTE(UPPER(SUBSTITUTE(SUBSTITUTE(SUBSTITUTE(SUBSTITUTE(SUBSTITUTE(SUBSTITUTE(SUBSTITUTE(SUBSTITUTE(SUBSTITUTE([.B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TSUBISHI_ELECTRIC_CORPORATION">
            <text:p>MITSUBISHI_ELECTRIC_CORPORATION</text:p>
          </table:table-cell>
          <table:table-cell/>
          <table:table-cell table:formula="of:=CONCATENATE([.$H$2];&quot; &quot;;TRIM(CLEAN([.D22]));&quot; = &quot;;TRIM(CLEAN([.A22]));&quot;;&quot;)" office:value-type="string" office:string-value="public static final int MITSUBISHI_ELECTRIC_CORPORATION = 0x0014;">
            <text:p>public static final int MITSUBISHI_ELECTRIC_CORPORATION = 0x0014;</text:p>
          </table:table-cell>
          <table:table-cell table:formula="of:=CONCATENATE([.$H$3];TRIM(CLEAN([.D22])); &quot; , &quot; ;CHAR(34); TRIM(CLEAN([.B22]));CHAR(34); &quot;);&quot;)" office:value-type="string" office:string-value="map.put(MITSUBISHI_ELECTRIC_CORPORATION , &quot;Mitsubishi Electric Corporation&quot;);">
            <text:p>map.put(MITSUBISHI_ELECTRIC_CORPORATION , "Mitsubishi Electric Corporation");</text:p>
          </table:table-cell>
          <table:table-cell/>
        </table:table-row>
        <table:table-row table:style-name="ro2">
          <table:table-cell table:style-name="ce2" office:value-type="string">
            <text:p>0x0015</text:p>
          </table:table-cell>
          <table:table-cell table:style-name="ce2" office:value-type="string">
            <text:p>RTX Telecom A/S</text:p>
          </table:table-cell>
          <table:table-cell/>
          <table:table-cell table:formula="of:=CLEAN(SUBSTITUTE(UPPER(SUBSTITUTE(SUBSTITUTE(SUBSTITUTE(SUBSTITUTE(SUBSTITUTE(SUBSTITUTE(SUBSTITUTE(SUBSTITUTE(SUBSTITUTE([.B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TX_TELECOM_A_S">
            <text:p>RTX_TELECOM_A_S</text:p>
          </table:table-cell>
          <table:table-cell/>
          <table:table-cell table:formula="of:=CONCATENATE([.$H$2];&quot; &quot;;TRIM(CLEAN([.D23]));&quot; = &quot;;TRIM(CLEAN([.A23]));&quot;;&quot;)" office:value-type="string" office:string-value="public static final int RTX_TELECOM_A_S = 0x0015;">
            <text:p>public static final int RTX_TELECOM_A_S = 0x0015;</text:p>
          </table:table-cell>
          <table:table-cell table:formula="of:=CONCATENATE([.$H$3];TRIM(CLEAN([.D23])); &quot; , &quot; ;CHAR(34); TRIM(CLEAN([.B23]));CHAR(34); &quot;);&quot;)" office:value-type="string" office:string-value="map.put(RTX_TELECOM_A_S , &quot;RTX Telecom A/S&quot;);">
            <text:p>map.put(RTX_TELECOM_A_S , "RTX Telecom A/S");</text:p>
          </table:table-cell>
          <table:table-cell/>
        </table:table-row>
        <table:table-row table:style-name="ro2">
          <table:table-cell table:style-name="ce2" office:value-type="string">
            <text:p>0x0016</text:p>
          </table:table-cell>
          <table:table-cell table:style-name="ce2" office:value-type="string">
            <text:p>KC Technology Inc.</text:p>
          </table:table-cell>
          <table:table-cell/>
          <table:table-cell table:formula="of:=CLEAN(SUBSTITUTE(UPPER(SUBSTITUTE(SUBSTITUTE(SUBSTITUTE(SUBSTITUTE(SUBSTITUTE(SUBSTITUTE(SUBSTITUTE(SUBSTITUTE(SUBSTITUTE([.B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C_TECHNOLOGY_INC">
            <text:p>KC_TECHNOLOGY_INC</text:p>
          </table:table-cell>
          <table:table-cell/>
          <table:table-cell table:formula="of:=CONCATENATE([.$H$2];&quot; &quot;;TRIM(CLEAN([.D24]));&quot; = &quot;;TRIM(CLEAN([.A24]));&quot;;&quot;)" office:value-type="string" office:string-value="public static final int KC_TECHNOLOGY_INC = 0x0016;">
            <text:p>public static final int KC_TECHNOLOGY_INC = 0x0016;</text:p>
          </table:table-cell>
          <table:table-cell table:formula="of:=CONCATENATE([.$H$3];TRIM(CLEAN([.D24])); &quot; , &quot; ;CHAR(34); TRIM(CLEAN([.B24]));CHAR(34); &quot;);&quot;)" office:value-type="string" office:string-value="map.put(KC_TECHNOLOGY_INC , &quot;KC Technology Inc.&quot;);">
            <text:p>map.put(KC_TECHNOLOGY_INC , "KC Technology Inc.");</text:p>
          </table:table-cell>
          <table:table-cell/>
        </table:table-row>
        <table:table-row table:style-name="ro2">
          <table:table-cell table:style-name="ce2" office:value-type="string">
            <text:p>0x0017</text:p>
          </table:table-cell>
          <table:table-cell table:style-name="ce2" office:value-type="string">
            <text:p>NewLogic</text:p>
          </table:table-cell>
          <table:table-cell/>
          <table:table-cell table:formula="of:=CLEAN(SUBSTITUTE(UPPER(SUBSTITUTE(SUBSTITUTE(SUBSTITUTE(SUBSTITUTE(SUBSTITUTE(SUBSTITUTE(SUBSTITUTE(SUBSTITUTE(SUBSTITUTE([.B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EWLOGIC">
            <text:p>NEWLOGIC</text:p>
          </table:table-cell>
          <table:table-cell/>
          <table:table-cell table:formula="of:=CONCATENATE([.$H$2];&quot; &quot;;TRIM(CLEAN([.D25]));&quot; = &quot;;TRIM(CLEAN([.A25]));&quot;;&quot;)" office:value-type="string" office:string-value="public static final int NEWLOGIC = 0x0017;">
            <text:p>public static final int NEWLOGIC = 0x0017;</text:p>
          </table:table-cell>
          <table:table-cell table:formula="of:=CONCATENATE([.$H$3];TRIM(CLEAN([.D25])); &quot; , &quot; ;CHAR(34); TRIM(CLEAN([.B25]));CHAR(34); &quot;);&quot;)" office:value-type="string" office:string-value="map.put(NEWLOGIC , &quot;NewLogic&quot;);">
            <text:p>map.put(NEWLOGIC , "NewLogic");</text:p>
          </table:table-cell>
          <table:table-cell/>
        </table:table-row>
        <table:table-row table:style-name="ro2">
          <table:table-cell table:style-name="ce2" office:value-type="string">
            <text:p>0x0018</text:p>
          </table:table-cell>
          <table:table-cell table:style-name="ce2" office:value-type="string">
            <text:p>Transilica, Inc.</text:p>
          </table:table-cell>
          <table:table-cell/>
          <table:table-cell table:formula="of:=CLEAN(SUBSTITUTE(UPPER(SUBSTITUTE(SUBSTITUTE(SUBSTITUTE(SUBSTITUTE(SUBSTITUTE(SUBSTITUTE(SUBSTITUTE(SUBSTITUTE(SUBSTITUTE([.B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RANSILICA_INC">
            <text:p>TRANSILICA_INC</text:p>
          </table:table-cell>
          <table:table-cell/>
          <table:table-cell table:formula="of:=CONCATENATE([.$H$2];&quot; &quot;;TRIM(CLEAN([.D26]));&quot; = &quot;;TRIM(CLEAN([.A26]));&quot;;&quot;)" office:value-type="string" office:string-value="public static final int TRANSILICA_INC = 0x0018;">
            <text:p>public static final int TRANSILICA_INC = 0x0018;</text:p>
          </table:table-cell>
          <table:table-cell table:formula="of:=CONCATENATE([.$H$3];TRIM(CLEAN([.D26])); &quot; , &quot; ;CHAR(34); TRIM(CLEAN([.B26]));CHAR(34); &quot;);&quot;)" office:value-type="string" office:string-value="map.put(TRANSILICA_INC , &quot;Transilica, Inc.&quot;);">
            <text:p>map.put(TRANSILICA_INC , "Transilica, Inc.");</text:p>
          </table:table-cell>
          <table:table-cell/>
        </table:table-row>
        <table:table-row table:style-name="ro2">
          <table:table-cell table:style-name="ce2" office:value-type="string">
            <text:p>0x0019</text:p>
          </table:table-cell>
          <table:table-cell table:style-name="ce2" office:value-type="string">
            <text:p>Rohde &amp; Schwarz GmbH &amp; Co. KG</text:p>
          </table:table-cell>
          <table:table-cell/>
          <table:table-cell table:formula="of:=CLEAN(SUBSTITUTE(UPPER(SUBSTITUTE(SUBSTITUTE(SUBSTITUTE(SUBSTITUTE(SUBSTITUTE(SUBSTITUTE(SUBSTITUTE(SUBSTITUTE(SUBSTITUTE([.B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OHDE_SCHWARZ_GMBH_CO_KG">
            <text:p>ROHDE_SCHWARZ_GMBH_CO_KG</text:p>
          </table:table-cell>
          <table:table-cell/>
          <table:table-cell table:formula="of:=CONCATENATE([.$H$2];&quot; &quot;;TRIM(CLEAN([.D27]));&quot; = &quot;;TRIM(CLEAN([.A27]));&quot;;&quot;)" office:value-type="string" office:string-value="public static final int ROHDE_SCHWARZ_GMBH_CO_KG = 0x0019;">
            <text:p>public static final int ROHDE_SCHWARZ_GMBH_CO_KG = 0x0019;</text:p>
          </table:table-cell>
          <table:table-cell table:formula="of:=CONCATENATE([.$H$3];TRIM(CLEAN([.D27])); &quot; , &quot; ;CHAR(34); TRIM(CLEAN([.B27]));CHAR(34); &quot;);&quot;)" office:value-type="string" office:string-value="map.put(ROHDE_SCHWARZ_GMBH_CO_KG , &quot;Rohde &amp; Schwarz GmbH &amp; Co. KG&quot;);">
            <text:p>map.put(ROHDE_SCHWARZ_GMBH_CO_KG , "Rohde &amp; Schwarz GmbH &amp; Co. KG");</text:p>
          </table:table-cell>
          <table:table-cell/>
        </table:table-row>
        <table:table-row table:style-name="ro2">
          <table:table-cell table:style-name="ce2" office:value-type="string">
            <text:p>0x001A</text:p>
          </table:table-cell>
          <table:table-cell table:style-name="ce2" office:value-type="string">
            <text:p>TTPCom Limited</text:p>
          </table:table-cell>
          <table:table-cell/>
          <table:table-cell table:formula="of:=CLEAN(SUBSTITUTE(UPPER(SUBSTITUTE(SUBSTITUTE(SUBSTITUTE(SUBSTITUTE(SUBSTITUTE(SUBSTITUTE(SUBSTITUTE(SUBSTITUTE(SUBSTITUTE([.B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TPCOM_LIMITED">
            <text:p>TTPCOM_LIMITED</text:p>
          </table:table-cell>
          <table:table-cell/>
          <table:table-cell table:formula="of:=CONCATENATE([.$H$2];&quot; &quot;;TRIM(CLEAN([.D28]));&quot; = &quot;;TRIM(CLEAN([.A28]));&quot;;&quot;)" office:value-type="string" office:string-value="public static final int TTPCOM_LIMITED = 0x001A;">
            <text:p>public static final int TTPCOM_LIMITED = 0x001A;</text:p>
          </table:table-cell>
          <table:table-cell table:formula="of:=CONCATENATE([.$H$3];TRIM(CLEAN([.D28])); &quot; , &quot; ;CHAR(34); TRIM(CLEAN([.B28]));CHAR(34); &quot;);&quot;)" office:value-type="string" office:string-value="map.put(TTPCOM_LIMITED , &quot;TTPCom Limited&quot;);">
            <text:p>map.put(TTPCOM_LIMITED , "TTPCom Limited");</text:p>
          </table:table-cell>
          <table:table-cell/>
        </table:table-row>
        <table:table-row table:style-name="ro2">
          <table:table-cell table:style-name="ce2" office:value-type="string">
            <text:p>0x001B</text:p>
          </table:table-cell>
          <table:table-cell table:style-name="ce2" office:value-type="string">
            <text:p>Signia Technologies, Inc.</text:p>
          </table:table-cell>
          <table:table-cell/>
          <table:table-cell table:formula="of:=CLEAN(SUBSTITUTE(UPPER(SUBSTITUTE(SUBSTITUTE(SUBSTITUTE(SUBSTITUTE(SUBSTITUTE(SUBSTITUTE(SUBSTITUTE(SUBSTITUTE(SUBSTITUTE([.B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IGNIA_TECHNOLOGIES_INC">
            <text:p>SIGNIA_TECHNOLOGIES_INC</text:p>
          </table:table-cell>
          <table:table-cell/>
          <table:table-cell table:formula="of:=CONCATENATE([.$H$2];&quot; &quot;;TRIM(CLEAN([.D29]));&quot; = &quot;;TRIM(CLEAN([.A29]));&quot;;&quot;)" office:value-type="string" office:string-value="public static final int SIGNIA_TECHNOLOGIES_INC = 0x001B;">
            <text:p>public static final int SIGNIA_TECHNOLOGIES_INC = 0x001B;</text:p>
          </table:table-cell>
          <table:table-cell table:formula="of:=CONCATENATE([.$H$3];TRIM(CLEAN([.D29])); &quot; , &quot; ;CHAR(34); TRIM(CLEAN([.B29]));CHAR(34); &quot;);&quot;)" office:value-type="string" office:string-value="map.put(SIGNIA_TECHNOLOGIES_INC , &quot;Signia Technologies, Inc.&quot;);">
            <text:p>map.put(SIGNIA_TECHNOLOGIES_INC , "Signia Technologies, Inc.");</text:p>
          </table:table-cell>
          <table:table-cell/>
        </table:table-row>
        <table:table-row table:style-name="ro2">
          <table:table-cell table:style-name="ce2" office:value-type="string">
            <text:p>0x001C</text:p>
          </table:table-cell>
          <table:table-cell table:style-name="ce2" office:value-type="string">
            <text:p>Conexant Systems Inc.</text:p>
          </table:table-cell>
          <table:table-cell/>
          <table:table-cell table:formula="of:=CLEAN(SUBSTITUTE(UPPER(SUBSTITUTE(SUBSTITUTE(SUBSTITUTE(SUBSTITUTE(SUBSTITUTE(SUBSTITUTE(SUBSTITUTE(SUBSTITUTE(SUBSTITUTE([.B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NEXANT_SYSTEMS_INC">
            <text:p>CONEXANT_SYSTEMS_INC</text:p>
          </table:table-cell>
          <table:table-cell/>
          <table:table-cell table:formula="of:=CONCATENATE([.$H$2];&quot; &quot;;TRIM(CLEAN([.D30]));&quot; = &quot;;TRIM(CLEAN([.A30]));&quot;;&quot;)" office:value-type="string" office:string-value="public static final int CONEXANT_SYSTEMS_INC = 0x001C;">
            <text:p>public static final int CONEXANT_SYSTEMS_INC = 0x001C;</text:p>
          </table:table-cell>
          <table:table-cell table:formula="of:=CONCATENATE([.$H$3];TRIM(CLEAN([.D30])); &quot; , &quot; ;CHAR(34); TRIM(CLEAN([.B30]));CHAR(34); &quot;);&quot;)" office:value-type="string" office:string-value="map.put(CONEXANT_SYSTEMS_INC , &quot;Conexant Systems Inc.&quot;);">
            <text:p>map.put(CONEXANT_SYSTEMS_INC , "Conexant Systems Inc.");</text:p>
          </table:table-cell>
          <table:table-cell/>
        </table:table-row>
        <table:table-row table:style-name="ro2">
          <table:table-cell table:style-name="ce2" office:value-type="string">
            <text:p>0x001D</text:p>
          </table:table-cell>
          <table:table-cell table:style-name="ce2" office:value-type="string">
            <text:p>Qualcomm</text:p>
          </table:table-cell>
          <table:table-cell/>
          <table:table-cell table:formula="of:=CLEAN(SUBSTITUTE(UPPER(SUBSTITUTE(SUBSTITUTE(SUBSTITUTE(SUBSTITUTE(SUBSTITUTE(SUBSTITUTE(SUBSTITUTE(SUBSTITUTE(SUBSTITUTE([.B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">
            <text:p>QUALCOMM</text:p>
          </table:table-cell>
          <table:table-cell/>
          <table:table-cell table:formula="of:=CONCATENATE([.$H$2];&quot; &quot;;TRIM(CLEAN([.D31]));&quot; = &quot;;TRIM(CLEAN([.A31]));&quot;;&quot;)" office:value-type="string" office:string-value="public static final int QUALCOMM = 0x001D;">
            <text:p>public static final int QUALCOMM = 0x001D;</text:p>
          </table:table-cell>
          <table:table-cell table:formula="of:=CONCATENATE([.$H$3];TRIM(CLEAN([.D31])); &quot; , &quot; ;CHAR(34); TRIM(CLEAN([.B31]));CHAR(34); &quot;);&quot;)" office:value-type="string" office:string-value="map.put(QUALCOMM , &quot;Qualcomm&quot;);">
            <text:p>map.put(QUALCOMM , "Qualcomm");</text:p>
          </table:table-cell>
          <table:table-cell/>
        </table:table-row>
        <table:table-row table:style-name="ro2">
          <table:table-cell table:style-name="ce2" office:value-type="string">
            <text:p>0x001E</text:p>
          </table:table-cell>
          <table:table-cell table:style-name="ce2" office:value-type="string">
            <text:p>Inventel</text:p>
          </table:table-cell>
          <table:table-cell/>
          <table:table-cell table:formula="of:=CLEAN(SUBSTITUTE(UPPER(SUBSTITUTE(SUBSTITUTE(SUBSTITUTE(SUBSTITUTE(SUBSTITUTE(SUBSTITUTE(SUBSTITUTE(SUBSTITUTE(SUBSTITUTE([.B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VENTEL">
            <text:p>INVENTEL</text:p>
          </table:table-cell>
          <table:table-cell/>
          <table:table-cell table:formula="of:=CONCATENATE([.$H$2];&quot; &quot;;TRIM(CLEAN([.D32]));&quot; = &quot;;TRIM(CLEAN([.A32]));&quot;;&quot;)" office:value-type="string" office:string-value="public static final int INVENTEL = 0x001E;">
            <text:p>public static final int INVENTEL = 0x001E;</text:p>
          </table:table-cell>
          <table:table-cell table:formula="of:=CONCATENATE([.$H$3];TRIM(CLEAN([.D32])); &quot; , &quot; ;CHAR(34); TRIM(CLEAN([.B32]));CHAR(34); &quot;);&quot;)" office:value-type="string" office:string-value="map.put(INVENTEL , &quot;Inventel&quot;);">
            <text:p>map.put(INVENTEL , "Inventel");</text:p>
          </table:table-cell>
          <table:table-cell/>
        </table:table-row>
        <table:table-row table:style-name="ro2">
          <table:table-cell table:style-name="ce2" office:value-type="string">
            <text:p>0x001F</text:p>
          </table:table-cell>
          <table:table-cell table:style-name="ce2" office:value-type="string">
            <text:p>AVM Berlin</text:p>
          </table:table-cell>
          <table:table-cell/>
          <table:table-cell table:formula="of:=CLEAN(SUBSTITUTE(UPPER(SUBSTITUTE(SUBSTITUTE(SUBSTITUTE(SUBSTITUTE(SUBSTITUTE(SUBSTITUTE(SUBSTITUTE(SUBSTITUTE(SUBSTITUTE([.B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VM_BERLIN">
            <text:p>AVM_BERLIN</text:p>
          </table:table-cell>
          <table:table-cell/>
          <table:table-cell table:formula="of:=CONCATENATE([.$H$2];&quot; &quot;;TRIM(CLEAN([.D33]));&quot; = &quot;;TRIM(CLEAN([.A33]));&quot;;&quot;)" office:value-type="string" office:string-value="public static final int AVM_BERLIN = 0x001F;">
            <text:p>public static final int AVM_BERLIN = 0x001F;</text:p>
          </table:table-cell>
          <table:table-cell table:formula="of:=CONCATENATE([.$H$3];TRIM(CLEAN([.D33])); &quot; , &quot; ;CHAR(34); TRIM(CLEAN([.B33]));CHAR(34); &quot;);&quot;)" office:value-type="string" office:string-value="map.put(AVM_BERLIN , &quot;AVM Berlin&quot;);">
            <text:p>map.put(AVM_BERLIN , "AVM Berlin");</text:p>
          </table:table-cell>
          <table:table-cell/>
        </table:table-row>
        <table:table-row table:style-name="ro2">
          <table:table-cell table:style-name="ce2" office:value-type="string">
            <text:p>0x0020</text:p>
          </table:table-cell>
          <table:table-cell table:style-name="ce2" office:value-type="string">
            <text:p>BandSpeed, Inc.</text:p>
          </table:table-cell>
          <table:table-cell/>
          <table:table-cell table:formula="of:=CLEAN(SUBSTITUTE(UPPER(SUBSTITUTE(SUBSTITUTE(SUBSTITUTE(SUBSTITUTE(SUBSTITUTE(SUBSTITUTE(SUBSTITUTE(SUBSTITUTE(SUBSTITUTE([.B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NDSPEED_INC">
            <text:p>BANDSPEED_INC</text:p>
          </table:table-cell>
          <table:table-cell/>
          <table:table-cell table:formula="of:=CONCATENATE([.$H$2];&quot; &quot;;TRIM(CLEAN([.D34]));&quot; = &quot;;TRIM(CLEAN([.A34]));&quot;;&quot;)" office:value-type="string" office:string-value="public static final int BANDSPEED_INC = 0x0020;">
            <text:p>public static final int BANDSPEED_INC = 0x0020;</text:p>
          </table:table-cell>
          <table:table-cell table:formula="of:=CONCATENATE([.$H$3];TRIM(CLEAN([.D34])); &quot; , &quot; ;CHAR(34); TRIM(CLEAN([.B34]));CHAR(34); &quot;);&quot;)" office:value-type="string" office:string-value="map.put(BANDSPEED_INC , &quot;BandSpeed, Inc.&quot;);">
            <text:p>map.put(BANDSPEED_INC , "BandSpeed, Inc.");</text:p>
          </table:table-cell>
          <table:table-cell/>
        </table:table-row>
        <table:table-row table:style-name="ro2">
          <table:table-cell table:style-name="ce2" office:value-type="string">
            <text:p>0x0021</text:p>
          </table:table-cell>
          <table:table-cell table:style-name="ce2" office:value-type="string">
            <text:p>Mansella Ltd</text:p>
          </table:table-cell>
          <table:table-cell/>
          <table:table-cell table:formula="of:=CLEAN(SUBSTITUTE(UPPER(SUBSTITUTE(SUBSTITUTE(SUBSTITUTE(SUBSTITUTE(SUBSTITUTE(SUBSTITUTE(SUBSTITUTE(SUBSTITUTE(SUBSTITUTE([.B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NSELLA_LTD">
            <text:p>MANSELLA_LTD</text:p>
          </table:table-cell>
          <table:table-cell/>
          <table:table-cell table:formula="of:=CONCATENATE([.$H$2];&quot; &quot;;TRIM(CLEAN([.D35]));&quot; = &quot;;TRIM(CLEAN([.A35]));&quot;;&quot;)" office:value-type="string" office:string-value="public static final int MANSELLA_LTD = 0x0021;">
            <text:p>public static final int MANSELLA_LTD = 0x0021;</text:p>
          </table:table-cell>
          <table:table-cell table:formula="of:=CONCATENATE([.$H$3];TRIM(CLEAN([.D35])); &quot; , &quot; ;CHAR(34); TRIM(CLEAN([.B35]));CHAR(34); &quot;);&quot;)" office:value-type="string" office:string-value="map.put(MANSELLA_LTD , &quot;Mansella Ltd&quot;);">
            <text:p>map.put(MANSELLA_LTD , "Mansella Ltd");</text:p>
          </table:table-cell>
          <table:table-cell/>
        </table:table-row>
        <table:table-row table:style-name="ro2">
          <table:table-cell table:style-name="ce2" office:value-type="string">
            <text:p>0x0022</text:p>
          </table:table-cell>
          <table:table-cell table:style-name="ce2" office:value-type="string">
            <text:p>NEC Corporation</text:p>
          </table:table-cell>
          <table:table-cell/>
          <table:table-cell table:formula="of:=CLEAN(SUBSTITUTE(UPPER(SUBSTITUTE(SUBSTITUTE(SUBSTITUTE(SUBSTITUTE(SUBSTITUTE(SUBSTITUTE(SUBSTITUTE(SUBSTITUTE(SUBSTITUTE([.B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EC_CORPORATION">
            <text:p>NEC_CORPORATION</text:p>
          </table:table-cell>
          <table:table-cell/>
          <table:table-cell table:formula="of:=CONCATENATE([.$H$2];&quot; &quot;;TRIM(CLEAN([.D36]));&quot; = &quot;;TRIM(CLEAN([.A36]));&quot;;&quot;)" office:value-type="string" office:string-value="public static final int NEC_CORPORATION = 0x0022;">
            <text:p>public static final int NEC_CORPORATION = 0x0022;</text:p>
          </table:table-cell>
          <table:table-cell table:formula="of:=CONCATENATE([.$H$3];TRIM(CLEAN([.D36])); &quot; , &quot; ;CHAR(34); TRIM(CLEAN([.B36]));CHAR(34); &quot;);&quot;)" office:value-type="string" office:string-value="map.put(NEC_CORPORATION , &quot;NEC Corporation&quot;);">
            <text:p>map.put(NEC_CORPORATION , "NEC Corporation");</text:p>
          </table:table-cell>
          <table:table-cell/>
        </table:table-row>
        <table:table-row table:style-name="ro2">
          <table:table-cell table:style-name="ce2" office:value-type="string">
            <text:p>0x0023</text:p>
          </table:table-cell>
          <table:table-cell table:style-name="ce2" office:value-type="string">
            <text:p>WavePlus Technology Co., Ltd.</text:p>
          </table:table-cell>
          <table:table-cell/>
          <table:table-cell table:formula="of:=CLEAN(SUBSTITUTE(UPPER(SUBSTITUTE(SUBSTITUTE(SUBSTITUTE(SUBSTITUTE(SUBSTITUTE(SUBSTITUTE(SUBSTITUTE(SUBSTITUTE(SUBSTITUTE([.B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AVEPLUS_TECHNOLOGY_CO_LTD">
            <text:p>WAVEPLUS_TECHNOLOGY_CO_LTD</text:p>
          </table:table-cell>
          <table:table-cell/>
          <table:table-cell table:formula="of:=CONCATENATE([.$H$2];&quot; &quot;;TRIM(CLEAN([.D37]));&quot; = &quot;;TRIM(CLEAN([.A37]));&quot;;&quot;)" office:value-type="string" office:string-value="public static final int WAVEPLUS_TECHNOLOGY_CO_LTD = 0x0023;">
            <text:p>public static final int WAVEPLUS_TECHNOLOGY_CO_LTD = 0x0023;</text:p>
          </table:table-cell>
          <table:table-cell table:formula="of:=CONCATENATE([.$H$3];TRIM(CLEAN([.D37])); &quot; , &quot; ;CHAR(34); TRIM(CLEAN([.B37]));CHAR(34); &quot;);&quot;)" office:value-type="string" office:string-value="map.put(WAVEPLUS_TECHNOLOGY_CO_LTD , &quot;WavePlus Technology Co., Ltd.&quot;);">
            <text:p>map.put(WAVEPLUS_TECHNOLOGY_CO_LTD , "WavePlus Technology Co., Ltd.");</text:p>
          </table:table-cell>
          <table:table-cell/>
        </table:table-row>
        <table:table-row table:style-name="ro2">
          <table:table-cell table:style-name="ce2" office:value-type="string">
            <text:p>0x0024</text:p>
          </table:table-cell>
          <table:table-cell table:style-name="ce2" office:value-type="string">
            <text:p>Alcatel</text:p>
          </table:table-cell>
          <table:table-cell/>
          <table:table-cell table:formula="of:=CLEAN(SUBSTITUTE(UPPER(SUBSTITUTE(SUBSTITUTE(SUBSTITUTE(SUBSTITUTE(SUBSTITUTE(SUBSTITUTE(SUBSTITUTE(SUBSTITUTE(SUBSTITUTE([.B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CATEL">
            <text:p>ALCATEL</text:p>
          </table:table-cell>
          <table:table-cell/>
          <table:table-cell table:formula="of:=CONCATENATE([.$H$2];&quot; &quot;;TRIM(CLEAN([.D38]));&quot; = &quot;;TRIM(CLEAN([.A38]));&quot;;&quot;)" office:value-type="string" office:string-value="public static final int ALCATEL = 0x0024;">
            <text:p>public static final int ALCATEL = 0x0024;</text:p>
          </table:table-cell>
          <table:table-cell table:formula="of:=CONCATENATE([.$H$3];TRIM(CLEAN([.D38])); &quot; , &quot; ;CHAR(34); TRIM(CLEAN([.B38]));CHAR(34); &quot;);&quot;)" office:value-type="string" office:string-value="map.put(ALCATEL , &quot;Alcatel&quot;);">
            <text:p>map.put(ALCATEL , "Alcatel");</text:p>
          </table:table-cell>
          <table:table-cell/>
        </table:table-row>
        <table:table-row table:style-name="ro2">
          <table:table-cell table:style-name="ce2" office:value-type="string">
            <text:p>0x0025</text:p>
          </table:table-cell>
          <table:table-cell table:style-name="ce2" office:value-type="string">
            <text:p>Philips Semiconductors</text:p>
          </table:table-cell>
          <table:table-cell/>
          <table:table-cell table:formula="of:=CLEAN(SUBSTITUTE(UPPER(SUBSTITUTE(SUBSTITUTE(SUBSTITUTE(SUBSTITUTE(SUBSTITUTE(SUBSTITUTE(SUBSTITUTE(SUBSTITUTE(SUBSTITUTE([.B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HILIPS_SEMICONDUCTORS">
            <text:p>PHILIPS_SEMICONDUCTORS</text:p>
          </table:table-cell>
          <table:table-cell/>
          <table:table-cell table:formula="of:=CONCATENATE([.$H$2];&quot; &quot;;TRIM(CLEAN([.D39]));&quot; = &quot;;TRIM(CLEAN([.A39]));&quot;;&quot;)" office:value-type="string" office:string-value="public static final int PHILIPS_SEMICONDUCTORS = 0x0025;">
            <text:p>public static final int PHILIPS_SEMICONDUCTORS = 0x0025;</text:p>
          </table:table-cell>
          <table:table-cell table:formula="of:=CONCATENATE([.$H$3];TRIM(CLEAN([.D39])); &quot; , &quot; ;CHAR(34); TRIM(CLEAN([.B39]));CHAR(34); &quot;);&quot;)" office:value-type="string" office:string-value="map.put(PHILIPS_SEMICONDUCTORS , &quot;Philips Semiconductors&quot;);">
            <text:p>map.put(PHILIPS_SEMICONDUCTORS , "Philips Semiconductors");</text:p>
          </table:table-cell>
          <table:table-cell/>
        </table:table-row>
        <table:table-row table:style-name="ro2">
          <table:table-cell table:style-name="ce2" office:value-type="string">
            <text:p>0x0026</text:p>
          </table:table-cell>
          <table:table-cell table:style-name="ce2" office:value-type="string">
            <text:p>C Technologies</text:p>
          </table:table-cell>
          <table:table-cell/>
          <table:table-cell table:formula="of:=CLEAN(SUBSTITUTE(UPPER(SUBSTITUTE(SUBSTITUTE(SUBSTITUTE(SUBSTITUTE(SUBSTITUTE(SUBSTITUTE(SUBSTITUTE(SUBSTITUTE(SUBSTITUTE([.B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_TECHNOLOGIES">
            <text:p>C_TECHNOLOGIES</text:p>
          </table:table-cell>
          <table:table-cell/>
          <table:table-cell table:formula="of:=CONCATENATE([.$H$2];&quot; &quot;;TRIM(CLEAN([.D40]));&quot; = &quot;;TRIM(CLEAN([.A40]));&quot;;&quot;)" office:value-type="string" office:string-value="public static final int C_TECHNOLOGIES = 0x0026;">
            <text:p>public static final int C_TECHNOLOGIES = 0x0026;</text:p>
          </table:table-cell>
          <table:table-cell table:formula="of:=CONCATENATE([.$H$3];TRIM(CLEAN([.D40])); &quot; , &quot; ;CHAR(34); TRIM(CLEAN([.B40]));CHAR(34); &quot;);&quot;)" office:value-type="string" office:string-value="map.put(C_TECHNOLOGIES , &quot;C Technologies&quot;);">
            <text:p>map.put(C_TECHNOLOGIES , "C Technologies");</text:p>
          </table:table-cell>
          <table:table-cell/>
        </table:table-row>
        <table:table-row table:style-name="ro2">
          <table:table-cell table:style-name="ce2" office:value-type="string">
            <text:p>0x0027</text:p>
          </table:table-cell>
          <table:table-cell table:style-name="ce2" office:value-type="string">
            <text:p>Open Interface</text:p>
          </table:table-cell>
          <table:table-cell/>
          <table:table-cell table:formula="of:=CLEAN(SUBSTITUTE(UPPER(SUBSTITUTE(SUBSTITUTE(SUBSTITUTE(SUBSTITUTE(SUBSTITUTE(SUBSTITUTE(SUBSTITUTE(SUBSTITUTE(SUBSTITUTE([.B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PEN_INTERFACE">
            <text:p>OPEN_INTERFACE</text:p>
          </table:table-cell>
          <table:table-cell/>
          <table:table-cell table:formula="of:=CONCATENATE([.$H$2];&quot; &quot;;TRIM(CLEAN([.D41]));&quot; = &quot;;TRIM(CLEAN([.A41]));&quot;;&quot;)" office:value-type="string" office:string-value="public static final int OPEN_INTERFACE = 0x0027;">
            <text:p>public static final int OPEN_INTERFACE = 0x0027;</text:p>
          </table:table-cell>
          <table:table-cell table:formula="of:=CONCATENATE([.$H$3];TRIM(CLEAN([.D41])); &quot; , &quot; ;CHAR(34); TRIM(CLEAN([.B41]));CHAR(34); &quot;);&quot;)" office:value-type="string" office:string-value="map.put(OPEN_INTERFACE , &quot;Open Interface&quot;);">
            <text:p>map.put(OPEN_INTERFACE , "Open Interface");</text:p>
          </table:table-cell>
          <table:table-cell/>
        </table:table-row>
        <table:table-row table:style-name="ro2">
          <table:table-cell table:style-name="ce2" office:value-type="string">
            <text:p>0x0028</text:p>
          </table:table-cell>
          <table:table-cell table:style-name="ce2" office:value-type="string">
            <text:p>R F Micro Devices</text:p>
          </table:table-cell>
          <table:table-cell/>
          <table:table-cell table:formula="of:=CLEAN(SUBSTITUTE(UPPER(SUBSTITUTE(SUBSTITUTE(SUBSTITUTE(SUBSTITUTE(SUBSTITUTE(SUBSTITUTE(SUBSTITUTE(SUBSTITUTE(SUBSTITUTE([.B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_F_MICRO_DEVICES">
            <text:p>R_F_MICRO_DEVICES</text:p>
          </table:table-cell>
          <table:table-cell/>
          <table:table-cell table:formula="of:=CONCATENATE([.$H$2];&quot; &quot;;TRIM(CLEAN([.D42]));&quot; = &quot;;TRIM(CLEAN([.A42]));&quot;;&quot;)" office:value-type="string" office:string-value="public static final int R_F_MICRO_DEVICES = 0x0028;">
            <text:p>public static final int R_F_MICRO_DEVICES = 0x0028;</text:p>
          </table:table-cell>
          <table:table-cell table:formula="of:=CONCATENATE([.$H$3];TRIM(CLEAN([.D42])); &quot; , &quot; ;CHAR(34); TRIM(CLEAN([.B42]));CHAR(34); &quot;);&quot;)" office:value-type="string" office:string-value="map.put(R_F_MICRO_DEVICES , &quot;R F Micro Devices&quot;);">
            <text:p>map.put(R_F_MICRO_DEVICES , "R F Micro Devices");</text:p>
          </table:table-cell>
          <table:table-cell/>
        </table:table-row>
        <table:table-row table:style-name="ro2">
          <table:table-cell table:style-name="ce2" office:value-type="string">
            <text:p>0x0029</text:p>
          </table:table-cell>
          <table:table-cell table:style-name="ce2" office:value-type="string">
            <text:p>Hitachi Ltd</text:p>
          </table:table-cell>
          <table:table-cell/>
          <table:table-cell table:formula="of:=CLEAN(SUBSTITUTE(UPPER(SUBSTITUTE(SUBSTITUTE(SUBSTITUTE(SUBSTITUTE(SUBSTITUTE(SUBSTITUTE(SUBSTITUTE(SUBSTITUTE(SUBSTITUTE([.B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TACHI_LTD">
            <text:p>HITACHI_LTD</text:p>
          </table:table-cell>
          <table:table-cell/>
          <table:table-cell table:formula="of:=CONCATENATE([.$H$2];&quot; &quot;;TRIM(CLEAN([.D43]));&quot; = &quot;;TRIM(CLEAN([.A43]));&quot;;&quot;)" office:value-type="string" office:string-value="public static final int HITACHI_LTD = 0x0029;">
            <text:p>public static final int HITACHI_LTD = 0x0029;</text:p>
          </table:table-cell>
          <table:table-cell table:formula="of:=CONCATENATE([.$H$3];TRIM(CLEAN([.D43])); &quot; , &quot; ;CHAR(34); TRIM(CLEAN([.B43]));CHAR(34); &quot;);&quot;)" office:value-type="string" office:string-value="map.put(HITACHI_LTD , &quot;Hitachi Ltd&quot;);">
            <text:p>map.put(HITACHI_LTD , "Hitachi Ltd");</text:p>
          </table:table-cell>
          <table:table-cell/>
        </table:table-row>
        <table:table-row table:style-name="ro2">
          <table:table-cell table:style-name="ce2" office:value-type="string">
            <text:p>0x002A</text:p>
          </table:table-cell>
          <table:table-cell table:style-name="ce2" office:value-type="string">
            <text:p>Symbol Technologies, Inc.</text:p>
          </table:table-cell>
          <table:table-cell/>
          <table:table-cell table:formula="of:=CLEAN(SUBSTITUTE(UPPER(SUBSTITUTE(SUBSTITUTE(SUBSTITUTE(SUBSTITUTE(SUBSTITUTE(SUBSTITUTE(SUBSTITUTE(SUBSTITUTE(SUBSTITUTE([.B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YMBOL_TECHNOLOGIES_INC">
            <text:p>SYMBOL_TECHNOLOGIES_INC</text:p>
          </table:table-cell>
          <table:table-cell/>
          <table:table-cell table:formula="of:=CONCATENATE([.$H$2];&quot; &quot;;TRIM(CLEAN([.D44]));&quot; = &quot;;TRIM(CLEAN([.A44]));&quot;;&quot;)" office:value-type="string" office:string-value="public static final int SYMBOL_TECHNOLOGIES_INC = 0x002A;">
            <text:p>public static final int SYMBOL_TECHNOLOGIES_INC = 0x002A;</text:p>
          </table:table-cell>
          <table:table-cell table:formula="of:=CONCATENATE([.$H$3];TRIM(CLEAN([.D44])); &quot; , &quot; ;CHAR(34); TRIM(CLEAN([.B44]));CHAR(34); &quot;);&quot;)" office:value-type="string" office:string-value="map.put(SYMBOL_TECHNOLOGIES_INC , &quot;Symbol Technologies, Inc.&quot;);">
            <text:p>map.put(SYMBOL_TECHNOLOGIES_INC , "Symbol Technologies, Inc.");</text:p>
          </table:table-cell>
          <table:table-cell/>
        </table:table-row>
        <table:table-row table:style-name="ro2">
          <table:table-cell table:style-name="ce2" office:value-type="string">
            <text:p>0x002B</text:p>
          </table:table-cell>
          <table:table-cell table:style-name="ce2" office:value-type="string">
            <text:p>Tenovis</text:p>
          </table:table-cell>
          <table:table-cell/>
          <table:table-cell table:formula="of:=CLEAN(SUBSTITUTE(UPPER(SUBSTITUTE(SUBSTITUTE(SUBSTITUTE(SUBSTITUTE(SUBSTITUTE(SUBSTITUTE(SUBSTITUTE(SUBSTITUTE(SUBSTITUTE([.B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NOVIS">
            <text:p>TENOVIS</text:p>
          </table:table-cell>
          <table:table-cell/>
          <table:table-cell table:formula="of:=CONCATENATE([.$H$2];&quot; &quot;;TRIM(CLEAN([.D45]));&quot; = &quot;;TRIM(CLEAN([.A45]));&quot;;&quot;)" office:value-type="string" office:string-value="public static final int TENOVIS = 0x002B;">
            <text:p>public static final int TENOVIS = 0x002B;</text:p>
          </table:table-cell>
          <table:table-cell table:formula="of:=CONCATENATE([.$H$3];TRIM(CLEAN([.D45])); &quot; , &quot; ;CHAR(34); TRIM(CLEAN([.B45]));CHAR(34); &quot;);&quot;)" office:value-type="string" office:string-value="map.put(TENOVIS , &quot;Tenovis&quot;);">
            <text:p>map.put(TENOVIS , "Tenovis");</text:p>
          </table:table-cell>
          <table:table-cell/>
        </table:table-row>
        <table:table-row table:style-name="ro2">
          <table:table-cell table:style-name="ce2" office:value-type="string">
            <text:p>0x002C</text:p>
          </table:table-cell>
          <table:table-cell table:style-name="ce2" office:value-type="string">
            <text:p>Macronix International Co. Ltd.</text:p>
          </table:table-cell>
          <table:table-cell/>
          <table:table-cell table:formula="of:=CLEAN(SUBSTITUTE(UPPER(SUBSTITUTE(SUBSTITUTE(SUBSTITUTE(SUBSTITUTE(SUBSTITUTE(SUBSTITUTE(SUBSTITUTE(SUBSTITUTE(SUBSTITUTE([.B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CRONIX_INTERNATIONAL_CO_LTD">
            <text:p>MACRONIX_INTERNATIONAL_CO_LTD</text:p>
          </table:table-cell>
          <table:table-cell/>
          <table:table-cell table:formula="of:=CONCATENATE([.$H$2];&quot; &quot;;TRIM(CLEAN([.D46]));&quot; = &quot;;TRIM(CLEAN([.A46]));&quot;;&quot;)" office:value-type="string" office:string-value="public static final int MACRONIX_INTERNATIONAL_CO_LTD = 0x002C;">
            <text:p>public static final int MACRONIX_INTERNATIONAL_CO_LTD = 0x002C;</text:p>
          </table:table-cell>
          <table:table-cell table:formula="of:=CONCATENATE([.$H$3];TRIM(CLEAN([.D46])); &quot; , &quot; ;CHAR(34); TRIM(CLEAN([.B46]));CHAR(34); &quot;);&quot;)" office:value-type="string" office:string-value="map.put(MACRONIX_INTERNATIONAL_CO_LTD , &quot;Macronix International Co. Ltd.&quot;);">
            <text:p>map.put(MACRONIX_INTERNATIONAL_CO_LTD , "Macronix International Co. Ltd.");</text:p>
          </table:table-cell>
          <table:table-cell/>
        </table:table-row>
        <table:table-row table:style-name="ro2">
          <table:table-cell table:style-name="ce2" office:value-type="string">
            <text:p>0x002D</text:p>
          </table:table-cell>
          <table:table-cell table:style-name="ce2" office:value-type="string">
            <text:p>GCT Semiconductor</text:p>
          </table:table-cell>
          <table:table-cell/>
          <table:table-cell table:formula="of:=CLEAN(SUBSTITUTE(UPPER(SUBSTITUTE(SUBSTITUTE(SUBSTITUTE(SUBSTITUTE(SUBSTITUTE(SUBSTITUTE(SUBSTITUTE(SUBSTITUTE(SUBSTITUTE([.B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CT_SEMICONDUCTOR">
            <text:p>GCT_SEMICONDUCTOR</text:p>
          </table:table-cell>
          <table:table-cell/>
          <table:table-cell table:formula="of:=CONCATENATE([.$H$2];&quot; &quot;;TRIM(CLEAN([.D47]));&quot; = &quot;;TRIM(CLEAN([.A47]));&quot;;&quot;)" office:value-type="string" office:string-value="public static final int GCT_SEMICONDUCTOR = 0x002D;">
            <text:p>public static final int GCT_SEMICONDUCTOR = 0x002D;</text:p>
          </table:table-cell>
          <table:table-cell table:formula="of:=CONCATENATE([.$H$3];TRIM(CLEAN([.D47])); &quot; , &quot; ;CHAR(34); TRIM(CLEAN([.B47]));CHAR(34); &quot;);&quot;)" office:value-type="string" office:string-value="map.put(GCT_SEMICONDUCTOR , &quot;GCT Semiconductor&quot;);">
            <text:p>map.put(GCT_SEMICONDUCTOR , "GCT Semiconductor");</text:p>
          </table:table-cell>
          <table:table-cell/>
        </table:table-row>
        <table:table-row table:style-name="ro2">
          <table:table-cell table:style-name="ce2" office:value-type="string">
            <text:p>0x002E</text:p>
          </table:table-cell>
          <table:table-cell table:style-name="ce2" office:value-type="string">
            <text:p>Norwood Systems</text:p>
          </table:table-cell>
          <table:table-cell/>
          <table:table-cell table:formula="of:=CLEAN(SUBSTITUTE(UPPER(SUBSTITUTE(SUBSTITUTE(SUBSTITUTE(SUBSTITUTE(SUBSTITUTE(SUBSTITUTE(SUBSTITUTE(SUBSTITUTE(SUBSTITUTE([.B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ORWOOD_SYSTEMS">
            <text:p>NORWOOD_SYSTEMS</text:p>
          </table:table-cell>
          <table:table-cell/>
          <table:table-cell table:formula="of:=CONCATENATE([.$H$2];&quot; &quot;;TRIM(CLEAN([.D48]));&quot; = &quot;;TRIM(CLEAN([.A48]));&quot;;&quot;)" office:value-type="string" office:string-value="public static final int NORWOOD_SYSTEMS = 0x002E;">
            <text:p>public static final int NORWOOD_SYSTEMS = 0x002E;</text:p>
          </table:table-cell>
          <table:table-cell table:formula="of:=CONCATENATE([.$H$3];TRIM(CLEAN([.D48])); &quot; , &quot; ;CHAR(34); TRIM(CLEAN([.B48]));CHAR(34); &quot;);&quot;)" office:value-type="string" office:string-value="map.put(NORWOOD_SYSTEMS , &quot;Norwood Systems&quot;);">
            <text:p>map.put(NORWOOD_SYSTEMS , "Norwood Systems");</text:p>
          </table:table-cell>
          <table:table-cell/>
        </table:table-row>
        <table:table-row table:style-name="ro2">
          <table:table-cell table:style-name="ce2" office:value-type="string">
            <text:p>0x002F</text:p>
          </table:table-cell>
          <table:table-cell table:style-name="ce2" office:value-type="string">
            <text:p>MewTel Technology Inc.</text:p>
          </table:table-cell>
          <table:table-cell/>
          <table:table-cell table:formula="of:=CLEAN(SUBSTITUTE(UPPER(SUBSTITUTE(SUBSTITUTE(SUBSTITUTE(SUBSTITUTE(SUBSTITUTE(SUBSTITUTE(SUBSTITUTE(SUBSTITUTE(SUBSTITUTE([.B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EWTEL_TECHNOLOGY_INC">
            <text:p>MEWTEL_TECHNOLOGY_INC</text:p>
          </table:table-cell>
          <table:table-cell/>
          <table:table-cell table:formula="of:=CONCATENATE([.$H$2];&quot; &quot;;TRIM(CLEAN([.D49]));&quot; = &quot;;TRIM(CLEAN([.A49]));&quot;;&quot;)" office:value-type="string" office:string-value="public static final int MEWTEL_TECHNOLOGY_INC = 0x002F;">
            <text:p>public static final int MEWTEL_TECHNOLOGY_INC = 0x002F;</text:p>
          </table:table-cell>
          <table:table-cell table:formula="of:=CONCATENATE([.$H$3];TRIM(CLEAN([.D49])); &quot; , &quot; ;CHAR(34); TRIM(CLEAN([.B49]));CHAR(34); &quot;);&quot;)" office:value-type="string" office:string-value="map.put(MEWTEL_TECHNOLOGY_INC , &quot;MewTel Technology Inc.&quot;);">
            <text:p>map.put(MEWTEL_TECHNOLOGY_INC , "MewTel Technology Inc.");</text:p>
          </table:table-cell>
          <table:table-cell/>
        </table:table-row>
        <table:table-row table:style-name="ro2">
          <table:table-cell table:style-name="ce2" office:value-type="string">
            <text:p>0x0030</text:p>
          </table:table-cell>
          <table:table-cell table:style-name="ce2" office:value-type="string">
            <text:p>ST Microelectronics</text:p>
          </table:table-cell>
          <table:table-cell/>
          <table:table-cell table:formula="of:=CLEAN(SUBSTITUTE(UPPER(SUBSTITUTE(SUBSTITUTE(SUBSTITUTE(SUBSTITUTE(SUBSTITUTE(SUBSTITUTE(SUBSTITUTE(SUBSTITUTE(SUBSTITUTE([.B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_MICROELECTRONICS">
            <text:p>ST_MICROELECTRONICS</text:p>
          </table:table-cell>
          <table:table-cell/>
          <table:table-cell table:formula="of:=CONCATENATE([.$H$2];&quot; &quot;;TRIM(CLEAN([.D50]));&quot; = &quot;;TRIM(CLEAN([.A50]));&quot;;&quot;)" office:value-type="string" office:string-value="public static final int ST_MICROELECTRONICS = 0x0030;">
            <text:p>public static final int ST_MICROELECTRONICS = 0x0030;</text:p>
          </table:table-cell>
          <table:table-cell table:formula="of:=CONCATENATE([.$H$3];TRIM(CLEAN([.D50])); &quot; , &quot; ;CHAR(34); TRIM(CLEAN([.B50]));CHAR(34); &quot;);&quot;)" office:value-type="string" office:string-value="map.put(ST_MICROELECTRONICS , &quot;ST Microelectronics&quot;);">
            <text:p>map.put(ST_MICROELECTRONICS , "ST Microelectronics");</text:p>
          </table:table-cell>
          <table:table-cell/>
        </table:table-row>
        <table:table-row table:style-name="ro2">
          <table:table-cell table:style-name="ce2" office:value-type="string">
            <text:p>0x0031</text:p>
          </table:table-cell>
          <table:table-cell table:style-name="ce2" office:value-type="string">
            <text:p>Synopsis</text:p>
          </table:table-cell>
          <table:table-cell/>
          <table:table-cell table:formula="of:=CLEAN(SUBSTITUTE(UPPER(SUBSTITUTE(SUBSTITUTE(SUBSTITUTE(SUBSTITUTE(SUBSTITUTE(SUBSTITUTE(SUBSTITUTE(SUBSTITUTE(SUBSTITUTE([.B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YNOPSIS">
            <text:p>SYNOPSIS</text:p>
          </table:table-cell>
          <table:table-cell/>
          <table:table-cell table:formula="of:=CONCATENATE([.$H$2];&quot; &quot;;TRIM(CLEAN([.D51]));&quot; = &quot;;TRIM(CLEAN([.A51]));&quot;;&quot;)" office:value-type="string" office:string-value="public static final int SYNOPSIS = 0x0031;">
            <text:p>public static final int SYNOPSIS = 0x0031;</text:p>
          </table:table-cell>
          <table:table-cell table:formula="of:=CONCATENATE([.$H$3];TRIM(CLEAN([.D51])); &quot; , &quot; ;CHAR(34); TRIM(CLEAN([.B51]));CHAR(34); &quot;);&quot;)" office:value-type="string" office:string-value="map.put(SYNOPSIS , &quot;Synopsis&quot;);">
            <text:p>map.put(SYNOPSIS , "Synopsis");</text:p>
          </table:table-cell>
          <table:table-cell/>
        </table:table-row>
        <table:table-row table:style-name="ro2">
          <table:table-cell table:style-name="ce2" office:value-type="string">
            <text:p>0x0032</text:p>
          </table:table-cell>
          <table:table-cell table:style-name="ce2" office:value-type="string">
            <text:p>Red-M (Communications) Ltd</text:p>
          </table:table-cell>
          <table:table-cell/>
          <table:table-cell table:formula="of:=CLEAN(SUBSTITUTE(UPPER(SUBSTITUTE(SUBSTITUTE(SUBSTITUTE(SUBSTITUTE(SUBSTITUTE(SUBSTITUTE(SUBSTITUTE(SUBSTITUTE(SUBSTITUTE([.B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DM_COMMUNICATIONS_LTD">
            <text:p>REDM_COMMUNICATIONS_LTD</text:p>
          </table:table-cell>
          <table:table-cell/>
          <table:table-cell table:formula="of:=CONCATENATE([.$H$2];&quot; &quot;;TRIM(CLEAN([.D52]));&quot; = &quot;;TRIM(CLEAN([.A52]));&quot;;&quot;)" office:value-type="string" office:string-value="public static final int REDM_COMMUNICATIONS_LTD = 0x0032;">
            <text:p>public static final int REDM_COMMUNICATIONS_LTD = 0x0032;</text:p>
          </table:table-cell>
          <table:table-cell table:formula="of:=CONCATENATE([.$H$3];TRIM(CLEAN([.D52])); &quot; , &quot; ;CHAR(34); TRIM(CLEAN([.B52]));CHAR(34); &quot;);&quot;)" office:value-type="string" office:string-value="map.put(REDM_COMMUNICATIONS_LTD , &quot;Red-M (Communications) Ltd&quot;);">
            <text:p>map.put(REDM_COMMUNICATIONS_LTD , "Red-M (Communications) Ltd");</text:p>
          </table:table-cell>
          <table:table-cell/>
        </table:table-row>
        <table:table-row table:style-name="ro2">
          <table:table-cell table:style-name="ce2" office:value-type="string">
            <text:p>0x0033</text:p>
          </table:table-cell>
          <table:table-cell table:style-name="ce2" office:value-type="string">
            <text:p>Commil Ltd</text:p>
          </table:table-cell>
          <table:table-cell/>
          <table:table-cell table:formula="of:=CLEAN(SUBSTITUTE(UPPER(SUBSTITUTE(SUBSTITUTE(SUBSTITUTE(SUBSTITUTE(SUBSTITUTE(SUBSTITUTE(SUBSTITUTE(SUBSTITUTE(SUBSTITUTE([.B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MMIL_LTD">
            <text:p>COMMIL_LTD</text:p>
          </table:table-cell>
          <table:table-cell/>
          <table:table-cell table:formula="of:=CONCATENATE([.$H$2];&quot; &quot;;TRIM(CLEAN([.D53]));&quot; = &quot;;TRIM(CLEAN([.A53]));&quot;;&quot;)" office:value-type="string" office:string-value="public static final int COMMIL_LTD = 0x0033;">
            <text:p>public static final int COMMIL_LTD = 0x0033;</text:p>
          </table:table-cell>
          <table:table-cell table:formula="of:=CONCATENATE([.$H$3];TRIM(CLEAN([.D53])); &quot; , &quot; ;CHAR(34); TRIM(CLEAN([.B53]));CHAR(34); &quot;);&quot;)" office:value-type="string" office:string-value="map.put(COMMIL_LTD , &quot;Commil Ltd&quot;);">
            <text:p>map.put(COMMIL_LTD , "Commil Ltd");</text:p>
          </table:table-cell>
          <table:table-cell/>
        </table:table-row>
        <table:table-row table:style-name="ro2">
          <table:table-cell table:style-name="ce2" office:value-type="string">
            <text:p>0x0034</text:p>
          </table:table-cell>
          <table:table-cell table:style-name="ce2" office:value-type="string">
            <text:p>Computer Access Technology Corporation (CATC)</text:p>
          </table:table-cell>
          <table:table-cell/>
          <table:table-cell table:formula="of:=CLEAN(SUBSTITUTE(UPPER(SUBSTITUTE(SUBSTITUTE(SUBSTITUTE(SUBSTITUTE(SUBSTITUTE(SUBSTITUTE(SUBSTITUTE(SUBSTITUTE(SUBSTITUTE([.B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MPUTER_ACCESS_TECHNOLOGY_CORPORATION_CATC">
            <text:p>COMPUTER_ACCESS_TECHNOLOGY_CORPORATION_CATC</text:p>
          </table:table-cell>
          <table:table-cell/>
          <table:table-cell table:formula="of:=CONCATENATE([.$H$2];&quot; &quot;;TRIM(CLEAN([.D54]));&quot; = &quot;;TRIM(CLEAN([.A54]));&quot;;&quot;)" office:value-type="string" office:string-value="public static final int COMPUTER_ACCESS_TECHNOLOGY_CORPORATION_CATC = 0x0034;">
            <text:p>public static final int COMPUTER_ACCESS_TECHNOLOGY_CORPORATION_CATC = 0x0034;</text:p>
          </table:table-cell>
          <table:table-cell table:formula="of:=CONCATENATE([.$H$3];TRIM(CLEAN([.D54])); &quot; , &quot; ;CHAR(34); TRIM(CLEAN([.B54]));CHAR(34); &quot;);&quot;)" office:value-type="string" office:string-value="map.put(COMPUTER_ACCESS_TECHNOLOGY_CORPORATION_CATC , &quot;Computer Access Technology Corporation (CATC)&quot;);">
            <text:p>map.put(COMPUTER_ACCESS_TECHNOLOGY_CORPORATION_CATC , "Computer Access Technology Corporation (CATC)");</text:p>
          </table:table-cell>
          <table:table-cell/>
        </table:table-row>
        <table:table-row table:style-name="ro2">
          <table:table-cell table:style-name="ce2" office:value-type="string">
            <text:p>0x0035</text:p>
          </table:table-cell>
          <table:table-cell table:style-name="ce2" office:value-type="string">
            <text:p>Eclipse (HQ Espana) S.L.</text:p>
          </table:table-cell>
          <table:table-cell/>
          <table:table-cell table:formula="of:=CLEAN(SUBSTITUTE(UPPER(SUBSTITUTE(SUBSTITUTE(SUBSTITUTE(SUBSTITUTE(SUBSTITUTE(SUBSTITUTE(SUBSTITUTE(SUBSTITUTE(SUBSTITUTE([.B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CLIPSE_HQ_ESPANA_SL">
            <text:p>ECLIPSE_HQ_ESPANA_SL</text:p>
          </table:table-cell>
          <table:table-cell/>
          <table:table-cell table:formula="of:=CONCATENATE([.$H$2];&quot; &quot;;TRIM(CLEAN([.D55]));&quot; = &quot;;TRIM(CLEAN([.A55]));&quot;;&quot;)" office:value-type="string" office:string-value="public static final int ECLIPSE_HQ_ESPANA_SL = 0x0035;">
            <text:p>public static final int ECLIPSE_HQ_ESPANA_SL = 0x0035;</text:p>
          </table:table-cell>
          <table:table-cell table:formula="of:=CONCATENATE([.$H$3];TRIM(CLEAN([.D55])); &quot; , &quot; ;CHAR(34); TRIM(CLEAN([.B55]));CHAR(34); &quot;);&quot;)" office:value-type="string" office:string-value="map.put(ECLIPSE_HQ_ESPANA_SL , &quot;Eclipse (HQ Espana) S.L.&quot;);">
            <text:p>map.put(ECLIPSE_HQ_ESPANA_SL , "Eclipse (HQ Espana) S.L.");</text:p>
          </table:table-cell>
          <table:table-cell/>
        </table:table-row>
        <table:table-row table:style-name="ro2">
          <table:table-cell table:style-name="ce2" office:value-type="string">
            <text:p>0x0036</text:p>
          </table:table-cell>
          <table:table-cell table:style-name="ce2" office:value-type="string">
            <text:p>Renesas Technology Corp.</text:p>
          </table:table-cell>
          <table:table-cell/>
          <table:table-cell table:formula="of:=CLEAN(SUBSTITUTE(UPPER(SUBSTITUTE(SUBSTITUTE(SUBSTITUTE(SUBSTITUTE(SUBSTITUTE(SUBSTITUTE(SUBSTITUTE(SUBSTITUTE(SUBSTITUTE([.B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NESAS_TECHNOLOGY_CORP">
            <text:p>RENESAS_TECHNOLOGY_CORP</text:p>
          </table:table-cell>
          <table:table-cell/>
          <table:table-cell table:formula="of:=CONCATENATE([.$H$2];&quot; &quot;;TRIM(CLEAN([.D56]));&quot; = &quot;;TRIM(CLEAN([.A56]));&quot;;&quot;)" office:value-type="string" office:string-value="public static final int RENESAS_TECHNOLOGY_CORP = 0x0036;">
            <text:p>public static final int RENESAS_TECHNOLOGY_CORP = 0x0036;</text:p>
          </table:table-cell>
          <table:table-cell table:formula="of:=CONCATENATE([.$H$3];TRIM(CLEAN([.D56])); &quot; , &quot; ;CHAR(34); TRIM(CLEAN([.B56]));CHAR(34); &quot;);&quot;)" office:value-type="string" office:string-value="map.put(RENESAS_TECHNOLOGY_CORP , &quot;Renesas Technology Corp.&quot;);">
            <text:p>map.put(RENESAS_TECHNOLOGY_CORP , "Renesas Technology Corp.");</text:p>
          </table:table-cell>
          <table:table-cell/>
        </table:table-row>
        <table:table-row table:style-name="ro2">
          <table:table-cell table:style-name="ce2" office:value-type="string">
            <text:p>0x0037</text:p>
          </table:table-cell>
          <table:table-cell table:style-name="ce2" office:value-type="string">
            <text:p>Mobilian Corporation</text:p>
          </table:table-cell>
          <table:table-cell/>
          <table:table-cell table:formula="of:=CLEAN(SUBSTITUTE(UPPER(SUBSTITUTE(SUBSTITUTE(SUBSTITUTE(SUBSTITUTE(SUBSTITUTE(SUBSTITUTE(SUBSTITUTE(SUBSTITUTE(SUBSTITUTE([.B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OBILIAN_CORPORATION">
            <text:p>MOBILIAN_CORPORATION</text:p>
          </table:table-cell>
          <table:table-cell/>
          <table:table-cell table:formula="of:=CONCATENATE([.$H$2];&quot; &quot;;TRIM(CLEAN([.D57]));&quot; = &quot;;TRIM(CLEAN([.A57]));&quot;;&quot;)" office:value-type="string" office:string-value="public static final int MOBILIAN_CORPORATION = 0x0037;">
            <text:p>public static final int MOBILIAN_CORPORATION = 0x0037;</text:p>
          </table:table-cell>
          <table:table-cell table:formula="of:=CONCATENATE([.$H$3];TRIM(CLEAN([.D57])); &quot; , &quot; ;CHAR(34); TRIM(CLEAN([.B57]));CHAR(34); &quot;);&quot;)" office:value-type="string" office:string-value="map.put(MOBILIAN_CORPORATION , &quot;Mobilian Corporation&quot;);">
            <text:p>map.put(MOBILIAN_CORPORATION , "Mobilian Corporation");</text:p>
          </table:table-cell>
          <table:table-cell/>
        </table:table-row>
        <table:table-row table:style-name="ro2">
          <table:table-cell table:style-name="ce2" office:value-type="string">
            <text:p>0x0038</text:p>
          </table:table-cell>
          <table:table-cell table:style-name="ce2" office:value-type="string">
            <text:p>Terax</text:p>
          </table:table-cell>
          <table:table-cell/>
          <table:table-cell table:formula="of:=CLEAN(SUBSTITUTE(UPPER(SUBSTITUTE(SUBSTITUTE(SUBSTITUTE(SUBSTITUTE(SUBSTITUTE(SUBSTITUTE(SUBSTITUTE(SUBSTITUTE(SUBSTITUTE([.B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RAX">
            <text:p>TERAX</text:p>
          </table:table-cell>
          <table:table-cell/>
          <table:table-cell table:formula="of:=CONCATENATE([.$H$2];&quot; &quot;;TRIM(CLEAN([.D58]));&quot; = &quot;;TRIM(CLEAN([.A58]));&quot;;&quot;)" office:value-type="string" office:string-value="public static final int TERAX = 0x0038;">
            <text:p>public static final int TERAX = 0x0038;</text:p>
          </table:table-cell>
          <table:table-cell table:formula="of:=CONCATENATE([.$H$3];TRIM(CLEAN([.D58])); &quot; , &quot; ;CHAR(34); TRIM(CLEAN([.B58]));CHAR(34); &quot;);&quot;)" office:value-type="string" office:string-value="map.put(TERAX , &quot;Terax&quot;);">
            <text:p>map.put(TERAX , "Terax");</text:p>
          </table:table-cell>
          <table:table-cell/>
        </table:table-row>
        <table:table-row table:style-name="ro2">
          <table:table-cell table:style-name="ce2" office:value-type="string">
            <text:p>0x0039</text:p>
          </table:table-cell>
          <table:table-cell table:style-name="ce2" office:value-type="string">
            <text:p>Integrated System Solution Corp.</text:p>
          </table:table-cell>
          <table:table-cell/>
          <table:table-cell table:formula="of:=CLEAN(SUBSTITUTE(UPPER(SUBSTITUTE(SUBSTITUTE(SUBSTITUTE(SUBSTITUTE(SUBSTITUTE(SUBSTITUTE(SUBSTITUTE(SUBSTITUTE(SUBSTITUTE([.B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GRATED_SYSTEM_SOLUTION_CORP">
            <text:p>INTEGRATED_SYSTEM_SOLUTION_CORP</text:p>
          </table:table-cell>
          <table:table-cell/>
          <table:table-cell table:formula="of:=CONCATENATE([.$H$2];&quot; &quot;;TRIM(CLEAN([.D59]));&quot; = &quot;;TRIM(CLEAN([.A59]));&quot;;&quot;)" office:value-type="string" office:string-value="public static final int INTEGRATED_SYSTEM_SOLUTION_CORP = 0x0039;">
            <text:p>public static final int INTEGRATED_SYSTEM_SOLUTION_CORP = 0x0039;</text:p>
          </table:table-cell>
          <table:table-cell table:formula="of:=CONCATENATE([.$H$3];TRIM(CLEAN([.D59])); &quot; , &quot; ;CHAR(34); TRIM(CLEAN([.B59]));CHAR(34); &quot;);&quot;)" office:value-type="string" office:string-value="map.put(INTEGRATED_SYSTEM_SOLUTION_CORP , &quot;Integrated System Solution Corp.&quot;);">
            <text:p>map.put(INTEGRATED_SYSTEM_SOLUTION_CORP , "Integrated System Solution Corp.");</text:p>
          </table:table-cell>
          <table:table-cell/>
        </table:table-row>
        <table:table-row table:style-name="ro2">
          <table:table-cell table:style-name="ce2" office:value-type="string">
            <text:p>0x003A</text:p>
          </table:table-cell>
          <table:table-cell table:style-name="ce2" office:value-type="string">
            <text:p>Matsushita Electric Industrial Co., Ltd.</text:p>
          </table:table-cell>
          <table:table-cell/>
          <table:table-cell table:formula="of:=CLEAN(SUBSTITUTE(UPPER(SUBSTITUTE(SUBSTITUTE(SUBSTITUTE(SUBSTITUTE(SUBSTITUTE(SUBSTITUTE(SUBSTITUTE(SUBSTITUTE(SUBSTITUTE([.B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TSUSHITA_ELECTRIC_INDUSTRIAL_CO_LTD">
            <text:p>MATSUSHITA_ELECTRIC_INDUSTRIAL_CO_LTD</text:p>
          </table:table-cell>
          <table:table-cell/>
          <table:table-cell table:formula="of:=CONCATENATE([.$H$2];&quot; &quot;;TRIM(CLEAN([.D60]));&quot; = &quot;;TRIM(CLEAN([.A60]));&quot;;&quot;)" office:value-type="string" office:string-value="public static final int MATSUSHITA_ELECTRIC_INDUSTRIAL_CO_LTD = 0x003A;">
            <text:p>public static final int MATSUSHITA_ELECTRIC_INDUSTRIAL_CO_LTD = 0x003A;</text:p>
          </table:table-cell>
          <table:table-cell table:formula="of:=CONCATENATE([.$H$3];TRIM(CLEAN([.D60])); &quot; , &quot; ;CHAR(34); TRIM(CLEAN([.B60]));CHAR(34); &quot;);&quot;)" office:value-type="string" office:string-value="map.put(MATSUSHITA_ELECTRIC_INDUSTRIAL_CO_LTD , &quot;Matsushita Electric Industrial Co., Ltd.&quot;);">
            <text:p>map.put(MATSUSHITA_ELECTRIC_INDUSTRIAL_CO_LTD , "Matsushita Electric Industrial Co., Ltd.");</text:p>
          </table:table-cell>
          <table:table-cell/>
        </table:table-row>
        <table:table-row table:style-name="ro2">
          <table:table-cell table:style-name="ce2" office:value-type="string">
            <text:p>0x003B</text:p>
          </table:table-cell>
          <table:table-cell table:style-name="ce2" office:value-type="string">
            <text:p>Gennum Corporation</text:p>
          </table:table-cell>
          <table:table-cell/>
          <table:table-cell table:formula="of:=CLEAN(SUBSTITUTE(UPPER(SUBSTITUTE(SUBSTITUTE(SUBSTITUTE(SUBSTITUTE(SUBSTITUTE(SUBSTITUTE(SUBSTITUTE(SUBSTITUTE(SUBSTITUTE([.B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NUM_CORPORATION">
            <text:p>GENNUM_CORPORATION</text:p>
          </table:table-cell>
          <table:table-cell/>
          <table:table-cell table:formula="of:=CONCATENATE([.$H$2];&quot; &quot;;TRIM(CLEAN([.D61]));&quot; = &quot;;TRIM(CLEAN([.A61]));&quot;;&quot;)" office:value-type="string" office:string-value="public static final int GENNUM_CORPORATION = 0x003B;">
            <text:p>public static final int GENNUM_CORPORATION = 0x003B;</text:p>
          </table:table-cell>
          <table:table-cell table:formula="of:=CONCATENATE([.$H$3];TRIM(CLEAN([.D61])); &quot; , &quot; ;CHAR(34); TRIM(CLEAN([.B61]));CHAR(34); &quot;);&quot;)" office:value-type="string" office:string-value="map.put(GENNUM_CORPORATION , &quot;Gennum Corporation&quot;);">
            <text:p>map.put(GENNUM_CORPORATION , "Gennum Corporation");</text:p>
          </table:table-cell>
          <table:table-cell/>
        </table:table-row>
        <table:table-row table:style-name="ro2">
          <table:table-cell table:style-name="ce2" office:value-type="string">
            <text:p>0x003C</text:p>
          </table:table-cell>
          <table:table-cell table:style-name="ce2" office:value-type="string">
            <text:p>Research In Motion</text:p>
          </table:table-cell>
          <table:table-cell/>
          <table:table-cell table:formula="of:=CLEAN(SUBSTITUTE(UPPER(SUBSTITUTE(SUBSTITUTE(SUBSTITUTE(SUBSTITUTE(SUBSTITUTE(SUBSTITUTE(SUBSTITUTE(SUBSTITUTE(SUBSTITUTE([.B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SEARCH_IN_MOTION">
            <text:p>RESEARCH_IN_MOTION</text:p>
          </table:table-cell>
          <table:table-cell/>
          <table:table-cell table:formula="of:=CONCATENATE([.$H$2];&quot; &quot;;TRIM(CLEAN([.D62]));&quot; = &quot;;TRIM(CLEAN([.A62]));&quot;;&quot;)" office:value-type="string" office:string-value="public static final int RESEARCH_IN_MOTION = 0x003C;">
            <text:p>public static final int RESEARCH_IN_MOTION = 0x003C;</text:p>
          </table:table-cell>
          <table:table-cell table:formula="of:=CONCATENATE([.$H$3];TRIM(CLEAN([.D62])); &quot; , &quot; ;CHAR(34); TRIM(CLEAN([.B62]));CHAR(34); &quot;);&quot;)" office:value-type="string" office:string-value="map.put(RESEARCH_IN_MOTION , &quot;Research In Motion&quot;);">
            <text:p>map.put(RESEARCH_IN_MOTION , "Research In Motion");</text:p>
          </table:table-cell>
          <table:table-cell/>
        </table:table-row>
        <table:table-row table:style-name="ro2">
          <table:table-cell table:style-name="ce2" office:value-type="string">
            <text:p>0x003D</text:p>
          </table:table-cell>
          <table:table-cell table:style-name="ce2" office:value-type="string">
            <text:p>IPextreme, Inc.</text:p>
          </table:table-cell>
          <table:table-cell/>
          <table:table-cell table:formula="of:=CLEAN(SUBSTITUTE(UPPER(SUBSTITUTE(SUBSTITUTE(SUBSTITUTE(SUBSTITUTE(SUBSTITUTE(SUBSTITUTE(SUBSTITUTE(SUBSTITUTE(SUBSTITUTE([.B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PEXTREME_INC">
            <text:p>IPEXTREME_INC</text:p>
          </table:table-cell>
          <table:table-cell/>
          <table:table-cell table:formula="of:=CONCATENATE([.$H$2];&quot; &quot;;TRIM(CLEAN([.D63]));&quot; = &quot;;TRIM(CLEAN([.A63]));&quot;;&quot;)" office:value-type="string" office:string-value="public static final int IPEXTREME_INC = 0x003D;">
            <text:p>public static final int IPEXTREME_INC = 0x003D;</text:p>
          </table:table-cell>
          <table:table-cell table:formula="of:=CONCATENATE([.$H$3];TRIM(CLEAN([.D63])); &quot; , &quot; ;CHAR(34); TRIM(CLEAN([.B63]));CHAR(34); &quot;);&quot;)" office:value-type="string" office:string-value="map.put(IPEXTREME_INC , &quot;IPextreme, Inc.&quot;);">
            <text:p>map.put(IPEXTREME_INC , "IPextreme, Inc.");</text:p>
          </table:table-cell>
          <table:table-cell/>
        </table:table-row>
        <table:table-row table:style-name="ro2">
          <table:table-cell table:style-name="ce2" office:value-type="string">
            <text:p>0x003E</text:p>
          </table:table-cell>
          <table:table-cell table:style-name="ce2" office:value-type="string">
            <text:p>Systems and Chips, Inc.</text:p>
          </table:table-cell>
          <table:table-cell/>
          <table:table-cell table:formula="of:=CLEAN(SUBSTITUTE(UPPER(SUBSTITUTE(SUBSTITUTE(SUBSTITUTE(SUBSTITUTE(SUBSTITUTE(SUBSTITUTE(SUBSTITUTE(SUBSTITUTE(SUBSTITUTE([.B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YSTEMS_AND_CHIPS_INC">
            <text:p>SYSTEMS_AND_CHIPS_INC</text:p>
          </table:table-cell>
          <table:table-cell/>
          <table:table-cell table:formula="of:=CONCATENATE([.$H$2];&quot; &quot;;TRIM(CLEAN([.D64]));&quot; = &quot;;TRIM(CLEAN([.A64]));&quot;;&quot;)" office:value-type="string" office:string-value="public static final int SYSTEMS_AND_CHIPS_INC = 0x003E;">
            <text:p>public static final int SYSTEMS_AND_CHIPS_INC = 0x003E;</text:p>
          </table:table-cell>
          <table:table-cell table:formula="of:=CONCATENATE([.$H$3];TRIM(CLEAN([.D64])); &quot; , &quot; ;CHAR(34); TRIM(CLEAN([.B64]));CHAR(34); &quot;);&quot;)" office:value-type="string" office:string-value="map.put(SYSTEMS_AND_CHIPS_INC , &quot;Systems and Chips, Inc.&quot;);">
            <text:p>map.put(SYSTEMS_AND_CHIPS_INC , "Systems and Chips, Inc.");</text:p>
          </table:table-cell>
          <table:table-cell/>
        </table:table-row>
        <table:table-row table:style-name="ro2">
          <table:table-cell table:style-name="ce2" office:value-type="string">
            <text:p>0x003F</text:p>
          </table:table-cell>
          <table:table-cell table:style-name="ce2" office:value-type="string">
            <text:p>Bluetooth SIG, Inc.</text:p>
          </table:table-cell>
          <table:table-cell/>
          <table:table-cell table:formula="of:=CLEAN(SUBSTITUTE(UPPER(SUBSTITUTE(SUBSTITUTE(SUBSTITUTE(SUBSTITUTE(SUBSTITUTE(SUBSTITUTE(SUBSTITUTE(SUBSTITUTE(SUBSTITUTE([.B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UETOOTH_SIG_INC">
            <text:p>BLUETOOTH_SIG_INC</text:p>
          </table:table-cell>
          <table:table-cell/>
          <table:table-cell table:formula="of:=CONCATENATE([.$H$2];&quot; &quot;;TRIM(CLEAN([.D65]));&quot; = &quot;;TRIM(CLEAN([.A65]));&quot;;&quot;)" office:value-type="string" office:string-value="public static final int BLUETOOTH_SIG_INC = 0x003F;">
            <text:p>public static final int BLUETOOTH_SIG_INC = 0x003F;</text:p>
          </table:table-cell>
          <table:table-cell table:formula="of:=CONCATENATE([.$H$3];TRIM(CLEAN([.D65])); &quot; , &quot; ;CHAR(34); TRIM(CLEAN([.B65]));CHAR(34); &quot;);&quot;)" office:value-type="string" office:string-value="map.put(BLUETOOTH_SIG_INC , &quot;Bluetooth SIG, Inc.&quot;);">
            <text:p>map.put(BLUETOOTH_SIG_INC , "Bluetooth SIG, Inc.");</text:p>
          </table:table-cell>
          <table:table-cell/>
        </table:table-row>
        <table:table-row table:style-name="ro2">
          <table:table-cell table:style-name="ce2" office:value-type="string">
            <text:p>0x0040</text:p>
          </table:table-cell>
          <table:table-cell table:style-name="ce2" office:value-type="string">
            <text:p>Seiko Epson Corporation</text:p>
          </table:table-cell>
          <table:table-cell/>
          <table:table-cell table:formula="of:=CLEAN(SUBSTITUTE(UPPER(SUBSTITUTE(SUBSTITUTE(SUBSTITUTE(SUBSTITUTE(SUBSTITUTE(SUBSTITUTE(SUBSTITUTE(SUBSTITUTE(SUBSTITUTE([.B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IKO_EPSON_CORPORATION">
            <text:p>SEIKO_EPSON_CORPORATION</text:p>
          </table:table-cell>
          <table:table-cell/>
          <table:table-cell table:formula="of:=CONCATENATE([.$H$2];&quot; &quot;;TRIM(CLEAN([.D66]));&quot; = &quot;;TRIM(CLEAN([.A66]));&quot;;&quot;)" office:value-type="string" office:string-value="public static final int SEIKO_EPSON_CORPORATION = 0x0040;">
            <text:p>public static final int SEIKO_EPSON_CORPORATION = 0x0040;</text:p>
          </table:table-cell>
          <table:table-cell table:formula="of:=CONCATENATE([.$H$3];TRIM(CLEAN([.D66])); &quot; , &quot; ;CHAR(34); TRIM(CLEAN([.B66]));CHAR(34); &quot;);&quot;)" office:value-type="string" office:string-value="map.put(SEIKO_EPSON_CORPORATION , &quot;Seiko Epson Corporation&quot;);">
            <text:p>map.put(SEIKO_EPSON_CORPORATION , "Seiko Epson Corporation");</text:p>
          </table:table-cell>
          <table:table-cell/>
        </table:table-row>
        <table:table-row table:style-name="ro2">
          <table:table-cell table:style-name="ce2" office:value-type="string">
            <text:p>0x0041</text:p>
          </table:table-cell>
          <table:table-cell table:style-name="ce2" office:value-type="string">
            <text:p>Integrated Silicon Solution Taiwan, Inc.</text:p>
          </table:table-cell>
          <table:table-cell/>
          <table:table-cell table:formula="of:=CLEAN(SUBSTITUTE(UPPER(SUBSTITUTE(SUBSTITUTE(SUBSTITUTE(SUBSTITUTE(SUBSTITUTE(SUBSTITUTE(SUBSTITUTE(SUBSTITUTE(SUBSTITUTE([.B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TEGRATED_SILICON_SOLUTION_TAIWAN_INC">
            <text:p>INTEGRATED_SILICON_SOLUTION_TAIWAN_INC</text:p>
          </table:table-cell>
          <table:table-cell/>
          <table:table-cell table:formula="of:=CONCATENATE([.$H$2];&quot; &quot;;TRIM(CLEAN([.D67]));&quot; = &quot;;TRIM(CLEAN([.A67]));&quot;;&quot;)" office:value-type="string" office:string-value="public static final int INTEGRATED_SILICON_SOLUTION_TAIWAN_INC = 0x0041;">
            <text:p>public static final int INTEGRATED_SILICON_SOLUTION_TAIWAN_INC = 0x0041;</text:p>
          </table:table-cell>
          <table:table-cell table:formula="of:=CONCATENATE([.$H$3];TRIM(CLEAN([.D67])); &quot; , &quot; ;CHAR(34); TRIM(CLEAN([.B67]));CHAR(34); &quot;);&quot;)" office:value-type="string" office:string-value="map.put(INTEGRATED_SILICON_SOLUTION_TAIWAN_INC , &quot;Integrated Silicon Solution Taiwan, Inc.&quot;);">
            <text:p>map.put(INTEGRATED_SILICON_SOLUTION_TAIWAN_INC , "Integrated Silicon Solution Taiwan, Inc.");</text:p>
          </table:table-cell>
          <table:table-cell/>
        </table:table-row>
        <table:table-row table:style-name="ro2">
          <table:table-cell table:style-name="ce2" office:value-type="string">
            <text:p>0x0042</text:p>
          </table:table-cell>
          <table:table-cell table:style-name="ce2" office:value-type="string">
            <text:p>CONWISE Technology Corporation Ltd</text:p>
          </table:table-cell>
          <table:table-cell/>
          <table:table-cell table:formula="of:=CLEAN(SUBSTITUTE(UPPER(SUBSTITUTE(SUBSTITUTE(SUBSTITUTE(SUBSTITUTE(SUBSTITUTE(SUBSTITUTE(SUBSTITUTE(SUBSTITUTE(SUBSTITUTE([.B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NWISE_TECHNOLOGY_CORPORATION_LTD">
            <text:p>CONWISE_TECHNOLOGY_CORPORATION_LTD</text:p>
          </table:table-cell>
          <table:table-cell/>
          <table:table-cell table:formula="of:=CONCATENATE([.$H$2];&quot; &quot;;TRIM(CLEAN([.D68]));&quot; = &quot;;TRIM(CLEAN([.A68]));&quot;;&quot;)" office:value-type="string" office:string-value="public static final int CONWISE_TECHNOLOGY_CORPORATION_LTD = 0x0042;">
            <text:p>public static final int CONWISE_TECHNOLOGY_CORPORATION_LTD = 0x0042;</text:p>
          </table:table-cell>
          <table:table-cell table:formula="of:=CONCATENATE([.$H$3];TRIM(CLEAN([.D68])); &quot; , &quot; ;CHAR(34); TRIM(CLEAN([.B68]));CHAR(34); &quot;);&quot;)" office:value-type="string" office:string-value="map.put(CONWISE_TECHNOLOGY_CORPORATION_LTD , &quot;CONWISE Technology Corporation Ltd&quot;);">
            <text:p>map.put(CONWISE_TECHNOLOGY_CORPORATION_LTD , "CONWISE Technology Corporation Ltd");</text:p>
          </table:table-cell>
          <table:table-cell/>
        </table:table-row>
        <table:table-row table:style-name="ro2">
          <table:table-cell table:style-name="ce2" office:value-type="string">
            <text:p>0x0043</text:p>
          </table:table-cell>
          <table:table-cell table:style-name="ce2" office:value-type="string">
            <text:p>PARROT SA</text:p>
          </table:table-cell>
          <table:table-cell/>
          <table:table-cell table:formula="of:=CLEAN(SUBSTITUTE(UPPER(SUBSTITUTE(SUBSTITUTE(SUBSTITUTE(SUBSTITUTE(SUBSTITUTE(SUBSTITUTE(SUBSTITUTE(SUBSTITUTE(SUBSTITUTE([.B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ARROT_SA">
            <text:p>PARROT_SA</text:p>
          </table:table-cell>
          <table:table-cell/>
          <table:table-cell table:formula="of:=CONCATENATE([.$H$2];&quot; &quot;;TRIM(CLEAN([.D69]));&quot; = &quot;;TRIM(CLEAN([.A69]));&quot;;&quot;)" office:value-type="string" office:string-value="public static final int PARROT_SA = 0x0043;">
            <text:p>public static final int PARROT_SA = 0x0043;</text:p>
          </table:table-cell>
          <table:table-cell table:formula="of:=CONCATENATE([.$H$3];TRIM(CLEAN([.D69])); &quot; , &quot; ;CHAR(34); TRIM(CLEAN([.B69]));CHAR(34); &quot;);&quot;)" office:value-type="string" office:string-value="map.put(PARROT_SA , &quot;PARROT SA&quot;);">
            <text:p>map.put(PARROT_SA , "PARROT SA");</text:p>
          </table:table-cell>
          <table:table-cell/>
        </table:table-row>
        <table:table-row table:style-name="ro2">
          <table:table-cell table:style-name="ce2" office:value-type="string">
            <text:p>0x0044</text:p>
          </table:table-cell>
          <table:table-cell table:style-name="ce2" office:value-type="string">
            <text:p>Socket Mobile</text:p>
          </table:table-cell>
          <table:table-cell/>
          <table:table-cell table:formula="of:=CLEAN(SUBSTITUTE(UPPER(SUBSTITUTE(SUBSTITUTE(SUBSTITUTE(SUBSTITUTE(SUBSTITUTE(SUBSTITUTE(SUBSTITUTE(SUBSTITUTE(SUBSTITUTE([.B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OCKET_MOBILE">
            <text:p>SOCKET_MOBILE</text:p>
          </table:table-cell>
          <table:table-cell/>
          <table:table-cell table:formula="of:=CONCATENATE([.$H$2];&quot; &quot;;TRIM(CLEAN([.D70]));&quot; = &quot;;TRIM(CLEAN([.A70]));&quot;;&quot;)" office:value-type="string" office:string-value="public static final int SOCKET_MOBILE = 0x0044;">
            <text:p>public static final int SOCKET_MOBILE = 0x0044;</text:p>
          </table:table-cell>
          <table:table-cell table:formula="of:=CONCATENATE([.$H$3];TRIM(CLEAN([.D70])); &quot; , &quot; ;CHAR(34); TRIM(CLEAN([.B70]));CHAR(34); &quot;);&quot;)" office:value-type="string" office:string-value="map.put(SOCKET_MOBILE , &quot;Socket Mobile&quot;);">
            <text:p>map.put(SOCKET_MOBILE , "Socket Mobile");</text:p>
          </table:table-cell>
          <table:table-cell/>
        </table:table-row>
        <table:table-row table:style-name="ro2">
          <table:table-cell table:style-name="ce2" office:value-type="string">
            <text:p>0x0045</text:p>
          </table:table-cell>
          <table:table-cell table:style-name="ce2" office:value-type="string">
            <text:p>Atheros Communications, Inc.</text:p>
          </table:table-cell>
          <table:table-cell/>
          <table:table-cell table:formula="of:=CLEAN(SUBSTITUTE(UPPER(SUBSTITUTE(SUBSTITUTE(SUBSTITUTE(SUBSTITUTE(SUBSTITUTE(SUBSTITUTE(SUBSTITUTE(SUBSTITUTE(SUBSTITUTE([.B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THEROS_COMMUNICATIONS_INC">
            <text:p>ATHEROS_COMMUNICATIONS_INC</text:p>
          </table:table-cell>
          <table:table-cell/>
          <table:table-cell table:formula="of:=CONCATENATE([.$H$2];&quot; &quot;;TRIM(CLEAN([.D71]));&quot; = &quot;;TRIM(CLEAN([.A71]));&quot;;&quot;)" office:value-type="string" office:string-value="public static final int ATHEROS_COMMUNICATIONS_INC = 0x0045;">
            <text:p>public static final int ATHEROS_COMMUNICATIONS_INC = 0x0045;</text:p>
          </table:table-cell>
          <table:table-cell table:formula="of:=CONCATENATE([.$H$3];TRIM(CLEAN([.D71])); &quot; , &quot; ;CHAR(34); TRIM(CLEAN([.B71]));CHAR(34); &quot;);&quot;)" office:value-type="string" office:string-value="map.put(ATHEROS_COMMUNICATIONS_INC , &quot;Atheros Communications, Inc.&quot;);">
            <text:p>map.put(ATHEROS_COMMUNICATIONS_INC , "Atheros Communications, Inc.");</text:p>
          </table:table-cell>
          <table:table-cell/>
        </table:table-row>
        <table:table-row table:style-name="ro2">
          <table:table-cell table:style-name="ce2" office:value-type="string">
            <text:p>0x0046</text:p>
          </table:table-cell>
          <table:table-cell table:style-name="ce2" office:value-type="string">
            <text:p>MediaTek, Inc.</text:p>
          </table:table-cell>
          <table:table-cell/>
          <table:table-cell table:formula="of:=CLEAN(SUBSTITUTE(UPPER(SUBSTITUTE(SUBSTITUTE(SUBSTITUTE(SUBSTITUTE(SUBSTITUTE(SUBSTITUTE(SUBSTITUTE(SUBSTITUTE(SUBSTITUTE([.B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EDIATEK_INC">
            <text:p>MEDIATEK_INC</text:p>
          </table:table-cell>
          <table:table-cell/>
          <table:table-cell table:formula="of:=CONCATENATE([.$H$2];&quot; &quot;;TRIM(CLEAN([.D72]));&quot; = &quot;;TRIM(CLEAN([.A72]));&quot;;&quot;)" office:value-type="string" office:string-value="public static final int MEDIATEK_INC = 0x0046;">
            <text:p>public static final int MEDIATEK_INC = 0x0046;</text:p>
          </table:table-cell>
          <table:table-cell table:formula="of:=CONCATENATE([.$H$3];TRIM(CLEAN([.D72])); &quot; , &quot; ;CHAR(34); TRIM(CLEAN([.B72]));CHAR(34); &quot;);&quot;)" office:value-type="string" office:string-value="map.put(MEDIATEK_INC , &quot;MediaTek, Inc.&quot;);">
            <text:p>map.put(MEDIATEK_INC , "MediaTek, Inc.");</text:p>
          </table:table-cell>
          <table:table-cell/>
        </table:table-row>
        <table:table-row table:style-name="ro2">
          <table:table-cell table:style-name="ce2" office:value-type="string">
            <text:p>0x0047</text:p>
          </table:table-cell>
          <table:table-cell table:style-name="ce2" office:value-type="string">
            <text:p>Bluegiga</text:p>
          </table:table-cell>
          <table:table-cell/>
          <table:table-cell table:formula="of:=CLEAN(SUBSTITUTE(UPPER(SUBSTITUTE(SUBSTITUTE(SUBSTITUTE(SUBSTITUTE(SUBSTITUTE(SUBSTITUTE(SUBSTITUTE(SUBSTITUTE(SUBSTITUTE([.B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UEGIGA">
            <text:p>BLUEGIGA</text:p>
          </table:table-cell>
          <table:table-cell/>
          <table:table-cell table:formula="of:=CONCATENATE([.$H$2];&quot; &quot;;TRIM(CLEAN([.D73]));&quot; = &quot;;TRIM(CLEAN([.A73]));&quot;;&quot;)" office:value-type="string" office:string-value="public static final int BLUEGIGA = 0x0047;">
            <text:p>public static final int BLUEGIGA = 0x0047;</text:p>
          </table:table-cell>
          <table:table-cell table:formula="of:=CONCATENATE([.$H$3];TRIM(CLEAN([.D73])); &quot; , &quot; ;CHAR(34); TRIM(CLEAN([.B73]));CHAR(34); &quot;);&quot;)" office:value-type="string" office:string-value="map.put(BLUEGIGA , &quot;Bluegiga&quot;);">
            <text:p>map.put(BLUEGIGA , "Bluegiga");</text:p>
          </table:table-cell>
          <table:table-cell/>
        </table:table-row>
        <table:table-row table:style-name="ro2">
          <table:table-cell table:style-name="ce2" office:value-type="string">
            <text:p>0x0048</text:p>
          </table:table-cell>
          <table:table-cell table:style-name="ce2" office:value-type="string">
            <text:p>Marvell Technology Group Ltd.</text:p>
          </table:table-cell>
          <table:table-cell/>
          <table:table-cell table:formula="of:=CLEAN(SUBSTITUTE(UPPER(SUBSTITUTE(SUBSTITUTE(SUBSTITUTE(SUBSTITUTE(SUBSTITUTE(SUBSTITUTE(SUBSTITUTE(SUBSTITUTE(SUBSTITUTE([.B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RVELL_TECHNOLOGY_GROUP_LTD">
            <text:p>MARVELL_TECHNOLOGY_GROUP_LTD</text:p>
          </table:table-cell>
          <table:table-cell/>
          <table:table-cell table:formula="of:=CONCATENATE([.$H$2];&quot; &quot;;TRIM(CLEAN([.D74]));&quot; = &quot;;TRIM(CLEAN([.A74]));&quot;;&quot;)" office:value-type="string" office:string-value="public static final int MARVELL_TECHNOLOGY_GROUP_LTD = 0x0048;">
            <text:p>public static final int MARVELL_TECHNOLOGY_GROUP_LTD = 0x0048;</text:p>
          </table:table-cell>
          <table:table-cell table:formula="of:=CONCATENATE([.$H$3];TRIM(CLEAN([.D74])); &quot; , &quot; ;CHAR(34); TRIM(CLEAN([.B74]));CHAR(34); &quot;);&quot;)" office:value-type="string" office:string-value="map.put(MARVELL_TECHNOLOGY_GROUP_LTD , &quot;Marvell Technology Group Ltd.&quot;);">
            <text:p>map.put(MARVELL_TECHNOLOGY_GROUP_LTD , "Marvell Technology Group Ltd.");</text:p>
          </table:table-cell>
          <table:table-cell/>
        </table:table-row>
        <table:table-row table:style-name="ro2">
          <table:table-cell table:style-name="ce2" office:value-type="string">
            <text:p>0x0049</text:p>
          </table:table-cell>
          <table:table-cell table:style-name="ce2" office:value-type="string">
            <text:p>3DSP Corporation</text:p>
          </table:table-cell>
          <table:table-cell/>
          <table:table-cell table:formula="of:=CLEAN(SUBSTITUTE(UPPER(SUBSTITUTE(SUBSTITUTE(SUBSTITUTE(SUBSTITUTE(SUBSTITUTE(SUBSTITUTE(SUBSTITUTE(SUBSTITUTE(SUBSTITUTE([.B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3DSP_CORPORATION">
            <text:p>3DSP_CORPORATION</text:p>
          </table:table-cell>
          <table:table-cell/>
          <table:table-cell table:formula="of:=CONCATENATE([.$H$2];&quot; &quot;;TRIM(CLEAN([.D75]));&quot; = &quot;;TRIM(CLEAN([.A75]));&quot;;&quot;)" office:value-type="string" office:string-value="public static final int 3DSP_CORPORATION = 0x0049;">
            <text:p>public static final int 3DSP_CORPORATION = 0x0049;</text:p>
          </table:table-cell>
          <table:table-cell table:formula="of:=CONCATENATE([.$H$3];TRIM(CLEAN([.D75])); &quot; , &quot; ;CHAR(34); TRIM(CLEAN([.B75]));CHAR(34); &quot;);&quot;)" office:value-type="string" office:string-value="map.put(3DSP_CORPORATION , &quot;3DSP Corporation&quot;);">
            <text:p>map.put(3DSP_CORPORATION , "3DSP Corporation");</text:p>
          </table:table-cell>
          <table:table-cell/>
        </table:table-row>
        <table:table-row table:style-name="ro2">
          <table:table-cell table:style-name="ce2" office:value-type="string">
            <text:p>0x004A</text:p>
          </table:table-cell>
          <table:table-cell table:style-name="ce2" office:value-type="string">
            <text:p>Accel Semiconductor Ltd.</text:p>
          </table:table-cell>
          <table:table-cell/>
          <table:table-cell table:formula="of:=CLEAN(SUBSTITUTE(UPPER(SUBSTITUTE(SUBSTITUTE(SUBSTITUTE(SUBSTITUTE(SUBSTITUTE(SUBSTITUTE(SUBSTITUTE(SUBSTITUTE(SUBSTITUTE([.B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CCEL_SEMICONDUCTOR_LTD">
            <text:p>ACCEL_SEMICONDUCTOR_LTD</text:p>
          </table:table-cell>
          <table:table-cell/>
          <table:table-cell table:formula="of:=CONCATENATE([.$H$2];&quot; &quot;;TRIM(CLEAN([.D76]));&quot; = &quot;;TRIM(CLEAN([.A76]));&quot;;&quot;)" office:value-type="string" office:string-value="public static final int ACCEL_SEMICONDUCTOR_LTD = 0x004A;">
            <text:p>public static final int ACCEL_SEMICONDUCTOR_LTD = 0x004A;</text:p>
          </table:table-cell>
          <table:table-cell table:formula="of:=CONCATENATE([.$H$3];TRIM(CLEAN([.D76])); &quot; , &quot; ;CHAR(34); TRIM(CLEAN([.B76]));CHAR(34); &quot;);&quot;)" office:value-type="string" office:string-value="map.put(ACCEL_SEMICONDUCTOR_LTD , &quot;Accel Semiconductor Ltd.&quot;);">
            <text:p>map.put(ACCEL_SEMICONDUCTOR_LTD , "Accel Semiconductor Ltd.");</text:p>
          </table:table-cell>
          <table:table-cell/>
        </table:table-row>
        <table:table-row table:style-name="ro2">
          <table:table-cell table:style-name="ce2" office:value-type="string">
            <text:p>0x004B</text:p>
          </table:table-cell>
          <table:table-cell table:style-name="ce2" office:value-type="string">
            <text:p>Continental Automotive Systems</text:p>
          </table:table-cell>
          <table:table-cell/>
          <table:table-cell table:formula="of:=CLEAN(SUBSTITUTE(UPPER(SUBSTITUTE(SUBSTITUTE(SUBSTITUTE(SUBSTITUTE(SUBSTITUTE(SUBSTITUTE(SUBSTITUTE(SUBSTITUTE(SUBSTITUTE([.B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NTINENTAL_AUTOMOTIVE_SYSTEMS">
            <text:p>CONTINENTAL_AUTOMOTIVE_SYSTEMS</text:p>
          </table:table-cell>
          <table:table-cell/>
          <table:table-cell table:formula="of:=CONCATENATE([.$H$2];&quot; &quot;;TRIM(CLEAN([.D77]));&quot; = &quot;;TRIM(CLEAN([.A77]));&quot;;&quot;)" office:value-type="string" office:string-value="public static final int CONTINENTAL_AUTOMOTIVE_SYSTEMS = 0x004B;">
            <text:p>public static final int CONTINENTAL_AUTOMOTIVE_SYSTEMS = 0x004B;</text:p>
          </table:table-cell>
          <table:table-cell table:formula="of:=CONCATENATE([.$H$3];TRIM(CLEAN([.D77])); &quot; , &quot; ;CHAR(34); TRIM(CLEAN([.B77]));CHAR(34); &quot;);&quot;)" office:value-type="string" office:string-value="map.put(CONTINENTAL_AUTOMOTIVE_SYSTEMS , &quot;Continental Automotive Systems&quot;);">
            <text:p>map.put(CONTINENTAL_AUTOMOTIVE_SYSTEMS , "Continental Automotive Systems");</text:p>
          </table:table-cell>
          <table:table-cell/>
        </table:table-row>
        <table:table-row table:style-name="ro2">
          <table:table-cell table:style-name="ce2" office:value-type="string">
            <text:p>0x004C</text:p>
          </table:table-cell>
          <table:table-cell table:style-name="ce2" office:value-type="string">
            <text:p>Apple, Inc.</text:p>
          </table:table-cell>
          <table:table-cell/>
          <table:table-cell table:formula="of:=CLEAN(SUBSTITUTE(UPPER(SUBSTITUTE(SUBSTITUTE(SUBSTITUTE(SUBSTITUTE(SUBSTITUTE(SUBSTITUTE(SUBSTITUTE(SUBSTITUTE(SUBSTITUTE([.B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PPLE_INC">
            <text:p>APPLE_INC</text:p>
          </table:table-cell>
          <table:table-cell/>
          <table:table-cell table:formula="of:=CONCATENATE([.$H$2];&quot; &quot;;TRIM(CLEAN([.D78]));&quot; = &quot;;TRIM(CLEAN([.A78]));&quot;;&quot;)" office:value-type="string" office:string-value="public static final int APPLE_INC = 0x004C;">
            <text:p>public static final int APPLE_INC = 0x004C;</text:p>
          </table:table-cell>
          <table:table-cell table:formula="of:=CONCATENATE([.$H$3];TRIM(CLEAN([.D78])); &quot; , &quot; ;CHAR(34); TRIM(CLEAN([.B78]));CHAR(34); &quot;);&quot;)" office:value-type="string" office:string-value="map.put(APPLE_INC , &quot;Apple, Inc.&quot;);">
            <text:p>map.put(APPLE_INC , "Apple, Inc.");</text:p>
          </table:table-cell>
          <table:table-cell/>
        </table:table-row>
        <table:table-row table:style-name="ro2">
          <table:table-cell table:style-name="ce2" office:value-type="string">
            <text:p>0x004D</text:p>
          </table:table-cell>
          <table:table-cell table:style-name="ce2" office:value-type="string">
            <text:p>Staccato Communications, Inc.</text:p>
          </table:table-cell>
          <table:table-cell/>
          <table:table-cell table:formula="of:=CLEAN(SUBSTITUTE(UPPER(SUBSTITUTE(SUBSTITUTE(SUBSTITUTE(SUBSTITUTE(SUBSTITUTE(SUBSTITUTE(SUBSTITUTE(SUBSTITUTE(SUBSTITUTE([.B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ACCATO_COMMUNICATIONS_INC">
            <text:p>STACCATO_COMMUNICATIONS_INC</text:p>
          </table:table-cell>
          <table:table-cell/>
          <table:table-cell table:formula="of:=CONCATENATE([.$H$2];&quot; &quot;;TRIM(CLEAN([.D79]));&quot; = &quot;;TRIM(CLEAN([.A79]));&quot;;&quot;)" office:value-type="string" office:string-value="public static final int STACCATO_COMMUNICATIONS_INC = 0x004D;">
            <text:p>public static final int STACCATO_COMMUNICATIONS_INC = 0x004D;</text:p>
          </table:table-cell>
          <table:table-cell table:formula="of:=CONCATENATE([.$H$3];TRIM(CLEAN([.D79])); &quot; , &quot; ;CHAR(34); TRIM(CLEAN([.B79]));CHAR(34); &quot;);&quot;)" office:value-type="string" office:string-value="map.put(STACCATO_COMMUNICATIONS_INC , &quot;Staccato Communications, Inc.&quot;);">
            <text:p>map.put(STACCATO_COMMUNICATIONS_INC , "Staccato Communications, Inc.");</text:p>
          </table:table-cell>
          <table:table-cell/>
        </table:table-row>
        <table:table-row table:style-name="ro2">
          <table:table-cell table:style-name="ce2" office:value-type="string">
            <text:p>0x004E</text:p>
          </table:table-cell>
          <table:table-cell table:style-name="ce2" office:value-type="string">
            <text:p>Avago Technologies</text:p>
          </table:table-cell>
          <table:table-cell/>
          <table:table-cell table:formula="of:=CLEAN(SUBSTITUTE(UPPER(SUBSTITUTE(SUBSTITUTE(SUBSTITUTE(SUBSTITUTE(SUBSTITUTE(SUBSTITUTE(SUBSTITUTE(SUBSTITUTE(SUBSTITUTE([.B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VAGO_TECHNOLOGIES">
            <text:p>AVAGO_TECHNOLOGIES</text:p>
          </table:table-cell>
          <table:table-cell/>
          <table:table-cell table:formula="of:=CONCATENATE([.$H$2];&quot; &quot;;TRIM(CLEAN([.D80]));&quot; = &quot;;TRIM(CLEAN([.A80]));&quot;;&quot;)" office:value-type="string" office:string-value="public static final int AVAGO_TECHNOLOGIES = 0x004E;">
            <text:p>public static final int AVAGO_TECHNOLOGIES = 0x004E;</text:p>
          </table:table-cell>
          <table:table-cell table:formula="of:=CONCATENATE([.$H$3];TRIM(CLEAN([.D80])); &quot; , &quot; ;CHAR(34); TRIM(CLEAN([.B80]));CHAR(34); &quot;);&quot;)" office:value-type="string" office:string-value="map.put(AVAGO_TECHNOLOGIES , &quot;Avago Technologies&quot;);">
            <text:p>map.put(AVAGO_TECHNOLOGIES , "Avago Technologies");</text:p>
          </table:table-cell>
          <table:table-cell/>
        </table:table-row>
        <table:table-row table:style-name="ro2">
          <table:table-cell table:style-name="ce2" office:value-type="string">
            <text:p>0x004F</text:p>
          </table:table-cell>
          <table:table-cell table:style-name="ce2" office:value-type="string">
            <text:p>APT Licensing Ltd.</text:p>
          </table:table-cell>
          <table:table-cell/>
          <table:table-cell table:formula="of:=CLEAN(SUBSTITUTE(UPPER(SUBSTITUTE(SUBSTITUTE(SUBSTITUTE(SUBSTITUTE(SUBSTITUTE(SUBSTITUTE(SUBSTITUTE(SUBSTITUTE(SUBSTITUTE([.B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PT_LICENSING_LTD">
            <text:p>APT_LICENSING_LTD</text:p>
          </table:table-cell>
          <table:table-cell/>
          <table:table-cell table:formula="of:=CONCATENATE([.$H$2];&quot; &quot;;TRIM(CLEAN([.D81]));&quot; = &quot;;TRIM(CLEAN([.A81]));&quot;;&quot;)" office:value-type="string" office:string-value="public static final int APT_LICENSING_LTD = 0x004F;">
            <text:p>public static final int APT_LICENSING_LTD = 0x004F;</text:p>
          </table:table-cell>
          <table:table-cell table:formula="of:=CONCATENATE([.$H$3];TRIM(CLEAN([.D81])); &quot; , &quot; ;CHAR(34); TRIM(CLEAN([.B81]));CHAR(34); &quot;);&quot;)" office:value-type="string" office:string-value="map.put(APT_LICENSING_LTD , &quot;APT Licensing Ltd.&quot;);">
            <text:p>map.put(APT_LICENSING_LTD , "APT Licensing Ltd.");</text:p>
          </table:table-cell>
          <table:table-cell/>
        </table:table-row>
        <table:table-row table:style-name="ro2">
          <table:table-cell table:style-name="ce2" office:value-type="string">
            <text:p>0x0050</text:p>
          </table:table-cell>
          <table:table-cell table:style-name="ce2" office:value-type="string">
            <text:p>SiRF Technology</text:p>
          </table:table-cell>
          <table:table-cell/>
          <table:table-cell table:formula="of:=CLEAN(SUBSTITUTE(UPPER(SUBSTITUTE(SUBSTITUTE(SUBSTITUTE(SUBSTITUTE(SUBSTITUTE(SUBSTITUTE(SUBSTITUTE(SUBSTITUTE(SUBSTITUTE([.B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IRF_TECHNOLOGY">
            <text:p>SIRF_TECHNOLOGY</text:p>
          </table:table-cell>
          <table:table-cell/>
          <table:table-cell table:formula="of:=CONCATENATE([.$H$2];&quot; &quot;;TRIM(CLEAN([.D82]));&quot; = &quot;;TRIM(CLEAN([.A82]));&quot;;&quot;)" office:value-type="string" office:string-value="public static final int SIRF_TECHNOLOGY = 0x0050;">
            <text:p>public static final int SIRF_TECHNOLOGY = 0x0050;</text:p>
          </table:table-cell>
          <table:table-cell table:formula="of:=CONCATENATE([.$H$3];TRIM(CLEAN([.D82])); &quot; , &quot; ;CHAR(34); TRIM(CLEAN([.B82]));CHAR(34); &quot;);&quot;)" office:value-type="string" office:string-value="map.put(SIRF_TECHNOLOGY , &quot;SiRF Technology&quot;);">
            <text:p>map.put(SIRF_TECHNOLOGY , "SiRF Technology");</text:p>
          </table:table-cell>
          <table:table-cell/>
        </table:table-row>
        <table:table-row table:style-name="ro2">
          <table:table-cell table:style-name="ce2" office:value-type="string">
            <text:p>0x0051</text:p>
          </table:table-cell>
          <table:table-cell table:style-name="ce2" office:value-type="string">
            <text:p>Tzero Technologies, Inc.</text:p>
          </table:table-cell>
          <table:table-cell/>
          <table:table-cell table:formula="of:=CLEAN(SUBSTITUTE(UPPER(SUBSTITUTE(SUBSTITUTE(SUBSTITUTE(SUBSTITUTE(SUBSTITUTE(SUBSTITUTE(SUBSTITUTE(SUBSTITUTE(SUBSTITUTE([.B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ZERO_TECHNOLOGIES_INC">
            <text:p>TZERO_TECHNOLOGIES_INC</text:p>
          </table:table-cell>
          <table:table-cell/>
          <table:table-cell table:formula="of:=CONCATENATE([.$H$2];&quot; &quot;;TRIM(CLEAN([.D83]));&quot; = &quot;;TRIM(CLEAN([.A83]));&quot;;&quot;)" office:value-type="string" office:string-value="public static final int TZERO_TECHNOLOGIES_INC = 0x0051;">
            <text:p>public static final int TZERO_TECHNOLOGIES_INC = 0x0051;</text:p>
          </table:table-cell>
          <table:table-cell table:formula="of:=CONCATENATE([.$H$3];TRIM(CLEAN([.D83])); &quot; , &quot; ;CHAR(34); TRIM(CLEAN([.B83]));CHAR(34); &quot;);&quot;)" office:value-type="string" office:string-value="map.put(TZERO_TECHNOLOGIES_INC , &quot;Tzero Technologies, Inc.&quot;);">
            <text:p>map.put(TZERO_TECHNOLOGIES_INC , "Tzero Technologies, Inc.");</text:p>
          </table:table-cell>
          <table:table-cell/>
        </table:table-row>
        <table:table-row table:style-name="ro2">
          <table:table-cell table:style-name="ce2" office:value-type="string">
            <text:p>0x0052</text:p>
          </table:table-cell>
          <table:table-cell table:style-name="ce2" office:value-type="string">
            <text:p>J&amp;M Corporation</text:p>
          </table:table-cell>
          <table:table-cell/>
          <table:table-cell table:formula="of:=CLEAN(SUBSTITUTE(UPPER(SUBSTITUTE(SUBSTITUTE(SUBSTITUTE(SUBSTITUTE(SUBSTITUTE(SUBSTITUTE(SUBSTITUTE(SUBSTITUTE(SUBSTITUTE([.B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JM_CORPORATION">
            <text:p>JM_CORPORATION</text:p>
          </table:table-cell>
          <table:table-cell/>
          <table:table-cell table:formula="of:=CONCATENATE([.$H$2];&quot; &quot;;TRIM(CLEAN([.D84]));&quot; = &quot;;TRIM(CLEAN([.A84]));&quot;;&quot;)" office:value-type="string" office:string-value="public static final int JM_CORPORATION = 0x0052;">
            <text:p>public static final int JM_CORPORATION = 0x0052;</text:p>
          </table:table-cell>
          <table:table-cell table:formula="of:=CONCATENATE([.$H$3];TRIM(CLEAN([.D84])); &quot; , &quot; ;CHAR(34); TRIM(CLEAN([.B84]));CHAR(34); &quot;);&quot;)" office:value-type="string" office:string-value="map.put(JM_CORPORATION , &quot;J&amp;M Corporation&quot;);">
            <text:p>map.put(JM_CORPORATION , "J&amp;M Corporation");</text:p>
          </table:table-cell>
          <table:table-cell/>
        </table:table-row>
        <table:table-row table:style-name="ro2">
          <table:table-cell table:style-name="ce2" office:value-type="string">
            <text:p>0x0053</text:p>
          </table:table-cell>
          <table:table-cell table:style-name="ce2" office:value-type="string">
            <text:p>Free2move AB</text:p>
          </table:table-cell>
          <table:table-cell/>
          <table:table-cell table:formula="of:=CLEAN(SUBSTITUTE(UPPER(SUBSTITUTE(SUBSTITUTE(SUBSTITUTE(SUBSTITUTE(SUBSTITUTE(SUBSTITUTE(SUBSTITUTE(SUBSTITUTE(SUBSTITUTE([.B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REE2MOVE_AB">
            <text:p>FREE2MOVE_AB</text:p>
          </table:table-cell>
          <table:table-cell/>
          <table:table-cell table:formula="of:=CONCATENATE([.$H$2];&quot; &quot;;TRIM(CLEAN([.D85]));&quot; = &quot;;TRIM(CLEAN([.A85]));&quot;;&quot;)" office:value-type="string" office:string-value="public static final int FREE2MOVE_AB = 0x0053;">
            <text:p>public static final int FREE2MOVE_AB = 0x0053;</text:p>
          </table:table-cell>
          <table:table-cell table:formula="of:=CONCATENATE([.$H$3];TRIM(CLEAN([.D85])); &quot; , &quot; ;CHAR(34); TRIM(CLEAN([.B85]));CHAR(34); &quot;);&quot;)" office:value-type="string" office:string-value="map.put(FREE2MOVE_AB , &quot;Free2move AB&quot;);">
            <text:p>map.put(FREE2MOVE_AB , "Free2move AB");</text:p>
          </table:table-cell>
          <table:table-cell/>
        </table:table-row>
        <table:table-row table:style-name="ro2">
          <table:table-cell table:style-name="ce2" office:value-type="string">
            <text:p>0x0054</text:p>
          </table:table-cell>
          <table:table-cell table:style-name="ce2" office:value-type="string">
            <text:p>3DiJoy Corporation</text:p>
          </table:table-cell>
          <table:table-cell/>
          <table:table-cell table:formula="of:=CLEAN(SUBSTITUTE(UPPER(SUBSTITUTE(SUBSTITUTE(SUBSTITUTE(SUBSTITUTE(SUBSTITUTE(SUBSTITUTE(SUBSTITUTE(SUBSTITUTE(SUBSTITUTE([.B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3DIJOY_CORPORATION">
            <text:p>3DIJOY_CORPORATION</text:p>
          </table:table-cell>
          <table:table-cell/>
          <table:table-cell table:formula="of:=CONCATENATE([.$H$2];&quot; &quot;;TRIM(CLEAN([.D86]));&quot; = &quot;;TRIM(CLEAN([.A86]));&quot;;&quot;)" office:value-type="string" office:string-value="public static final int 3DIJOY_CORPORATION = 0x0054;">
            <text:p>public static final int 3DIJOY_CORPORATION = 0x0054;</text:p>
          </table:table-cell>
          <table:table-cell table:formula="of:=CONCATENATE([.$H$3];TRIM(CLEAN([.D86])); &quot; , &quot; ;CHAR(34); TRIM(CLEAN([.B86]));CHAR(34); &quot;);&quot;)" office:value-type="string" office:string-value="map.put(3DIJOY_CORPORATION , &quot;3DiJoy Corporation&quot;);">
            <text:p>map.put(3DIJOY_CORPORATION , "3DiJoy Corporation");</text:p>
          </table:table-cell>
          <table:table-cell/>
        </table:table-row>
        <table:table-row table:style-name="ro2">
          <table:table-cell table:style-name="ce2" office:value-type="string">
            <text:p>0x0055</text:p>
          </table:table-cell>
          <table:table-cell table:style-name="ce2" office:value-type="string">
            <text:p>Plantronics, Inc.</text:p>
          </table:table-cell>
          <table:table-cell/>
          <table:table-cell table:formula="of:=CLEAN(SUBSTITUTE(UPPER(SUBSTITUTE(SUBSTITUTE(SUBSTITUTE(SUBSTITUTE(SUBSTITUTE(SUBSTITUTE(SUBSTITUTE(SUBSTITUTE(SUBSTITUTE([.B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LANTRONICS_INC">
            <text:p>PLANTRONICS_INC</text:p>
          </table:table-cell>
          <table:table-cell/>
          <table:table-cell table:formula="of:=CONCATENATE([.$H$2];&quot; &quot;;TRIM(CLEAN([.D87]));&quot; = &quot;;TRIM(CLEAN([.A87]));&quot;;&quot;)" office:value-type="string" office:string-value="public static final int PLANTRONICS_INC = 0x0055;">
            <text:p>public static final int PLANTRONICS_INC = 0x0055;</text:p>
          </table:table-cell>
          <table:table-cell table:formula="of:=CONCATENATE([.$H$3];TRIM(CLEAN([.D87])); &quot; , &quot; ;CHAR(34); TRIM(CLEAN([.B87]));CHAR(34); &quot;);&quot;)" office:value-type="string" office:string-value="map.put(PLANTRONICS_INC , &quot;Plantronics, Inc.&quot;);">
            <text:p>map.put(PLANTRONICS_INC , "Plantronics, Inc.");</text:p>
          </table:table-cell>
          <table:table-cell/>
        </table:table-row>
        <table:table-row table:style-name="ro2">
          <table:table-cell table:style-name="ce2" office:value-type="string">
            <text:p>0x0056</text:p>
          </table:table-cell>
          <table:table-cell table:style-name="ce2" office:value-type="string">
            <text:p>Sony Ericsson Mobile Communications</text:p>
          </table:table-cell>
          <table:table-cell/>
          <table:table-cell table:formula="of:=CLEAN(SUBSTITUTE(UPPER(SUBSTITUTE(SUBSTITUTE(SUBSTITUTE(SUBSTITUTE(SUBSTITUTE(SUBSTITUTE(SUBSTITUTE(SUBSTITUTE(SUBSTITUTE([.B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ONY_ERICSSON_MOBILE_COMMUNICATIONS">
            <text:p>SONY_ERICSSON_MOBILE_COMMUNICATIONS</text:p>
          </table:table-cell>
          <table:table-cell/>
          <table:table-cell table:formula="of:=CONCATENATE([.$H$2];&quot; &quot;;TRIM(CLEAN([.D88]));&quot; = &quot;;TRIM(CLEAN([.A88]));&quot;;&quot;)" office:value-type="string" office:string-value="public static final int SONY_ERICSSON_MOBILE_COMMUNICATIONS = 0x0056;">
            <text:p>public static final int SONY_ERICSSON_MOBILE_COMMUNICATIONS = 0x0056;</text:p>
          </table:table-cell>
          <table:table-cell table:formula="of:=CONCATENATE([.$H$3];TRIM(CLEAN([.D88])); &quot; , &quot; ;CHAR(34); TRIM(CLEAN([.B88]));CHAR(34); &quot;);&quot;)" office:value-type="string" office:string-value="map.put(SONY_ERICSSON_MOBILE_COMMUNICATIONS , &quot;Sony Ericsson Mobile Communications&quot;);">
            <text:p>map.put(SONY_ERICSSON_MOBILE_COMMUNICATIONS , "Sony Ericsson Mobile Communications");</text:p>
          </table:table-cell>
          <table:table-cell/>
        </table:table-row>
        <table:table-row table:style-name="ro2">
          <table:table-cell table:style-name="ce2" office:value-type="string">
            <text:p>0x0057</text:p>
          </table:table-cell>
          <table:table-cell table:style-name="ce2" office:value-type="string">
            <text:p>Harman International Industries, Inc.</text:p>
          </table:table-cell>
          <table:table-cell/>
          <table:table-cell table:formula="of:=CLEAN(SUBSTITUTE(UPPER(SUBSTITUTE(SUBSTITUTE(SUBSTITUTE(SUBSTITUTE(SUBSTITUTE(SUBSTITUTE(SUBSTITUTE(SUBSTITUTE(SUBSTITUTE([.B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RMAN_INTERNATIONAL_INDUSTRIES_INC">
            <text:p>HARMAN_INTERNATIONAL_INDUSTRIES_INC</text:p>
          </table:table-cell>
          <table:table-cell/>
          <table:table-cell table:formula="of:=CONCATENATE([.$H$2];&quot; &quot;;TRIM(CLEAN([.D89]));&quot; = &quot;;TRIM(CLEAN([.A89]));&quot;;&quot;)" office:value-type="string" office:string-value="public static final int HARMAN_INTERNATIONAL_INDUSTRIES_INC = 0x0057;">
            <text:p>public static final int HARMAN_INTERNATIONAL_INDUSTRIES_INC = 0x0057;</text:p>
          </table:table-cell>
          <table:table-cell table:formula="of:=CONCATENATE([.$H$3];TRIM(CLEAN([.D89])); &quot; , &quot; ;CHAR(34); TRIM(CLEAN([.B89]));CHAR(34); &quot;);&quot;)" office:value-type="string" office:string-value="map.put(HARMAN_INTERNATIONAL_INDUSTRIES_INC , &quot;Harman International Industries, Inc.&quot;);">
            <text:p>map.put(HARMAN_INTERNATIONAL_INDUSTRIES_INC , "Harman International Industries, Inc.");</text:p>
          </table:table-cell>
          <table:table-cell/>
        </table:table-row>
        <table:table-row table:style-name="ro2">
          <table:table-cell table:style-name="ce2" office:value-type="string">
            <text:p>0x0058</text:p>
          </table:table-cell>
          <table:table-cell table:style-name="ce2" office:value-type="string">
            <text:p>Vizio, Inc.</text:p>
          </table:table-cell>
          <table:table-cell/>
          <table:table-cell table:formula="of:=CLEAN(SUBSTITUTE(UPPER(SUBSTITUTE(SUBSTITUTE(SUBSTITUTE(SUBSTITUTE(SUBSTITUTE(SUBSTITUTE(SUBSTITUTE(SUBSTITUTE(SUBSTITUTE([.B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ZIO_INC">
            <text:p>VIZIO_INC</text:p>
          </table:table-cell>
          <table:table-cell/>
          <table:table-cell table:formula="of:=CONCATENATE([.$H$2];&quot; &quot;;TRIM(CLEAN([.D90]));&quot; = &quot;;TRIM(CLEAN([.A90]));&quot;;&quot;)" office:value-type="string" office:string-value="public static final int VIZIO_INC = 0x0058;">
            <text:p>public static final int VIZIO_INC = 0x0058;</text:p>
          </table:table-cell>
          <table:table-cell table:formula="of:=CONCATENATE([.$H$3];TRIM(CLEAN([.D90])); &quot; , &quot; ;CHAR(34); TRIM(CLEAN([.B90]));CHAR(34); &quot;);&quot;)" office:value-type="string" office:string-value="map.put(VIZIO_INC , &quot;Vizio, Inc.&quot;);">
            <text:p>map.put(VIZIO_INC , "Vizio, Inc.");</text:p>
          </table:table-cell>
          <table:table-cell/>
        </table:table-row>
        <table:table-row table:style-name="ro2">
          <table:table-cell table:style-name="ce2" office:value-type="string">
            <text:p>0x0059</text:p>
          </table:table-cell>
          <table:table-cell table:style-name="ce2" office:value-type="string">
            <text:p>Nordic Semiconductor ASA</text:p>
          </table:table-cell>
          <table:table-cell/>
          <table:table-cell table:formula="of:=CLEAN(SUBSTITUTE(UPPER(SUBSTITUTE(SUBSTITUTE(SUBSTITUTE(SUBSTITUTE(SUBSTITUTE(SUBSTITUTE(SUBSTITUTE(SUBSTITUTE(SUBSTITUTE([.B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ORDIC_SEMICONDUCTOR_ASA">
            <text:p>NORDIC_SEMICONDUCTOR_ASA</text:p>
          </table:table-cell>
          <table:table-cell/>
          <table:table-cell table:formula="of:=CONCATENATE([.$H$2];&quot; &quot;;TRIM(CLEAN([.D91]));&quot; = &quot;;TRIM(CLEAN([.A91]));&quot;;&quot;)" office:value-type="string" office:string-value="public static final int NORDIC_SEMICONDUCTOR_ASA = 0x0059;">
            <text:p>public static final int NORDIC_SEMICONDUCTOR_ASA = 0x0059;</text:p>
          </table:table-cell>
          <table:table-cell table:formula="of:=CONCATENATE([.$H$3];TRIM(CLEAN([.D91])); &quot; , &quot; ;CHAR(34); TRIM(CLEAN([.B91]));CHAR(34); &quot;);&quot;)" office:value-type="string" office:string-value="map.put(NORDIC_SEMICONDUCTOR_ASA , &quot;Nordic Semiconductor ASA&quot;);">
            <text:p>map.put(NORDIC_SEMICONDUCTOR_ASA , "Nordic Semiconductor ASA");</text:p>
          </table:table-cell>
          <table:table-cell/>
        </table:table-row>
        <table:table-row table:style-name="ro2">
          <table:table-cell table:style-name="ce2" office:value-type="string">
            <text:p>0x005A</text:p>
          </table:table-cell>
          <table:table-cell table:style-name="ce2" office:value-type="string">
            <text:p>EM Microelectronic-Marin SA</text:p>
          </table:table-cell>
          <table:table-cell/>
          <table:table-cell table:formula="of:=CLEAN(SUBSTITUTE(UPPER(SUBSTITUTE(SUBSTITUTE(SUBSTITUTE(SUBSTITUTE(SUBSTITUTE(SUBSTITUTE(SUBSTITUTE(SUBSTITUTE(SUBSTITUTE([.B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M_MICROELECTRONICMARIN_SA">
            <text:p>EM_MICROELECTRONICMARIN_SA</text:p>
          </table:table-cell>
          <table:table-cell/>
          <table:table-cell table:formula="of:=CONCATENATE([.$H$2];&quot; &quot;;TRIM(CLEAN([.D92]));&quot; = &quot;;TRIM(CLEAN([.A92]));&quot;;&quot;)" office:value-type="string" office:string-value="public static final int EM_MICROELECTRONICMARIN_SA = 0x005A;">
            <text:p>public static final int EM_MICROELECTRONICMARIN_SA = 0x005A;</text:p>
          </table:table-cell>
          <table:table-cell table:formula="of:=CONCATENATE([.$H$3];TRIM(CLEAN([.D92])); &quot; , &quot; ;CHAR(34); TRIM(CLEAN([.B92]));CHAR(34); &quot;);&quot;)" office:value-type="string" office:string-value="map.put(EM_MICROELECTRONICMARIN_SA , &quot;EM Microelectronic-Marin SA&quot;);">
            <text:p>map.put(EM_MICROELECTRONICMARIN_SA , "EM Microelectronic-Marin SA");</text:p>
          </table:table-cell>
          <table:table-cell/>
        </table:table-row>
        <table:table-row table:style-name="ro2">
          <table:table-cell table:style-name="ce2" office:value-type="string">
            <text:p>0x005B</text:p>
          </table:table-cell>
          <table:table-cell table:style-name="ce2" office:value-type="string">
            <text:p>Ralink Technology Corporation</text:p>
          </table:table-cell>
          <table:table-cell/>
          <table:table-cell table:formula="of:=CLEAN(SUBSTITUTE(UPPER(SUBSTITUTE(SUBSTITUTE(SUBSTITUTE(SUBSTITUTE(SUBSTITUTE(SUBSTITUTE(SUBSTITUTE(SUBSTITUTE(SUBSTITUTE([.B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ALINK_TECHNOLOGY_CORPORATION">
            <text:p>RALINK_TECHNOLOGY_CORPORATION</text:p>
          </table:table-cell>
          <table:table-cell/>
          <table:table-cell table:formula="of:=CONCATENATE([.$H$2];&quot; &quot;;TRIM(CLEAN([.D93]));&quot; = &quot;;TRIM(CLEAN([.A93]));&quot;;&quot;)" office:value-type="string" office:string-value="public static final int RALINK_TECHNOLOGY_CORPORATION = 0x005B;">
            <text:p>public static final int RALINK_TECHNOLOGY_CORPORATION = 0x005B;</text:p>
          </table:table-cell>
          <table:table-cell table:formula="of:=CONCATENATE([.$H$3];TRIM(CLEAN([.D93])); &quot; , &quot; ;CHAR(34); TRIM(CLEAN([.B93]));CHAR(34); &quot;);&quot;)" office:value-type="string" office:string-value="map.put(RALINK_TECHNOLOGY_CORPORATION , &quot;Ralink Technology Corporation&quot;);">
            <text:p>map.put(RALINK_TECHNOLOGY_CORPORATION , "Ralink Technology Corporation");</text:p>
          </table:table-cell>
          <table:table-cell/>
        </table:table-row>
        <table:table-row table:style-name="ro2">
          <table:table-cell table:style-name="ce2" office:value-type="string">
            <text:p>0x005C</text:p>
          </table:table-cell>
          <table:table-cell table:style-name="ce2" office:value-type="string">
            <text:p>Belkin International, Inc.</text:p>
          </table:table-cell>
          <table:table-cell/>
          <table:table-cell table:formula="of:=CLEAN(SUBSTITUTE(UPPER(SUBSTITUTE(SUBSTITUTE(SUBSTITUTE(SUBSTITUTE(SUBSTITUTE(SUBSTITUTE(SUBSTITUTE(SUBSTITUTE(SUBSTITUTE([.B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ELKIN_INTERNATIONAL_INC">
            <text:p>BELKIN_INTERNATIONAL_INC</text:p>
          </table:table-cell>
          <table:table-cell/>
          <table:table-cell table:formula="of:=CONCATENATE([.$H$2];&quot; &quot;;TRIM(CLEAN([.D94]));&quot; = &quot;;TRIM(CLEAN([.A94]));&quot;;&quot;)" office:value-type="string" office:string-value="public static final int BELKIN_INTERNATIONAL_INC = 0x005C;">
            <text:p>public static final int BELKIN_INTERNATIONAL_INC = 0x005C;</text:p>
          </table:table-cell>
          <table:table-cell table:formula="of:=CONCATENATE([.$H$3];TRIM(CLEAN([.D94])); &quot; , &quot; ;CHAR(34); TRIM(CLEAN([.B94]));CHAR(34); &quot;);&quot;)" office:value-type="string" office:string-value="map.put(BELKIN_INTERNATIONAL_INC , &quot;Belkin International, Inc.&quot;);">
            <text:p>map.put(BELKIN_INTERNATIONAL_INC , "Belkin International, Inc.");</text:p>
          </table:table-cell>
          <table:table-cell/>
        </table:table-row>
        <table:table-row table:style-name="ro2">
          <table:table-cell table:style-name="ce2" office:value-type="string">
            <text:p>0x005D</text:p>
          </table:table-cell>
          <table:table-cell table:style-name="ce2" office:value-type="string">
            <text:p>Realtek Semiconductor Corporation</text:p>
          </table:table-cell>
          <table:table-cell/>
          <table:table-cell table:formula="of:=CLEAN(SUBSTITUTE(UPPER(SUBSTITUTE(SUBSTITUTE(SUBSTITUTE(SUBSTITUTE(SUBSTITUTE(SUBSTITUTE(SUBSTITUTE(SUBSTITUTE(SUBSTITUTE([.B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ALTEK_SEMICONDUCTOR_CORPORATION">
            <text:p>REALTEK_SEMICONDUCTOR_CORPORATION</text:p>
          </table:table-cell>
          <table:table-cell/>
          <table:table-cell table:formula="of:=CONCATENATE([.$H$2];&quot; &quot;;TRIM(CLEAN([.D95]));&quot; = &quot;;TRIM(CLEAN([.A95]));&quot;;&quot;)" office:value-type="string" office:string-value="public static final int REALTEK_SEMICONDUCTOR_CORPORATION = 0x005D;">
            <text:p>public static final int REALTEK_SEMICONDUCTOR_CORPORATION = 0x005D;</text:p>
          </table:table-cell>
          <table:table-cell table:formula="of:=CONCATENATE([.$H$3];TRIM(CLEAN([.D95])); &quot; , &quot; ;CHAR(34); TRIM(CLEAN([.B95]));CHAR(34); &quot;);&quot;)" office:value-type="string" office:string-value="map.put(REALTEK_SEMICONDUCTOR_CORPORATION , &quot;Realtek Semiconductor Corporation&quot;);">
            <text:p>map.put(REALTEK_SEMICONDUCTOR_CORPORATION , "Realtek Semiconductor Corporation");</text:p>
          </table:table-cell>
          <table:table-cell/>
        </table:table-row>
        <table:table-row table:style-name="ro2">
          <table:table-cell table:style-name="ce2" office:value-type="string">
            <text:p>0x005E</text:p>
          </table:table-cell>
          <table:table-cell table:style-name="ce2" office:value-type="string">
            <text:p>Stonestreet One, LLC</text:p>
          </table:table-cell>
          <table:table-cell/>
          <table:table-cell table:formula="of:=CLEAN(SUBSTITUTE(UPPER(SUBSTITUTE(SUBSTITUTE(SUBSTITUTE(SUBSTITUTE(SUBSTITUTE(SUBSTITUTE(SUBSTITUTE(SUBSTITUTE(SUBSTITUTE([.B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ONESTREET_ONE_LLC">
            <text:p>STONESTREET_ONE_LLC</text:p>
          </table:table-cell>
          <table:table-cell/>
          <table:table-cell table:formula="of:=CONCATENATE([.$H$2];&quot; &quot;;TRIM(CLEAN([.D96]));&quot; = &quot;;TRIM(CLEAN([.A96]));&quot;;&quot;)" office:value-type="string" office:string-value="public static final int STONESTREET_ONE_LLC = 0x005E;">
            <text:p>public static final int STONESTREET_ONE_LLC = 0x005E;</text:p>
          </table:table-cell>
          <table:table-cell table:formula="of:=CONCATENATE([.$H$3];TRIM(CLEAN([.D96])); &quot; , &quot; ;CHAR(34); TRIM(CLEAN([.B96]));CHAR(34); &quot;);&quot;)" office:value-type="string" office:string-value="map.put(STONESTREET_ONE_LLC , &quot;Stonestreet One, LLC&quot;);">
            <text:p>map.put(STONESTREET_ONE_LLC , "Stonestreet One, LLC");</text:p>
          </table:table-cell>
          <table:table-cell/>
        </table:table-row>
        <table:table-row table:style-name="ro2">
          <table:table-cell table:style-name="ce2" office:value-type="string">
            <text:p>0x005F</text:p>
          </table:table-cell>
          <table:table-cell table:style-name="ce2" office:value-type="string">
            <text:p>Wicentric, Inc.</text:p>
          </table:table-cell>
          <table:table-cell/>
          <table:table-cell table:formula="of:=CLEAN(SUBSTITUTE(UPPER(SUBSTITUTE(SUBSTITUTE(SUBSTITUTE(SUBSTITUTE(SUBSTITUTE(SUBSTITUTE(SUBSTITUTE(SUBSTITUTE(SUBSTITUTE([.B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CENTRIC_INC">
            <text:p>WICENTRIC_INC</text:p>
          </table:table-cell>
          <table:table-cell/>
          <table:table-cell table:formula="of:=CONCATENATE([.$H$2];&quot; &quot;;TRIM(CLEAN([.D97]));&quot; = &quot;;TRIM(CLEAN([.A97]));&quot;;&quot;)" office:value-type="string" office:string-value="public static final int WICENTRIC_INC = 0x005F;">
            <text:p>public static final int WICENTRIC_INC = 0x005F;</text:p>
          </table:table-cell>
          <table:table-cell table:formula="of:=CONCATENATE([.$H$3];TRIM(CLEAN([.D97])); &quot; , &quot; ;CHAR(34); TRIM(CLEAN([.B97]));CHAR(34); &quot;);&quot;)" office:value-type="string" office:string-value="map.put(WICENTRIC_INC , &quot;Wicentric, Inc.&quot;);">
            <text:p>map.put(WICENTRIC_INC , "Wicentric, Inc.");</text:p>
          </table:table-cell>
          <table:table-cell/>
        </table:table-row>
        <table:table-row table:style-name="ro2">
          <table:table-cell table:style-name="ce2" office:value-type="string">
            <text:p>0x0060</text:p>
          </table:table-cell>
          <table:table-cell table:style-name="ce2" office:value-type="string">
            <text:p>RivieraWaves S.A.S</text:p>
          </table:table-cell>
          <table:table-cell/>
          <table:table-cell table:formula="of:=CLEAN(SUBSTITUTE(UPPER(SUBSTITUTE(SUBSTITUTE(SUBSTITUTE(SUBSTITUTE(SUBSTITUTE(SUBSTITUTE(SUBSTITUTE(SUBSTITUTE(SUBSTITUTE([.B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IVIERAWAVES_SAS">
            <text:p>RIVIERAWAVES_SAS</text:p>
          </table:table-cell>
          <table:table-cell/>
          <table:table-cell table:formula="of:=CONCATENATE([.$H$2];&quot; &quot;;TRIM(CLEAN([.D98]));&quot; = &quot;;TRIM(CLEAN([.A98]));&quot;;&quot;)" office:value-type="string" office:string-value="public static final int RIVIERAWAVES_SAS = 0x0060;">
            <text:p>public static final int RIVIERAWAVES_SAS = 0x0060;</text:p>
          </table:table-cell>
          <table:table-cell table:formula="of:=CONCATENATE([.$H$3];TRIM(CLEAN([.D98])); &quot; , &quot; ;CHAR(34); TRIM(CLEAN([.B98]));CHAR(34); &quot;);&quot;)" office:value-type="string" office:string-value="map.put(RIVIERAWAVES_SAS , &quot;RivieraWaves S.A.S&quot;);">
            <text:p>map.put(RIVIERAWAVES_SAS , "RivieraWaves S.A.S");</text:p>
          </table:table-cell>
          <table:table-cell/>
        </table:table-row>
        <table:table-row table:style-name="ro2">
          <table:table-cell table:style-name="ce2" office:value-type="string">
            <text:p>0x0061</text:p>
          </table:table-cell>
          <table:table-cell table:style-name="ce2" office:value-type="string">
            <text:p>RDA Microelectronics</text:p>
          </table:table-cell>
          <table:table-cell/>
          <table:table-cell table:formula="of:=CLEAN(SUBSTITUTE(UPPER(SUBSTITUTE(SUBSTITUTE(SUBSTITUTE(SUBSTITUTE(SUBSTITUTE(SUBSTITUTE(SUBSTITUTE(SUBSTITUTE(SUBSTITUTE([.B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DA_MICROELECTRONICS">
            <text:p>RDA_MICROELECTRONICS</text:p>
          </table:table-cell>
          <table:table-cell/>
          <table:table-cell table:formula="of:=CONCATENATE([.$H$2];&quot; &quot;;TRIM(CLEAN([.D99]));&quot; = &quot;;TRIM(CLEAN([.A99]));&quot;;&quot;)" office:value-type="string" office:string-value="public static final int RDA_MICROELECTRONICS = 0x0061;">
            <text:p>public static final int RDA_MICROELECTRONICS = 0x0061;</text:p>
          </table:table-cell>
          <table:table-cell table:formula="of:=CONCATENATE([.$H$3];TRIM(CLEAN([.D99])); &quot; , &quot; ;CHAR(34); TRIM(CLEAN([.B99]));CHAR(34); &quot;);&quot;)" office:value-type="string" office:string-value="map.put(RDA_MICROELECTRONICS , &quot;RDA Microelectronics&quot;);">
            <text:p>map.put(RDA_MICROELECTRONICS , "RDA Microelectronics");</text:p>
          </table:table-cell>
          <table:table-cell/>
        </table:table-row>
        <table:table-row table:style-name="ro2">
          <table:table-cell table:style-name="ce2" office:value-type="string">
            <text:p>0x0062</text:p>
          </table:table-cell>
          <table:table-cell table:style-name="ce2" office:value-type="string">
            <text:p>Gibson Guitars</text:p>
          </table:table-cell>
          <table:table-cell/>
          <table:table-cell table:formula="of:=CLEAN(SUBSTITUTE(UPPER(SUBSTITUTE(SUBSTITUTE(SUBSTITUTE(SUBSTITUTE(SUBSTITUTE(SUBSTITUTE(SUBSTITUTE(SUBSTITUTE(SUBSTITUTE([.B1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IBSON_GUITARS">
            <text:p>GIBSON_GUITARS</text:p>
          </table:table-cell>
          <table:table-cell/>
          <table:table-cell table:formula="of:=CONCATENATE([.$H$2];&quot; &quot;;TRIM(CLEAN([.D100]));&quot; = &quot;;TRIM(CLEAN([.A100]));&quot;;&quot;)" office:value-type="string" office:string-value="public static final int GIBSON_GUITARS = 0x0062;">
            <text:p>public static final int GIBSON_GUITARS = 0x0062;</text:p>
          </table:table-cell>
          <table:table-cell table:formula="of:=CONCATENATE([.$H$3];TRIM(CLEAN([.D100])); &quot; , &quot; ;CHAR(34); TRIM(CLEAN([.B100]));CHAR(34); &quot;);&quot;)" office:value-type="string" office:string-value="map.put(GIBSON_GUITARS , &quot;Gibson Guitars&quot;);">
            <text:p>map.put(GIBSON_GUITARS , "Gibson Guitars");</text:p>
          </table:table-cell>
          <table:table-cell/>
        </table:table-row>
        <table:table-row table:style-name="ro2">
          <table:table-cell table:style-name="ce2" office:value-type="string">
            <text:p>0x0063</text:p>
          </table:table-cell>
          <table:table-cell table:style-name="ce2" office:value-type="string">
            <text:p>MiCommand Inc.</text:p>
          </table:table-cell>
          <table:table-cell/>
          <table:table-cell table:formula="of:=CLEAN(SUBSTITUTE(UPPER(SUBSTITUTE(SUBSTITUTE(SUBSTITUTE(SUBSTITUTE(SUBSTITUTE(SUBSTITUTE(SUBSTITUTE(SUBSTITUTE(SUBSTITUTE([.B1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COMMAND_INC">
            <text:p>MICOMMAND_INC</text:p>
          </table:table-cell>
          <table:table-cell/>
          <table:table-cell table:formula="of:=CONCATENATE([.$H$2];&quot; &quot;;TRIM(CLEAN([.D101]));&quot; = &quot;;TRIM(CLEAN([.A101]));&quot;;&quot;)" office:value-type="string" office:string-value="public static final int MICOMMAND_INC = 0x0063;">
            <text:p>public static final int MICOMMAND_INC = 0x0063;</text:p>
          </table:table-cell>
          <table:table-cell table:formula="of:=CONCATENATE([.$H$3];TRIM(CLEAN([.D101])); &quot; , &quot; ;CHAR(34); TRIM(CLEAN([.B101]));CHAR(34); &quot;);&quot;)" office:value-type="string" office:string-value="map.put(MICOMMAND_INC , &quot;MiCommand Inc.&quot;);">
            <text:p>map.put(MICOMMAND_INC , "MiCommand Inc.");</text:p>
          </table:table-cell>
          <table:table-cell/>
        </table:table-row>
        <table:table-row table:style-name="ro2">
          <table:table-cell table:style-name="ce2" office:value-type="string">
            <text:p>0x0064</text:p>
          </table:table-cell>
          <table:table-cell table:style-name="ce2" office:value-type="string">
            <text:p>Band XI International, LLC</text:p>
          </table:table-cell>
          <table:table-cell/>
          <table:table-cell table:formula="of:=CLEAN(SUBSTITUTE(UPPER(SUBSTITUTE(SUBSTITUTE(SUBSTITUTE(SUBSTITUTE(SUBSTITUTE(SUBSTITUTE(SUBSTITUTE(SUBSTITUTE(SUBSTITUTE([.B1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ND_XI_INTERNATIONAL_LLC">
            <text:p>BAND_XI_INTERNATIONAL_LLC</text:p>
          </table:table-cell>
          <table:table-cell/>
          <table:table-cell table:formula="of:=CONCATENATE([.$H$2];&quot; &quot;;TRIM(CLEAN([.D102]));&quot; = &quot;;TRIM(CLEAN([.A102]));&quot;;&quot;)" office:value-type="string" office:string-value="public static final int BAND_XI_INTERNATIONAL_LLC = 0x0064;">
            <text:p>public static final int BAND_XI_INTERNATIONAL_LLC = 0x0064;</text:p>
          </table:table-cell>
          <table:table-cell table:formula="of:=CONCATENATE([.$H$3];TRIM(CLEAN([.D102])); &quot; , &quot; ;CHAR(34); TRIM(CLEAN([.B102]));CHAR(34); &quot;);&quot;)" office:value-type="string" office:string-value="map.put(BAND_XI_INTERNATIONAL_LLC , &quot;Band XI International, LLC&quot;);">
            <text:p>map.put(BAND_XI_INTERNATIONAL_LLC , "Band XI International, LLC");</text:p>
          </table:table-cell>
          <table:table-cell/>
        </table:table-row>
        <table:table-row table:style-name="ro2">
          <table:table-cell table:style-name="ce2" office:value-type="string">
            <text:p>0x0065</text:p>
          </table:table-cell>
          <table:table-cell table:style-name="ce2" office:value-type="string">
            <text:p>Hewlett-Packard Company</text:p>
          </table:table-cell>
          <table:table-cell/>
          <table:table-cell table:formula="of:=CLEAN(SUBSTITUTE(UPPER(SUBSTITUTE(SUBSTITUTE(SUBSTITUTE(SUBSTITUTE(SUBSTITUTE(SUBSTITUTE(SUBSTITUTE(SUBSTITUTE(SUBSTITUTE([.B1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EWLETTPACKARD_COMPANY">
            <text:p>HEWLETTPACKARD_COMPANY</text:p>
          </table:table-cell>
          <table:table-cell/>
          <table:table-cell table:formula="of:=CONCATENATE([.$H$2];&quot; &quot;;TRIM(CLEAN([.D103]));&quot; = &quot;;TRIM(CLEAN([.A103]));&quot;;&quot;)" office:value-type="string" office:string-value="public static final int HEWLETTPACKARD_COMPANY = 0x0065;">
            <text:p>public static final int HEWLETTPACKARD_COMPANY = 0x0065;</text:p>
          </table:table-cell>
          <table:table-cell table:formula="of:=CONCATENATE([.$H$3];TRIM(CLEAN([.D103])); &quot; , &quot; ;CHAR(34); TRIM(CLEAN([.B103]));CHAR(34); &quot;);&quot;)" office:value-type="string" office:string-value="map.put(HEWLETTPACKARD_COMPANY , &quot;Hewlett-Packard Company&quot;);">
            <text:p>map.put(HEWLETTPACKARD_COMPANY , "Hewlett-Packard Company");</text:p>
          </table:table-cell>
          <table:table-cell/>
        </table:table-row>
        <table:table-row table:style-name="ro2">
          <table:table-cell table:style-name="ce2" office:value-type="string">
            <text:p>0x0066</text:p>
          </table:table-cell>
          <table:table-cell table:style-name="ce2" office:value-type="string">
            <text:p>9Solutions Oy</text:p>
          </table:table-cell>
          <table:table-cell/>
          <table:table-cell table:formula="of:=CLEAN(SUBSTITUTE(UPPER(SUBSTITUTE(SUBSTITUTE(SUBSTITUTE(SUBSTITUTE(SUBSTITUTE(SUBSTITUTE(SUBSTITUTE(SUBSTITUTE(SUBSTITUTE([.B1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9SOLUTIONS_OY">
            <text:p>9SOLUTIONS_OY</text:p>
          </table:table-cell>
          <table:table-cell/>
          <table:table-cell table:formula="of:=CONCATENATE([.$H$2];&quot; &quot;;TRIM(CLEAN([.D104]));&quot; = &quot;;TRIM(CLEAN([.A104]));&quot;;&quot;)" office:value-type="string" office:string-value="public static final int 9SOLUTIONS_OY = 0x0066;">
            <text:p>public static final int 9SOLUTIONS_OY = 0x0066;</text:p>
          </table:table-cell>
          <table:table-cell table:formula="of:=CONCATENATE([.$H$3];TRIM(CLEAN([.D104])); &quot; , &quot; ;CHAR(34); TRIM(CLEAN([.B104]));CHAR(34); &quot;);&quot;)" office:value-type="string" office:string-value="map.put(9SOLUTIONS_OY , &quot;9Solutions Oy&quot;);">
            <text:p>map.put(9SOLUTIONS_OY , "9Solutions Oy");</text:p>
          </table:table-cell>
          <table:table-cell/>
        </table:table-row>
        <table:table-row table:style-name="ro2">
          <table:table-cell table:style-name="ce2" office:value-type="string">
            <text:p>0x0067</text:p>
          </table:table-cell>
          <table:table-cell table:style-name="ce2" office:value-type="string">
            <text:p>GN Netcom A/S</text:p>
          </table:table-cell>
          <table:table-cell/>
          <table:table-cell table:formula="of:=CLEAN(SUBSTITUTE(UPPER(SUBSTITUTE(SUBSTITUTE(SUBSTITUTE(SUBSTITUTE(SUBSTITUTE(SUBSTITUTE(SUBSTITUTE(SUBSTITUTE(SUBSTITUTE([.B1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N_NETCOM_A_S">
            <text:p>GN_NETCOM_A_S</text:p>
          </table:table-cell>
          <table:table-cell/>
          <table:table-cell table:formula="of:=CONCATENATE([.$H$2];&quot; &quot;;TRIM(CLEAN([.D105]));&quot; = &quot;;TRIM(CLEAN([.A105]));&quot;;&quot;)" office:value-type="string" office:string-value="public static final int GN_NETCOM_A_S = 0x0067;">
            <text:p>public static final int GN_NETCOM_A_S = 0x0067;</text:p>
          </table:table-cell>
          <table:table-cell table:formula="of:=CONCATENATE([.$H$3];TRIM(CLEAN([.D105])); &quot; , &quot; ;CHAR(34); TRIM(CLEAN([.B105]));CHAR(34); &quot;);&quot;)" office:value-type="string" office:string-value="map.put(GN_NETCOM_A_S , &quot;GN Netcom A/S&quot;);">
            <text:p>map.put(GN_NETCOM_A_S , "GN Netcom A/S");</text:p>
          </table:table-cell>
          <table:table-cell/>
        </table:table-row>
        <table:table-row table:style-name="ro2">
          <table:table-cell table:style-name="ce2" office:value-type="string">
            <text:p>0x0068</text:p>
          </table:table-cell>
          <table:table-cell table:style-name="ce2" office:value-type="string">
            <text:p>General Motors</text:p>
          </table:table-cell>
          <table:table-cell/>
          <table:table-cell table:formula="of:=CLEAN(SUBSTITUTE(UPPER(SUBSTITUTE(SUBSTITUTE(SUBSTITUTE(SUBSTITUTE(SUBSTITUTE(SUBSTITUTE(SUBSTITUTE(SUBSTITUTE(SUBSTITUTE([.B1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RAL_MOTORS">
            <text:p>GENERAL_MOTORS</text:p>
          </table:table-cell>
          <table:table-cell/>
          <table:table-cell table:formula="of:=CONCATENATE([.$H$2];&quot; &quot;;TRIM(CLEAN([.D106]));&quot; = &quot;;TRIM(CLEAN([.A106]));&quot;;&quot;)" office:value-type="string" office:string-value="public static final int GENERAL_MOTORS = 0x0068;">
            <text:p>public static final int GENERAL_MOTORS = 0x0068;</text:p>
          </table:table-cell>
          <table:table-cell table:formula="of:=CONCATENATE([.$H$3];TRIM(CLEAN([.D106])); &quot; , &quot; ;CHAR(34); TRIM(CLEAN([.B106]));CHAR(34); &quot;);&quot;)" office:value-type="string" office:string-value="map.put(GENERAL_MOTORS , &quot;General Motors&quot;);">
            <text:p>map.put(GENERAL_MOTORS , "General Motors");</text:p>
          </table:table-cell>
          <table:table-cell/>
        </table:table-row>
        <table:table-row table:style-name="ro2">
          <table:table-cell table:style-name="ce2" office:value-type="string">
            <text:p>0x0069</text:p>
          </table:table-cell>
          <table:table-cell table:style-name="ce2" office:value-type="string">
            <text:p>A&amp;D Engineering, Inc.</text:p>
          </table:table-cell>
          <table:table-cell/>
          <table:table-cell table:formula="of:=CLEAN(SUBSTITUTE(UPPER(SUBSTITUTE(SUBSTITUTE(SUBSTITUTE(SUBSTITUTE(SUBSTITUTE(SUBSTITUTE(SUBSTITUTE(SUBSTITUTE(SUBSTITUTE([.B1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D_ENGINEERING_INC">
            <text:p>AD_ENGINEERING_INC</text:p>
          </table:table-cell>
          <table:table-cell/>
          <table:table-cell table:formula="of:=CONCATENATE([.$H$2];&quot; &quot;;TRIM(CLEAN([.D107]));&quot; = &quot;;TRIM(CLEAN([.A107]));&quot;;&quot;)" office:value-type="string" office:string-value="public static final int AD_ENGINEERING_INC = 0x0069;">
            <text:p>public static final int AD_ENGINEERING_INC = 0x0069;</text:p>
          </table:table-cell>
          <table:table-cell table:formula="of:=CONCATENATE([.$H$3];TRIM(CLEAN([.D107])); &quot; , &quot; ;CHAR(34); TRIM(CLEAN([.B107]));CHAR(34); &quot;);&quot;)" office:value-type="string" office:string-value="map.put(AD_ENGINEERING_INC , &quot;A&amp;D Engineering, Inc.&quot;);">
            <text:p>map.put(AD_ENGINEERING_INC , "A&amp;D Engineering, Inc.");</text:p>
          </table:table-cell>
          <table:table-cell/>
        </table:table-row>
        <table:table-row table:style-name="ro2">
          <table:table-cell table:style-name="ce2" office:value-type="string">
            <text:p>0x006A</text:p>
          </table:table-cell>
          <table:table-cell table:style-name="ce2" office:value-type="string">
            <text:p>MindTree Ltd.</text:p>
          </table:table-cell>
          <table:table-cell/>
          <table:table-cell table:formula="of:=CLEAN(SUBSTITUTE(UPPER(SUBSTITUTE(SUBSTITUTE(SUBSTITUTE(SUBSTITUTE(SUBSTITUTE(SUBSTITUTE(SUBSTITUTE(SUBSTITUTE(SUBSTITUTE([.B1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NDTREE_LTD">
            <text:p>MINDTREE_LTD</text:p>
          </table:table-cell>
          <table:table-cell/>
          <table:table-cell table:formula="of:=CONCATENATE([.$H$2];&quot; &quot;;TRIM(CLEAN([.D108]));&quot; = &quot;;TRIM(CLEAN([.A108]));&quot;;&quot;)" office:value-type="string" office:string-value="public static final int MINDTREE_LTD = 0x006A;">
            <text:p>public static final int MINDTREE_LTD = 0x006A;</text:p>
          </table:table-cell>
          <table:table-cell table:formula="of:=CONCATENATE([.$H$3];TRIM(CLEAN([.D108])); &quot; , &quot; ;CHAR(34); TRIM(CLEAN([.B108]));CHAR(34); &quot;);&quot;)" office:value-type="string" office:string-value="map.put(MINDTREE_LTD , &quot;MindTree Ltd.&quot;);">
            <text:p>map.put(MINDTREE_LTD , "MindTree Ltd.");</text:p>
          </table:table-cell>
          <table:table-cell/>
        </table:table-row>
        <table:table-row table:style-name="ro2">
          <table:table-cell table:style-name="ce2" office:value-type="string">
            <text:p>0x006B</text:p>
          </table:table-cell>
          <table:table-cell table:style-name="ce2" office:value-type="string">
            <text:p>Polar Electro OY</text:p>
          </table:table-cell>
          <table:table-cell/>
          <table:table-cell table:formula="of:=CLEAN(SUBSTITUTE(UPPER(SUBSTITUTE(SUBSTITUTE(SUBSTITUTE(SUBSTITUTE(SUBSTITUTE(SUBSTITUTE(SUBSTITUTE(SUBSTITUTE(SUBSTITUTE([.B1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OLAR_ELECTRO_OY">
            <text:p>POLAR_ELECTRO_OY</text:p>
          </table:table-cell>
          <table:table-cell/>
          <table:table-cell table:formula="of:=CONCATENATE([.$H$2];&quot; &quot;;TRIM(CLEAN([.D109]));&quot; = &quot;;TRIM(CLEAN([.A109]));&quot;;&quot;)" office:value-type="string" office:string-value="public static final int POLAR_ELECTRO_OY = 0x006B;">
            <text:p>public static final int POLAR_ELECTRO_OY = 0x006B;</text:p>
          </table:table-cell>
          <table:table-cell table:formula="of:=CONCATENATE([.$H$3];TRIM(CLEAN([.D109])); &quot; , &quot; ;CHAR(34); TRIM(CLEAN([.B109]));CHAR(34); &quot;);&quot;)" office:value-type="string" office:string-value="map.put(POLAR_ELECTRO_OY , &quot;Polar Electro OY&quot;);">
            <text:p>map.put(POLAR_ELECTRO_OY , "Polar Electro OY");</text:p>
          </table:table-cell>
          <table:table-cell/>
        </table:table-row>
        <table:table-row table:style-name="ro2">
          <table:table-cell table:style-name="ce2" office:value-type="string">
            <text:p>0x006C</text:p>
          </table:table-cell>
          <table:table-cell table:style-name="ce2" office:value-type="string">
            <text:p>Beautiful Enterprise Co., Ltd.</text:p>
          </table:table-cell>
          <table:table-cell/>
          <table:table-cell table:formula="of:=CLEAN(SUBSTITUTE(UPPER(SUBSTITUTE(SUBSTITUTE(SUBSTITUTE(SUBSTITUTE(SUBSTITUTE(SUBSTITUTE(SUBSTITUTE(SUBSTITUTE(SUBSTITUTE([.B1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EAUTIFUL_ENTERPRISE_CO_LTD">
            <text:p>BEAUTIFUL_ENTERPRISE_CO_LTD</text:p>
          </table:table-cell>
          <table:table-cell/>
          <table:table-cell table:formula="of:=CONCATENATE([.$H$2];&quot; &quot;;TRIM(CLEAN([.D110]));&quot; = &quot;;TRIM(CLEAN([.A110]));&quot;;&quot;)" office:value-type="string" office:string-value="public static final int BEAUTIFUL_ENTERPRISE_CO_LTD = 0x006C;">
            <text:p>public static final int BEAUTIFUL_ENTERPRISE_CO_LTD = 0x006C;</text:p>
          </table:table-cell>
          <table:table-cell table:formula="of:=CONCATENATE([.$H$3];TRIM(CLEAN([.D110])); &quot; , &quot; ;CHAR(34); TRIM(CLEAN([.B110]));CHAR(34); &quot;);&quot;)" office:value-type="string" office:string-value="map.put(BEAUTIFUL_ENTERPRISE_CO_LTD , &quot;Beautiful Enterprise Co., Ltd.&quot;);">
            <text:p>map.put(BEAUTIFUL_ENTERPRISE_CO_LTD , "Beautiful Enterprise Co., Ltd.");</text:p>
          </table:table-cell>
          <table:table-cell/>
        </table:table-row>
        <table:table-row table:style-name="ro2">
          <table:table-cell table:style-name="ce2" office:value-type="string">
            <text:p>0x006D</text:p>
          </table:table-cell>
          <table:table-cell table:style-name="ce2" office:value-type="string">
            <text:p>BriarTek, Inc.</text:p>
          </table:table-cell>
          <table:table-cell/>
          <table:table-cell table:formula="of:=CLEAN(SUBSTITUTE(UPPER(SUBSTITUTE(SUBSTITUTE(SUBSTITUTE(SUBSTITUTE(SUBSTITUTE(SUBSTITUTE(SUBSTITUTE(SUBSTITUTE(SUBSTITUTE([.B1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RIARTEK_INC">
            <text:p>BRIARTEK_INC</text:p>
          </table:table-cell>
          <table:table-cell/>
          <table:table-cell table:formula="of:=CONCATENATE([.$H$2];&quot; &quot;;TRIM(CLEAN([.D111]));&quot; = &quot;;TRIM(CLEAN([.A111]));&quot;;&quot;)" office:value-type="string" office:string-value="public static final int BRIARTEK_INC = 0x006D;">
            <text:p>public static final int BRIARTEK_INC = 0x006D;</text:p>
          </table:table-cell>
          <table:table-cell table:formula="of:=CONCATENATE([.$H$3];TRIM(CLEAN([.D111])); &quot; , &quot; ;CHAR(34); TRIM(CLEAN([.B111]));CHAR(34); &quot;);&quot;)" office:value-type="string" office:string-value="map.put(BRIARTEK_INC , &quot;BriarTek, Inc.&quot;);">
            <text:p>map.put(BRIARTEK_INC , "BriarTek, Inc.");</text:p>
          </table:table-cell>
          <table:table-cell/>
        </table:table-row>
        <table:table-row table:style-name="ro2">
          <table:table-cell table:style-name="ce2" office:value-type="string">
            <text:p>0x006E</text:p>
          </table:table-cell>
          <table:table-cell table:style-name="ce2" office:value-type="string">
            <text:p>Summit Data Communications, Inc.</text:p>
          </table:table-cell>
          <table:table-cell/>
          <table:table-cell table:formula="of:=CLEAN(SUBSTITUTE(UPPER(SUBSTITUTE(SUBSTITUTE(SUBSTITUTE(SUBSTITUTE(SUBSTITUTE(SUBSTITUTE(SUBSTITUTE(SUBSTITUTE(SUBSTITUTE([.B1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UMMIT_DATA_COMMUNICATIONS_INC">
            <text:p>SUMMIT_DATA_COMMUNICATIONS_INC</text:p>
          </table:table-cell>
          <table:table-cell/>
          <table:table-cell table:formula="of:=CONCATENATE([.$H$2];&quot; &quot;;TRIM(CLEAN([.D112]));&quot; = &quot;;TRIM(CLEAN([.A112]));&quot;;&quot;)" office:value-type="string" office:string-value="public static final int SUMMIT_DATA_COMMUNICATIONS_INC = 0x006E;">
            <text:p>public static final int SUMMIT_DATA_COMMUNICATIONS_INC = 0x006E;</text:p>
          </table:table-cell>
          <table:table-cell table:formula="of:=CONCATENATE([.$H$3];TRIM(CLEAN([.D112])); &quot; , &quot; ;CHAR(34); TRIM(CLEAN([.B112]));CHAR(34); &quot;);&quot;)" office:value-type="string" office:string-value="map.put(SUMMIT_DATA_COMMUNICATIONS_INC , &quot;Summit Data Communications, Inc.&quot;);">
            <text:p>map.put(SUMMIT_DATA_COMMUNICATIONS_INC , "Summit Data Communications, Inc.");</text:p>
          </table:table-cell>
          <table:table-cell/>
        </table:table-row>
        <table:table-row table:style-name="ro2">
          <table:table-cell table:style-name="ce2" office:value-type="string">
            <text:p>0x006F</text:p>
          </table:table-cell>
          <table:table-cell table:style-name="ce2" office:value-type="string">
            <text:p>Sound ID</text:p>
          </table:table-cell>
          <table:table-cell/>
          <table:table-cell table:formula="of:=CLEAN(SUBSTITUTE(UPPER(SUBSTITUTE(SUBSTITUTE(SUBSTITUTE(SUBSTITUTE(SUBSTITUTE(SUBSTITUTE(SUBSTITUTE(SUBSTITUTE(SUBSTITUTE([.B1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OUND_ID">
            <text:p>SOUND_ID</text:p>
          </table:table-cell>
          <table:table-cell/>
          <table:table-cell table:formula="of:=CONCATENATE([.$H$2];&quot; &quot;;TRIM(CLEAN([.D113]));&quot; = &quot;;TRIM(CLEAN([.A113]));&quot;;&quot;)" office:value-type="string" office:string-value="public static final int SOUND_ID = 0x006F;">
            <text:p>public static final int SOUND_ID = 0x006F;</text:p>
          </table:table-cell>
          <table:table-cell table:formula="of:=CONCATENATE([.$H$3];TRIM(CLEAN([.D113])); &quot; , &quot; ;CHAR(34); TRIM(CLEAN([.B113]));CHAR(34); &quot;);&quot;)" office:value-type="string" office:string-value="map.put(SOUND_ID , &quot;Sound ID&quot;);">
            <text:p>map.put(SOUND_ID , "Sound ID");</text:p>
          </table:table-cell>
          <table:table-cell/>
        </table:table-row>
        <table:table-row table:style-name="ro2">
          <table:table-cell table:style-name="ce2" office:value-type="string">
            <text:p>0x0070</text:p>
          </table:table-cell>
          <table:table-cell table:style-name="ce2" office:value-type="string">
            <text:p>Monster, LLC</text:p>
          </table:table-cell>
          <table:table-cell/>
          <table:table-cell table:formula="of:=CLEAN(SUBSTITUTE(UPPER(SUBSTITUTE(SUBSTITUTE(SUBSTITUTE(SUBSTITUTE(SUBSTITUTE(SUBSTITUTE(SUBSTITUTE(SUBSTITUTE(SUBSTITUTE([.B1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ONSTER_LLC">
            <text:p>MONSTER_LLC</text:p>
          </table:table-cell>
          <table:table-cell/>
          <table:table-cell table:formula="of:=CONCATENATE([.$H$2];&quot; &quot;;TRIM(CLEAN([.D114]));&quot; = &quot;;TRIM(CLEAN([.A114]));&quot;;&quot;)" office:value-type="string" office:string-value="public static final int MONSTER_LLC = 0x0070;">
            <text:p>public static final int MONSTER_LLC = 0x0070;</text:p>
          </table:table-cell>
          <table:table-cell table:formula="of:=CONCATENATE([.$H$3];TRIM(CLEAN([.D114])); &quot; , &quot; ;CHAR(34); TRIM(CLEAN([.B114]));CHAR(34); &quot;);&quot;)" office:value-type="string" office:string-value="map.put(MONSTER_LLC , &quot;Monster, LLC&quot;);">
            <text:p>map.put(MONSTER_LLC , "Monster, LLC");</text:p>
          </table:table-cell>
          <table:table-cell/>
        </table:table-row>
        <table:table-row table:style-name="ro2">
          <table:table-cell table:style-name="ce2" office:value-type="string">
            <text:p>0x0071</text:p>
          </table:table-cell>
          <table:table-cell table:style-name="ce2" office:value-type="string">
            <text:p>connectBlue AB</text:p>
          </table:table-cell>
          <table:table-cell/>
          <table:table-cell table:formula="of:=CLEAN(SUBSTITUTE(UPPER(SUBSTITUTE(SUBSTITUTE(SUBSTITUTE(SUBSTITUTE(SUBSTITUTE(SUBSTITUTE(SUBSTITUTE(SUBSTITUTE(SUBSTITUTE([.B1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NNECTBLUE_AB">
            <text:p>CONNECTBLUE_AB</text:p>
          </table:table-cell>
          <table:table-cell/>
          <table:table-cell table:formula="of:=CONCATENATE([.$H$2];&quot; &quot;;TRIM(CLEAN([.D115]));&quot; = &quot;;TRIM(CLEAN([.A115]));&quot;;&quot;)" office:value-type="string" office:string-value="public static final int CONNECTBLUE_AB = 0x0071;">
            <text:p>public static final int CONNECTBLUE_AB = 0x0071;</text:p>
          </table:table-cell>
          <table:table-cell table:formula="of:=CONCATENATE([.$H$3];TRIM(CLEAN([.D115])); &quot; , &quot; ;CHAR(34); TRIM(CLEAN([.B115]));CHAR(34); &quot;);&quot;)" office:value-type="string" office:string-value="map.put(CONNECTBLUE_AB , &quot;connectBlue AB&quot;);">
            <text:p>map.put(CONNECTBLUE_AB , "connectBlue AB");</text:p>
          </table:table-cell>
          <table:table-cell/>
        </table:table-row>
        <table:table-row table:style-name="ro2">
          <table:table-cell table:style-name="ce2" office:value-type="string">
            <text:p>0x0072</text:p>
          </table:table-cell>
          <table:table-cell table:style-name="ce2" office:value-type="string">
            <text:p>ShangHai Super Smart Electronics Co. Ltd.</text:p>
          </table:table-cell>
          <table:table-cell/>
          <table:table-cell table:formula="of:=CLEAN(SUBSTITUTE(UPPER(SUBSTITUTE(SUBSTITUTE(SUBSTITUTE(SUBSTITUTE(SUBSTITUTE(SUBSTITUTE(SUBSTITUTE(SUBSTITUTE(SUBSTITUTE([.B1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HANGHAI_SUPER_SMART_ELECTRONICS_CO_LTD">
            <text:p>SHANGHAI_SUPER_SMART_ELECTRONICS_CO_LTD</text:p>
          </table:table-cell>
          <table:table-cell/>
          <table:table-cell table:formula="of:=CONCATENATE([.$H$2];&quot; &quot;;TRIM(CLEAN([.D116]));&quot; = &quot;;TRIM(CLEAN([.A116]));&quot;;&quot;)" office:value-type="string" office:string-value="public static final int SHANGHAI_SUPER_SMART_ELECTRONICS_CO_LTD = 0x0072;">
            <text:p>public static final int SHANGHAI_SUPER_SMART_ELECTRONICS_CO_LTD = 0x0072;</text:p>
          </table:table-cell>
          <table:table-cell table:formula="of:=CONCATENATE([.$H$3];TRIM(CLEAN([.D116])); &quot; , &quot; ;CHAR(34); TRIM(CLEAN([.B116]));CHAR(34); &quot;);&quot;)" office:value-type="string" office:string-value="map.put(SHANGHAI_SUPER_SMART_ELECTRONICS_CO_LTD , &quot;ShangHai Super Smart Electronics Co. Ltd.&quot;);">
            <text:p>map.put(SHANGHAI_SUPER_SMART_ELECTRONICS_CO_LTD , "ShangHai Super Smart Electronics Co. Ltd.");</text:p>
          </table:table-cell>
          <table:table-cell/>
        </table:table-row>
        <table:table-row table:style-name="ro2">
          <table:table-cell table:style-name="ce2" office:value-type="string">
            <text:p>0x0073</text:p>
          </table:table-cell>
          <table:table-cell table:style-name="ce2" office:value-type="string">
            <text:p>Group Sense Ltd.</text:p>
          </table:table-cell>
          <table:table-cell/>
          <table:table-cell table:formula="of:=CLEAN(SUBSTITUTE(UPPER(SUBSTITUTE(SUBSTITUTE(SUBSTITUTE(SUBSTITUTE(SUBSTITUTE(SUBSTITUTE(SUBSTITUTE(SUBSTITUTE(SUBSTITUTE([.B1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ROUP_SENSE_LTD">
            <text:p>GROUP_SENSE_LTD</text:p>
          </table:table-cell>
          <table:table-cell/>
          <table:table-cell table:formula="of:=CONCATENATE([.$H$2];&quot; &quot;;TRIM(CLEAN([.D117]));&quot; = &quot;;TRIM(CLEAN([.A117]));&quot;;&quot;)" office:value-type="string" office:string-value="public static final int GROUP_SENSE_LTD = 0x0073;">
            <text:p>public static final int GROUP_SENSE_LTD = 0x0073;</text:p>
          </table:table-cell>
          <table:table-cell table:formula="of:=CONCATENATE([.$H$3];TRIM(CLEAN([.D117])); &quot; , &quot; ;CHAR(34); TRIM(CLEAN([.B117]));CHAR(34); &quot;);&quot;)" office:value-type="string" office:string-value="map.put(GROUP_SENSE_LTD , &quot;Group Sense Ltd.&quot;);">
            <text:p>map.put(GROUP_SENSE_LTD , "Group Sense Ltd.");</text:p>
          </table:table-cell>
          <table:table-cell/>
        </table:table-row>
        <table:table-row table:style-name="ro2">
          <table:table-cell table:style-name="ce2" office:value-type="string">
            <text:p>0x0074</text:p>
          </table:table-cell>
          <table:table-cell table:style-name="ce2" office:value-type="string">
            <text:p>Zomm, LLC</text:p>
          </table:table-cell>
          <table:table-cell/>
          <table:table-cell table:formula="of:=CLEAN(SUBSTITUTE(UPPER(SUBSTITUTE(SUBSTITUTE(SUBSTITUTE(SUBSTITUTE(SUBSTITUTE(SUBSTITUTE(SUBSTITUTE(SUBSTITUTE(SUBSTITUTE([.B1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ZOMM_LLC">
            <text:p>ZOMM_LLC</text:p>
          </table:table-cell>
          <table:table-cell/>
          <table:table-cell table:formula="of:=CONCATENATE([.$H$2];&quot; &quot;;TRIM(CLEAN([.D118]));&quot; = &quot;;TRIM(CLEAN([.A118]));&quot;;&quot;)" office:value-type="string" office:string-value="public static final int ZOMM_LLC = 0x0074;">
            <text:p>public static final int ZOMM_LLC = 0x0074;</text:p>
          </table:table-cell>
          <table:table-cell table:formula="of:=CONCATENATE([.$H$3];TRIM(CLEAN([.D118])); &quot; , &quot; ;CHAR(34); TRIM(CLEAN([.B118]));CHAR(34); &quot;);&quot;)" office:value-type="string" office:string-value="map.put(ZOMM_LLC , &quot;Zomm, LLC&quot;);">
            <text:p>map.put(ZOMM_LLC , "Zomm, LLC");</text:p>
          </table:table-cell>
          <table:table-cell/>
        </table:table-row>
        <table:table-row table:style-name="ro2">
          <table:table-cell table:style-name="ce2" office:value-type="string">
            <text:p>0x0075</text:p>
          </table:table-cell>
          <table:table-cell table:style-name="ce2" office:value-type="string">
            <text:p>Samsung Electronics Co. Ltd.</text:p>
          </table:table-cell>
          <table:table-cell/>
          <table:table-cell table:formula="of:=CLEAN(SUBSTITUTE(UPPER(SUBSTITUTE(SUBSTITUTE(SUBSTITUTE(SUBSTITUTE(SUBSTITUTE(SUBSTITUTE(SUBSTITUTE(SUBSTITUTE(SUBSTITUTE([.B1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AMSUNG_ELECTRONICS_CO_LTD">
            <text:p>SAMSUNG_ELECTRONICS_CO_LTD</text:p>
          </table:table-cell>
          <table:table-cell/>
          <table:table-cell table:formula="of:=CONCATENATE([.$H$2];&quot; &quot;;TRIM(CLEAN([.D119]));&quot; = &quot;;TRIM(CLEAN([.A119]));&quot;;&quot;)" office:value-type="string" office:string-value="public static final int SAMSUNG_ELECTRONICS_CO_LTD = 0x0075;">
            <text:p>public static final int SAMSUNG_ELECTRONICS_CO_LTD = 0x0075;</text:p>
          </table:table-cell>
          <table:table-cell table:formula="of:=CONCATENATE([.$H$3];TRIM(CLEAN([.D119])); &quot; , &quot; ;CHAR(34); TRIM(CLEAN([.B119]));CHAR(34); &quot;);&quot;)" office:value-type="string" office:string-value="map.put(SAMSUNG_ELECTRONICS_CO_LTD , &quot;Samsung Electronics Co. Ltd.&quot;);">
            <text:p>map.put(SAMSUNG_ELECTRONICS_CO_LTD , "Samsung Electronics Co. Ltd.");</text:p>
          </table:table-cell>
          <table:table-cell/>
        </table:table-row>
        <table:table-row table:style-name="ro2">
          <table:table-cell table:style-name="ce2" office:value-type="string">
            <text:p>0x0076</text:p>
          </table:table-cell>
          <table:table-cell table:style-name="ce2" office:value-type="string">
            <text:p>Creative Technology Ltd.</text:p>
          </table:table-cell>
          <table:table-cell/>
          <table:table-cell table:formula="of:=CLEAN(SUBSTITUTE(UPPER(SUBSTITUTE(SUBSTITUTE(SUBSTITUTE(SUBSTITUTE(SUBSTITUTE(SUBSTITUTE(SUBSTITUTE(SUBSTITUTE(SUBSTITUTE([.B1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REATIVE_TECHNOLOGY_LTD">
            <text:p>CREATIVE_TECHNOLOGY_LTD</text:p>
          </table:table-cell>
          <table:table-cell/>
          <table:table-cell table:formula="of:=CONCATENATE([.$H$2];&quot; &quot;;TRIM(CLEAN([.D120]));&quot; = &quot;;TRIM(CLEAN([.A120]));&quot;;&quot;)" office:value-type="string" office:string-value="public static final int CREATIVE_TECHNOLOGY_LTD = 0x0076;">
            <text:p>public static final int CREATIVE_TECHNOLOGY_LTD = 0x0076;</text:p>
          </table:table-cell>
          <table:table-cell table:formula="of:=CONCATENATE([.$H$3];TRIM(CLEAN([.D120])); &quot; , &quot; ;CHAR(34); TRIM(CLEAN([.B120]));CHAR(34); &quot;);&quot;)" office:value-type="string" office:string-value="map.put(CREATIVE_TECHNOLOGY_LTD , &quot;Creative Technology Ltd.&quot;);">
            <text:p>map.put(CREATIVE_TECHNOLOGY_LTD , "Creative Technology Ltd.");</text:p>
          </table:table-cell>
          <table:table-cell/>
        </table:table-row>
        <table:table-row table:style-name="ro2">
          <table:table-cell table:style-name="ce2" office:value-type="string">
            <text:p>0x0077</text:p>
          </table:table-cell>
          <table:table-cell table:style-name="ce2" office:value-type="string">
            <text:p>Laird Technologies</text:p>
          </table:table-cell>
          <table:table-cell/>
          <table:table-cell table:formula="of:=CLEAN(SUBSTITUTE(UPPER(SUBSTITUTE(SUBSTITUTE(SUBSTITUTE(SUBSTITUTE(SUBSTITUTE(SUBSTITUTE(SUBSTITUTE(SUBSTITUTE(SUBSTITUTE([.B1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AIRD_TECHNOLOGIES">
            <text:p>LAIRD_TECHNOLOGIES</text:p>
          </table:table-cell>
          <table:table-cell/>
          <table:table-cell table:formula="of:=CONCATENATE([.$H$2];&quot; &quot;;TRIM(CLEAN([.D121]));&quot; = &quot;;TRIM(CLEAN([.A121]));&quot;;&quot;)" office:value-type="string" office:string-value="public static final int LAIRD_TECHNOLOGIES = 0x0077;">
            <text:p>public static final int LAIRD_TECHNOLOGIES = 0x0077;</text:p>
          </table:table-cell>
          <table:table-cell table:formula="of:=CONCATENATE([.$H$3];TRIM(CLEAN([.D121])); &quot; , &quot; ;CHAR(34); TRIM(CLEAN([.B121]));CHAR(34); &quot;);&quot;)" office:value-type="string" office:string-value="map.put(LAIRD_TECHNOLOGIES , &quot;Laird Technologies&quot;);">
            <text:p>map.put(LAIRD_TECHNOLOGIES , "Laird Technologies");</text:p>
          </table:table-cell>
          <table:table-cell/>
        </table:table-row>
        <table:table-row table:style-name="ro2">
          <table:table-cell table:style-name="ce2" office:value-type="string">
            <text:p>0x0078</text:p>
          </table:table-cell>
          <table:table-cell table:style-name="ce2" office:value-type="string">
            <text:p>Nike, Inc.</text:p>
          </table:table-cell>
          <table:table-cell/>
          <table:table-cell table:formula="of:=CLEAN(SUBSTITUTE(UPPER(SUBSTITUTE(SUBSTITUTE(SUBSTITUTE(SUBSTITUTE(SUBSTITUTE(SUBSTITUTE(SUBSTITUTE(SUBSTITUTE(SUBSTITUTE([.B1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IKE_INC">
            <text:p>NIKE_INC</text:p>
          </table:table-cell>
          <table:table-cell/>
          <table:table-cell table:formula="of:=CONCATENATE([.$H$2];&quot; &quot;;TRIM(CLEAN([.D122]));&quot; = &quot;;TRIM(CLEAN([.A122]));&quot;;&quot;)" office:value-type="string" office:string-value="public static final int NIKE_INC = 0x0078;">
            <text:p>public static final int NIKE_INC = 0x0078;</text:p>
          </table:table-cell>
          <table:table-cell table:formula="of:=CONCATENATE([.$H$3];TRIM(CLEAN([.D122])); &quot; , &quot; ;CHAR(34); TRIM(CLEAN([.B122]));CHAR(34); &quot;);&quot;)" office:value-type="string" office:string-value="map.put(NIKE_INC , &quot;Nike, Inc.&quot;);">
            <text:p>map.put(NIKE_INC , "Nike, Inc.");</text:p>
          </table:table-cell>
          <table:table-cell/>
        </table:table-row>
        <table:table-row table:style-name="ro2">
          <table:table-cell table:style-name="ce2" office:value-type="string">
            <text:p>0x0079</text:p>
          </table:table-cell>
          <table:table-cell table:style-name="ce2" office:value-type="string">
            <text:p>lesswire AG</text:p>
          </table:table-cell>
          <table:table-cell/>
          <table:table-cell table:formula="of:=CLEAN(SUBSTITUTE(UPPER(SUBSTITUTE(SUBSTITUTE(SUBSTITUTE(SUBSTITUTE(SUBSTITUTE(SUBSTITUTE(SUBSTITUTE(SUBSTITUTE(SUBSTITUTE([.B1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ESSWIRE_AG">
            <text:p>LESSWIRE_AG</text:p>
          </table:table-cell>
          <table:table-cell/>
          <table:table-cell table:formula="of:=CONCATENATE([.$H$2];&quot; &quot;;TRIM(CLEAN([.D123]));&quot; = &quot;;TRIM(CLEAN([.A123]));&quot;;&quot;)" office:value-type="string" office:string-value="public static final int LESSWIRE_AG = 0x0079;">
            <text:p>public static final int LESSWIRE_AG = 0x0079;</text:p>
          </table:table-cell>
          <table:table-cell table:formula="of:=CONCATENATE([.$H$3];TRIM(CLEAN([.D123])); &quot; , &quot; ;CHAR(34); TRIM(CLEAN([.B123]));CHAR(34); &quot;);&quot;)" office:value-type="string" office:string-value="map.put(LESSWIRE_AG , &quot;lesswire AG&quot;);">
            <text:p>map.put(LESSWIRE_AG , "lesswire AG");</text:p>
          </table:table-cell>
          <table:table-cell/>
        </table:table-row>
        <table:table-row table:style-name="ro2">
          <table:table-cell table:style-name="ce2" office:value-type="string">
            <text:p>0x007A</text:p>
          </table:table-cell>
          <table:table-cell table:style-name="ce2" office:value-type="string">
            <text:p>MStar Semiconductor, Inc.</text:p>
          </table:table-cell>
          <table:table-cell/>
          <table:table-cell table:formula="of:=CLEAN(SUBSTITUTE(UPPER(SUBSTITUTE(SUBSTITUTE(SUBSTITUTE(SUBSTITUTE(SUBSTITUTE(SUBSTITUTE(SUBSTITUTE(SUBSTITUTE(SUBSTITUTE([.B1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STAR_SEMICONDUCTOR_INC">
            <text:p>MSTAR_SEMICONDUCTOR_INC</text:p>
          </table:table-cell>
          <table:table-cell/>
          <table:table-cell table:formula="of:=CONCATENATE([.$H$2];&quot; &quot;;TRIM(CLEAN([.D124]));&quot; = &quot;;TRIM(CLEAN([.A124]));&quot;;&quot;)" office:value-type="string" office:string-value="public static final int MSTAR_SEMICONDUCTOR_INC = 0x007A;">
            <text:p>public static final int MSTAR_SEMICONDUCTOR_INC = 0x007A;</text:p>
          </table:table-cell>
          <table:table-cell table:formula="of:=CONCATENATE([.$H$3];TRIM(CLEAN([.D124])); &quot; , &quot; ;CHAR(34); TRIM(CLEAN([.B124]));CHAR(34); &quot;);&quot;)" office:value-type="string" office:string-value="map.put(MSTAR_SEMICONDUCTOR_INC , &quot;MStar Semiconductor, Inc.&quot;);">
            <text:p>map.put(MSTAR_SEMICONDUCTOR_INC , "MStar Semiconductor, Inc.");</text:p>
          </table:table-cell>
          <table:table-cell/>
        </table:table-row>
        <table:table-row table:style-name="ro2">
          <table:table-cell table:style-name="ce2" office:value-type="string">
            <text:p>0x007B</text:p>
          </table:table-cell>
          <table:table-cell table:style-name="ce2" office:value-type="string">
            <text:p>Hanlynn Technologies</text:p>
          </table:table-cell>
          <table:table-cell/>
          <table:table-cell table:formula="of:=CLEAN(SUBSTITUTE(UPPER(SUBSTITUTE(SUBSTITUTE(SUBSTITUTE(SUBSTITUTE(SUBSTITUTE(SUBSTITUTE(SUBSTITUTE(SUBSTITUTE(SUBSTITUTE([.B1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ANLYNN_TECHNOLOGIES">
            <text:p>HANLYNN_TECHNOLOGIES</text:p>
          </table:table-cell>
          <table:table-cell/>
          <table:table-cell table:formula="of:=CONCATENATE([.$H$2];&quot; &quot;;TRIM(CLEAN([.D125]));&quot; = &quot;;TRIM(CLEAN([.A125]));&quot;;&quot;)" office:value-type="string" office:string-value="public static final int HANLYNN_TECHNOLOGIES = 0x007B;">
            <text:p>public static final int HANLYNN_TECHNOLOGIES = 0x007B;</text:p>
          </table:table-cell>
          <table:table-cell table:formula="of:=CONCATENATE([.$H$3];TRIM(CLEAN([.D125])); &quot; , &quot; ;CHAR(34); TRIM(CLEAN([.B125]));CHAR(34); &quot;);&quot;)" office:value-type="string" office:string-value="map.put(HANLYNN_TECHNOLOGIES , &quot;Hanlynn Technologies&quot;);">
            <text:p>map.put(HANLYNN_TECHNOLOGIES , "Hanlynn Technologies");</text:p>
          </table:table-cell>
          <table:table-cell/>
        </table:table-row>
        <table:table-row table:style-name="ro2">
          <table:table-cell table:style-name="ce2" office:value-type="string">
            <text:p>0x007C</text:p>
          </table:table-cell>
          <table:table-cell table:style-name="ce2" office:value-type="string">
            <text:p>A &amp; R Cambridge</text:p>
          </table:table-cell>
          <table:table-cell/>
          <table:table-cell table:formula="of:=CLEAN(SUBSTITUTE(UPPER(SUBSTITUTE(SUBSTITUTE(SUBSTITUTE(SUBSTITUTE(SUBSTITUTE(SUBSTITUTE(SUBSTITUTE(SUBSTITUTE(SUBSTITUTE([.B1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_R_CAMBRIDGE">
            <text:p>A_R_CAMBRIDGE</text:p>
          </table:table-cell>
          <table:table-cell/>
          <table:table-cell table:formula="of:=CONCATENATE([.$H$2];&quot; &quot;;TRIM(CLEAN([.D126]));&quot; = &quot;;TRIM(CLEAN([.A126]));&quot;;&quot;)" office:value-type="string" office:string-value="public static final int A_R_CAMBRIDGE = 0x007C;">
            <text:p>public static final int A_R_CAMBRIDGE = 0x007C;</text:p>
          </table:table-cell>
          <table:table-cell table:formula="of:=CONCATENATE([.$H$3];TRIM(CLEAN([.D126])); &quot; , &quot; ;CHAR(34); TRIM(CLEAN([.B126]));CHAR(34); &quot;);&quot;)" office:value-type="string" office:string-value="map.put(A_R_CAMBRIDGE , &quot;A &amp; R Cambridge&quot;);">
            <text:p>map.put(A_R_CAMBRIDGE , "A &amp; R Cambridge");</text:p>
          </table:table-cell>
          <table:table-cell/>
        </table:table-row>
        <table:table-row table:style-name="ro2">
          <table:table-cell table:style-name="ce2" office:value-type="string">
            <text:p>0x007D</text:p>
          </table:table-cell>
          <table:table-cell table:style-name="ce2" office:value-type="string">
            <text:p>Seers Technology Co. Ltd</text:p>
          </table:table-cell>
          <table:table-cell/>
          <table:table-cell table:formula="of:=CLEAN(SUBSTITUTE(UPPER(SUBSTITUTE(SUBSTITUTE(SUBSTITUTE(SUBSTITUTE(SUBSTITUTE(SUBSTITUTE(SUBSTITUTE(SUBSTITUTE(SUBSTITUTE([.B1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ERS_TECHNOLOGY_CO_LTD">
            <text:p>SEERS_TECHNOLOGY_CO_LTD</text:p>
          </table:table-cell>
          <table:table-cell/>
          <table:table-cell table:formula="of:=CONCATENATE([.$H$2];&quot; &quot;;TRIM(CLEAN([.D127]));&quot; = &quot;;TRIM(CLEAN([.A127]));&quot;;&quot;)" office:value-type="string" office:string-value="public static final int SEERS_TECHNOLOGY_CO_LTD = 0x007D;">
            <text:p>public static final int SEERS_TECHNOLOGY_CO_LTD = 0x007D;</text:p>
          </table:table-cell>
          <table:table-cell table:formula="of:=CONCATENATE([.$H$3];TRIM(CLEAN([.D127])); &quot; , &quot; ;CHAR(34); TRIM(CLEAN([.B127]));CHAR(34); &quot;);&quot;)" office:value-type="string" office:string-value="map.put(SEERS_TECHNOLOGY_CO_LTD , &quot;Seers Technology Co. Ltd&quot;);">
            <text:p>map.put(SEERS_TECHNOLOGY_CO_LTD , "Seers Technology Co. Ltd");</text:p>
          </table:table-cell>
          <table:table-cell/>
        </table:table-row>
        <table:table-row table:style-name="ro2">
          <table:table-cell table:style-name="ce2" office:value-type="string">
            <text:p>0x007E</text:p>
          </table:table-cell>
          <table:table-cell table:style-name="ce2" office:value-type="string">
            <text:p>Sports Tracking Technologies Ltd.</text:p>
          </table:table-cell>
          <table:table-cell/>
          <table:table-cell table:formula="of:=CLEAN(SUBSTITUTE(UPPER(SUBSTITUTE(SUBSTITUTE(SUBSTITUTE(SUBSTITUTE(SUBSTITUTE(SUBSTITUTE(SUBSTITUTE(SUBSTITUTE(SUBSTITUTE([.B1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PORTS_TRACKING_TECHNOLOGIES_LTD">
            <text:p>SPORTS_TRACKING_TECHNOLOGIES_LTD</text:p>
          </table:table-cell>
          <table:table-cell/>
          <table:table-cell table:formula="of:=CONCATENATE([.$H$2];&quot; &quot;;TRIM(CLEAN([.D128]));&quot; = &quot;;TRIM(CLEAN([.A128]));&quot;;&quot;)" office:value-type="string" office:string-value="public static final int SPORTS_TRACKING_TECHNOLOGIES_LTD = 0x007E;">
            <text:p>public static final int SPORTS_TRACKING_TECHNOLOGIES_LTD = 0x007E;</text:p>
          </table:table-cell>
          <table:table-cell table:formula="of:=CONCATENATE([.$H$3];TRIM(CLEAN([.D128])); &quot; , &quot; ;CHAR(34); TRIM(CLEAN([.B128]));CHAR(34); &quot;);&quot;)" office:value-type="string" office:string-value="map.put(SPORTS_TRACKING_TECHNOLOGIES_LTD , &quot;Sports Tracking Technologies Ltd.&quot;);">
            <text:p>map.put(SPORTS_TRACKING_TECHNOLOGIES_LTD , "Sports Tracking Technologies Ltd.");</text:p>
          </table:table-cell>
          <table:table-cell/>
        </table:table-row>
        <table:table-row table:style-name="ro2">
          <table:table-cell table:style-name="ce2" office:value-type="string">
            <text:p>0x007F</text:p>
          </table:table-cell>
          <table:table-cell table:style-name="ce2" office:value-type="string">
            <text:p>Autonet Mobile</text:p>
          </table:table-cell>
          <table:table-cell/>
          <table:table-cell table:formula="of:=CLEAN(SUBSTITUTE(UPPER(SUBSTITUTE(SUBSTITUTE(SUBSTITUTE(SUBSTITUTE(SUBSTITUTE(SUBSTITUTE(SUBSTITUTE(SUBSTITUTE(SUBSTITUTE([.B1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TONET_MOBILE">
            <text:p>AUTONET_MOBILE</text:p>
          </table:table-cell>
          <table:table-cell/>
          <table:table-cell table:formula="of:=CONCATENATE([.$H$2];&quot; &quot;;TRIM(CLEAN([.D129]));&quot; = &quot;;TRIM(CLEAN([.A129]));&quot;;&quot;)" office:value-type="string" office:string-value="public static final int AUTONET_MOBILE = 0x007F;">
            <text:p>public static final int AUTONET_MOBILE = 0x007F;</text:p>
          </table:table-cell>
          <table:table-cell table:formula="of:=CONCATENATE([.$H$3];TRIM(CLEAN([.D129])); &quot; , &quot; ;CHAR(34); TRIM(CLEAN([.B129]));CHAR(34); &quot;);&quot;)" office:value-type="string" office:string-value="map.put(AUTONET_MOBILE , &quot;Autonet Mobile&quot;);">
            <text:p>map.put(AUTONET_MOBILE , "Autonet Mobile");</text:p>
          </table:table-cell>
          <table:table-cell/>
        </table:table-row>
        <table:table-row table:style-name="ro2">
          <table:table-cell table:style-name="ce2" office:value-type="string">
            <text:p>0x0080</text:p>
          </table:table-cell>
          <table:table-cell table:style-name="ce2" office:value-type="string">
            <text:p>DeLorme Publishing Company, Inc.</text:p>
          </table:table-cell>
          <table:table-cell/>
          <table:table-cell table:formula="of:=CLEAN(SUBSTITUTE(UPPER(SUBSTITUTE(SUBSTITUTE(SUBSTITUTE(SUBSTITUTE(SUBSTITUTE(SUBSTITUTE(SUBSTITUTE(SUBSTITUTE(SUBSTITUTE([.B1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LORME_PUBLISHING_COMPANY_INC">
            <text:p>DELORME_PUBLISHING_COMPANY_INC</text:p>
          </table:table-cell>
          <table:table-cell/>
          <table:table-cell table:formula="of:=CONCATENATE([.$H$2];&quot; &quot;;TRIM(CLEAN([.D130]));&quot; = &quot;;TRIM(CLEAN([.A130]));&quot;;&quot;)" office:value-type="string" office:string-value="public static final int DELORME_PUBLISHING_COMPANY_INC = 0x0080;">
            <text:p>public static final int DELORME_PUBLISHING_COMPANY_INC = 0x0080;</text:p>
          </table:table-cell>
          <table:table-cell table:formula="of:=CONCATENATE([.$H$3];TRIM(CLEAN([.D130])); &quot; , &quot; ;CHAR(34); TRIM(CLEAN([.B130]));CHAR(34); &quot;);&quot;)" office:value-type="string" office:string-value="map.put(DELORME_PUBLISHING_COMPANY_INC , &quot;DeLorme Publishing Company, Inc.&quot;);">
            <text:p>map.put(DELORME_PUBLISHING_COMPANY_INC , "DeLorme Publishing Company, Inc.");</text:p>
          </table:table-cell>
          <table:table-cell/>
        </table:table-row>
        <table:table-row table:style-name="ro2">
          <table:table-cell table:style-name="ce2" office:value-type="string">
            <text:p>0x0081</text:p>
          </table:table-cell>
          <table:table-cell table:style-name="ce2" office:value-type="string">
            <text:p>WuXi Vimicro</text:p>
          </table:table-cell>
          <table:table-cell/>
          <table:table-cell table:formula="of:=CLEAN(SUBSTITUTE(UPPER(SUBSTITUTE(SUBSTITUTE(SUBSTITUTE(SUBSTITUTE(SUBSTITUTE(SUBSTITUTE(SUBSTITUTE(SUBSTITUTE(SUBSTITUTE([.B1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UXI_VIMICRO">
            <text:p>WUXI_VIMICRO</text:p>
          </table:table-cell>
          <table:table-cell/>
          <table:table-cell table:formula="of:=CONCATENATE([.$H$2];&quot; &quot;;TRIM(CLEAN([.D131]));&quot; = &quot;;TRIM(CLEAN([.A131]));&quot;;&quot;)" office:value-type="string" office:string-value="public static final int WUXI_VIMICRO = 0x0081;">
            <text:p>public static final int WUXI_VIMICRO = 0x0081;</text:p>
          </table:table-cell>
          <table:table-cell table:formula="of:=CONCATENATE([.$H$3];TRIM(CLEAN([.D131])); &quot; , &quot; ;CHAR(34); TRIM(CLEAN([.B131]));CHAR(34); &quot;);&quot;)" office:value-type="string" office:string-value="map.put(WUXI_VIMICRO , &quot;WuXi Vimicro&quot;);">
            <text:p>map.put(WUXI_VIMICRO , "WuXi Vimicro");</text:p>
          </table:table-cell>
          <table:table-cell/>
        </table:table-row>
        <table:table-row table:style-name="ro2">
          <table:table-cell table:style-name="ce2" office:value-type="string">
            <text:p>0x0082</text:p>
          </table:table-cell>
          <table:table-cell table:style-name="ce2" office:value-type="string">
            <text:p>Sennheiser Communications A/S</text:p>
          </table:table-cell>
          <table:table-cell/>
          <table:table-cell table:formula="of:=CLEAN(SUBSTITUTE(UPPER(SUBSTITUTE(SUBSTITUTE(SUBSTITUTE(SUBSTITUTE(SUBSTITUTE(SUBSTITUTE(SUBSTITUTE(SUBSTITUTE(SUBSTITUTE([.B1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NNHEISER_COMMUNICATIONS_A_S">
            <text:p>SENNHEISER_COMMUNICATIONS_A_S</text:p>
          </table:table-cell>
          <table:table-cell/>
          <table:table-cell table:formula="of:=CONCATENATE([.$H$2];&quot; &quot;;TRIM(CLEAN([.D132]));&quot; = &quot;;TRIM(CLEAN([.A132]));&quot;;&quot;)" office:value-type="string" office:string-value="public static final int SENNHEISER_COMMUNICATIONS_A_S = 0x0082;">
            <text:p>public static final int SENNHEISER_COMMUNICATIONS_A_S = 0x0082;</text:p>
          </table:table-cell>
          <table:table-cell table:formula="of:=CONCATENATE([.$H$3];TRIM(CLEAN([.D132])); &quot; , &quot; ;CHAR(34); TRIM(CLEAN([.B132]));CHAR(34); &quot;);&quot;)" office:value-type="string" office:string-value="map.put(SENNHEISER_COMMUNICATIONS_A_S , &quot;Sennheiser Communications A/S&quot;);">
            <text:p>map.put(SENNHEISER_COMMUNICATIONS_A_S , "Sennheiser Communications A/S");</text:p>
          </table:table-cell>
          <table:table-cell/>
        </table:table-row>
        <table:table-row table:style-name="ro2">
          <table:table-cell table:style-name="ce2" office:value-type="string">
            <text:p>0x0083</text:p>
          </table:table-cell>
          <table:table-cell table:style-name="ce2" office:value-type="string">
            <text:p>TimeKeeping Systems, Inc.</text:p>
          </table:table-cell>
          <table:table-cell/>
          <table:table-cell table:formula="of:=CLEAN(SUBSTITUTE(UPPER(SUBSTITUTE(SUBSTITUTE(SUBSTITUTE(SUBSTITUTE(SUBSTITUTE(SUBSTITUTE(SUBSTITUTE(SUBSTITUTE(SUBSTITUTE([.B1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KEEPING_SYSTEMS_INC">
            <text:p>TIMEKEEPING_SYSTEMS_INC</text:p>
          </table:table-cell>
          <table:table-cell/>
          <table:table-cell table:formula="of:=CONCATENATE([.$H$2];&quot; &quot;;TRIM(CLEAN([.D133]));&quot; = &quot;;TRIM(CLEAN([.A133]));&quot;;&quot;)" office:value-type="string" office:string-value="public static final int TIMEKEEPING_SYSTEMS_INC = 0x0083;">
            <text:p>public static final int TIMEKEEPING_SYSTEMS_INC = 0x0083;</text:p>
          </table:table-cell>
          <table:table-cell table:formula="of:=CONCATENATE([.$H$3];TRIM(CLEAN([.D133])); &quot; , &quot; ;CHAR(34); TRIM(CLEAN([.B133]));CHAR(34); &quot;);&quot;)" office:value-type="string" office:string-value="map.put(TIMEKEEPING_SYSTEMS_INC , &quot;TimeKeeping Systems, Inc.&quot;);">
            <text:p>map.put(TIMEKEEPING_SYSTEMS_INC , "TimeKeeping Systems, Inc.");</text:p>
          </table:table-cell>
          <table:table-cell/>
        </table:table-row>
        <table:table-row table:style-name="ro2">
          <table:table-cell table:style-name="ce2" office:value-type="string">
            <text:p>0x0084</text:p>
          </table:table-cell>
          <table:table-cell table:style-name="ce2" office:value-type="string">
            <text:p>Ludus Helsinki Ltd.</text:p>
          </table:table-cell>
          <table:table-cell/>
          <table:table-cell table:formula="of:=CLEAN(SUBSTITUTE(UPPER(SUBSTITUTE(SUBSTITUTE(SUBSTITUTE(SUBSTITUTE(SUBSTITUTE(SUBSTITUTE(SUBSTITUTE(SUBSTITUTE(SUBSTITUTE([.B1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UDUS_HELSINKI_LTD">
            <text:p>LUDUS_HELSINKI_LTD</text:p>
          </table:table-cell>
          <table:table-cell/>
          <table:table-cell table:formula="of:=CONCATENATE([.$H$2];&quot; &quot;;TRIM(CLEAN([.D134]));&quot; = &quot;;TRIM(CLEAN([.A134]));&quot;;&quot;)" office:value-type="string" office:string-value="public static final int LUDUS_HELSINKI_LTD = 0x0084;">
            <text:p>public static final int LUDUS_HELSINKI_LTD = 0x0084;</text:p>
          </table:table-cell>
          <table:table-cell table:formula="of:=CONCATENATE([.$H$3];TRIM(CLEAN([.D134])); &quot; , &quot; ;CHAR(34); TRIM(CLEAN([.B134]));CHAR(34); &quot;);&quot;)" office:value-type="string" office:string-value="map.put(LUDUS_HELSINKI_LTD , &quot;Ludus Helsinki Ltd.&quot;);">
            <text:p>map.put(LUDUS_HELSINKI_LTD , "Ludus Helsinki Ltd.");</text:p>
          </table:table-cell>
          <table:table-cell/>
        </table:table-row>
        <table:table-row table:style-name="ro2">
          <table:table-cell table:style-name="ce2" office:value-type="string">
            <text:p>0x0085</text:p>
          </table:table-cell>
          <table:table-cell table:style-name="ce2" office:value-type="string">
            <text:p>BlueRadios, Inc.</text:p>
          </table:table-cell>
          <table:table-cell/>
          <table:table-cell table:formula="of:=CLEAN(SUBSTITUTE(UPPER(SUBSTITUTE(SUBSTITUTE(SUBSTITUTE(SUBSTITUTE(SUBSTITUTE(SUBSTITUTE(SUBSTITUTE(SUBSTITUTE(SUBSTITUTE([.B1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UERADIOS_INC">
            <text:p>BLUERADIOS_INC</text:p>
          </table:table-cell>
          <table:table-cell/>
          <table:table-cell table:formula="of:=CONCATENATE([.$H$2];&quot; &quot;;TRIM(CLEAN([.D135]));&quot; = &quot;;TRIM(CLEAN([.A135]));&quot;;&quot;)" office:value-type="string" office:string-value="public static final int BLUERADIOS_INC = 0x0085;">
            <text:p>public static final int BLUERADIOS_INC = 0x0085;</text:p>
          </table:table-cell>
          <table:table-cell table:formula="of:=CONCATENATE([.$H$3];TRIM(CLEAN([.D135])); &quot; , &quot; ;CHAR(34); TRIM(CLEAN([.B135]));CHAR(34); &quot;);&quot;)" office:value-type="string" office:string-value="map.put(BLUERADIOS_INC , &quot;BlueRadios, Inc.&quot;);">
            <text:p>map.put(BLUERADIOS_INC , "BlueRadios, Inc.");</text:p>
          </table:table-cell>
          <table:table-cell/>
        </table:table-row>
        <table:table-row table:style-name="ro2">
          <table:table-cell table:style-name="ce2" office:value-type="string">
            <text:p>0x0086</text:p>
          </table:table-cell>
          <table:table-cell table:style-name="ce2" office:value-type="string">
            <text:p>equinox AG</text:p>
          </table:table-cell>
          <table:table-cell/>
          <table:table-cell table:formula="of:=CLEAN(SUBSTITUTE(UPPER(SUBSTITUTE(SUBSTITUTE(SUBSTITUTE(SUBSTITUTE(SUBSTITUTE(SUBSTITUTE(SUBSTITUTE(SUBSTITUTE(SUBSTITUTE([.B1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QUINOX_AG">
            <text:p>EQUINOX_AG</text:p>
          </table:table-cell>
          <table:table-cell/>
          <table:table-cell table:formula="of:=CONCATENATE([.$H$2];&quot; &quot;;TRIM(CLEAN([.D136]));&quot; = &quot;;TRIM(CLEAN([.A136]));&quot;;&quot;)" office:value-type="string" office:string-value="public static final int EQUINOX_AG = 0x0086;">
            <text:p>public static final int EQUINOX_AG = 0x0086;</text:p>
          </table:table-cell>
          <table:table-cell table:formula="of:=CONCATENATE([.$H$3];TRIM(CLEAN([.D136])); &quot; , &quot; ;CHAR(34); TRIM(CLEAN([.B136]));CHAR(34); &quot;);&quot;)" office:value-type="string" office:string-value="map.put(EQUINOX_AG , &quot;equinox AG&quot;);">
            <text:p>map.put(EQUINOX_AG , "equinox AG");</text:p>
          </table:table-cell>
          <table:table-cell/>
        </table:table-row>
        <table:table-row table:style-name="ro2">
          <table:table-cell table:style-name="ce2" office:value-type="string">
            <text:p>0x0087</text:p>
          </table:table-cell>
          <table:table-cell table:style-name="ce2" office:value-type="string">
            <text:p>Garmin International, Inc.</text:p>
          </table:table-cell>
          <table:table-cell/>
          <table:table-cell table:formula="of:=CLEAN(SUBSTITUTE(UPPER(SUBSTITUTE(SUBSTITUTE(SUBSTITUTE(SUBSTITUTE(SUBSTITUTE(SUBSTITUTE(SUBSTITUTE(SUBSTITUTE(SUBSTITUTE([.B1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ARMIN_INTERNATIONAL_INC">
            <text:p>GARMIN_INTERNATIONAL_INC</text:p>
          </table:table-cell>
          <table:table-cell/>
          <table:table-cell table:formula="of:=CONCATENATE([.$H$2];&quot; &quot;;TRIM(CLEAN([.D137]));&quot; = &quot;;TRIM(CLEAN([.A137]));&quot;;&quot;)" office:value-type="string" office:string-value="public static final int GARMIN_INTERNATIONAL_INC = 0x0087;">
            <text:p>public static final int GARMIN_INTERNATIONAL_INC = 0x0087;</text:p>
          </table:table-cell>
          <table:table-cell table:formula="of:=CONCATENATE([.$H$3];TRIM(CLEAN([.D137])); &quot; , &quot; ;CHAR(34); TRIM(CLEAN([.B137]));CHAR(34); &quot;);&quot;)" office:value-type="string" office:string-value="map.put(GARMIN_INTERNATIONAL_INC , &quot;Garmin International, Inc.&quot;);">
            <text:p>map.put(GARMIN_INTERNATIONAL_INC , "Garmin International, Inc.");</text:p>
          </table:table-cell>
          <table:table-cell/>
        </table:table-row>
        <table:table-row table:style-name="ro2">
          <table:table-cell table:style-name="ce2" office:value-type="string">
            <text:p>0x0088</text:p>
          </table:table-cell>
          <table:table-cell table:style-name="ce2" office:value-type="string">
            <text:p>Ecotest</text:p>
          </table:table-cell>
          <table:table-cell/>
          <table:table-cell table:formula="of:=CLEAN(SUBSTITUTE(UPPER(SUBSTITUTE(SUBSTITUTE(SUBSTITUTE(SUBSTITUTE(SUBSTITUTE(SUBSTITUTE(SUBSTITUTE(SUBSTITUTE(SUBSTITUTE([.B1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COTEST">
            <text:p>ECOTEST</text:p>
          </table:table-cell>
          <table:table-cell/>
          <table:table-cell table:formula="of:=CONCATENATE([.$H$2];&quot; &quot;;TRIM(CLEAN([.D138]));&quot; = &quot;;TRIM(CLEAN([.A138]));&quot;;&quot;)" office:value-type="string" office:string-value="public static final int ECOTEST = 0x0088;">
            <text:p>public static final int ECOTEST = 0x0088;</text:p>
          </table:table-cell>
          <table:table-cell table:formula="of:=CONCATENATE([.$H$3];TRIM(CLEAN([.D138])); &quot; , &quot; ;CHAR(34); TRIM(CLEAN([.B138]));CHAR(34); &quot;);&quot;)" office:value-type="string" office:string-value="map.put(ECOTEST , &quot;Ecotest&quot;);">
            <text:p>map.put(ECOTEST , "Ecotest");</text:p>
          </table:table-cell>
          <table:table-cell/>
        </table:table-row>
        <table:table-row table:style-name="ro2">
          <table:table-cell table:style-name="ce2" office:value-type="string">
            <text:p>0x0089</text:p>
          </table:table-cell>
          <table:table-cell table:style-name="ce2" office:value-type="string">
            <text:p>GN ReSound A/S</text:p>
          </table:table-cell>
          <table:table-cell/>
          <table:table-cell table:formula="of:=CLEAN(SUBSTITUTE(UPPER(SUBSTITUTE(SUBSTITUTE(SUBSTITUTE(SUBSTITUTE(SUBSTITUTE(SUBSTITUTE(SUBSTITUTE(SUBSTITUTE(SUBSTITUTE([.B1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N_RESOUND_A_S">
            <text:p>GN_RESOUND_A_S</text:p>
          </table:table-cell>
          <table:table-cell/>
          <table:table-cell table:formula="of:=CONCATENATE([.$H$2];&quot; &quot;;TRIM(CLEAN([.D139]));&quot; = &quot;;TRIM(CLEAN([.A139]));&quot;;&quot;)" office:value-type="string" office:string-value="public static final int GN_RESOUND_A_S = 0x0089;">
            <text:p>public static final int GN_RESOUND_A_S = 0x0089;</text:p>
          </table:table-cell>
          <table:table-cell table:formula="of:=CONCATENATE([.$H$3];TRIM(CLEAN([.D139])); &quot; , &quot; ;CHAR(34); TRIM(CLEAN([.B139]));CHAR(34); &quot;);&quot;)" office:value-type="string" office:string-value="map.put(GN_RESOUND_A_S , &quot;GN ReSound A/S&quot;);">
            <text:p>map.put(GN_RESOUND_A_S , "GN ReSound A/S");</text:p>
          </table:table-cell>
          <table:table-cell/>
        </table:table-row>
        <table:table-row table:style-name="ro2">
          <table:table-cell table:style-name="ce2" office:value-type="string">
            <text:p>0x008A</text:p>
          </table:table-cell>
          <table:table-cell table:style-name="ce2" office:value-type="string">
            <text:p>Jawbone</text:p>
          </table:table-cell>
          <table:table-cell/>
          <table:table-cell table:formula="of:=CLEAN(SUBSTITUTE(UPPER(SUBSTITUTE(SUBSTITUTE(SUBSTITUTE(SUBSTITUTE(SUBSTITUTE(SUBSTITUTE(SUBSTITUTE(SUBSTITUTE(SUBSTITUTE([.B1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JAWBONE">
            <text:p>JAWBONE</text:p>
          </table:table-cell>
          <table:table-cell/>
          <table:table-cell table:formula="of:=CONCATENATE([.$H$2];&quot; &quot;;TRIM(CLEAN([.D140]));&quot; = &quot;;TRIM(CLEAN([.A140]));&quot;;&quot;)" office:value-type="string" office:string-value="public static final int JAWBONE = 0x008A;">
            <text:p>public static final int JAWBONE = 0x008A;</text:p>
          </table:table-cell>
          <table:table-cell table:formula="of:=CONCATENATE([.$H$3];TRIM(CLEAN([.D140])); &quot; , &quot; ;CHAR(34); TRIM(CLEAN([.B140]));CHAR(34); &quot;);&quot;)" office:value-type="string" office:string-value="map.put(JAWBONE , &quot;Jawbone&quot;);">
            <text:p>map.put(JAWBONE , "Jawbone");</text:p>
          </table:table-cell>
          <table:table-cell/>
        </table:table-row>
        <table:table-row table:style-name="ro2">
          <table:table-cell table:style-name="ce2" office:value-type="string">
            <text:p>0x008B</text:p>
          </table:table-cell>
          <table:table-cell table:style-name="ce2" office:value-type="string">
            <text:p>Topcorn Positioning Systems, LLC</text:p>
          </table:table-cell>
          <table:table-cell/>
          <table:table-cell table:formula="of:=CLEAN(SUBSTITUTE(UPPER(SUBSTITUTE(SUBSTITUTE(SUBSTITUTE(SUBSTITUTE(SUBSTITUTE(SUBSTITUTE(SUBSTITUTE(SUBSTITUTE(SUBSTITUTE([.B1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OPCORN_POSITIONING_SYSTEMS_LLC">
            <text:p>TOPCORN_POSITIONING_SYSTEMS_LLC</text:p>
          </table:table-cell>
          <table:table-cell/>
          <table:table-cell table:formula="of:=CONCATENATE([.$H$2];&quot; &quot;;TRIM(CLEAN([.D141]));&quot; = &quot;;TRIM(CLEAN([.A141]));&quot;;&quot;)" office:value-type="string" office:string-value="public static final int TOPCORN_POSITIONING_SYSTEMS_LLC = 0x008B;">
            <text:p>public static final int TOPCORN_POSITIONING_SYSTEMS_LLC = 0x008B;</text:p>
          </table:table-cell>
          <table:table-cell table:formula="of:=CONCATENATE([.$H$3];TRIM(CLEAN([.D141])); &quot; , &quot; ;CHAR(34); TRIM(CLEAN([.B141]));CHAR(34); &quot;);&quot;)" office:value-type="string" office:string-value="map.put(TOPCORN_POSITIONING_SYSTEMS_LLC , &quot;Topcorn Positioning Systems, LLC&quot;);">
            <text:p>map.put(TOPCORN_POSITIONING_SYSTEMS_LLC , "Topcorn Positioning Systems, LLC");</text:p>
          </table:table-cell>
          <table:table-cell/>
        </table:table-row>
        <table:table-row table:style-name="ro1">
          <table:table-cell table:style-name="ce2" office:value-type="string">
            <text:p>0x008C</text:p>
          </table:table-cell>
          <table:table-cell table:style-name="ce2" office:value-type="string">
            <text:p>Qualcomm Retail Solutions, Inc. (formerly Qualcomm Labs, Inc.)</text:p>
          </table:table-cell>
          <table:table-cell/>
          <table:table-cell table:formula="of:=CLEAN(SUBSTITUTE(UPPER(SUBSTITUTE(SUBSTITUTE(SUBSTITUTE(SUBSTITUTE(SUBSTITUTE(SUBSTITUTE(SUBSTITUTE(SUBSTITUTE(SUBSTITUTE([.B1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_RETAIL_SOLUTIONS_INC_FORMERLY_QUALCOMM_LABS_INC">
            <text:p>QUALCOMM_RETAIL_SOLUTIONS_INC_FORMERLY_QUALCOMM_LABS_INC</text:p>
          </table:table-cell>
          <table:table-cell/>
          <table:table-cell table:formula="of:=CONCATENATE([.$H$2];&quot; &quot;;TRIM(CLEAN([.D142]));&quot; = &quot;;TRIM(CLEAN([.A142]));&quot;;&quot;)" office:value-type="string" office:string-value="public static final int QUALCOMM_RETAIL_SOLUTIONS_INC_FORMERLY_QUALCOMM_LABS_INC = 0x008C;">
            <text:p>public static final int QUALCOMM_RETAIL_SOLUTIONS_INC_FORMERLY_QUALCOMM_LABS_INC = 0x008C;</text:p>
          </table:table-cell>
          <table:table-cell table:formula="of:=CONCATENATE([.$H$3];TRIM(CLEAN([.D142])); &quot; , &quot; ;CHAR(34); TRIM(CLEAN([.B142]));CHAR(34); &quot;);&quot;)" office:value-type="string" office:string-value="map.put(QUALCOMM_RETAIL_SOLUTIONS_INC_FORMERLY_QUALCOMM_LABS_INC , &quot;Qualcomm Retail Solutions, Inc. (formerly Qualcomm Labs, Inc.)&quot;);">
            <text:p>map.put(QUALCOMM_RETAIL_SOLUTIONS_INC_FORMERLY_QUALCOMM_LABS_INC , "Qualcomm Retail Solutions, Inc. (formerly Qualcomm Labs, Inc.)");</text:p>
          </table:table-cell>
          <table:table-cell/>
        </table:table-row>
        <table:table-row table:style-name="ro2">
          <table:table-cell table:style-name="ce2" office:value-type="string">
            <text:p>0x008D</text:p>
          </table:table-cell>
          <table:table-cell table:style-name="ce2" office:value-type="string">
            <text:p>Zscan Software</text:p>
          </table:table-cell>
          <table:table-cell/>
          <table:table-cell table:formula="of:=CLEAN(SUBSTITUTE(UPPER(SUBSTITUTE(SUBSTITUTE(SUBSTITUTE(SUBSTITUTE(SUBSTITUTE(SUBSTITUTE(SUBSTITUTE(SUBSTITUTE(SUBSTITUTE([.B1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ZSCAN_SOFTWARE">
            <text:p>ZSCAN_SOFTWARE</text:p>
          </table:table-cell>
          <table:table-cell/>
          <table:table-cell table:formula="of:=CONCATENATE([.$H$2];&quot; &quot;;TRIM(CLEAN([.D143]));&quot; = &quot;;TRIM(CLEAN([.A143]));&quot;;&quot;)" office:value-type="string" office:string-value="public static final int ZSCAN_SOFTWARE = 0x008D;">
            <text:p>public static final int ZSCAN_SOFTWARE = 0x008D;</text:p>
          </table:table-cell>
          <table:table-cell table:formula="of:=CONCATENATE([.$H$3];TRIM(CLEAN([.D143])); &quot; , &quot; ;CHAR(34); TRIM(CLEAN([.B143]));CHAR(34); &quot;);&quot;)" office:value-type="string" office:string-value="map.put(ZSCAN_SOFTWARE , &quot;Zscan Software&quot;);">
            <text:p>map.put(ZSCAN_SOFTWARE , "Zscan Software");</text:p>
          </table:table-cell>
          <table:table-cell/>
        </table:table-row>
        <table:table-row table:style-name="ro2">
          <table:table-cell table:style-name="ce2" office:value-type="string">
            <text:p>0x008E</text:p>
          </table:table-cell>
          <table:table-cell table:style-name="ce2" office:value-type="string">
            <text:p>Quintic Corp.</text:p>
          </table:table-cell>
          <table:table-cell/>
          <table:table-cell table:formula="of:=CLEAN(SUBSTITUTE(UPPER(SUBSTITUTE(SUBSTITUTE(SUBSTITUTE(SUBSTITUTE(SUBSTITUTE(SUBSTITUTE(SUBSTITUTE(SUBSTITUTE(SUBSTITUTE([.B1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INTIC_CORP">
            <text:p>QUINTIC_CORP</text:p>
          </table:table-cell>
          <table:table-cell/>
          <table:table-cell table:formula="of:=CONCATENATE([.$H$2];&quot; &quot;;TRIM(CLEAN([.D144]));&quot; = &quot;;TRIM(CLEAN([.A144]));&quot;;&quot;)" office:value-type="string" office:string-value="public static final int QUINTIC_CORP = 0x008E;">
            <text:p>public static final int QUINTIC_CORP = 0x008E;</text:p>
          </table:table-cell>
          <table:table-cell table:formula="of:=CONCATENATE([.$H$3];TRIM(CLEAN([.D144])); &quot; , &quot; ;CHAR(34); TRIM(CLEAN([.B144]));CHAR(34); &quot;);&quot;)" office:value-type="string" office:string-value="map.put(QUINTIC_CORP , &quot;Quintic Corp.&quot;);">
            <text:p>map.put(QUINTIC_CORP , "Quintic Corp.");</text:p>
          </table:table-cell>
          <table:table-cell/>
        </table:table-row>
        <table:table-row table:style-name="ro2">
          <table:table-cell table:style-name="ce2" office:value-type="string">
            <text:p>0x008F</text:p>
          </table:table-cell>
          <table:table-cell table:style-name="ce2" office:value-type="string">
            <text:p>Stollman E+V GmbH</text:p>
          </table:table-cell>
          <table:table-cell/>
          <table:table-cell table:formula="of:=CLEAN(SUBSTITUTE(UPPER(SUBSTITUTE(SUBSTITUTE(SUBSTITUTE(SUBSTITUTE(SUBSTITUTE(SUBSTITUTE(SUBSTITUTE(SUBSTITUTE(SUBSTITUTE([.B1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OLLMAN_EV_GMBH">
            <text:p>STOLLMAN_EV_GMBH</text:p>
          </table:table-cell>
          <table:table-cell/>
          <table:table-cell table:formula="of:=CONCATENATE([.$H$2];&quot; &quot;;TRIM(CLEAN([.D145]));&quot; = &quot;;TRIM(CLEAN([.A145]));&quot;;&quot;)" office:value-type="string" office:string-value="public static final int STOLLMAN_EV_GMBH = 0x008F;">
            <text:p>public static final int STOLLMAN_EV_GMBH = 0x008F;</text:p>
          </table:table-cell>
          <table:table-cell table:formula="of:=CONCATENATE([.$H$3];TRIM(CLEAN([.D145])); &quot; , &quot; ;CHAR(34); TRIM(CLEAN([.B145]));CHAR(34); &quot;);&quot;)" office:value-type="string" office:string-value="map.put(STOLLMAN_EV_GMBH , &quot;Stollman E+V GmbH&quot;);">
            <text:p>map.put(STOLLMAN_EV_GMBH , "Stollman E+V GmbH");</text:p>
          </table:table-cell>
          <table:table-cell/>
        </table:table-row>
        <table:table-row table:style-name="ro2">
          <table:table-cell table:style-name="ce2" office:value-type="string">
            <text:p>0x0090</text:p>
          </table:table-cell>
          <table:table-cell table:style-name="ce2" office:value-type="string">
            <text:p>Funai Electric Co., Ltd.</text:p>
          </table:table-cell>
          <table:table-cell/>
          <table:table-cell table:formula="of:=CLEAN(SUBSTITUTE(UPPER(SUBSTITUTE(SUBSTITUTE(SUBSTITUTE(SUBSTITUTE(SUBSTITUTE(SUBSTITUTE(SUBSTITUTE(SUBSTITUTE(SUBSTITUTE([.B1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UNAI_ELECTRIC_CO_LTD">
            <text:p>FUNAI_ELECTRIC_CO_LTD</text:p>
          </table:table-cell>
          <table:table-cell/>
          <table:table-cell table:formula="of:=CONCATENATE([.$H$2];&quot; &quot;;TRIM(CLEAN([.D146]));&quot; = &quot;;TRIM(CLEAN([.A146]));&quot;;&quot;)" office:value-type="string" office:string-value="public static final int FUNAI_ELECTRIC_CO_LTD = 0x0090;">
            <text:p>public static final int FUNAI_ELECTRIC_CO_LTD = 0x0090;</text:p>
          </table:table-cell>
          <table:table-cell table:formula="of:=CONCATENATE([.$H$3];TRIM(CLEAN([.D146])); &quot; , &quot; ;CHAR(34); TRIM(CLEAN([.B146]));CHAR(34); &quot;);&quot;)" office:value-type="string" office:string-value="map.put(FUNAI_ELECTRIC_CO_LTD , &quot;Funai Electric Co., Ltd.&quot;);">
            <text:p>map.put(FUNAI_ELECTRIC_CO_LTD , "Funai Electric Co., Ltd.");</text:p>
          </table:table-cell>
          <table:table-cell/>
        </table:table-row>
        <table:table-row table:style-name="ro2">
          <table:table-cell table:style-name="ce2" office:value-type="string">
            <text:p>0x0091</text:p>
          </table:table-cell>
          <table:table-cell table:style-name="ce2" office:value-type="string">
            <text:p>Advanced PANMOBIL Systems GmbH &amp; Co. KG</text:p>
          </table:table-cell>
          <table:table-cell/>
          <table:table-cell table:formula="of:=CLEAN(SUBSTITUTE(UPPER(SUBSTITUTE(SUBSTITUTE(SUBSTITUTE(SUBSTITUTE(SUBSTITUTE(SUBSTITUTE(SUBSTITUTE(SUBSTITUTE(SUBSTITUTE([.B1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DVANCED_PANMOBIL_SYSTEMS_GMBH_CO_KG">
            <text:p>ADVANCED_PANMOBIL_SYSTEMS_GMBH_CO_KG</text:p>
          </table:table-cell>
          <table:table-cell/>
          <table:table-cell table:formula="of:=CONCATENATE([.$H$2];&quot; &quot;;TRIM(CLEAN([.D147]));&quot; = &quot;;TRIM(CLEAN([.A147]));&quot;;&quot;)" office:value-type="string" office:string-value="public static final int ADVANCED_PANMOBIL_SYSTEMS_GMBH_CO_KG = 0x0091;">
            <text:p>public static final int ADVANCED_PANMOBIL_SYSTEMS_GMBH_CO_KG = 0x0091;</text:p>
          </table:table-cell>
          <table:table-cell table:formula="of:=CONCATENATE([.$H$3];TRIM(CLEAN([.D147])); &quot; , &quot; ;CHAR(34); TRIM(CLEAN([.B147]));CHAR(34); &quot;);&quot;)" office:value-type="string" office:string-value="map.put(ADVANCED_PANMOBIL_SYSTEMS_GMBH_CO_KG , &quot;Advanced PANMOBIL Systems GmbH &amp; Co. KG&quot;);">
            <text:p>map.put(ADVANCED_PANMOBIL_SYSTEMS_GMBH_CO_KG , "Advanced PANMOBIL Systems GmbH &amp; Co. KG");</text:p>
          </table:table-cell>
          <table:table-cell/>
        </table:table-row>
        <table:table-row table:style-name="ro2">
          <table:table-cell table:style-name="ce2" office:value-type="string">
            <text:p>0x0092</text:p>
          </table:table-cell>
          <table:table-cell table:style-name="ce2" office:value-type="string">
            <text:p>ThinkOptics, Inc.</text:p>
          </table:table-cell>
          <table:table-cell/>
          <table:table-cell table:formula="of:=CLEAN(SUBSTITUTE(UPPER(SUBSTITUTE(SUBSTITUTE(SUBSTITUTE(SUBSTITUTE(SUBSTITUTE(SUBSTITUTE(SUBSTITUTE(SUBSTITUTE(SUBSTITUTE([.B1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HINKOPTICS_INC">
            <text:p>THINKOPTICS_INC</text:p>
          </table:table-cell>
          <table:table-cell/>
          <table:table-cell table:formula="of:=CONCATENATE([.$H$2];&quot; &quot;;TRIM(CLEAN([.D148]));&quot; = &quot;;TRIM(CLEAN([.A148]));&quot;;&quot;)" office:value-type="string" office:string-value="public static final int THINKOPTICS_INC = 0x0092;">
            <text:p>public static final int THINKOPTICS_INC = 0x0092;</text:p>
          </table:table-cell>
          <table:table-cell table:formula="of:=CONCATENATE([.$H$3];TRIM(CLEAN([.D148])); &quot; , &quot; ;CHAR(34); TRIM(CLEAN([.B148]));CHAR(34); &quot;);&quot;)" office:value-type="string" office:string-value="map.put(THINKOPTICS_INC , &quot;ThinkOptics, Inc.&quot;);">
            <text:p>map.put(THINKOPTICS_INC , "ThinkOptics, Inc.");</text:p>
          </table:table-cell>
          <table:table-cell/>
        </table:table-row>
        <table:table-row table:style-name="ro2">
          <table:table-cell table:style-name="ce2" office:value-type="string">
            <text:p>0x0093</text:p>
          </table:table-cell>
          <table:table-cell table:style-name="ce2" office:value-type="string">
            <text:p>Universal Electronics, Inc.</text:p>
          </table:table-cell>
          <table:table-cell/>
          <table:table-cell table:formula="of:=CLEAN(SUBSTITUTE(UPPER(SUBSTITUTE(SUBSTITUTE(SUBSTITUTE(SUBSTITUTE(SUBSTITUTE(SUBSTITUTE(SUBSTITUTE(SUBSTITUTE(SUBSTITUTE([.B1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NIVERSAL_ELECTRONICS_INC">
            <text:p>UNIVERSAL_ELECTRONICS_INC</text:p>
          </table:table-cell>
          <table:table-cell/>
          <table:table-cell table:formula="of:=CONCATENATE([.$H$2];&quot; &quot;;TRIM(CLEAN([.D149]));&quot; = &quot;;TRIM(CLEAN([.A149]));&quot;;&quot;)" office:value-type="string" office:string-value="public static final int UNIVERSAL_ELECTRONICS_INC = 0x0093;">
            <text:p>public static final int UNIVERSAL_ELECTRONICS_INC = 0x0093;</text:p>
          </table:table-cell>
          <table:table-cell table:formula="of:=CONCATENATE([.$H$3];TRIM(CLEAN([.D149])); &quot; , &quot; ;CHAR(34); TRIM(CLEAN([.B149]));CHAR(34); &quot;);&quot;)" office:value-type="string" office:string-value="map.put(UNIVERSAL_ELECTRONICS_INC , &quot;Universal Electronics, Inc.&quot;);">
            <text:p>map.put(UNIVERSAL_ELECTRONICS_INC , "Universal Electronics, Inc.");</text:p>
          </table:table-cell>
          <table:table-cell/>
        </table:table-row>
        <table:table-row table:style-name="ro2">
          <table:table-cell table:style-name="ce2" office:value-type="string">
            <text:p>0x0094</text:p>
          </table:table-cell>
          <table:table-cell table:style-name="ce2" office:value-type="string">
            <text:p>Airoha Technology Corp.</text:p>
          </table:table-cell>
          <table:table-cell/>
          <table:table-cell table:formula="of:=CLEAN(SUBSTITUTE(UPPER(SUBSTITUTE(SUBSTITUTE(SUBSTITUTE(SUBSTITUTE(SUBSTITUTE(SUBSTITUTE(SUBSTITUTE(SUBSTITUTE(SUBSTITUTE([.B1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IROHA_TECHNOLOGY_CORP">
            <text:p>AIROHA_TECHNOLOGY_CORP</text:p>
          </table:table-cell>
          <table:table-cell/>
          <table:table-cell table:formula="of:=CONCATENATE([.$H$2];&quot; &quot;;TRIM(CLEAN([.D150]));&quot; = &quot;;TRIM(CLEAN([.A150]));&quot;;&quot;)" office:value-type="string" office:string-value="public static final int AIROHA_TECHNOLOGY_CORP = 0x0094;">
            <text:p>public static final int AIROHA_TECHNOLOGY_CORP = 0x0094;</text:p>
          </table:table-cell>
          <table:table-cell table:formula="of:=CONCATENATE([.$H$3];TRIM(CLEAN([.D150])); &quot; , &quot; ;CHAR(34); TRIM(CLEAN([.B150]));CHAR(34); &quot;);&quot;)" office:value-type="string" office:string-value="map.put(AIROHA_TECHNOLOGY_CORP , &quot;Airoha Technology Corp.&quot;);">
            <text:p>map.put(AIROHA_TECHNOLOGY_CORP , "Airoha Technology Corp.");</text:p>
          </table:table-cell>
          <table:table-cell/>
        </table:table-row>
        <table:table-row table:style-name="ro2">
          <table:table-cell table:style-name="ce2" office:value-type="string">
            <text:p>0x0095</text:p>
          </table:table-cell>
          <table:table-cell table:style-name="ce2" office:value-type="string">
            <text:p>NEC Lighting, Ltd.</text:p>
          </table:table-cell>
          <table:table-cell/>
          <table:table-cell table:formula="of:=CLEAN(SUBSTITUTE(UPPER(SUBSTITUTE(SUBSTITUTE(SUBSTITUTE(SUBSTITUTE(SUBSTITUTE(SUBSTITUTE(SUBSTITUTE(SUBSTITUTE(SUBSTITUTE([.B1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EC_LIGHTING_LTD">
            <text:p>NEC_LIGHTING_LTD</text:p>
          </table:table-cell>
          <table:table-cell/>
          <table:table-cell table:formula="of:=CONCATENATE([.$H$2];&quot; &quot;;TRIM(CLEAN([.D151]));&quot; = &quot;;TRIM(CLEAN([.A151]));&quot;;&quot;)" office:value-type="string" office:string-value="public static final int NEC_LIGHTING_LTD = 0x0095;">
            <text:p>public static final int NEC_LIGHTING_LTD = 0x0095;</text:p>
          </table:table-cell>
          <table:table-cell table:formula="of:=CONCATENATE([.$H$3];TRIM(CLEAN([.D151])); &quot; , &quot; ;CHAR(34); TRIM(CLEAN([.B151]));CHAR(34); &quot;);&quot;)" office:value-type="string" office:string-value="map.put(NEC_LIGHTING_LTD , &quot;NEC Lighting, Ltd.&quot;);">
            <text:p>map.put(NEC_LIGHTING_LTD , "NEC Lighting, Ltd.");</text:p>
          </table:table-cell>
          <table:table-cell/>
        </table:table-row>
        <table:table-row table:style-name="ro2">
          <table:table-cell table:style-name="ce2" office:value-type="string">
            <text:p>0x0096</text:p>
          </table:table-cell>
          <table:table-cell table:style-name="ce2" office:value-type="string">
            <text:p>ODM Technology, Inc.</text:p>
          </table:table-cell>
          <table:table-cell/>
          <table:table-cell table:formula="of:=CLEAN(SUBSTITUTE(UPPER(SUBSTITUTE(SUBSTITUTE(SUBSTITUTE(SUBSTITUTE(SUBSTITUTE(SUBSTITUTE(SUBSTITUTE(SUBSTITUTE(SUBSTITUTE([.B1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DM_TECHNOLOGY_INC">
            <text:p>ODM_TECHNOLOGY_INC</text:p>
          </table:table-cell>
          <table:table-cell/>
          <table:table-cell table:formula="of:=CONCATENATE([.$H$2];&quot; &quot;;TRIM(CLEAN([.D152]));&quot; = &quot;;TRIM(CLEAN([.A152]));&quot;;&quot;)" office:value-type="string" office:string-value="public static final int ODM_TECHNOLOGY_INC = 0x0096;">
            <text:p>public static final int ODM_TECHNOLOGY_INC = 0x0096;</text:p>
          </table:table-cell>
          <table:table-cell table:formula="of:=CONCATENATE([.$H$3];TRIM(CLEAN([.D152])); &quot; , &quot; ;CHAR(34); TRIM(CLEAN([.B152]));CHAR(34); &quot;);&quot;)" office:value-type="string" office:string-value="map.put(ODM_TECHNOLOGY_INC , &quot;ODM Technology, Inc.&quot;);">
            <text:p>map.put(ODM_TECHNOLOGY_INC , "ODM Technology, Inc.");</text:p>
          </table:table-cell>
          <table:table-cell/>
        </table:table-row>
        <table:table-row table:style-name="ro2">
          <table:table-cell table:style-name="ce2" office:value-type="string">
            <text:p>0x0097</text:p>
          </table:table-cell>
          <table:table-cell table:style-name="ce2" office:value-type="string">
            <text:p>ConnecteDevice Ltd.</text:p>
          </table:table-cell>
          <table:table-cell/>
          <table:table-cell table:formula="of:=CLEAN(SUBSTITUTE(UPPER(SUBSTITUTE(SUBSTITUTE(SUBSTITUTE(SUBSTITUTE(SUBSTITUTE(SUBSTITUTE(SUBSTITUTE(SUBSTITUTE(SUBSTITUTE([.B1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NNECTEDEVICE_LTD">
            <text:p>CONNECTEDEVICE_LTD</text:p>
          </table:table-cell>
          <table:table-cell/>
          <table:table-cell table:formula="of:=CONCATENATE([.$H$2];&quot; &quot;;TRIM(CLEAN([.D153]));&quot; = &quot;;TRIM(CLEAN([.A153]));&quot;;&quot;)" office:value-type="string" office:string-value="public static final int CONNECTEDEVICE_LTD = 0x0097;">
            <text:p>public static final int CONNECTEDEVICE_LTD = 0x0097;</text:p>
          </table:table-cell>
          <table:table-cell table:formula="of:=CONCATENATE([.$H$3];TRIM(CLEAN([.D153])); &quot; , &quot; ;CHAR(34); TRIM(CLEAN([.B153]));CHAR(34); &quot;);&quot;)" office:value-type="string" office:string-value="map.put(CONNECTEDEVICE_LTD , &quot;ConnecteDevice Ltd.&quot;);">
            <text:p>map.put(CONNECTEDEVICE_LTD , "ConnecteDevice Ltd.");</text:p>
          </table:table-cell>
          <table:table-cell/>
        </table:table-row>
        <table:table-row table:style-name="ro2">
          <table:table-cell table:style-name="ce2" office:value-type="string">
            <text:p>0x0098</text:p>
          </table:table-cell>
          <table:table-cell table:style-name="ce2" office:value-type="string">
            <text:p>zer01.tv GmbH</text:p>
          </table:table-cell>
          <table:table-cell/>
          <table:table-cell table:formula="of:=CLEAN(SUBSTITUTE(UPPER(SUBSTITUTE(SUBSTITUTE(SUBSTITUTE(SUBSTITUTE(SUBSTITUTE(SUBSTITUTE(SUBSTITUTE(SUBSTITUTE(SUBSTITUTE([.B1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ZER01TV_GMBH">
            <text:p>ZER01TV_GMBH</text:p>
          </table:table-cell>
          <table:table-cell/>
          <table:table-cell table:formula="of:=CONCATENATE([.$H$2];&quot; &quot;;TRIM(CLEAN([.D154]));&quot; = &quot;;TRIM(CLEAN([.A154]));&quot;;&quot;)" office:value-type="string" office:string-value="public static final int ZER01TV_GMBH = 0x0098;">
            <text:p>public static final int ZER01TV_GMBH = 0x0098;</text:p>
          </table:table-cell>
          <table:table-cell table:formula="of:=CONCATENATE([.$H$3];TRIM(CLEAN([.D154])); &quot; , &quot; ;CHAR(34); TRIM(CLEAN([.B154]));CHAR(34); &quot;);&quot;)" office:value-type="string" office:string-value="map.put(ZER01TV_GMBH , &quot;zer01.tv GmbH&quot;);">
            <text:p>map.put(ZER01TV_GMBH , "zer01.tv GmbH");</text:p>
          </table:table-cell>
          <table:table-cell/>
        </table:table-row>
        <table:table-row table:style-name="ro2">
          <table:table-cell table:style-name="ce2" office:value-type="string">
            <text:p>0x0099</text:p>
          </table:table-cell>
          <table:table-cell table:style-name="ce2" office:value-type="string">
            <text:p>i.Tech Dynamic Global Distribution Ltd.</text:p>
          </table:table-cell>
          <table:table-cell/>
          <table:table-cell table:formula="of:=CLEAN(SUBSTITUTE(UPPER(SUBSTITUTE(SUBSTITUTE(SUBSTITUTE(SUBSTITUTE(SUBSTITUTE(SUBSTITUTE(SUBSTITUTE(SUBSTITUTE(SUBSTITUTE([.B1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TECH_DYNAMIC_GLOBAL_DISTRIBUTION_LTD">
            <text:p>ITECH_DYNAMIC_GLOBAL_DISTRIBUTION_LTD</text:p>
          </table:table-cell>
          <table:table-cell/>
          <table:table-cell table:formula="of:=CONCATENATE([.$H$2];&quot; &quot;;TRIM(CLEAN([.D155]));&quot; = &quot;;TRIM(CLEAN([.A155]));&quot;;&quot;)" office:value-type="string" office:string-value="public static final int ITECH_DYNAMIC_GLOBAL_DISTRIBUTION_LTD = 0x0099;">
            <text:p>public static final int ITECH_DYNAMIC_GLOBAL_DISTRIBUTION_LTD = 0x0099;</text:p>
          </table:table-cell>
          <table:table-cell table:formula="of:=CONCATENATE([.$H$3];TRIM(CLEAN([.D155])); &quot; , &quot; ;CHAR(34); TRIM(CLEAN([.B155]));CHAR(34); &quot;);&quot;)" office:value-type="string" office:string-value="map.put(ITECH_DYNAMIC_GLOBAL_DISTRIBUTION_LTD , &quot;i.Tech Dynamic Global Distribution Ltd.&quot;);">
            <text:p>map.put(ITECH_DYNAMIC_GLOBAL_DISTRIBUTION_LTD , "i.Tech Dynamic Global Distribution Ltd.");</text:p>
          </table:table-cell>
          <table:table-cell/>
        </table:table-row>
        <table:table-row table:style-name="ro2">
          <table:table-cell table:style-name="ce2" office:value-type="string">
            <text:p>0x009A</text:p>
          </table:table-cell>
          <table:table-cell table:style-name="ce2" office:value-type="string">
            <text:p>Alpwise</text:p>
          </table:table-cell>
          <table:table-cell/>
          <table:table-cell table:formula="of:=CLEAN(SUBSTITUTE(UPPER(SUBSTITUTE(SUBSTITUTE(SUBSTITUTE(SUBSTITUTE(SUBSTITUTE(SUBSTITUTE(SUBSTITUTE(SUBSTITUTE(SUBSTITUTE([.B1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LPWISE">
            <text:p>ALPWISE</text:p>
          </table:table-cell>
          <table:table-cell/>
          <table:table-cell table:formula="of:=CONCATENATE([.$H$2];&quot; &quot;;TRIM(CLEAN([.D156]));&quot; = &quot;;TRIM(CLEAN([.A156]));&quot;;&quot;)" office:value-type="string" office:string-value="public static final int ALPWISE = 0x009A;">
            <text:p>public static final int ALPWISE = 0x009A;</text:p>
          </table:table-cell>
          <table:table-cell table:formula="of:=CONCATENATE([.$H$3];TRIM(CLEAN([.D156])); &quot; , &quot; ;CHAR(34); TRIM(CLEAN([.B156]));CHAR(34); &quot;);&quot;)" office:value-type="string" office:string-value="map.put(ALPWISE , &quot;Alpwise&quot;);">
            <text:p>map.put(ALPWISE , "Alpwise");</text:p>
          </table:table-cell>
          <table:table-cell/>
        </table:table-row>
        <table:table-row table:style-name="ro2">
          <table:table-cell table:style-name="ce2" office:value-type="string">
            <text:p>0x009B</text:p>
          </table:table-cell>
          <table:table-cell table:style-name="ce2" office:value-type="string">
            <text:p>Jiangsu Toppower Automotive Electronics Co., Ltd.</text:p>
          </table:table-cell>
          <table:table-cell/>
          <table:table-cell table:formula="of:=CLEAN(SUBSTITUTE(UPPER(SUBSTITUTE(SUBSTITUTE(SUBSTITUTE(SUBSTITUTE(SUBSTITUTE(SUBSTITUTE(SUBSTITUTE(SUBSTITUTE(SUBSTITUTE([.B1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JIANGSU_TOPPOWER_AUTOMOTIVE_ELECTRONICS_CO_LTD">
            <text:p>JIANGSU_TOPPOWER_AUTOMOTIVE_ELECTRONICS_CO_LTD</text:p>
          </table:table-cell>
          <table:table-cell/>
          <table:table-cell table:formula="of:=CONCATENATE([.$H$2];&quot; &quot;;TRIM(CLEAN([.D157]));&quot; = &quot;;TRIM(CLEAN([.A157]));&quot;;&quot;)" office:value-type="string" office:string-value="public static final int JIANGSU_TOPPOWER_AUTOMOTIVE_ELECTRONICS_CO_LTD = 0x009B;">
            <text:p>public static final int JIANGSU_TOPPOWER_AUTOMOTIVE_ELECTRONICS_CO_LTD = 0x009B;</text:p>
          </table:table-cell>
          <table:table-cell table:formula="of:=CONCATENATE([.$H$3];TRIM(CLEAN([.D157])); &quot; , &quot; ;CHAR(34); TRIM(CLEAN([.B157]));CHAR(34); &quot;);&quot;)" office:value-type="string" office:string-value="map.put(JIANGSU_TOPPOWER_AUTOMOTIVE_ELECTRONICS_CO_LTD , &quot;Jiangsu Toppower Automotive Electronics Co., Ltd.&quot;);">
            <text:p>map.put(JIANGSU_TOPPOWER_AUTOMOTIVE_ELECTRONICS_CO_LTD , "Jiangsu Toppower Automotive Electronics Co., Ltd.");</text:p>
          </table:table-cell>
          <table:table-cell/>
        </table:table-row>
        <table:table-row table:style-name="ro2">
          <table:table-cell table:style-name="ce2" office:value-type="string">
            <text:p>0x009C</text:p>
          </table:table-cell>
          <table:table-cell table:style-name="ce2" office:value-type="string">
            <text:p>Colorfy, Inc.</text:p>
          </table:table-cell>
          <table:table-cell/>
          <table:table-cell table:formula="of:=CLEAN(SUBSTITUTE(UPPER(SUBSTITUTE(SUBSTITUTE(SUBSTITUTE(SUBSTITUTE(SUBSTITUTE(SUBSTITUTE(SUBSTITUTE(SUBSTITUTE(SUBSTITUTE([.B1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LORFY_INC">
            <text:p>COLORFY_INC</text:p>
          </table:table-cell>
          <table:table-cell/>
          <table:table-cell table:formula="of:=CONCATENATE([.$H$2];&quot; &quot;;TRIM(CLEAN([.D158]));&quot; = &quot;;TRIM(CLEAN([.A158]));&quot;;&quot;)" office:value-type="string" office:string-value="public static final int COLORFY_INC = 0x009C;">
            <text:p>public static final int COLORFY_INC = 0x009C;</text:p>
          </table:table-cell>
          <table:table-cell table:formula="of:=CONCATENATE([.$H$3];TRIM(CLEAN([.D158])); &quot; , &quot; ;CHAR(34); TRIM(CLEAN([.B158]));CHAR(34); &quot;);&quot;)" office:value-type="string" office:string-value="map.put(COLORFY_INC , &quot;Colorfy, Inc.&quot;);">
            <text:p>map.put(COLORFY_INC , "Colorfy, Inc.");</text:p>
          </table:table-cell>
          <table:table-cell/>
        </table:table-row>
        <table:table-row table:style-name="ro2">
          <table:table-cell table:style-name="ce2" office:value-type="string">
            <text:p>0x009D</text:p>
          </table:table-cell>
          <table:table-cell table:style-name="ce2" office:value-type="string">
            <text:p>Geoforce Inc.</text:p>
          </table:table-cell>
          <table:table-cell/>
          <table:table-cell table:formula="of:=CLEAN(SUBSTITUTE(UPPER(SUBSTITUTE(SUBSTITUTE(SUBSTITUTE(SUBSTITUTE(SUBSTITUTE(SUBSTITUTE(SUBSTITUTE(SUBSTITUTE(SUBSTITUTE([.B1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OFORCE_INC">
            <text:p>GEOFORCE_INC</text:p>
          </table:table-cell>
          <table:table-cell/>
          <table:table-cell table:formula="of:=CONCATENATE([.$H$2];&quot; &quot;;TRIM(CLEAN([.D159]));&quot; = &quot;;TRIM(CLEAN([.A159]));&quot;;&quot;)" office:value-type="string" office:string-value="public static final int GEOFORCE_INC = 0x009D;">
            <text:p>public static final int GEOFORCE_INC = 0x009D;</text:p>
          </table:table-cell>
          <table:table-cell table:formula="of:=CONCATENATE([.$H$3];TRIM(CLEAN([.D159])); &quot; , &quot; ;CHAR(34); TRIM(CLEAN([.B159]));CHAR(34); &quot;);&quot;)" office:value-type="string" office:string-value="map.put(GEOFORCE_INC , &quot;Geoforce Inc.&quot;);">
            <text:p>map.put(GEOFORCE_INC , "Geoforce Inc.");</text:p>
          </table:table-cell>
          <table:table-cell/>
        </table:table-row>
        <table:table-row table:style-name="ro2">
          <table:table-cell table:style-name="ce2" office:value-type="string">
            <text:p>0x009E</text:p>
          </table:table-cell>
          <table:table-cell table:style-name="ce2" office:value-type="string">
            <text:p>Bose Corporation</text:p>
          </table:table-cell>
          <table:table-cell/>
          <table:table-cell table:formula="of:=CLEAN(SUBSTITUTE(UPPER(SUBSTITUTE(SUBSTITUTE(SUBSTITUTE(SUBSTITUTE(SUBSTITUTE(SUBSTITUTE(SUBSTITUTE(SUBSTITUTE(SUBSTITUTE([.B1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OSE_CORPORATION">
            <text:p>BOSE_CORPORATION</text:p>
          </table:table-cell>
          <table:table-cell/>
          <table:table-cell table:formula="of:=CONCATENATE([.$H$2];&quot; &quot;;TRIM(CLEAN([.D160]));&quot; = &quot;;TRIM(CLEAN([.A160]));&quot;;&quot;)" office:value-type="string" office:string-value="public static final int BOSE_CORPORATION = 0x009E;">
            <text:p>public static final int BOSE_CORPORATION = 0x009E;</text:p>
          </table:table-cell>
          <table:table-cell table:formula="of:=CONCATENATE([.$H$3];TRIM(CLEAN([.D160])); &quot; , &quot; ;CHAR(34); TRIM(CLEAN([.B160]));CHAR(34); &quot;);&quot;)" office:value-type="string" office:string-value="map.put(BOSE_CORPORATION , &quot;Bose Corporation&quot;);">
            <text:p>map.put(BOSE_CORPORATION , "Bose Corporation");</text:p>
          </table:table-cell>
          <table:table-cell/>
        </table:table-row>
        <table:table-row table:style-name="ro2">
          <table:table-cell table:style-name="ce2" office:value-type="string">
            <text:p>0x009F</text:p>
          </table:table-cell>
          <table:table-cell table:style-name="ce2" office:value-type="string">
            <text:p>Suunto Oy</text:p>
          </table:table-cell>
          <table:table-cell/>
          <table:table-cell table:formula="of:=CLEAN(SUBSTITUTE(UPPER(SUBSTITUTE(SUBSTITUTE(SUBSTITUTE(SUBSTITUTE(SUBSTITUTE(SUBSTITUTE(SUBSTITUTE(SUBSTITUTE(SUBSTITUTE([.B1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UUNTO_OY">
            <text:p>SUUNTO_OY</text:p>
          </table:table-cell>
          <table:table-cell/>
          <table:table-cell table:formula="of:=CONCATENATE([.$H$2];&quot; &quot;;TRIM(CLEAN([.D161]));&quot; = &quot;;TRIM(CLEAN([.A161]));&quot;;&quot;)" office:value-type="string" office:string-value="public static final int SUUNTO_OY = 0x009F;">
            <text:p>public static final int SUUNTO_OY = 0x009F;</text:p>
          </table:table-cell>
          <table:table-cell table:formula="of:=CONCATENATE([.$H$3];TRIM(CLEAN([.D161])); &quot; , &quot; ;CHAR(34); TRIM(CLEAN([.B161]));CHAR(34); &quot;);&quot;)" office:value-type="string" office:string-value="map.put(SUUNTO_OY , &quot;Suunto Oy&quot;);">
            <text:p>map.put(SUUNTO_OY , "Suunto Oy");</text:p>
          </table:table-cell>
          <table:table-cell/>
        </table:table-row>
        <table:table-row table:style-name="ro2">
          <table:table-cell table:style-name="ce2" office:value-type="string">
            <text:p>0x00A0</text:p>
          </table:table-cell>
          <table:table-cell table:style-name="ce2" office:value-type="string">
            <text:p>Kensington Computer Products Group</text:p>
          </table:table-cell>
          <table:table-cell/>
          <table:table-cell table:formula="of:=CLEAN(SUBSTITUTE(UPPER(SUBSTITUTE(SUBSTITUTE(SUBSTITUTE(SUBSTITUTE(SUBSTITUTE(SUBSTITUTE(SUBSTITUTE(SUBSTITUTE(SUBSTITUTE([.B1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ENSINGTON_COMPUTER_PRODUCTS_GROUP">
            <text:p>KENSINGTON_COMPUTER_PRODUCTS_GROUP</text:p>
          </table:table-cell>
          <table:table-cell/>
          <table:table-cell table:formula="of:=CONCATENATE([.$H$2];&quot; &quot;;TRIM(CLEAN([.D162]));&quot; = &quot;;TRIM(CLEAN([.A162]));&quot;;&quot;)" office:value-type="string" office:string-value="public static final int KENSINGTON_COMPUTER_PRODUCTS_GROUP = 0x00A0;">
            <text:p>public static final int KENSINGTON_COMPUTER_PRODUCTS_GROUP = 0x00A0;</text:p>
          </table:table-cell>
          <table:table-cell table:formula="of:=CONCATENATE([.$H$3];TRIM(CLEAN([.D162])); &quot; , &quot; ;CHAR(34); TRIM(CLEAN([.B162]));CHAR(34); &quot;);&quot;)" office:value-type="string" office:string-value="map.put(KENSINGTON_COMPUTER_PRODUCTS_GROUP , &quot;Kensington Computer Products Group&quot;);">
            <text:p>map.put(KENSINGTON_COMPUTER_PRODUCTS_GROUP , "Kensington Computer Products Group");</text:p>
          </table:table-cell>
          <table:table-cell/>
        </table:table-row>
        <table:table-row table:style-name="ro2">
          <table:table-cell table:style-name="ce2" office:value-type="string">
            <text:p>0x00A1</text:p>
          </table:table-cell>
          <table:table-cell table:style-name="ce2" office:value-type="string">
            <text:p>SR-Medizinelektronik</text:p>
          </table:table-cell>
          <table:table-cell/>
          <table:table-cell table:formula="of:=CLEAN(SUBSTITUTE(UPPER(SUBSTITUTE(SUBSTITUTE(SUBSTITUTE(SUBSTITUTE(SUBSTITUTE(SUBSTITUTE(SUBSTITUTE(SUBSTITUTE(SUBSTITUTE([.B1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RMEDIZINELEKTRONIK">
            <text:p>SRMEDIZINELEKTRONIK</text:p>
          </table:table-cell>
          <table:table-cell/>
          <table:table-cell table:formula="of:=CONCATENATE([.$H$2];&quot; &quot;;TRIM(CLEAN([.D163]));&quot; = &quot;;TRIM(CLEAN([.A163]));&quot;;&quot;)" office:value-type="string" office:string-value="public static final int SRMEDIZINELEKTRONIK = 0x00A1;">
            <text:p>public static final int SRMEDIZINELEKTRONIK = 0x00A1;</text:p>
          </table:table-cell>
          <table:table-cell table:formula="of:=CONCATENATE([.$H$3];TRIM(CLEAN([.D163])); &quot; , &quot; ;CHAR(34); TRIM(CLEAN([.B163]));CHAR(34); &quot;);&quot;)" office:value-type="string" office:string-value="map.put(SRMEDIZINELEKTRONIK , &quot;SR-Medizinelektronik&quot;);">
            <text:p>map.put(SRMEDIZINELEKTRONIK , "SR-Medizinelektronik");</text:p>
          </table:table-cell>
          <table:table-cell/>
        </table:table-row>
        <table:table-row table:style-name="ro2">
          <table:table-cell table:style-name="ce2" office:value-type="string">
            <text:p>0x00A2</text:p>
          </table:table-cell>
          <table:table-cell table:style-name="ce2" office:value-type="string">
            <text:p>Vertu Corporation Limited</text:p>
          </table:table-cell>
          <table:table-cell/>
          <table:table-cell table:formula="of:=CLEAN(SUBSTITUTE(UPPER(SUBSTITUTE(SUBSTITUTE(SUBSTITUTE(SUBSTITUTE(SUBSTITUTE(SUBSTITUTE(SUBSTITUTE(SUBSTITUTE(SUBSTITUTE([.B1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ERTU_CORPORATION_LIMITED">
            <text:p>VERTU_CORPORATION_LIMITED</text:p>
          </table:table-cell>
          <table:table-cell/>
          <table:table-cell table:formula="of:=CONCATENATE([.$H$2];&quot; &quot;;TRIM(CLEAN([.D164]));&quot; = &quot;;TRIM(CLEAN([.A164]));&quot;;&quot;)" office:value-type="string" office:string-value="public static final int VERTU_CORPORATION_LIMITED = 0x00A2;">
            <text:p>public static final int VERTU_CORPORATION_LIMITED = 0x00A2;</text:p>
          </table:table-cell>
          <table:table-cell table:formula="of:=CONCATENATE([.$H$3];TRIM(CLEAN([.D164])); &quot; , &quot; ;CHAR(34); TRIM(CLEAN([.B164]));CHAR(34); &quot;);&quot;)" office:value-type="string" office:string-value="map.put(VERTU_CORPORATION_LIMITED , &quot;Vertu Corporation Limited&quot;);">
            <text:p>map.put(VERTU_CORPORATION_LIMITED , "Vertu Corporation Limited");</text:p>
          </table:table-cell>
          <table:table-cell/>
        </table:table-row>
        <table:table-row table:style-name="ro2">
          <table:table-cell table:style-name="ce2" office:value-type="string">
            <text:p>0x00A3</text:p>
          </table:table-cell>
          <table:table-cell table:style-name="ce2" office:value-type="string">
            <text:p>Meta Watch Ltd.</text:p>
          </table:table-cell>
          <table:table-cell/>
          <table:table-cell table:formula="of:=CLEAN(SUBSTITUTE(UPPER(SUBSTITUTE(SUBSTITUTE(SUBSTITUTE(SUBSTITUTE(SUBSTITUTE(SUBSTITUTE(SUBSTITUTE(SUBSTITUTE(SUBSTITUTE([.B1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ETA_WATCH_LTD">
            <text:p>META_WATCH_LTD</text:p>
          </table:table-cell>
          <table:table-cell/>
          <table:table-cell table:formula="of:=CONCATENATE([.$H$2];&quot; &quot;;TRIM(CLEAN([.D165]));&quot; = &quot;;TRIM(CLEAN([.A165]));&quot;;&quot;)" office:value-type="string" office:string-value="public static final int META_WATCH_LTD = 0x00A3;">
            <text:p>public static final int META_WATCH_LTD = 0x00A3;</text:p>
          </table:table-cell>
          <table:table-cell table:formula="of:=CONCATENATE([.$H$3];TRIM(CLEAN([.D165])); &quot; , &quot; ;CHAR(34); TRIM(CLEAN([.B165]));CHAR(34); &quot;);&quot;)" office:value-type="string" office:string-value="map.put(META_WATCH_LTD , &quot;Meta Watch Ltd.&quot;);">
            <text:p>map.put(META_WATCH_LTD , "Meta Watch Ltd.");</text:p>
          </table:table-cell>
          <table:table-cell/>
        </table:table-row>
        <table:table-row table:style-name="ro2">
          <table:table-cell table:style-name="ce2" office:value-type="string">
            <text:p>0x00A4</text:p>
          </table:table-cell>
          <table:table-cell table:style-name="ce2" office:value-type="string">
            <text:p>LINAK A/S</text:p>
          </table:table-cell>
          <table:table-cell/>
          <table:table-cell table:formula="of:=CLEAN(SUBSTITUTE(UPPER(SUBSTITUTE(SUBSTITUTE(SUBSTITUTE(SUBSTITUTE(SUBSTITUTE(SUBSTITUTE(SUBSTITUTE(SUBSTITUTE(SUBSTITUTE([.B1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INAK_A_S">
            <text:p>LINAK_A_S</text:p>
          </table:table-cell>
          <table:table-cell/>
          <table:table-cell table:formula="of:=CONCATENATE([.$H$2];&quot; &quot;;TRIM(CLEAN([.D166]));&quot; = &quot;;TRIM(CLEAN([.A166]));&quot;;&quot;)" office:value-type="string" office:string-value="public static final int LINAK_A_S = 0x00A4;">
            <text:p>public static final int LINAK_A_S = 0x00A4;</text:p>
          </table:table-cell>
          <table:table-cell table:formula="of:=CONCATENATE([.$H$3];TRIM(CLEAN([.D166])); &quot; , &quot; ;CHAR(34); TRIM(CLEAN([.B166]));CHAR(34); &quot;);&quot;)" office:value-type="string" office:string-value="map.put(LINAK_A_S , &quot;LINAK A/S&quot;);">
            <text:p>map.put(LINAK_A_S , "LINAK A/S");</text:p>
          </table:table-cell>
          <table:table-cell/>
        </table:table-row>
        <table:table-row table:style-name="ro2">
          <table:table-cell table:style-name="ce2" office:value-type="string">
            <text:p>0x00A5</text:p>
          </table:table-cell>
          <table:table-cell table:style-name="ce2" office:value-type="string">
            <text:p>OTL Dynamics LLC</text:p>
          </table:table-cell>
          <table:table-cell/>
          <table:table-cell table:formula="of:=CLEAN(SUBSTITUTE(UPPER(SUBSTITUTE(SUBSTITUTE(SUBSTITUTE(SUBSTITUTE(SUBSTITUTE(SUBSTITUTE(SUBSTITUTE(SUBSTITUTE(SUBSTITUTE([.B1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TL_DYNAMICS_LLC">
            <text:p>OTL_DYNAMICS_LLC</text:p>
          </table:table-cell>
          <table:table-cell/>
          <table:table-cell table:formula="of:=CONCATENATE([.$H$2];&quot; &quot;;TRIM(CLEAN([.D167]));&quot; = &quot;;TRIM(CLEAN([.A167]));&quot;;&quot;)" office:value-type="string" office:string-value="public static final int OTL_DYNAMICS_LLC = 0x00A5;">
            <text:p>public static final int OTL_DYNAMICS_LLC = 0x00A5;</text:p>
          </table:table-cell>
          <table:table-cell table:formula="of:=CONCATENATE([.$H$3];TRIM(CLEAN([.D167])); &quot; , &quot; ;CHAR(34); TRIM(CLEAN([.B167]));CHAR(34); &quot;);&quot;)" office:value-type="string" office:string-value="map.put(OTL_DYNAMICS_LLC , &quot;OTL Dynamics LLC&quot;);">
            <text:p>map.put(OTL_DYNAMICS_LLC , "OTL Dynamics LLC");</text:p>
          </table:table-cell>
          <table:table-cell/>
        </table:table-row>
        <table:table-row table:style-name="ro2">
          <table:table-cell table:style-name="ce2" office:value-type="string">
            <text:p>0x00A6</text:p>
          </table:table-cell>
          <table:table-cell table:style-name="ce2" office:value-type="string">
            <text:p>Panda Ocean Inc.</text:p>
          </table:table-cell>
          <table:table-cell/>
          <table:table-cell table:formula="of:=CLEAN(SUBSTITUTE(UPPER(SUBSTITUTE(SUBSTITUTE(SUBSTITUTE(SUBSTITUTE(SUBSTITUTE(SUBSTITUTE(SUBSTITUTE(SUBSTITUTE(SUBSTITUTE([.B1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ANDA_OCEAN_INC">
            <text:p>PANDA_OCEAN_INC</text:p>
          </table:table-cell>
          <table:table-cell/>
          <table:table-cell table:formula="of:=CONCATENATE([.$H$2];&quot; &quot;;TRIM(CLEAN([.D168]));&quot; = &quot;;TRIM(CLEAN([.A168]));&quot;;&quot;)" office:value-type="string" office:string-value="public static final int PANDA_OCEAN_INC = 0x00A6;">
            <text:p>public static final int PANDA_OCEAN_INC = 0x00A6;</text:p>
          </table:table-cell>
          <table:table-cell table:formula="of:=CONCATENATE([.$H$3];TRIM(CLEAN([.D168])); &quot; , &quot; ;CHAR(34); TRIM(CLEAN([.B168]));CHAR(34); &quot;);&quot;)" office:value-type="string" office:string-value="map.put(PANDA_OCEAN_INC , &quot;Panda Ocean Inc.&quot;);">
            <text:p>map.put(PANDA_OCEAN_INC , "Panda Ocean Inc.");</text:p>
          </table:table-cell>
          <table:table-cell/>
        </table:table-row>
        <table:table-row table:style-name="ro2">
          <table:table-cell table:style-name="ce2" office:value-type="string">
            <text:p>0x00A7</text:p>
          </table:table-cell>
          <table:table-cell table:style-name="ce2" office:value-type="string">
            <text:p>Visteon Corporation</text:p>
          </table:table-cell>
          <table:table-cell/>
          <table:table-cell table:formula="of:=CLEAN(SUBSTITUTE(UPPER(SUBSTITUTE(SUBSTITUTE(SUBSTITUTE(SUBSTITUTE(SUBSTITUTE(SUBSTITUTE(SUBSTITUTE(SUBSTITUTE(SUBSTITUTE([.B1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ISTEON_CORPORATION">
            <text:p>VISTEON_CORPORATION</text:p>
          </table:table-cell>
          <table:table-cell/>
          <table:table-cell table:formula="of:=CONCATENATE([.$H$2];&quot; &quot;;TRIM(CLEAN([.D169]));&quot; = &quot;;TRIM(CLEAN([.A169]));&quot;;&quot;)" office:value-type="string" office:string-value="public static final int VISTEON_CORPORATION = 0x00A7;">
            <text:p>public static final int VISTEON_CORPORATION = 0x00A7;</text:p>
          </table:table-cell>
          <table:table-cell table:formula="of:=CONCATENATE([.$H$3];TRIM(CLEAN([.D169])); &quot; , &quot; ;CHAR(34); TRIM(CLEAN([.B169]));CHAR(34); &quot;);&quot;)" office:value-type="string" office:string-value="map.put(VISTEON_CORPORATION , &quot;Visteon Corporation&quot;);">
            <text:p>map.put(VISTEON_CORPORATION , "Visteon Corporation");</text:p>
          </table:table-cell>
          <table:table-cell/>
        </table:table-row>
        <table:table-row table:style-name="ro2">
          <table:table-cell table:style-name="ce2" office:value-type="string">
            <text:p>0x00A8</text:p>
          </table:table-cell>
          <table:table-cell table:style-name="ce2" office:value-type="string">
            <text:p>ARP Devices Limited</text:p>
          </table:table-cell>
          <table:table-cell/>
          <table:table-cell table:formula="of:=CLEAN(SUBSTITUTE(UPPER(SUBSTITUTE(SUBSTITUTE(SUBSTITUTE(SUBSTITUTE(SUBSTITUTE(SUBSTITUTE(SUBSTITUTE(SUBSTITUTE(SUBSTITUTE([.B1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RP_DEVICES_LIMITED">
            <text:p>ARP_DEVICES_LIMITED</text:p>
          </table:table-cell>
          <table:table-cell/>
          <table:table-cell table:formula="of:=CONCATENATE([.$H$2];&quot; &quot;;TRIM(CLEAN([.D170]));&quot; = &quot;;TRIM(CLEAN([.A170]));&quot;;&quot;)" office:value-type="string" office:string-value="public static final int ARP_DEVICES_LIMITED = 0x00A8;">
            <text:p>public static final int ARP_DEVICES_LIMITED = 0x00A8;</text:p>
          </table:table-cell>
          <table:table-cell table:formula="of:=CONCATENATE([.$H$3];TRIM(CLEAN([.D170])); &quot; , &quot; ;CHAR(34); TRIM(CLEAN([.B170]));CHAR(34); &quot;);&quot;)" office:value-type="string" office:string-value="map.put(ARP_DEVICES_LIMITED , &quot;ARP Devices Limited&quot;);">
            <text:p>map.put(ARP_DEVICES_LIMITED , "ARP Devices Limited");</text:p>
          </table:table-cell>
          <table:table-cell/>
        </table:table-row>
        <table:table-row table:style-name="ro2">
          <table:table-cell table:style-name="ce2" office:value-type="string">
            <text:p>0x00A9</text:p>
          </table:table-cell>
          <table:table-cell table:style-name="ce2" office:value-type="string">
            <text:p>Magneti Marelli S.p.A</text:p>
          </table:table-cell>
          <table:table-cell/>
          <table:table-cell table:formula="of:=CLEAN(SUBSTITUTE(UPPER(SUBSTITUTE(SUBSTITUTE(SUBSTITUTE(SUBSTITUTE(SUBSTITUTE(SUBSTITUTE(SUBSTITUTE(SUBSTITUTE(SUBSTITUTE([.B1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GNETI_MARELLI_SPA">
            <text:p>MAGNETI_MARELLI_SPA</text:p>
          </table:table-cell>
          <table:table-cell/>
          <table:table-cell table:formula="of:=CONCATENATE([.$H$2];&quot; &quot;;TRIM(CLEAN([.D171]));&quot; = &quot;;TRIM(CLEAN([.A171]));&quot;;&quot;)" office:value-type="string" office:string-value="public static final int MAGNETI_MARELLI_SPA = 0x00A9;">
            <text:p>public static final int MAGNETI_MARELLI_SPA = 0x00A9;</text:p>
          </table:table-cell>
          <table:table-cell table:formula="of:=CONCATENATE([.$H$3];TRIM(CLEAN([.D171])); &quot; , &quot; ;CHAR(34); TRIM(CLEAN([.B171]));CHAR(34); &quot;);&quot;)" office:value-type="string" office:string-value="map.put(MAGNETI_MARELLI_SPA , &quot;Magneti Marelli S.p.A&quot;);">
            <text:p>map.put(MAGNETI_MARELLI_SPA , "Magneti Marelli S.p.A");</text:p>
          </table:table-cell>
          <table:table-cell/>
        </table:table-row>
        <table:table-row table:style-name="ro2">
          <table:table-cell table:style-name="ce2" office:value-type="string">
            <text:p>0x00AA</text:p>
          </table:table-cell>
          <table:table-cell table:style-name="ce2" office:value-type="string">
            <text:p>CAEN RFID srl</text:p>
          </table:table-cell>
          <table:table-cell/>
          <table:table-cell table:formula="of:=CLEAN(SUBSTITUTE(UPPER(SUBSTITUTE(SUBSTITUTE(SUBSTITUTE(SUBSTITUTE(SUBSTITUTE(SUBSTITUTE(SUBSTITUTE(SUBSTITUTE(SUBSTITUTE([.B1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AEN_RFID_SRL">
            <text:p>CAEN_RFID_SRL</text:p>
          </table:table-cell>
          <table:table-cell/>
          <table:table-cell table:formula="of:=CONCATENATE([.$H$2];&quot; &quot;;TRIM(CLEAN([.D172]));&quot; = &quot;;TRIM(CLEAN([.A172]));&quot;;&quot;)" office:value-type="string" office:string-value="public static final int CAEN_RFID_SRL = 0x00AA;">
            <text:p>public static final int CAEN_RFID_SRL = 0x00AA;</text:p>
          </table:table-cell>
          <table:table-cell table:formula="of:=CONCATENATE([.$H$3];TRIM(CLEAN([.D172])); &quot; , &quot; ;CHAR(34); TRIM(CLEAN([.B172]));CHAR(34); &quot;);&quot;)" office:value-type="string" office:string-value="map.put(CAEN_RFID_SRL , &quot;CAEN RFID srl&quot;);">
            <text:p>map.put(CAEN_RFID_SRL , "CAEN RFID srl");</text:p>
          </table:table-cell>
          <table:table-cell/>
        </table:table-row>
        <table:table-row table:style-name="ro2">
          <table:table-cell table:style-name="ce2" office:value-type="string">
            <text:p>0x00AB</text:p>
          </table:table-cell>
          <table:table-cell table:style-name="ce2" office:value-type="string">
            <text:p>Ingenieur-Systemgruppe Zahn GmbH</text:p>
          </table:table-cell>
          <table:table-cell/>
          <table:table-cell table:formula="of:=CLEAN(SUBSTITUTE(UPPER(SUBSTITUTE(SUBSTITUTE(SUBSTITUTE(SUBSTITUTE(SUBSTITUTE(SUBSTITUTE(SUBSTITUTE(SUBSTITUTE(SUBSTITUTE([.B1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GENIEURSYSTEMGRUPPE_ZAHN_GMBH">
            <text:p>INGENIEURSYSTEMGRUPPE_ZAHN_GMBH</text:p>
          </table:table-cell>
          <table:table-cell/>
          <table:table-cell table:formula="of:=CONCATENATE([.$H$2];&quot; &quot;;TRIM(CLEAN([.D173]));&quot; = &quot;;TRIM(CLEAN([.A173]));&quot;;&quot;)" office:value-type="string" office:string-value="public static final int INGENIEURSYSTEMGRUPPE_ZAHN_GMBH = 0x00AB;">
            <text:p>public static final int INGENIEURSYSTEMGRUPPE_ZAHN_GMBH = 0x00AB;</text:p>
          </table:table-cell>
          <table:table-cell table:formula="of:=CONCATENATE([.$H$3];TRIM(CLEAN([.D173])); &quot; , &quot; ;CHAR(34); TRIM(CLEAN([.B173]));CHAR(34); &quot;);&quot;)" office:value-type="string" office:string-value="map.put(INGENIEURSYSTEMGRUPPE_ZAHN_GMBH , &quot;Ingenieur-Systemgruppe Zahn GmbH&quot;);">
            <text:p>map.put(INGENIEURSYSTEMGRUPPE_ZAHN_GMBH , "Ingenieur-Systemgruppe Zahn GmbH");</text:p>
          </table:table-cell>
          <table:table-cell/>
        </table:table-row>
        <table:table-row table:style-name="ro2">
          <table:table-cell table:style-name="ce2" office:value-type="string">
            <text:p>0x00AC</text:p>
          </table:table-cell>
          <table:table-cell table:style-name="ce2" office:value-type="string">
            <text:p>Green Throttle Games</text:p>
          </table:table-cell>
          <table:table-cell/>
          <table:table-cell table:formula="of:=CLEAN(SUBSTITUTE(UPPER(SUBSTITUTE(SUBSTITUTE(SUBSTITUTE(SUBSTITUTE(SUBSTITUTE(SUBSTITUTE(SUBSTITUTE(SUBSTITUTE(SUBSTITUTE([.B1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REEN_THROTTLE_GAMES">
            <text:p>GREEN_THROTTLE_GAMES</text:p>
          </table:table-cell>
          <table:table-cell/>
          <table:table-cell table:formula="of:=CONCATENATE([.$H$2];&quot; &quot;;TRIM(CLEAN([.D174]));&quot; = &quot;;TRIM(CLEAN([.A174]));&quot;;&quot;)" office:value-type="string" office:string-value="public static final int GREEN_THROTTLE_GAMES = 0x00AC;">
            <text:p>public static final int GREEN_THROTTLE_GAMES = 0x00AC;</text:p>
          </table:table-cell>
          <table:table-cell table:formula="of:=CONCATENATE([.$H$3];TRIM(CLEAN([.D174])); &quot; , &quot; ;CHAR(34); TRIM(CLEAN([.B174]));CHAR(34); &quot;);&quot;)" office:value-type="string" office:string-value="map.put(GREEN_THROTTLE_GAMES , &quot;Green Throttle Games&quot;);">
            <text:p>map.put(GREEN_THROTTLE_GAMES , "Green Throttle Games");</text:p>
          </table:table-cell>
          <table:table-cell/>
        </table:table-row>
        <table:table-row table:style-name="ro2">
          <table:table-cell table:style-name="ce2" office:value-type="string">
            <text:p>0x00AD</text:p>
          </table:table-cell>
          <table:table-cell table:style-name="ce2" office:value-type="string">
            <text:p>Peter Systemtechnik GmbH</text:p>
          </table:table-cell>
          <table:table-cell/>
          <table:table-cell table:formula="of:=CLEAN(SUBSTITUTE(UPPER(SUBSTITUTE(SUBSTITUTE(SUBSTITUTE(SUBSTITUTE(SUBSTITUTE(SUBSTITUTE(SUBSTITUTE(SUBSTITUTE(SUBSTITUTE([.B1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ETER_SYSTEMTECHNIK_GMBH">
            <text:p>PETER_SYSTEMTECHNIK_GMBH</text:p>
          </table:table-cell>
          <table:table-cell/>
          <table:table-cell table:formula="of:=CONCATENATE([.$H$2];&quot; &quot;;TRIM(CLEAN([.D175]));&quot; = &quot;;TRIM(CLEAN([.A175]));&quot;;&quot;)" office:value-type="string" office:string-value="public static final int PETER_SYSTEMTECHNIK_GMBH = 0x00AD;">
            <text:p>public static final int PETER_SYSTEMTECHNIK_GMBH = 0x00AD;</text:p>
          </table:table-cell>
          <table:table-cell table:formula="of:=CONCATENATE([.$H$3];TRIM(CLEAN([.D175])); &quot; , &quot; ;CHAR(34); TRIM(CLEAN([.B175]));CHAR(34); &quot;);&quot;)" office:value-type="string" office:string-value="map.put(PETER_SYSTEMTECHNIK_GMBH , &quot;Peter Systemtechnik GmbH&quot;);">
            <text:p>map.put(PETER_SYSTEMTECHNIK_GMBH , "Peter Systemtechnik GmbH");</text:p>
          </table:table-cell>
          <table:table-cell/>
        </table:table-row>
        <table:table-row table:style-name="ro2">
          <table:table-cell table:style-name="ce2" office:value-type="string">
            <text:p>0x00AE</text:p>
          </table:table-cell>
          <table:table-cell table:style-name="ce2" office:value-type="string">
            <text:p>Omegawave Oy</text:p>
          </table:table-cell>
          <table:table-cell/>
          <table:table-cell table:formula="of:=CLEAN(SUBSTITUTE(UPPER(SUBSTITUTE(SUBSTITUTE(SUBSTITUTE(SUBSTITUTE(SUBSTITUTE(SUBSTITUTE(SUBSTITUTE(SUBSTITUTE(SUBSTITUTE([.B1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MEGAWAVE_OY">
            <text:p>OMEGAWAVE_OY</text:p>
          </table:table-cell>
          <table:table-cell/>
          <table:table-cell table:formula="of:=CONCATENATE([.$H$2];&quot; &quot;;TRIM(CLEAN([.D176]));&quot; = &quot;;TRIM(CLEAN([.A176]));&quot;;&quot;)" office:value-type="string" office:string-value="public static final int OMEGAWAVE_OY = 0x00AE;">
            <text:p>public static final int OMEGAWAVE_OY = 0x00AE;</text:p>
          </table:table-cell>
          <table:table-cell table:formula="of:=CONCATENATE([.$H$3];TRIM(CLEAN([.D176])); &quot; , &quot; ;CHAR(34); TRIM(CLEAN([.B176]));CHAR(34); &quot;);&quot;)" office:value-type="string" office:string-value="map.put(OMEGAWAVE_OY , &quot;Omegawave Oy&quot;);">
            <text:p>map.put(OMEGAWAVE_OY , "Omegawave Oy");</text:p>
          </table:table-cell>
          <table:table-cell/>
        </table:table-row>
        <table:table-row table:style-name="ro2">
          <table:table-cell table:style-name="ce2" office:value-type="string">
            <text:p>0x00AF</text:p>
          </table:table-cell>
          <table:table-cell table:style-name="ce2" office:value-type="string">
            <text:p>Cinetix</text:p>
          </table:table-cell>
          <table:table-cell/>
          <table:table-cell table:formula="of:=CLEAN(SUBSTITUTE(UPPER(SUBSTITUTE(SUBSTITUTE(SUBSTITUTE(SUBSTITUTE(SUBSTITUTE(SUBSTITUTE(SUBSTITUTE(SUBSTITUTE(SUBSTITUTE([.B1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INETIX">
            <text:p>CINETIX</text:p>
          </table:table-cell>
          <table:table-cell/>
          <table:table-cell table:formula="of:=CONCATENATE([.$H$2];&quot; &quot;;TRIM(CLEAN([.D177]));&quot; = &quot;;TRIM(CLEAN([.A177]));&quot;;&quot;)" office:value-type="string" office:string-value="public static final int CINETIX = 0x00AF;">
            <text:p>public static final int CINETIX = 0x00AF;</text:p>
          </table:table-cell>
          <table:table-cell table:formula="of:=CONCATENATE([.$H$3];TRIM(CLEAN([.D177])); &quot; , &quot; ;CHAR(34); TRIM(CLEAN([.B177]));CHAR(34); &quot;);&quot;)" office:value-type="string" office:string-value="map.put(CINETIX , &quot;Cinetix&quot;);">
            <text:p>map.put(CINETIX , "Cinetix");</text:p>
          </table:table-cell>
          <table:table-cell/>
        </table:table-row>
        <table:table-row table:style-name="ro2">
          <table:table-cell table:style-name="ce2" office:value-type="string">
            <text:p>0x00B0</text:p>
          </table:table-cell>
          <table:table-cell table:style-name="ce2" office:value-type="string">
            <text:p>Passif Semiconductor Corp</text:p>
          </table:table-cell>
          <table:table-cell/>
          <table:table-cell table:formula="of:=CLEAN(SUBSTITUTE(UPPER(SUBSTITUTE(SUBSTITUTE(SUBSTITUTE(SUBSTITUTE(SUBSTITUTE(SUBSTITUTE(SUBSTITUTE(SUBSTITUTE(SUBSTITUTE([.B1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ASSIF_SEMICONDUCTOR_CORP">
            <text:p>PASSIF_SEMICONDUCTOR_CORP</text:p>
          </table:table-cell>
          <table:table-cell/>
          <table:table-cell table:formula="of:=CONCATENATE([.$H$2];&quot; &quot;;TRIM(CLEAN([.D178]));&quot; = &quot;;TRIM(CLEAN([.A178]));&quot;;&quot;)" office:value-type="string" office:string-value="public static final int PASSIF_SEMICONDUCTOR_CORP = 0x00B0;">
            <text:p>public static final int PASSIF_SEMICONDUCTOR_CORP = 0x00B0;</text:p>
          </table:table-cell>
          <table:table-cell table:formula="of:=CONCATENATE([.$H$3];TRIM(CLEAN([.D178])); &quot; , &quot; ;CHAR(34); TRIM(CLEAN([.B178]));CHAR(34); &quot;);&quot;)" office:value-type="string" office:string-value="map.put(PASSIF_SEMICONDUCTOR_CORP , &quot;Passif Semiconductor Corp&quot;);">
            <text:p>map.put(PASSIF_SEMICONDUCTOR_CORP , "Passif Semiconductor Corp");</text:p>
          </table:table-cell>
          <table:table-cell/>
        </table:table-row>
        <table:table-row table:style-name="ro2">
          <table:table-cell table:style-name="ce2" office:value-type="string">
            <text:p>0x00B1</text:p>
          </table:table-cell>
          <table:table-cell table:style-name="ce2" office:value-type="string">
            <text:p>Saris Cycling Group, Inc</text:p>
          </table:table-cell>
          <table:table-cell/>
          <table:table-cell table:formula="of:=CLEAN(SUBSTITUTE(UPPER(SUBSTITUTE(SUBSTITUTE(SUBSTITUTE(SUBSTITUTE(SUBSTITUTE(SUBSTITUTE(SUBSTITUTE(SUBSTITUTE(SUBSTITUTE([.B1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ARIS_CYCLING_GROUP_INC">
            <text:p>SARIS_CYCLING_GROUP_INC</text:p>
          </table:table-cell>
          <table:table-cell/>
          <table:table-cell table:formula="of:=CONCATENATE([.$H$2];&quot; &quot;;TRIM(CLEAN([.D179]));&quot; = &quot;;TRIM(CLEAN([.A179]));&quot;;&quot;)" office:value-type="string" office:string-value="public static final int SARIS_CYCLING_GROUP_INC = 0x00B1;">
            <text:p>public static final int SARIS_CYCLING_GROUP_INC = 0x00B1;</text:p>
          </table:table-cell>
          <table:table-cell table:formula="of:=CONCATENATE([.$H$3];TRIM(CLEAN([.D179])); &quot; , &quot; ;CHAR(34); TRIM(CLEAN([.B179]));CHAR(34); &quot;);&quot;)" office:value-type="string" office:string-value="map.put(SARIS_CYCLING_GROUP_INC , &quot;Saris Cycling Group, Inc&quot;);">
            <text:p>map.put(SARIS_CYCLING_GROUP_INC , "Saris Cycling Group, Inc");</text:p>
          </table:table-cell>
          <table:table-cell/>
        </table:table-row>
        <table:table-row table:style-name="ro2">
          <table:table-cell table:style-name="ce2" office:value-type="string">
            <text:p>0x00B2</text:p>
          </table:table-cell>
          <table:table-cell table:style-name="ce2" office:value-type="string">
            <text:p>Bekey A/S</text:p>
          </table:table-cell>
          <table:table-cell/>
          <table:table-cell table:formula="of:=CLEAN(SUBSTITUTE(UPPER(SUBSTITUTE(SUBSTITUTE(SUBSTITUTE(SUBSTITUTE(SUBSTITUTE(SUBSTITUTE(SUBSTITUTE(SUBSTITUTE(SUBSTITUTE([.B1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EKEY_A_S">
            <text:p>BEKEY_A_S</text:p>
          </table:table-cell>
          <table:table-cell/>
          <table:table-cell table:formula="of:=CONCATENATE([.$H$2];&quot; &quot;;TRIM(CLEAN([.D180]));&quot; = &quot;;TRIM(CLEAN([.A180]));&quot;;&quot;)" office:value-type="string" office:string-value="public static final int BEKEY_A_S = 0x00B2;">
            <text:p>public static final int BEKEY_A_S = 0x00B2;</text:p>
          </table:table-cell>
          <table:table-cell table:formula="of:=CONCATENATE([.$H$3];TRIM(CLEAN([.D180])); &quot; , &quot; ;CHAR(34); TRIM(CLEAN([.B180]));CHAR(34); &quot;);&quot;)" office:value-type="string" office:string-value="map.put(BEKEY_A_S , &quot;Bekey A/S&quot;);">
            <text:p>map.put(BEKEY_A_S , "Bekey A/S");</text:p>
          </table:table-cell>
          <table:table-cell/>
        </table:table-row>
        <table:table-row table:style-name="ro2">
          <table:table-cell table:style-name="ce2" office:value-type="string">
            <text:p>0x00B3</text:p>
          </table:table-cell>
          <table:table-cell table:style-name="ce2" office:value-type="string">
            <text:p>Clarinox Technologies Pty. Ltd.</text:p>
          </table:table-cell>
          <table:table-cell/>
          <table:table-cell table:formula="of:=CLEAN(SUBSTITUTE(UPPER(SUBSTITUTE(SUBSTITUTE(SUBSTITUTE(SUBSTITUTE(SUBSTITUTE(SUBSTITUTE(SUBSTITUTE(SUBSTITUTE(SUBSTITUTE([.B1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LARINOX_TECHNOLOGIES_PTY_LTD">
            <text:p>CLARINOX_TECHNOLOGIES_PTY_LTD</text:p>
          </table:table-cell>
          <table:table-cell/>
          <table:table-cell table:formula="of:=CONCATENATE([.$H$2];&quot; &quot;;TRIM(CLEAN([.D181]));&quot; = &quot;;TRIM(CLEAN([.A181]));&quot;;&quot;)" office:value-type="string" office:string-value="public static final int CLARINOX_TECHNOLOGIES_PTY_LTD = 0x00B3;">
            <text:p>public static final int CLARINOX_TECHNOLOGIES_PTY_LTD = 0x00B3;</text:p>
          </table:table-cell>
          <table:table-cell table:formula="of:=CONCATENATE([.$H$3];TRIM(CLEAN([.D181])); &quot; , &quot; ;CHAR(34); TRIM(CLEAN([.B181]));CHAR(34); &quot;);&quot;)" office:value-type="string" office:string-value="map.put(CLARINOX_TECHNOLOGIES_PTY_LTD , &quot;Clarinox Technologies Pty. Ltd.&quot;);">
            <text:p>map.put(CLARINOX_TECHNOLOGIES_PTY_LTD , "Clarinox Technologies Pty. Ltd.");</text:p>
          </table:table-cell>
          <table:table-cell/>
        </table:table-row>
        <table:table-row table:style-name="ro2">
          <table:table-cell table:style-name="ce2" office:value-type="string">
            <text:p>0x00B4</text:p>
          </table:table-cell>
          <table:table-cell table:style-name="ce2" office:value-type="string">
            <text:p>BDE Technology Co., Ltd.</text:p>
          </table:table-cell>
          <table:table-cell/>
          <table:table-cell table:formula="of:=CLEAN(SUBSTITUTE(UPPER(SUBSTITUTE(SUBSTITUTE(SUBSTITUTE(SUBSTITUTE(SUBSTITUTE(SUBSTITUTE(SUBSTITUTE(SUBSTITUTE(SUBSTITUTE([.B1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DE_TECHNOLOGY_CO_LTD">
            <text:p>BDE_TECHNOLOGY_CO_LTD</text:p>
          </table:table-cell>
          <table:table-cell/>
          <table:table-cell table:formula="of:=CONCATENATE([.$H$2];&quot; &quot;;TRIM(CLEAN([.D182]));&quot; = &quot;;TRIM(CLEAN([.A182]));&quot;;&quot;)" office:value-type="string" office:string-value="public static final int BDE_TECHNOLOGY_CO_LTD = 0x00B4;">
            <text:p>public static final int BDE_TECHNOLOGY_CO_LTD = 0x00B4;</text:p>
          </table:table-cell>
          <table:table-cell table:formula="of:=CONCATENATE([.$H$3];TRIM(CLEAN([.D182])); &quot; , &quot; ;CHAR(34); TRIM(CLEAN([.B182]));CHAR(34); &quot;);&quot;)" office:value-type="string" office:string-value="map.put(BDE_TECHNOLOGY_CO_LTD , &quot;BDE Technology Co., Ltd.&quot;);">
            <text:p>map.put(BDE_TECHNOLOGY_CO_LTD , "BDE Technology Co., Ltd.");</text:p>
          </table:table-cell>
          <table:table-cell/>
        </table:table-row>
        <table:table-row table:style-name="ro2">
          <table:table-cell table:style-name="ce2" office:value-type="string">
            <text:p>0x00B5</text:p>
          </table:table-cell>
          <table:table-cell table:style-name="ce2" office:value-type="string">
            <text:p>Swirl Networks</text:p>
          </table:table-cell>
          <table:table-cell/>
          <table:table-cell table:formula="of:=CLEAN(SUBSTITUTE(UPPER(SUBSTITUTE(SUBSTITUTE(SUBSTITUTE(SUBSTITUTE(SUBSTITUTE(SUBSTITUTE(SUBSTITUTE(SUBSTITUTE(SUBSTITUTE([.B1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WIRL_NETWORKS">
            <text:p>SWIRL_NETWORKS</text:p>
          </table:table-cell>
          <table:table-cell/>
          <table:table-cell table:formula="of:=CONCATENATE([.$H$2];&quot; &quot;;TRIM(CLEAN([.D183]));&quot; = &quot;;TRIM(CLEAN([.A183]));&quot;;&quot;)" office:value-type="string" office:string-value="public static final int SWIRL_NETWORKS = 0x00B5;">
            <text:p>public static final int SWIRL_NETWORKS = 0x00B5;</text:p>
          </table:table-cell>
          <table:table-cell table:formula="of:=CONCATENATE([.$H$3];TRIM(CLEAN([.D183])); &quot; , &quot; ;CHAR(34); TRIM(CLEAN([.B183]));CHAR(34); &quot;);&quot;)" office:value-type="string" office:string-value="map.put(SWIRL_NETWORKS , &quot;Swirl Networks&quot;);">
            <text:p>map.put(SWIRL_NETWORKS , "Swirl Networks");</text:p>
          </table:table-cell>
          <table:table-cell/>
        </table:table-row>
        <table:table-row table:style-name="ro2">
          <table:table-cell table:style-name="ce2" office:value-type="string">
            <text:p>0x00B6</text:p>
          </table:table-cell>
          <table:table-cell table:style-name="ce2" office:value-type="string">
            <text:p>Meso international</text:p>
          </table:table-cell>
          <table:table-cell/>
          <table:table-cell table:formula="of:=CLEAN(SUBSTITUTE(UPPER(SUBSTITUTE(SUBSTITUTE(SUBSTITUTE(SUBSTITUTE(SUBSTITUTE(SUBSTITUTE(SUBSTITUTE(SUBSTITUTE(SUBSTITUTE([.B1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ESO_INTERNATIONAL">
            <text:p>MESO_INTERNATIONAL</text:p>
          </table:table-cell>
          <table:table-cell/>
          <table:table-cell table:formula="of:=CONCATENATE([.$H$2];&quot; &quot;;TRIM(CLEAN([.D184]));&quot; = &quot;;TRIM(CLEAN([.A184]));&quot;;&quot;)" office:value-type="string" office:string-value="public static final int MESO_INTERNATIONAL = 0x00B6;">
            <text:p>public static final int MESO_INTERNATIONAL = 0x00B6;</text:p>
          </table:table-cell>
          <table:table-cell table:formula="of:=CONCATENATE([.$H$3];TRIM(CLEAN([.D184])); &quot; , &quot; ;CHAR(34); TRIM(CLEAN([.B184]));CHAR(34); &quot;);&quot;)" office:value-type="string" office:string-value="map.put(MESO_INTERNATIONAL , &quot;Meso international&quot;);">
            <text:p>map.put(MESO_INTERNATIONAL , "Meso international");</text:p>
          </table:table-cell>
          <table:table-cell/>
        </table:table-row>
        <table:table-row table:style-name="ro2">
          <table:table-cell table:style-name="ce2" office:value-type="string">
            <text:p>0x00B7</text:p>
          </table:table-cell>
          <table:table-cell table:style-name="ce2" office:value-type="string">
            <text:p>TreLab Ltd</text:p>
          </table:table-cell>
          <table:table-cell/>
          <table:table-cell table:formula="of:=CLEAN(SUBSTITUTE(UPPER(SUBSTITUTE(SUBSTITUTE(SUBSTITUTE(SUBSTITUTE(SUBSTITUTE(SUBSTITUTE(SUBSTITUTE(SUBSTITUTE(SUBSTITUTE([.B1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RELAB_LTD">
            <text:p>TRELAB_LTD</text:p>
          </table:table-cell>
          <table:table-cell/>
          <table:table-cell table:formula="of:=CONCATENATE([.$H$2];&quot; &quot;;TRIM(CLEAN([.D185]));&quot; = &quot;;TRIM(CLEAN([.A185]));&quot;;&quot;)" office:value-type="string" office:string-value="public static final int TRELAB_LTD = 0x00B7;">
            <text:p>public static final int TRELAB_LTD = 0x00B7;</text:p>
          </table:table-cell>
          <table:table-cell table:formula="of:=CONCATENATE([.$H$3];TRIM(CLEAN([.D185])); &quot; , &quot; ;CHAR(34); TRIM(CLEAN([.B185]));CHAR(34); &quot;);&quot;)" office:value-type="string" office:string-value="map.put(TRELAB_LTD , &quot;TreLab Ltd&quot;);">
            <text:p>map.put(TRELAB_LTD , "TreLab Ltd");</text:p>
          </table:table-cell>
          <table:table-cell/>
        </table:table-row>
        <table:table-row table:style-name="ro2">
          <table:table-cell table:style-name="ce2" office:value-type="string">
            <text:p>0x00B8</text:p>
          </table:table-cell>
          <table:table-cell table:style-name="ce2" office:value-type="string">
            <text:p>Qualcomm Innovation Center, Inc. (QuIC)</text:p>
          </table:table-cell>
          <table:table-cell/>
          <table:table-cell table:formula="of:=CLEAN(SUBSTITUTE(UPPER(SUBSTITUTE(SUBSTITUTE(SUBSTITUTE(SUBSTITUTE(SUBSTITUTE(SUBSTITUTE(SUBSTITUTE(SUBSTITUTE(SUBSTITUTE([.B1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_INNOVATION_CENTER_INC_QUIC">
            <text:p>QUALCOMM_INNOVATION_CENTER_INC_QUIC</text:p>
          </table:table-cell>
          <table:table-cell/>
          <table:table-cell table:formula="of:=CONCATENATE([.$H$2];&quot; &quot;;TRIM(CLEAN([.D186]));&quot; = &quot;;TRIM(CLEAN([.A186]));&quot;;&quot;)" office:value-type="string" office:string-value="public static final int QUALCOMM_INNOVATION_CENTER_INC_QUIC = 0x00B8;">
            <text:p>public static final int QUALCOMM_INNOVATION_CENTER_INC_QUIC = 0x00B8;</text:p>
          </table:table-cell>
          <table:table-cell table:formula="of:=CONCATENATE([.$H$3];TRIM(CLEAN([.D186])); &quot; , &quot; ;CHAR(34); TRIM(CLEAN([.B186]));CHAR(34); &quot;);&quot;)" office:value-type="string" office:string-value="map.put(QUALCOMM_INNOVATION_CENTER_INC_QUIC , &quot;Qualcomm Innovation Center, Inc. (QuIC)&quot;);">
            <text:p>map.put(QUALCOMM_INNOVATION_CENTER_INC_QUIC , "Qualcomm Innovation Center, Inc. (QuIC)");</text:p>
          </table:table-cell>
          <table:table-cell/>
        </table:table-row>
        <table:table-row table:style-name="ro2">
          <table:table-cell table:style-name="ce2" office:value-type="string">
            <text:p>0x00B9</text:p>
          </table:table-cell>
          <table:table-cell table:style-name="ce2" office:value-type="string">
            <text:p>Johnson Controls, Inc.</text:p>
          </table:table-cell>
          <table:table-cell/>
          <table:table-cell table:formula="of:=CLEAN(SUBSTITUTE(UPPER(SUBSTITUTE(SUBSTITUTE(SUBSTITUTE(SUBSTITUTE(SUBSTITUTE(SUBSTITUTE(SUBSTITUTE(SUBSTITUTE(SUBSTITUTE([.B1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JOHNSON_CONTROLS_INC">
            <text:p>JOHNSON_CONTROLS_INC</text:p>
          </table:table-cell>
          <table:table-cell/>
          <table:table-cell table:formula="of:=CONCATENATE([.$H$2];&quot; &quot;;TRIM(CLEAN([.D187]));&quot; = &quot;;TRIM(CLEAN([.A187]));&quot;;&quot;)" office:value-type="string" office:string-value="public static final int JOHNSON_CONTROLS_INC = 0x00B9;">
            <text:p>public static final int JOHNSON_CONTROLS_INC = 0x00B9;</text:p>
          </table:table-cell>
          <table:table-cell table:formula="of:=CONCATENATE([.$H$3];TRIM(CLEAN([.D187])); &quot; , &quot; ;CHAR(34); TRIM(CLEAN([.B187]));CHAR(34); &quot;);&quot;)" office:value-type="string" office:string-value="map.put(JOHNSON_CONTROLS_INC , &quot;Johnson Controls, Inc.&quot;);">
            <text:p>map.put(JOHNSON_CONTROLS_INC , "Johnson Controls, Inc.");</text:p>
          </table:table-cell>
          <table:table-cell/>
        </table:table-row>
        <table:table-row table:style-name="ro2">
          <table:table-cell table:style-name="ce2" office:value-type="string">
            <text:p>0x00BA</text:p>
          </table:table-cell>
          <table:table-cell table:style-name="ce2" office:value-type="string">
            <text:p>Starkey Laboratories Inc.</text:p>
          </table:table-cell>
          <table:table-cell/>
          <table:table-cell table:formula="of:=CLEAN(SUBSTITUTE(UPPER(SUBSTITUTE(SUBSTITUTE(SUBSTITUTE(SUBSTITUTE(SUBSTITUTE(SUBSTITUTE(SUBSTITUTE(SUBSTITUTE(SUBSTITUTE([.B1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ARKEY_LABORATORIES_INC">
            <text:p>STARKEY_LABORATORIES_INC</text:p>
          </table:table-cell>
          <table:table-cell/>
          <table:table-cell table:formula="of:=CONCATENATE([.$H$2];&quot; &quot;;TRIM(CLEAN([.D188]));&quot; = &quot;;TRIM(CLEAN([.A188]));&quot;;&quot;)" office:value-type="string" office:string-value="public static final int STARKEY_LABORATORIES_INC = 0x00BA;">
            <text:p>public static final int STARKEY_LABORATORIES_INC = 0x00BA;</text:p>
          </table:table-cell>
          <table:table-cell table:formula="of:=CONCATENATE([.$H$3];TRIM(CLEAN([.D188])); &quot; , &quot; ;CHAR(34); TRIM(CLEAN([.B188]));CHAR(34); &quot;);&quot;)" office:value-type="string" office:string-value="map.put(STARKEY_LABORATORIES_INC , &quot;Starkey Laboratories Inc.&quot;);">
            <text:p>map.put(STARKEY_LABORATORIES_INC , "Starkey Laboratories Inc.");</text:p>
          </table:table-cell>
          <table:table-cell/>
        </table:table-row>
        <table:table-row table:style-name="ro2">
          <table:table-cell table:style-name="ce2" office:value-type="string">
            <text:p>0x00BB</text:p>
          </table:table-cell>
          <table:table-cell table:style-name="ce2" office:value-type="string">
            <text:p>S-Power Electronics Limited</text:p>
          </table:table-cell>
          <table:table-cell/>
          <table:table-cell table:formula="of:=CLEAN(SUBSTITUTE(UPPER(SUBSTITUTE(SUBSTITUTE(SUBSTITUTE(SUBSTITUTE(SUBSTITUTE(SUBSTITUTE(SUBSTITUTE(SUBSTITUTE(SUBSTITUTE([.B1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POWER_ELECTRONICS_LIMITED">
            <text:p>SPOWER_ELECTRONICS_LIMITED</text:p>
          </table:table-cell>
          <table:table-cell/>
          <table:table-cell table:formula="of:=CONCATENATE([.$H$2];&quot; &quot;;TRIM(CLEAN([.D189]));&quot; = &quot;;TRIM(CLEAN([.A189]));&quot;;&quot;)" office:value-type="string" office:string-value="public static final int SPOWER_ELECTRONICS_LIMITED = 0x00BB;">
            <text:p>public static final int SPOWER_ELECTRONICS_LIMITED = 0x00BB;</text:p>
          </table:table-cell>
          <table:table-cell table:formula="of:=CONCATENATE([.$H$3];TRIM(CLEAN([.D189])); &quot; , &quot; ;CHAR(34); TRIM(CLEAN([.B189]));CHAR(34); &quot;);&quot;)" office:value-type="string" office:string-value="map.put(SPOWER_ELECTRONICS_LIMITED , &quot;S-Power Electronics Limited&quot;);">
            <text:p>map.put(SPOWER_ELECTRONICS_LIMITED , "S-Power Electronics Limited");</text:p>
          </table:table-cell>
          <table:table-cell/>
        </table:table-row>
        <table:table-row table:style-name="ro2">
          <table:table-cell table:style-name="ce2" office:value-type="string">
            <text:p>0x00BC</text:p>
          </table:table-cell>
          <table:table-cell table:style-name="ce2" office:value-type="string">
            <text:p>Ace Sensor Inc</text:p>
          </table:table-cell>
          <table:table-cell/>
          <table:table-cell table:formula="of:=CLEAN(SUBSTITUTE(UPPER(SUBSTITUTE(SUBSTITUTE(SUBSTITUTE(SUBSTITUTE(SUBSTITUTE(SUBSTITUTE(SUBSTITUTE(SUBSTITUTE(SUBSTITUTE([.B1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CE_SENSOR_INC">
            <text:p>ACE_SENSOR_INC</text:p>
          </table:table-cell>
          <table:table-cell/>
          <table:table-cell table:formula="of:=CONCATENATE([.$H$2];&quot; &quot;;TRIM(CLEAN([.D190]));&quot; = &quot;;TRIM(CLEAN([.A190]));&quot;;&quot;)" office:value-type="string" office:string-value="public static final int ACE_SENSOR_INC = 0x00BC;">
            <text:p>public static final int ACE_SENSOR_INC = 0x00BC;</text:p>
          </table:table-cell>
          <table:table-cell table:formula="of:=CONCATENATE([.$H$3];TRIM(CLEAN([.D190])); &quot; , &quot; ;CHAR(34); TRIM(CLEAN([.B190]));CHAR(34); &quot;);&quot;)" office:value-type="string" office:string-value="map.put(ACE_SENSOR_INC , &quot;Ace Sensor Inc&quot;);">
            <text:p>map.put(ACE_SENSOR_INC , "Ace Sensor Inc");</text:p>
          </table:table-cell>
          <table:table-cell/>
        </table:table-row>
        <table:table-row table:style-name="ro2">
          <table:table-cell table:style-name="ce2" office:value-type="string">
            <text:p>0x00BD</text:p>
          </table:table-cell>
          <table:table-cell table:style-name="ce2" office:value-type="string">
            <text:p>Aplix Corporation</text:p>
          </table:table-cell>
          <table:table-cell/>
          <table:table-cell table:formula="of:=CLEAN(SUBSTITUTE(UPPER(SUBSTITUTE(SUBSTITUTE(SUBSTITUTE(SUBSTITUTE(SUBSTITUTE(SUBSTITUTE(SUBSTITUTE(SUBSTITUTE(SUBSTITUTE([.B1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PLIX_CORPORATION">
            <text:p>APLIX_CORPORATION</text:p>
          </table:table-cell>
          <table:table-cell/>
          <table:table-cell table:formula="of:=CONCATENATE([.$H$2];&quot; &quot;;TRIM(CLEAN([.D191]));&quot; = &quot;;TRIM(CLEAN([.A191]));&quot;;&quot;)" office:value-type="string" office:string-value="public static final int APLIX_CORPORATION = 0x00BD;">
            <text:p>public static final int APLIX_CORPORATION = 0x00BD;</text:p>
          </table:table-cell>
          <table:table-cell table:formula="of:=CONCATENATE([.$H$3];TRIM(CLEAN([.D191])); &quot; , &quot; ;CHAR(34); TRIM(CLEAN([.B191]));CHAR(34); &quot;);&quot;)" office:value-type="string" office:string-value="map.put(APLIX_CORPORATION , &quot;Aplix Corporation&quot;);">
            <text:p>map.put(APLIX_CORPORATION , "Aplix Corporation");</text:p>
          </table:table-cell>
          <table:table-cell/>
        </table:table-row>
        <table:table-row table:style-name="ro2">
          <table:table-cell table:style-name="ce2" office:value-type="string">
            <text:p>0x00BE</text:p>
          </table:table-cell>
          <table:table-cell table:style-name="ce2" office:value-type="string">
            <text:p>AAMP of America</text:p>
          </table:table-cell>
          <table:table-cell/>
          <table:table-cell table:formula="of:=CLEAN(SUBSTITUTE(UPPER(SUBSTITUTE(SUBSTITUTE(SUBSTITUTE(SUBSTITUTE(SUBSTITUTE(SUBSTITUTE(SUBSTITUTE(SUBSTITUTE(SUBSTITUTE([.B1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AMP_OF_AMERICA">
            <text:p>AAMP_OF_AMERICA</text:p>
          </table:table-cell>
          <table:table-cell/>
          <table:table-cell table:formula="of:=CONCATENATE([.$H$2];&quot; &quot;;TRIM(CLEAN([.D192]));&quot; = &quot;;TRIM(CLEAN([.A192]));&quot;;&quot;)" office:value-type="string" office:string-value="public static final int AAMP_OF_AMERICA = 0x00BE;">
            <text:p>public static final int AAMP_OF_AMERICA = 0x00BE;</text:p>
          </table:table-cell>
          <table:table-cell table:formula="of:=CONCATENATE([.$H$3];TRIM(CLEAN([.D192])); &quot; , &quot; ;CHAR(34); TRIM(CLEAN([.B192]));CHAR(34); &quot;);&quot;)" office:value-type="string" office:string-value="map.put(AAMP_OF_AMERICA , &quot;AAMP of America&quot;);">
            <text:p>map.put(AAMP_OF_AMERICA , "AAMP of America");</text:p>
          </table:table-cell>
          <table:table-cell/>
        </table:table-row>
        <table:table-row table:style-name="ro2">
          <table:table-cell table:style-name="ce2" office:value-type="string">
            <text:p>0x00BF</text:p>
          </table:table-cell>
          <table:table-cell table:style-name="ce2" office:value-type="string">
            <text:p>Stalmart Technology Limited</text:p>
          </table:table-cell>
          <table:table-cell/>
          <table:table-cell table:formula="of:=CLEAN(SUBSTITUTE(UPPER(SUBSTITUTE(SUBSTITUTE(SUBSTITUTE(SUBSTITUTE(SUBSTITUTE(SUBSTITUTE(SUBSTITUTE(SUBSTITUTE(SUBSTITUTE([.B1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ALMART_TECHNOLOGY_LIMITED">
            <text:p>STALMART_TECHNOLOGY_LIMITED</text:p>
          </table:table-cell>
          <table:table-cell/>
          <table:table-cell table:formula="of:=CONCATENATE([.$H$2];&quot; &quot;;TRIM(CLEAN([.D193]));&quot; = &quot;;TRIM(CLEAN([.A193]));&quot;;&quot;)" office:value-type="string" office:string-value="public static final int STALMART_TECHNOLOGY_LIMITED = 0x00BF;">
            <text:p>public static final int STALMART_TECHNOLOGY_LIMITED = 0x00BF;</text:p>
          </table:table-cell>
          <table:table-cell table:formula="of:=CONCATENATE([.$H$3];TRIM(CLEAN([.D193])); &quot; , &quot; ;CHAR(34); TRIM(CLEAN([.B193]));CHAR(34); &quot;);&quot;)" office:value-type="string" office:string-value="map.put(STALMART_TECHNOLOGY_LIMITED , &quot;Stalmart Technology Limited&quot;);">
            <text:p>map.put(STALMART_TECHNOLOGY_LIMITED , "Stalmart Technology Limited");</text:p>
          </table:table-cell>
          <table:table-cell/>
        </table:table-row>
        <table:table-row table:style-name="ro2">
          <table:table-cell table:style-name="ce2" office:value-type="string">
            <text:p>0x00C0</text:p>
          </table:table-cell>
          <table:table-cell table:style-name="ce2" office:value-type="string">
            <text:p>AMICCOM Electronics Corporation</text:p>
          </table:table-cell>
          <table:table-cell/>
          <table:table-cell table:formula="of:=CLEAN(SUBSTITUTE(UPPER(SUBSTITUTE(SUBSTITUTE(SUBSTITUTE(SUBSTITUTE(SUBSTITUTE(SUBSTITUTE(SUBSTITUTE(SUBSTITUTE(SUBSTITUTE([.B1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MICCOM_ELECTRONICS_CORPORATION">
            <text:p>AMICCOM_ELECTRONICS_CORPORATION</text:p>
          </table:table-cell>
          <table:table-cell/>
          <table:table-cell table:formula="of:=CONCATENATE([.$H$2];&quot; &quot;;TRIM(CLEAN([.D194]));&quot; = &quot;;TRIM(CLEAN([.A194]));&quot;;&quot;)" office:value-type="string" office:string-value="public static final int AMICCOM_ELECTRONICS_CORPORATION = 0x00C0;">
            <text:p>public static final int AMICCOM_ELECTRONICS_CORPORATION = 0x00C0;</text:p>
          </table:table-cell>
          <table:table-cell table:formula="of:=CONCATENATE([.$H$3];TRIM(CLEAN([.D194])); &quot; , &quot; ;CHAR(34); TRIM(CLEAN([.B194]));CHAR(34); &quot;);&quot;)" office:value-type="string" office:string-value="map.put(AMICCOM_ELECTRONICS_CORPORATION , &quot;AMICCOM Electronics Corporation&quot;);">
            <text:p>map.put(AMICCOM_ELECTRONICS_CORPORATION , "AMICCOM Electronics Corporation");</text:p>
          </table:table-cell>
          <table:table-cell/>
        </table:table-row>
        <table:table-row table:style-name="ro2">
          <table:table-cell table:style-name="ce2" office:value-type="string">
            <text:p>0x00C1</text:p>
          </table:table-cell>
          <table:table-cell table:style-name="ce2" office:value-type="string">
            <text:p>Shenzhen Excelsecu Data Technology Co.,Ltd</text:p>
          </table:table-cell>
          <table:table-cell/>
          <table:table-cell table:formula="of:=CLEAN(SUBSTITUTE(UPPER(SUBSTITUTE(SUBSTITUTE(SUBSTITUTE(SUBSTITUTE(SUBSTITUTE(SUBSTITUTE(SUBSTITUTE(SUBSTITUTE(SUBSTITUTE([.B1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HENZHEN_EXCELSECU_DATA_TECHNOLOGY_COLTD">
            <text:p>SHENZHEN_EXCELSECU_DATA_TECHNOLOGY_COLTD</text:p>
          </table:table-cell>
          <table:table-cell/>
          <table:table-cell table:formula="of:=CONCATENATE([.$H$2];&quot; &quot;;TRIM(CLEAN([.D195]));&quot; = &quot;;TRIM(CLEAN([.A195]));&quot;;&quot;)" office:value-type="string" office:string-value="public static final int SHENZHEN_EXCELSECU_DATA_TECHNOLOGY_COLTD = 0x00C1;">
            <text:p>public static final int SHENZHEN_EXCELSECU_DATA_TECHNOLOGY_COLTD = 0x00C1;</text:p>
          </table:table-cell>
          <table:table-cell table:formula="of:=CONCATENATE([.$H$3];TRIM(CLEAN([.D195])); &quot; , &quot; ;CHAR(34); TRIM(CLEAN([.B195]));CHAR(34); &quot;);&quot;)" office:value-type="string" office:string-value="map.put(SHENZHEN_EXCELSECU_DATA_TECHNOLOGY_COLTD , &quot;Shenzhen Excelsecu Data Technology Co.,Ltd&quot;);">
            <text:p>map.put(SHENZHEN_EXCELSECU_DATA_TECHNOLOGY_COLTD , "Shenzhen Excelsecu Data Technology Co.,Ltd");</text:p>
          </table:table-cell>
          <table:table-cell/>
        </table:table-row>
        <table:table-row table:style-name="ro2">
          <table:table-cell table:style-name="ce2" office:value-type="string">
            <text:p>0x00C2</text:p>
          </table:table-cell>
          <table:table-cell table:style-name="ce2" office:value-type="string">
            <text:p>Geneq Inc.</text:p>
          </table:table-cell>
          <table:table-cell/>
          <table:table-cell table:formula="of:=CLEAN(SUBSTITUTE(UPPER(SUBSTITUTE(SUBSTITUTE(SUBSTITUTE(SUBSTITUTE(SUBSTITUTE(SUBSTITUTE(SUBSTITUTE(SUBSTITUTE(SUBSTITUTE([.B1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NEQ_INC">
            <text:p>GENEQ_INC</text:p>
          </table:table-cell>
          <table:table-cell/>
          <table:table-cell table:formula="of:=CONCATENATE([.$H$2];&quot; &quot;;TRIM(CLEAN([.D196]));&quot; = &quot;;TRIM(CLEAN([.A196]));&quot;;&quot;)" office:value-type="string" office:string-value="public static final int GENEQ_INC = 0x00C2;">
            <text:p>public static final int GENEQ_INC = 0x00C2;</text:p>
          </table:table-cell>
          <table:table-cell table:formula="of:=CONCATENATE([.$H$3];TRIM(CLEAN([.D196])); &quot; , &quot; ;CHAR(34); TRIM(CLEAN([.B196]));CHAR(34); &quot;);&quot;)" office:value-type="string" office:string-value="map.put(GENEQ_INC , &quot;Geneq Inc.&quot;);">
            <text:p>map.put(GENEQ_INC , "Geneq Inc.");</text:p>
          </table:table-cell>
          <table:table-cell/>
        </table:table-row>
        <table:table-row table:style-name="ro2">
          <table:table-cell table:style-name="ce2" office:value-type="string">
            <text:p>0x00C3</text:p>
          </table:table-cell>
          <table:table-cell table:style-name="ce2" office:value-type="string">
            <text:p>adidas AG</text:p>
          </table:table-cell>
          <table:table-cell/>
          <table:table-cell table:formula="of:=CLEAN(SUBSTITUTE(UPPER(SUBSTITUTE(SUBSTITUTE(SUBSTITUTE(SUBSTITUTE(SUBSTITUTE(SUBSTITUTE(SUBSTITUTE(SUBSTITUTE(SUBSTITUTE([.B1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DIDAS_AG">
            <text:p>ADIDAS_AG</text:p>
          </table:table-cell>
          <table:table-cell/>
          <table:table-cell table:formula="of:=CONCATENATE([.$H$2];&quot; &quot;;TRIM(CLEAN([.D197]));&quot; = &quot;;TRIM(CLEAN([.A197]));&quot;;&quot;)" office:value-type="string" office:string-value="public static final int ADIDAS_AG = 0x00C3;">
            <text:p>public static final int ADIDAS_AG = 0x00C3;</text:p>
          </table:table-cell>
          <table:table-cell table:formula="of:=CONCATENATE([.$H$3];TRIM(CLEAN([.D197])); &quot; , &quot; ;CHAR(34); TRIM(CLEAN([.B197]));CHAR(34); &quot;);&quot;)" office:value-type="string" office:string-value="map.put(ADIDAS_AG , &quot;adidas AG&quot;);">
            <text:p>map.put(ADIDAS_AG , "adidas AG");</text:p>
          </table:table-cell>
          <table:table-cell/>
        </table:table-row>
        <table:table-row table:style-name="ro2">
          <table:table-cell table:style-name="ce2" office:value-type="string">
            <text:p>0x00C4</text:p>
          </table:table-cell>
          <table:table-cell table:style-name="ce2" office:value-type="string">
            <text:p>LG Electronics</text:p>
          </table:table-cell>
          <table:table-cell/>
          <table:table-cell table:formula="of:=CLEAN(SUBSTITUTE(UPPER(SUBSTITUTE(SUBSTITUTE(SUBSTITUTE(SUBSTITUTE(SUBSTITUTE(SUBSTITUTE(SUBSTITUTE(SUBSTITUTE(SUBSTITUTE([.B1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G_ELECTRONICS">
            <text:p>LG_ELECTRONICS</text:p>
          </table:table-cell>
          <table:table-cell/>
          <table:table-cell table:formula="of:=CONCATENATE([.$H$2];&quot; &quot;;TRIM(CLEAN([.D198]));&quot; = &quot;;TRIM(CLEAN([.A198]));&quot;;&quot;)" office:value-type="string" office:string-value="public static final int LG_ELECTRONICS = 0x00C4;">
            <text:p>public static final int LG_ELECTRONICS = 0x00C4;</text:p>
          </table:table-cell>
          <table:table-cell table:formula="of:=CONCATENATE([.$H$3];TRIM(CLEAN([.D198])); &quot; , &quot; ;CHAR(34); TRIM(CLEAN([.B198]));CHAR(34); &quot;);&quot;)" office:value-type="string" office:string-value="map.put(LG_ELECTRONICS , &quot;LG Electronics&quot;);">
            <text:p>map.put(LG_ELECTRONICS , "LG Electronics");</text:p>
          </table:table-cell>
          <table:table-cell/>
        </table:table-row>
        <table:table-row table:style-name="ro2">
          <table:table-cell table:style-name="ce2" office:value-type="string">
            <text:p>0x00C5</text:p>
          </table:table-cell>
          <table:table-cell table:style-name="ce2" office:value-type="string">
            <text:p>Onset Computer Corporation</text:p>
          </table:table-cell>
          <table:table-cell/>
          <table:table-cell table:formula="of:=CLEAN(SUBSTITUTE(UPPER(SUBSTITUTE(SUBSTITUTE(SUBSTITUTE(SUBSTITUTE(SUBSTITUTE(SUBSTITUTE(SUBSTITUTE(SUBSTITUTE(SUBSTITUTE([.B1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NSET_COMPUTER_CORPORATION">
            <text:p>ONSET_COMPUTER_CORPORATION</text:p>
          </table:table-cell>
          <table:table-cell/>
          <table:table-cell table:formula="of:=CONCATENATE([.$H$2];&quot; &quot;;TRIM(CLEAN([.D199]));&quot; = &quot;;TRIM(CLEAN([.A199]));&quot;;&quot;)" office:value-type="string" office:string-value="public static final int ONSET_COMPUTER_CORPORATION = 0x00C5;">
            <text:p>public static final int ONSET_COMPUTER_CORPORATION = 0x00C5;</text:p>
          </table:table-cell>
          <table:table-cell table:formula="of:=CONCATENATE([.$H$3];TRIM(CLEAN([.D199])); &quot; , &quot; ;CHAR(34); TRIM(CLEAN([.B199]));CHAR(34); &quot;);&quot;)" office:value-type="string" office:string-value="map.put(ONSET_COMPUTER_CORPORATION , &quot;Onset Computer Corporation&quot;);">
            <text:p>map.put(ONSET_COMPUTER_CORPORATION , "Onset Computer Corporation");</text:p>
          </table:table-cell>
          <table:table-cell/>
        </table:table-row>
        <table:table-row table:style-name="ro2">
          <table:table-cell table:style-name="ce2" office:value-type="string">
            <text:p>0x00C6</text:p>
          </table:table-cell>
          <table:table-cell table:style-name="ce2" office:value-type="string">
            <text:p>Selfly BV</text:p>
          </table:table-cell>
          <table:table-cell/>
          <table:table-cell table:formula="of:=CLEAN(SUBSTITUTE(UPPER(SUBSTITUTE(SUBSTITUTE(SUBSTITUTE(SUBSTITUTE(SUBSTITUTE(SUBSTITUTE(SUBSTITUTE(SUBSTITUTE(SUBSTITUTE([.B2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LFLY_BV">
            <text:p>SELFLY_BV</text:p>
          </table:table-cell>
          <table:table-cell/>
          <table:table-cell table:formula="of:=CONCATENATE([.$H$2];&quot; &quot;;TRIM(CLEAN([.D200]));&quot; = &quot;;TRIM(CLEAN([.A200]));&quot;;&quot;)" office:value-type="string" office:string-value="public static final int SELFLY_BV = 0x00C6;">
            <text:p>public static final int SELFLY_BV = 0x00C6;</text:p>
          </table:table-cell>
          <table:table-cell table:formula="of:=CONCATENATE([.$H$3];TRIM(CLEAN([.D200])); &quot; , &quot; ;CHAR(34); TRIM(CLEAN([.B200]));CHAR(34); &quot;);&quot;)" office:value-type="string" office:string-value="map.put(SELFLY_BV , &quot;Selfly BV&quot;);">
            <text:p>map.put(SELFLY_BV , "Selfly BV");</text:p>
          </table:table-cell>
          <table:table-cell/>
        </table:table-row>
        <table:table-row table:style-name="ro2">
          <table:table-cell table:style-name="ce2" office:value-type="string">
            <text:p>0x00C7</text:p>
          </table:table-cell>
          <table:table-cell table:style-name="ce2" office:value-type="string">
            <text:p>Quuppa Oy.</text:p>
          </table:table-cell>
          <table:table-cell/>
          <table:table-cell table:formula="of:=CLEAN(SUBSTITUTE(UPPER(SUBSTITUTE(SUBSTITUTE(SUBSTITUTE(SUBSTITUTE(SUBSTITUTE(SUBSTITUTE(SUBSTITUTE(SUBSTITUTE(SUBSTITUTE([.B2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UPPA_OY">
            <text:p>QUUPPA_OY</text:p>
          </table:table-cell>
          <table:table-cell/>
          <table:table-cell table:formula="of:=CONCATENATE([.$H$2];&quot; &quot;;TRIM(CLEAN([.D201]));&quot; = &quot;;TRIM(CLEAN([.A201]));&quot;;&quot;)" office:value-type="string" office:string-value="public static final int QUUPPA_OY = 0x00C7;">
            <text:p>public static final int QUUPPA_OY = 0x00C7;</text:p>
          </table:table-cell>
          <table:table-cell table:formula="of:=CONCATENATE([.$H$3];TRIM(CLEAN([.D201])); &quot; , &quot; ;CHAR(34); TRIM(CLEAN([.B201]));CHAR(34); &quot;);&quot;)" office:value-type="string" office:string-value="map.put(QUUPPA_OY , &quot;Quuppa Oy.&quot;);">
            <text:p>map.put(QUUPPA_OY , "Quuppa Oy.");</text:p>
          </table:table-cell>
          <table:table-cell/>
        </table:table-row>
        <table:table-row table:style-name="ro2">
          <table:table-cell table:style-name="ce2" office:value-type="string">
            <text:p>0x00C8</text:p>
          </table:table-cell>
          <table:table-cell table:style-name="ce2" office:value-type="string">
            <text:p>GeLo Inc</text:p>
          </table:table-cell>
          <table:table-cell/>
          <table:table-cell table:formula="of:=CLEAN(SUBSTITUTE(UPPER(SUBSTITUTE(SUBSTITUTE(SUBSTITUTE(SUBSTITUTE(SUBSTITUTE(SUBSTITUTE(SUBSTITUTE(SUBSTITUTE(SUBSTITUTE([.B2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ELO_INC">
            <text:p>GELO_INC</text:p>
          </table:table-cell>
          <table:table-cell/>
          <table:table-cell table:formula="of:=CONCATENATE([.$H$2];&quot; &quot;;TRIM(CLEAN([.D202]));&quot; = &quot;;TRIM(CLEAN([.A202]));&quot;;&quot;)" office:value-type="string" office:string-value="public static final int GELO_INC = 0x00C8;">
            <text:p>public static final int GELO_INC = 0x00C8;</text:p>
          </table:table-cell>
          <table:table-cell table:formula="of:=CONCATENATE([.$H$3];TRIM(CLEAN([.D202])); &quot; , &quot; ;CHAR(34); TRIM(CLEAN([.B202]));CHAR(34); &quot;);&quot;)" office:value-type="string" office:string-value="map.put(GELO_INC , &quot;GeLo Inc&quot;);">
            <text:p>map.put(GELO_INC , "GeLo Inc");</text:p>
          </table:table-cell>
          <table:table-cell/>
        </table:table-row>
        <table:table-row table:style-name="ro2">
          <table:table-cell table:style-name="ce2" office:value-type="string">
            <text:p>0x00C9</text:p>
          </table:table-cell>
          <table:table-cell table:style-name="ce2" office:value-type="string">
            <text:p>Evluma</text:p>
          </table:table-cell>
          <table:table-cell/>
          <table:table-cell table:formula="of:=CLEAN(SUBSTITUTE(UPPER(SUBSTITUTE(SUBSTITUTE(SUBSTITUTE(SUBSTITUTE(SUBSTITUTE(SUBSTITUTE(SUBSTITUTE(SUBSTITUTE(SUBSTITUTE([.B2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VLUMA">
            <text:p>EVLUMA</text:p>
          </table:table-cell>
          <table:table-cell/>
          <table:table-cell table:formula="of:=CONCATENATE([.$H$2];&quot; &quot;;TRIM(CLEAN([.D203]));&quot; = &quot;;TRIM(CLEAN([.A203]));&quot;;&quot;)" office:value-type="string" office:string-value="public static final int EVLUMA = 0x00C9;">
            <text:p>public static final int EVLUMA = 0x00C9;</text:p>
          </table:table-cell>
          <table:table-cell table:formula="of:=CONCATENATE([.$H$3];TRIM(CLEAN([.D203])); &quot; , &quot; ;CHAR(34); TRIM(CLEAN([.B203]));CHAR(34); &quot;);&quot;)" office:value-type="string" office:string-value="map.put(EVLUMA , &quot;Evluma&quot;);">
            <text:p>map.put(EVLUMA , "Evluma");</text:p>
          </table:table-cell>
          <table:table-cell/>
        </table:table-row>
        <table:table-row table:style-name="ro2">
          <table:table-cell table:style-name="ce2" office:value-type="string">
            <text:p>0x00CA</text:p>
          </table:table-cell>
          <table:table-cell table:style-name="ce2" office:value-type="string">
            <text:p>MC10</text:p>
          </table:table-cell>
          <table:table-cell/>
          <table:table-cell table:formula="of:=CLEAN(SUBSTITUTE(UPPER(SUBSTITUTE(SUBSTITUTE(SUBSTITUTE(SUBSTITUTE(SUBSTITUTE(SUBSTITUTE(SUBSTITUTE(SUBSTITUTE(SUBSTITUTE([.B2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C10">
            <text:p>MC10</text:p>
          </table:table-cell>
          <table:table-cell/>
          <table:table-cell table:formula="of:=CONCATENATE([.$H$2];&quot; &quot;;TRIM(CLEAN([.D204]));&quot; = &quot;;TRIM(CLEAN([.A204]));&quot;;&quot;)" office:value-type="string" office:string-value="public static final int MC10 = 0x00CA;">
            <text:p>public static final int MC10 = 0x00CA;</text:p>
          </table:table-cell>
          <table:table-cell table:formula="of:=CONCATENATE([.$H$3];TRIM(CLEAN([.D204])); &quot; , &quot; ;CHAR(34); TRIM(CLEAN([.B204]));CHAR(34); &quot;);&quot;)" office:value-type="string" office:string-value="map.put(MC10 , &quot;MC10&quot;);">
            <text:p>map.put(MC10 , "MC10");</text:p>
          </table:table-cell>
          <table:table-cell/>
        </table:table-row>
        <table:table-row table:style-name="ro2">
          <table:table-cell table:style-name="ce2" office:value-type="string">
            <text:p>0x00CB</text:p>
          </table:table-cell>
          <table:table-cell table:style-name="ce2" office:value-type="string">
            <text:p>Binauric SE</text:p>
          </table:table-cell>
          <table:table-cell/>
          <table:table-cell table:formula="of:=CLEAN(SUBSTITUTE(UPPER(SUBSTITUTE(SUBSTITUTE(SUBSTITUTE(SUBSTITUTE(SUBSTITUTE(SUBSTITUTE(SUBSTITUTE(SUBSTITUTE(SUBSTITUTE([.B2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INAURIC_SE">
            <text:p>BINAURIC_SE</text:p>
          </table:table-cell>
          <table:table-cell/>
          <table:table-cell table:formula="of:=CONCATENATE([.$H$2];&quot; &quot;;TRIM(CLEAN([.D205]));&quot; = &quot;;TRIM(CLEAN([.A205]));&quot;;&quot;)" office:value-type="string" office:string-value="public static final int BINAURIC_SE = 0x00CB;">
            <text:p>public static final int BINAURIC_SE = 0x00CB;</text:p>
          </table:table-cell>
          <table:table-cell table:formula="of:=CONCATENATE([.$H$3];TRIM(CLEAN([.D205])); &quot; , &quot; ;CHAR(34); TRIM(CLEAN([.B205]));CHAR(34); &quot;);&quot;)" office:value-type="string" office:string-value="map.put(BINAURIC_SE , &quot;Binauric SE&quot;);">
            <text:p>map.put(BINAURIC_SE , "Binauric SE");</text:p>
          </table:table-cell>
          <table:table-cell/>
        </table:table-row>
        <table:table-row table:style-name="ro2">
          <table:table-cell table:style-name="ce2" office:value-type="string">
            <text:p>0x00CC</text:p>
          </table:table-cell>
          <table:table-cell table:style-name="ce2" office:value-type="string">
            <text:p>Beats Electronics</text:p>
          </table:table-cell>
          <table:table-cell/>
          <table:table-cell table:formula="of:=CLEAN(SUBSTITUTE(UPPER(SUBSTITUTE(SUBSTITUTE(SUBSTITUTE(SUBSTITUTE(SUBSTITUTE(SUBSTITUTE(SUBSTITUTE(SUBSTITUTE(SUBSTITUTE([.B2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EATS_ELECTRONICS">
            <text:p>BEATS_ELECTRONICS</text:p>
          </table:table-cell>
          <table:table-cell/>
          <table:table-cell table:formula="of:=CONCATENATE([.$H$2];&quot; &quot;;TRIM(CLEAN([.D206]));&quot; = &quot;;TRIM(CLEAN([.A206]));&quot;;&quot;)" office:value-type="string" office:string-value="public static final int BEATS_ELECTRONICS = 0x00CC;">
            <text:p>public static final int BEATS_ELECTRONICS = 0x00CC;</text:p>
          </table:table-cell>
          <table:table-cell table:formula="of:=CONCATENATE([.$H$3];TRIM(CLEAN([.D206])); &quot; , &quot; ;CHAR(34); TRIM(CLEAN([.B206]));CHAR(34); &quot;);&quot;)" office:value-type="string" office:string-value="map.put(BEATS_ELECTRONICS , &quot;Beats Electronics&quot;);">
            <text:p>map.put(BEATS_ELECTRONICS , "Beats Electronics");</text:p>
          </table:table-cell>
          <table:table-cell/>
        </table:table-row>
        <table:table-row table:style-name="ro2">
          <table:table-cell table:style-name="ce2" office:value-type="string">
            <text:p>0x00CD</text:p>
          </table:table-cell>
          <table:table-cell table:style-name="ce2" office:value-type="string">
            <text:p>Microchip Technology Inc.</text:p>
          </table:table-cell>
          <table:table-cell/>
          <table:table-cell table:formula="of:=CLEAN(SUBSTITUTE(UPPER(SUBSTITUTE(SUBSTITUTE(SUBSTITUTE(SUBSTITUTE(SUBSTITUTE(SUBSTITUTE(SUBSTITUTE(SUBSTITUTE(SUBSTITUTE([.B2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CROCHIP_TECHNOLOGY_INC">
            <text:p>MICROCHIP_TECHNOLOGY_INC</text:p>
          </table:table-cell>
          <table:table-cell/>
          <table:table-cell table:formula="of:=CONCATENATE([.$H$2];&quot; &quot;;TRIM(CLEAN([.D207]));&quot; = &quot;;TRIM(CLEAN([.A207]));&quot;;&quot;)" office:value-type="string" office:string-value="public static final int MICROCHIP_TECHNOLOGY_INC = 0x00CD;">
            <text:p>public static final int MICROCHIP_TECHNOLOGY_INC = 0x00CD;</text:p>
          </table:table-cell>
          <table:table-cell table:formula="of:=CONCATENATE([.$H$3];TRIM(CLEAN([.D207])); &quot; , &quot; ;CHAR(34); TRIM(CLEAN([.B207]));CHAR(34); &quot;);&quot;)" office:value-type="string" office:string-value="map.put(MICROCHIP_TECHNOLOGY_INC , &quot;Microchip Technology Inc.&quot;);">
            <text:p>map.put(MICROCHIP_TECHNOLOGY_INC , "Microchip Technology Inc.");</text:p>
          </table:table-cell>
          <table:table-cell/>
        </table:table-row>
        <table:table-row table:style-name="ro2">
          <table:table-cell table:style-name="ce2" office:value-type="string">
            <text:p>0x00CE</text:p>
          </table:table-cell>
          <table:table-cell table:style-name="ce2" office:value-type="string">
            <text:p>Elgato Systems GmbH</text:p>
          </table:table-cell>
          <table:table-cell/>
          <table:table-cell table:formula="of:=CLEAN(SUBSTITUTE(UPPER(SUBSTITUTE(SUBSTITUTE(SUBSTITUTE(SUBSTITUTE(SUBSTITUTE(SUBSTITUTE(SUBSTITUTE(SUBSTITUTE(SUBSTITUTE([.B2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LGATO_SYSTEMS_GMBH">
            <text:p>ELGATO_SYSTEMS_GMBH</text:p>
          </table:table-cell>
          <table:table-cell/>
          <table:table-cell table:formula="of:=CONCATENATE([.$H$2];&quot; &quot;;TRIM(CLEAN([.D208]));&quot; = &quot;;TRIM(CLEAN([.A208]));&quot;;&quot;)" office:value-type="string" office:string-value="public static final int ELGATO_SYSTEMS_GMBH = 0x00CE;">
            <text:p>public static final int ELGATO_SYSTEMS_GMBH = 0x00CE;</text:p>
          </table:table-cell>
          <table:table-cell table:formula="of:=CONCATENATE([.$H$3];TRIM(CLEAN([.D208])); &quot; , &quot; ;CHAR(34); TRIM(CLEAN([.B208]));CHAR(34); &quot;);&quot;)" office:value-type="string" office:string-value="map.put(ELGATO_SYSTEMS_GMBH , &quot;Elgato Systems GmbH&quot;);">
            <text:p>map.put(ELGATO_SYSTEMS_GMBH , "Elgato Systems GmbH");</text:p>
          </table:table-cell>
          <table:table-cell/>
        </table:table-row>
        <table:table-row table:style-name="ro2">
          <table:table-cell table:style-name="ce2" office:value-type="string">
            <text:p>0x00CF</text:p>
          </table:table-cell>
          <table:table-cell table:style-name="ce2" office:value-type="string">
            <text:p>ARCHOS SA</text:p>
          </table:table-cell>
          <table:table-cell/>
          <table:table-cell table:formula="of:=CLEAN(SUBSTITUTE(UPPER(SUBSTITUTE(SUBSTITUTE(SUBSTITUTE(SUBSTITUTE(SUBSTITUTE(SUBSTITUTE(SUBSTITUTE(SUBSTITUTE(SUBSTITUTE([.B2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RCHOS_SA">
            <text:p>ARCHOS_SA</text:p>
          </table:table-cell>
          <table:table-cell/>
          <table:table-cell table:formula="of:=CONCATENATE([.$H$2];&quot; &quot;;TRIM(CLEAN([.D209]));&quot; = &quot;;TRIM(CLEAN([.A209]));&quot;;&quot;)" office:value-type="string" office:string-value="public static final int ARCHOS_SA = 0x00CF;">
            <text:p>public static final int ARCHOS_SA = 0x00CF;</text:p>
          </table:table-cell>
          <table:table-cell table:formula="of:=CONCATENATE([.$H$3];TRIM(CLEAN([.D209])); &quot; , &quot; ;CHAR(34); TRIM(CLEAN([.B209]));CHAR(34); &quot;);&quot;)" office:value-type="string" office:string-value="map.put(ARCHOS_SA , &quot;ARCHOS SA&quot;);">
            <text:p>map.put(ARCHOS_SA , "ARCHOS SA");</text:p>
          </table:table-cell>
          <table:table-cell/>
        </table:table-row>
        <table:table-row table:style-name="ro2">
          <table:table-cell table:style-name="ce2" office:value-type="string">
            <text:p>0x00D0</text:p>
          </table:table-cell>
          <table:table-cell table:style-name="ce2" office:value-type="string">
            <text:p>Dexcom, Inc.</text:p>
          </table:table-cell>
          <table:table-cell/>
          <table:table-cell table:formula="of:=CLEAN(SUBSTITUTE(UPPER(SUBSTITUTE(SUBSTITUTE(SUBSTITUTE(SUBSTITUTE(SUBSTITUTE(SUBSTITUTE(SUBSTITUTE(SUBSTITUTE(SUBSTITUTE([.B2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XCOM_INC">
            <text:p>DEXCOM_INC</text:p>
          </table:table-cell>
          <table:table-cell/>
          <table:table-cell table:formula="of:=CONCATENATE([.$H$2];&quot; &quot;;TRIM(CLEAN([.D210]));&quot; = &quot;;TRIM(CLEAN([.A210]));&quot;;&quot;)" office:value-type="string" office:string-value="public static final int DEXCOM_INC = 0x00D0;">
            <text:p>public static final int DEXCOM_INC = 0x00D0;</text:p>
          </table:table-cell>
          <table:table-cell table:formula="of:=CONCATENATE([.$H$3];TRIM(CLEAN([.D210])); &quot; , &quot; ;CHAR(34); TRIM(CLEAN([.B210]));CHAR(34); &quot;);&quot;)" office:value-type="string" office:string-value="map.put(DEXCOM_INC , &quot;Dexcom, Inc.&quot;);">
            <text:p>map.put(DEXCOM_INC , "Dexcom, Inc.");</text:p>
          </table:table-cell>
          <table:table-cell/>
        </table:table-row>
        <table:table-row table:style-name="ro2">
          <table:table-cell table:style-name="ce2" office:value-type="string">
            <text:p>0x00D1</text:p>
          </table:table-cell>
          <table:table-cell table:style-name="ce2" office:value-type="string">
            <text:p>Polar Electro Europe B.V.</text:p>
          </table:table-cell>
          <table:table-cell/>
          <table:table-cell table:formula="of:=CLEAN(SUBSTITUTE(UPPER(SUBSTITUTE(SUBSTITUTE(SUBSTITUTE(SUBSTITUTE(SUBSTITUTE(SUBSTITUTE(SUBSTITUTE(SUBSTITUTE(SUBSTITUTE([.B2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OLAR_ELECTRO_EUROPE_BV">
            <text:p>POLAR_ELECTRO_EUROPE_BV</text:p>
          </table:table-cell>
          <table:table-cell/>
          <table:table-cell table:formula="of:=CONCATENATE([.$H$2];&quot; &quot;;TRIM(CLEAN([.D211]));&quot; = &quot;;TRIM(CLEAN([.A211]));&quot;;&quot;)" office:value-type="string" office:string-value="public static final int POLAR_ELECTRO_EUROPE_BV = 0x00D1;">
            <text:p>public static final int POLAR_ELECTRO_EUROPE_BV = 0x00D1;</text:p>
          </table:table-cell>
          <table:table-cell table:formula="of:=CONCATENATE([.$H$3];TRIM(CLEAN([.D211])); &quot; , &quot; ;CHAR(34); TRIM(CLEAN([.B211]));CHAR(34); &quot;);&quot;)" office:value-type="string" office:string-value="map.put(POLAR_ELECTRO_EUROPE_BV , &quot;Polar Electro Europe B.V.&quot;);">
            <text:p>map.put(POLAR_ELECTRO_EUROPE_BV , "Polar Electro Europe B.V.");</text:p>
          </table:table-cell>
          <table:table-cell/>
        </table:table-row>
        <table:table-row table:style-name="ro2">
          <table:table-cell table:style-name="ce2" office:value-type="string">
            <text:p>0x00D2</text:p>
          </table:table-cell>
          <table:table-cell table:style-name="ce2" office:value-type="string">
            <text:p>Dialog Semiconductor B.V.</text:p>
          </table:table-cell>
          <table:table-cell/>
          <table:table-cell table:formula="of:=CLEAN(SUBSTITUTE(UPPER(SUBSTITUTE(SUBSTITUTE(SUBSTITUTE(SUBSTITUTE(SUBSTITUTE(SUBSTITUTE(SUBSTITUTE(SUBSTITUTE(SUBSTITUTE([.B2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IALOG_SEMICONDUCTOR_BV">
            <text:p>DIALOG_SEMICONDUCTOR_BV</text:p>
          </table:table-cell>
          <table:table-cell/>
          <table:table-cell table:formula="of:=CONCATENATE([.$H$2];&quot; &quot;;TRIM(CLEAN([.D212]));&quot; = &quot;;TRIM(CLEAN([.A212]));&quot;;&quot;)" office:value-type="string" office:string-value="public static final int DIALOG_SEMICONDUCTOR_BV = 0x00D2;">
            <text:p>public static final int DIALOG_SEMICONDUCTOR_BV = 0x00D2;</text:p>
          </table:table-cell>
          <table:table-cell table:formula="of:=CONCATENATE([.$H$3];TRIM(CLEAN([.D212])); &quot; , &quot; ;CHAR(34); TRIM(CLEAN([.B212]));CHAR(34); &quot;);&quot;)" office:value-type="string" office:string-value="map.put(DIALOG_SEMICONDUCTOR_BV , &quot;Dialog Semiconductor B.V.&quot;);">
            <text:p>map.put(DIALOG_SEMICONDUCTOR_BV , "Dialog Semiconductor B.V.");</text:p>
          </table:table-cell>
          <table:table-cell/>
        </table:table-row>
        <table:table-row table:style-name="ro2">
          <table:table-cell table:style-name="ce2" office:value-type="string">
            <text:p>0x00D3</text:p>
          </table:table-cell>
          <table:table-cell table:style-name="ce2" office:value-type="string">
            <text:p>Taixingbang Technology (HK) Co,. LTD.</text:p>
          </table:table-cell>
          <table:table-cell/>
          <table:table-cell table:formula="of:=CLEAN(SUBSTITUTE(UPPER(SUBSTITUTE(SUBSTITUTE(SUBSTITUTE(SUBSTITUTE(SUBSTITUTE(SUBSTITUTE(SUBSTITUTE(SUBSTITUTE(SUBSTITUTE([.B2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AIXINGBANG TECHNOLOGY_HK_CO_LTD">
            <text:p>TAIXINGBANG TECHNOLOGY_HK_CO_LTD</text:p>
          </table:table-cell>
          <table:table-cell/>
          <table:table-cell table:formula="of:=CONCATENATE([.$H$2];&quot; &quot;;TRIM(CLEAN([.D213]));&quot; = &quot;;TRIM(CLEAN([.A213]));&quot;;&quot;)" office:value-type="string" office:string-value="public static final int TAIXINGBANG TECHNOLOGY_HK_CO_LTD = 0x00D3;">
            <text:p>public static final int TAIXINGBANG TECHNOLOGY_HK_CO_LTD = 0x00D3;</text:p>
          </table:table-cell>
          <table:table-cell table:formula="of:=CONCATENATE([.$H$3];TRIM(CLEAN([.D213])); &quot; , &quot; ;CHAR(34); TRIM(CLEAN([.B213]));CHAR(34); &quot;);&quot;)" office:value-type="string" office:string-value="map.put(TAIXINGBANG TECHNOLOGY_HK_CO_LTD , &quot;Taixingbang Technology (HK) Co,. LTD.&quot;);">
            <text:p>map.put(TAIXINGBANG TECHNOLOGY_HK_CO_LTD , "Taixingbang Technology (HK) Co,. LTD.");</text:p>
          </table:table-cell>
          <table:table-cell/>
        </table:table-row>
        <table:table-row table:style-name="ro2">
          <table:table-cell table:style-name="ce2" office:value-type="string">
            <text:p>0x00D4</text:p>
          </table:table-cell>
          <table:table-cell table:style-name="ce2" office:value-type="string">
            <text:p>Kawantech</text:p>
          </table:table-cell>
          <table:table-cell/>
          <table:table-cell table:formula="of:=CLEAN(SUBSTITUTE(UPPER(SUBSTITUTE(SUBSTITUTE(SUBSTITUTE(SUBSTITUTE(SUBSTITUTE(SUBSTITUTE(SUBSTITUTE(SUBSTITUTE(SUBSTITUTE([.B21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AWANTECH">
            <text:p>KAWANTECH</text:p>
          </table:table-cell>
          <table:table-cell/>
          <table:table-cell table:formula="of:=CONCATENATE([.$H$2];&quot; &quot;;TRIM(CLEAN([.D214]));&quot; = &quot;;TRIM(CLEAN([.A214]));&quot;;&quot;)" office:value-type="string" office:string-value="public static final int KAWANTECH = 0x00D4;">
            <text:p>public static final int KAWANTECH = 0x00D4;</text:p>
          </table:table-cell>
          <table:table-cell table:formula="of:=CONCATENATE([.$H$3];TRIM(CLEAN([.D214])); &quot; , &quot; ;CHAR(34); TRIM(CLEAN([.B214]));CHAR(34); &quot;);&quot;)" office:value-type="string" office:string-value="map.put(KAWANTECH , &quot;Kawantech&quot;);">
            <text:p>map.put(KAWANTECH , "Kawantech");</text:p>
          </table:table-cell>
          <table:table-cell/>
        </table:table-row>
        <table:table-row table:style-name="ro2">
          <table:table-cell table:style-name="ce2" office:value-type="string">
            <text:p>0x00D5</text:p>
          </table:table-cell>
          <table:table-cell table:style-name="ce2" office:value-type="string">
            <text:p>Austco Communication Systems</text:p>
          </table:table-cell>
          <table:table-cell/>
          <table:table-cell table:formula="of:=CLEAN(SUBSTITUTE(UPPER(SUBSTITUTE(SUBSTITUTE(SUBSTITUTE(SUBSTITUTE(SUBSTITUTE(SUBSTITUTE(SUBSTITUTE(SUBSTITUTE(SUBSTITUTE([.B21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STCO_COMMUNICATION_SYSTEMS">
            <text:p>AUSTCO_COMMUNICATION_SYSTEMS</text:p>
          </table:table-cell>
          <table:table-cell/>
          <table:table-cell table:formula="of:=CONCATENATE([.$H$2];&quot; &quot;;TRIM(CLEAN([.D215]));&quot; = &quot;;TRIM(CLEAN([.A215]));&quot;;&quot;)" office:value-type="string" office:string-value="public static final int AUSTCO_COMMUNICATION_SYSTEMS = 0x00D5;">
            <text:p>public static final int AUSTCO_COMMUNICATION_SYSTEMS = 0x00D5;</text:p>
          </table:table-cell>
          <table:table-cell table:formula="of:=CONCATENATE([.$H$3];TRIM(CLEAN([.D215])); &quot; , &quot; ;CHAR(34); TRIM(CLEAN([.B215]));CHAR(34); &quot;);&quot;)" office:value-type="string" office:string-value="map.put(AUSTCO_COMMUNICATION_SYSTEMS , &quot;Austco Communication Systems&quot;);">
            <text:p>map.put(AUSTCO_COMMUNICATION_SYSTEMS , "Austco Communication Systems");</text:p>
          </table:table-cell>
          <table:table-cell/>
        </table:table-row>
        <table:table-row table:style-name="ro2">
          <table:table-cell table:style-name="ce2" office:value-type="string">
            <text:p>0x00D6</text:p>
          </table:table-cell>
          <table:table-cell table:style-name="ce2" office:value-type="string">
            <text:p>Timex Group USA, Inc.</text:p>
          </table:table-cell>
          <table:table-cell/>
          <table:table-cell table:formula="of:=CLEAN(SUBSTITUTE(UPPER(SUBSTITUTE(SUBSTITUTE(SUBSTITUTE(SUBSTITUTE(SUBSTITUTE(SUBSTITUTE(SUBSTITUTE(SUBSTITUTE(SUBSTITUTE([.B21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IMEX_GROUP_USA_INC">
            <text:p>TIMEX_GROUP_USA_INC</text:p>
          </table:table-cell>
          <table:table-cell/>
          <table:table-cell table:formula="of:=CONCATENATE([.$H$2];&quot; &quot;;TRIM(CLEAN([.D216]));&quot; = &quot;;TRIM(CLEAN([.A216]));&quot;;&quot;)" office:value-type="string" office:string-value="public static final int TIMEX_GROUP_USA_INC = 0x00D6;">
            <text:p>public static final int TIMEX_GROUP_USA_INC = 0x00D6;</text:p>
          </table:table-cell>
          <table:table-cell table:formula="of:=CONCATENATE([.$H$3];TRIM(CLEAN([.D216])); &quot; , &quot; ;CHAR(34); TRIM(CLEAN([.B216]));CHAR(34); &quot;);&quot;)" office:value-type="string" office:string-value="map.put(TIMEX_GROUP_USA_INC , &quot;Timex Group USA, Inc.&quot;);">
            <text:p>map.put(TIMEX_GROUP_USA_INC , "Timex Group USA, Inc.");</text:p>
          </table:table-cell>
          <table:table-cell/>
        </table:table-row>
        <table:table-row table:style-name="ro2">
          <table:table-cell table:style-name="ce2" office:value-type="string">
            <text:p>0x00D7</text:p>
          </table:table-cell>
          <table:table-cell table:style-name="ce2" office:value-type="string">
            <text:p>Qualcomm Technologies, Inc.</text:p>
          </table:table-cell>
          <table:table-cell/>
          <table:table-cell table:formula="of:=CLEAN(SUBSTITUTE(UPPER(SUBSTITUTE(SUBSTITUTE(SUBSTITUTE(SUBSTITUTE(SUBSTITUTE(SUBSTITUTE(SUBSTITUTE(SUBSTITUTE(SUBSTITUTE([.B21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_TECHNOLOGIES_INC">
            <text:p>QUALCOMM_TECHNOLOGIES_INC</text:p>
          </table:table-cell>
          <table:table-cell/>
          <table:table-cell table:formula="of:=CONCATENATE([.$H$2];&quot; &quot;;TRIM(CLEAN([.D217]));&quot; = &quot;;TRIM(CLEAN([.A217]));&quot;;&quot;)" office:value-type="string" office:string-value="public static final int QUALCOMM_TECHNOLOGIES_INC = 0x00D7;">
            <text:p>public static final int QUALCOMM_TECHNOLOGIES_INC = 0x00D7;</text:p>
          </table:table-cell>
          <table:table-cell table:formula="of:=CONCATENATE([.$H$3];TRIM(CLEAN([.D217])); &quot; , &quot; ;CHAR(34); TRIM(CLEAN([.B217]));CHAR(34); &quot;);&quot;)" office:value-type="string" office:string-value="map.put(QUALCOMM_TECHNOLOGIES_INC , &quot;Qualcomm Technologies, Inc.&quot;);">
            <text:p>map.put(QUALCOMM_TECHNOLOGIES_INC , "Qualcomm Technologies, Inc.");</text:p>
          </table:table-cell>
          <table:table-cell/>
        </table:table-row>
        <table:table-row table:style-name="ro2">
          <table:table-cell table:style-name="ce2" office:value-type="string">
            <text:p>0x00D8</text:p>
          </table:table-cell>
          <table:table-cell table:style-name="ce2" office:value-type="string">
            <text:p>Qualcomm Connected Experiences, Inc.</text:p>
          </table:table-cell>
          <table:table-cell/>
          <table:table-cell table:formula="of:=CLEAN(SUBSTITUTE(UPPER(SUBSTITUTE(SUBSTITUTE(SUBSTITUTE(SUBSTITUTE(SUBSTITUTE(SUBSTITUTE(SUBSTITUTE(SUBSTITUTE(SUBSTITUTE([.B21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_CONNECTED_EXPERIENCES_INC">
            <text:p>QUALCOMM_CONNECTED_EXPERIENCES_INC</text:p>
          </table:table-cell>
          <table:table-cell/>
          <table:table-cell table:formula="of:=CONCATENATE([.$H$2];&quot; &quot;;TRIM(CLEAN([.D218]));&quot; = &quot;;TRIM(CLEAN([.A218]));&quot;;&quot;)" office:value-type="string" office:string-value="public static final int QUALCOMM_CONNECTED_EXPERIENCES_INC = 0x00D8;">
            <text:p>public static final int QUALCOMM_CONNECTED_EXPERIENCES_INC = 0x00D8;</text:p>
          </table:table-cell>
          <table:table-cell table:formula="of:=CONCATENATE([.$H$3];TRIM(CLEAN([.D218])); &quot; , &quot; ;CHAR(34); TRIM(CLEAN([.B218]));CHAR(34); &quot;);&quot;)" office:value-type="string" office:string-value="map.put(QUALCOMM_CONNECTED_EXPERIENCES_INC , &quot;Qualcomm Connected Experiences, Inc.&quot;);">
            <text:p>map.put(QUALCOMM_CONNECTED_EXPERIENCES_INC , "Qualcomm Connected Experiences, Inc.");</text:p>
          </table:table-cell>
          <table:table-cell/>
        </table:table-row>
        <table:table-row table:style-name="ro2">
          <table:table-cell table:style-name="ce2" office:value-type="string">
            <text:p>0x00D9</text:p>
          </table:table-cell>
          <table:table-cell table:style-name="ce2" office:value-type="string">
            <text:p>Voyetra Turtle Beach</text:p>
          </table:table-cell>
          <table:table-cell/>
          <table:table-cell table:formula="of:=CLEAN(SUBSTITUTE(UPPER(SUBSTITUTE(SUBSTITUTE(SUBSTITUTE(SUBSTITUTE(SUBSTITUTE(SUBSTITUTE(SUBSTITUTE(SUBSTITUTE(SUBSTITUTE([.B21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OYETRA_TURTLE_BEACH">
            <text:p>VOYETRA_TURTLE_BEACH</text:p>
          </table:table-cell>
          <table:table-cell/>
          <table:table-cell table:formula="of:=CONCATENATE([.$H$2];&quot; &quot;;TRIM(CLEAN([.D219]));&quot; = &quot;;TRIM(CLEAN([.A219]));&quot;;&quot;)" office:value-type="string" office:string-value="public static final int VOYETRA_TURTLE_BEACH = 0x00D9;">
            <text:p>public static final int VOYETRA_TURTLE_BEACH = 0x00D9;</text:p>
          </table:table-cell>
          <table:table-cell table:formula="of:=CONCATENATE([.$H$3];TRIM(CLEAN([.D219])); &quot; , &quot; ;CHAR(34); TRIM(CLEAN([.B219]));CHAR(34); &quot;);&quot;)" office:value-type="string" office:string-value="map.put(VOYETRA_TURTLE_BEACH , &quot;Voyetra Turtle Beach&quot;);">
            <text:p>map.put(VOYETRA_TURTLE_BEACH , "Voyetra Turtle Beach");</text:p>
          </table:table-cell>
          <table:table-cell/>
        </table:table-row>
        <table:table-row table:style-name="ro2">
          <table:table-cell table:style-name="ce2" office:value-type="string">
            <text:p>0x00DA</text:p>
          </table:table-cell>
          <table:table-cell table:style-name="ce2" office:value-type="string">
            <text:p>txtr GmbH</text:p>
          </table:table-cell>
          <table:table-cell/>
          <table:table-cell table:formula="of:=CLEAN(SUBSTITUTE(UPPER(SUBSTITUTE(SUBSTITUTE(SUBSTITUTE(SUBSTITUTE(SUBSTITUTE(SUBSTITUTE(SUBSTITUTE(SUBSTITUTE(SUBSTITUTE([.B22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XTR_GMBH">
            <text:p>TXTR_GMBH</text:p>
          </table:table-cell>
          <table:table-cell/>
          <table:table-cell table:formula="of:=CONCATENATE([.$H$2];&quot; &quot;;TRIM(CLEAN([.D220]));&quot; = &quot;;TRIM(CLEAN([.A220]));&quot;;&quot;)" office:value-type="string" office:string-value="public static final int TXTR_GMBH = 0x00DA;">
            <text:p>public static final int TXTR_GMBH = 0x00DA;</text:p>
          </table:table-cell>
          <table:table-cell table:formula="of:=CONCATENATE([.$H$3];TRIM(CLEAN([.D220])); &quot; , &quot; ;CHAR(34); TRIM(CLEAN([.B220]));CHAR(34); &quot;);&quot;)" office:value-type="string" office:string-value="map.put(TXTR_GMBH , &quot;txtr GmbH&quot;);">
            <text:p>map.put(TXTR_GMBH , "txtr GmbH");</text:p>
          </table:table-cell>
          <table:table-cell/>
        </table:table-row>
        <table:table-row table:style-name="ro2">
          <table:table-cell table:style-name="ce2" office:value-type="string">
            <text:p>0x00DB</text:p>
          </table:table-cell>
          <table:table-cell table:style-name="ce2" office:value-type="string">
            <text:p>Biosentronics</text:p>
          </table:table-cell>
          <table:table-cell/>
          <table:table-cell table:formula="of:=CLEAN(SUBSTITUTE(UPPER(SUBSTITUTE(SUBSTITUTE(SUBSTITUTE(SUBSTITUTE(SUBSTITUTE(SUBSTITUTE(SUBSTITUTE(SUBSTITUTE(SUBSTITUTE([.B22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IOSENTRONICS">
            <text:p>BIOSENTRONICS</text:p>
          </table:table-cell>
          <table:table-cell/>
          <table:table-cell table:formula="of:=CONCATENATE([.$H$2];&quot; &quot;;TRIM(CLEAN([.D221]));&quot; = &quot;;TRIM(CLEAN([.A221]));&quot;;&quot;)" office:value-type="string" office:string-value="public static final int BIOSENTRONICS = 0x00DB;">
            <text:p>public static final int BIOSENTRONICS = 0x00DB;</text:p>
          </table:table-cell>
          <table:table-cell table:formula="of:=CONCATENATE([.$H$3];TRIM(CLEAN([.D221])); &quot; , &quot; ;CHAR(34); TRIM(CLEAN([.B221]));CHAR(34); &quot;);&quot;)" office:value-type="string" office:string-value="map.put(BIOSENTRONICS , &quot;Biosentronics&quot;);">
            <text:p>map.put(BIOSENTRONICS , "Biosentronics");</text:p>
          </table:table-cell>
          <table:table-cell/>
        </table:table-row>
        <table:table-row table:style-name="ro2">
          <table:table-cell table:style-name="ce2" office:value-type="string">
            <text:p>0x00DC</text:p>
          </table:table-cell>
          <table:table-cell table:style-name="ce2" office:value-type="string">
            <text:p>Procter &amp; Gamble</text:p>
          </table:table-cell>
          <table:table-cell/>
          <table:table-cell table:formula="of:=CLEAN(SUBSTITUTE(UPPER(SUBSTITUTE(SUBSTITUTE(SUBSTITUTE(SUBSTITUTE(SUBSTITUTE(SUBSTITUTE(SUBSTITUTE(SUBSTITUTE(SUBSTITUTE([.B22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ROCTER_GAMBLE">
            <text:p>PROCTER_GAMBLE</text:p>
          </table:table-cell>
          <table:table-cell/>
          <table:table-cell table:formula="of:=CONCATENATE([.$H$2];&quot; &quot;;TRIM(CLEAN([.D222]));&quot; = &quot;;TRIM(CLEAN([.A222]));&quot;;&quot;)" office:value-type="string" office:string-value="public static final int PROCTER_GAMBLE = 0x00DC;">
            <text:p>public static final int PROCTER_GAMBLE = 0x00DC;</text:p>
          </table:table-cell>
          <table:table-cell table:formula="of:=CONCATENATE([.$H$3];TRIM(CLEAN([.D222])); &quot; , &quot; ;CHAR(34); TRIM(CLEAN([.B222]));CHAR(34); &quot;);&quot;)" office:value-type="string" office:string-value="map.put(PROCTER_GAMBLE , &quot;Procter &amp; Gamble&quot;);">
            <text:p>map.put(PROCTER_GAMBLE , "Procter &amp; Gamble");</text:p>
          </table:table-cell>
          <table:table-cell/>
        </table:table-row>
        <table:table-row table:style-name="ro2">
          <table:table-cell table:style-name="ce2" office:value-type="string">
            <text:p>0x00DD</text:p>
          </table:table-cell>
          <table:table-cell table:style-name="ce2" office:value-type="string">
            <text:p>Hosiden Corporation</text:p>
          </table:table-cell>
          <table:table-cell/>
          <table:table-cell table:formula="of:=CLEAN(SUBSTITUTE(UPPER(SUBSTITUTE(SUBSTITUTE(SUBSTITUTE(SUBSTITUTE(SUBSTITUTE(SUBSTITUTE(SUBSTITUTE(SUBSTITUTE(SUBSTITUTE([.B22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OSIDEN_CORPORATION">
            <text:p>HOSIDEN_CORPORATION</text:p>
          </table:table-cell>
          <table:table-cell/>
          <table:table-cell table:formula="of:=CONCATENATE([.$H$2];&quot; &quot;;TRIM(CLEAN([.D223]));&quot; = &quot;;TRIM(CLEAN([.A223]));&quot;;&quot;)" office:value-type="string" office:string-value="public static final int HOSIDEN_CORPORATION = 0x00DD;">
            <text:p>public static final int HOSIDEN_CORPORATION = 0x00DD;</text:p>
          </table:table-cell>
          <table:table-cell table:formula="of:=CONCATENATE([.$H$3];TRIM(CLEAN([.D223])); &quot; , &quot; ;CHAR(34); TRIM(CLEAN([.B223]));CHAR(34); &quot;);&quot;)" office:value-type="string" office:string-value="map.put(HOSIDEN_CORPORATION , &quot;Hosiden Corporation&quot;);">
            <text:p>map.put(HOSIDEN_CORPORATION , "Hosiden Corporation");</text:p>
          </table:table-cell>
          <table:table-cell/>
        </table:table-row>
        <table:table-row table:style-name="ro2">
          <table:table-cell table:style-name="ce2" office:value-type="string">
            <text:p>0x00DE</text:p>
          </table:table-cell>
          <table:table-cell table:style-name="ce2" office:value-type="string">
            <text:p>Muzik LLC</text:p>
          </table:table-cell>
          <table:table-cell/>
          <table:table-cell table:formula="of:=CLEAN(SUBSTITUTE(UPPER(SUBSTITUTE(SUBSTITUTE(SUBSTITUTE(SUBSTITUTE(SUBSTITUTE(SUBSTITUTE(SUBSTITUTE(SUBSTITUTE(SUBSTITUTE([.B22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UZIK_LLC">
            <text:p>MUZIK_LLC</text:p>
          </table:table-cell>
          <table:table-cell/>
          <table:table-cell table:formula="of:=CONCATENATE([.$H$2];&quot; &quot;;TRIM(CLEAN([.D224]));&quot; = &quot;;TRIM(CLEAN([.A224]));&quot;;&quot;)" office:value-type="string" office:string-value="public static final int MUZIK_LLC = 0x00DE;">
            <text:p>public static final int MUZIK_LLC = 0x00DE;</text:p>
          </table:table-cell>
          <table:table-cell table:formula="of:=CONCATENATE([.$H$3];TRIM(CLEAN([.D224])); &quot; , &quot; ;CHAR(34); TRIM(CLEAN([.B224]));CHAR(34); &quot;);&quot;)" office:value-type="string" office:string-value="map.put(MUZIK_LLC , &quot;Muzik LLC&quot;);">
            <text:p>map.put(MUZIK_LLC , "Muzik LLC");</text:p>
          </table:table-cell>
          <table:table-cell/>
        </table:table-row>
        <table:table-row table:style-name="ro2">
          <table:table-cell table:style-name="ce2" office:value-type="string">
            <text:p>0x00DF</text:p>
          </table:table-cell>
          <table:table-cell table:style-name="ce2" office:value-type="string">
            <text:p>Misfit Wearables Corp</text:p>
          </table:table-cell>
          <table:table-cell/>
          <table:table-cell table:formula="of:=CLEAN(SUBSTITUTE(UPPER(SUBSTITUTE(SUBSTITUTE(SUBSTITUTE(SUBSTITUTE(SUBSTITUTE(SUBSTITUTE(SUBSTITUTE(SUBSTITUTE(SUBSTITUTE([.B22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ISFIT_WEARABLES_CORP">
            <text:p>MISFIT_WEARABLES_CORP</text:p>
          </table:table-cell>
          <table:table-cell/>
          <table:table-cell table:formula="of:=CONCATENATE([.$H$2];&quot; &quot;;TRIM(CLEAN([.D225]));&quot; = &quot;;TRIM(CLEAN([.A225]));&quot;;&quot;)" office:value-type="string" office:string-value="public static final int MISFIT_WEARABLES_CORP = 0x00DF;">
            <text:p>public static final int MISFIT_WEARABLES_CORP = 0x00DF;</text:p>
          </table:table-cell>
          <table:table-cell table:formula="of:=CONCATENATE([.$H$3];TRIM(CLEAN([.D225])); &quot; , &quot; ;CHAR(34); TRIM(CLEAN([.B225]));CHAR(34); &quot;);&quot;)" office:value-type="string" office:string-value="map.put(MISFIT_WEARABLES_CORP , &quot;Misfit Wearables Corp&quot;);">
            <text:p>map.put(MISFIT_WEARABLES_CORP , "Misfit Wearables Corp");</text:p>
          </table:table-cell>
          <table:table-cell/>
        </table:table-row>
        <table:table-row table:style-name="ro2">
          <table:table-cell table:style-name="ce2" office:value-type="string">
            <text:p>0x00E0</text:p>
          </table:table-cell>
          <table:table-cell table:style-name="ce2" office:value-type="string">
            <text:p>Google</text:p>
          </table:table-cell>
          <table:table-cell/>
          <table:table-cell table:formula="of:=CLEAN(SUBSTITUTE(UPPER(SUBSTITUTE(SUBSTITUTE(SUBSTITUTE(SUBSTITUTE(SUBSTITUTE(SUBSTITUTE(SUBSTITUTE(SUBSTITUTE(SUBSTITUTE([.B22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OOGLE">
            <text:p>GOOGLE</text:p>
          </table:table-cell>
          <table:table-cell/>
          <table:table-cell table:formula="of:=CONCATENATE([.$H$2];&quot; &quot;;TRIM(CLEAN([.D226]));&quot; = &quot;;TRIM(CLEAN([.A226]));&quot;;&quot;)" office:value-type="string" office:string-value="public static final int GOOGLE = 0x00E0;">
            <text:p>public static final int GOOGLE = 0x00E0;</text:p>
          </table:table-cell>
          <table:table-cell table:formula="of:=CONCATENATE([.$H$3];TRIM(CLEAN([.D226])); &quot; , &quot; ;CHAR(34); TRIM(CLEAN([.B226]));CHAR(34); &quot;);&quot;)" office:value-type="string" office:string-value="map.put(GOOGLE , &quot;Google&quot;);">
            <text:p>map.put(GOOGLE , "Google");</text:p>
          </table:table-cell>
          <table:table-cell/>
        </table:table-row>
        <table:table-row table:style-name="ro2">
          <table:table-cell table:style-name="ce2" office:value-type="string">
            <text:p>0x00E1</text:p>
          </table:table-cell>
          <table:table-cell table:style-name="ce2" office:value-type="string">
            <text:p>Danlers Ltd</text:p>
          </table:table-cell>
          <table:table-cell/>
          <table:table-cell table:formula="of:=CLEAN(SUBSTITUTE(UPPER(SUBSTITUTE(SUBSTITUTE(SUBSTITUTE(SUBSTITUTE(SUBSTITUTE(SUBSTITUTE(SUBSTITUTE(SUBSTITUTE(SUBSTITUTE([.B22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ANLERS_LTD">
            <text:p>DANLERS_LTD</text:p>
          </table:table-cell>
          <table:table-cell/>
          <table:table-cell table:formula="of:=CONCATENATE([.$H$2];&quot; &quot;;TRIM(CLEAN([.D227]));&quot; = &quot;;TRIM(CLEAN([.A227]));&quot;;&quot;)" office:value-type="string" office:string-value="public static final int DANLERS_LTD = 0x00E1;">
            <text:p>public static final int DANLERS_LTD = 0x00E1;</text:p>
          </table:table-cell>
          <table:table-cell table:formula="of:=CONCATENATE([.$H$3];TRIM(CLEAN([.D227])); &quot; , &quot; ;CHAR(34); TRIM(CLEAN([.B227]));CHAR(34); &quot;);&quot;)" office:value-type="string" office:string-value="map.put(DANLERS_LTD , &quot;Danlers Ltd&quot;);">
            <text:p>map.put(DANLERS_LTD , "Danlers Ltd");</text:p>
          </table:table-cell>
          <table:table-cell/>
        </table:table-row>
        <table:table-row table:style-name="ro2">
          <table:table-cell table:style-name="ce2" office:value-type="string">
            <text:p>0x00E2</text:p>
          </table:table-cell>
          <table:table-cell table:style-name="ce2" office:value-type="string">
            <text:p>Semilink Inc</text:p>
          </table:table-cell>
          <table:table-cell/>
          <table:table-cell table:formula="of:=CLEAN(SUBSTITUTE(UPPER(SUBSTITUTE(SUBSTITUTE(SUBSTITUTE(SUBSTITUTE(SUBSTITUTE(SUBSTITUTE(SUBSTITUTE(SUBSTITUTE(SUBSTITUTE([.B22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MILINK_INC">
            <text:p>SEMILINK_INC</text:p>
          </table:table-cell>
          <table:table-cell/>
          <table:table-cell table:formula="of:=CONCATENATE([.$H$2];&quot; &quot;;TRIM(CLEAN([.D228]));&quot; = &quot;;TRIM(CLEAN([.A228]));&quot;;&quot;)" office:value-type="string" office:string-value="public static final int SEMILINK_INC = 0x00E2;">
            <text:p>public static final int SEMILINK_INC = 0x00E2;</text:p>
          </table:table-cell>
          <table:table-cell table:formula="of:=CONCATENATE([.$H$3];TRIM(CLEAN([.D228])); &quot; , &quot; ;CHAR(34); TRIM(CLEAN([.B228]));CHAR(34); &quot;);&quot;)" office:value-type="string" office:string-value="map.put(SEMILINK_INC , &quot;Semilink Inc&quot;);">
            <text:p>map.put(SEMILINK_INC , "Semilink Inc");</text:p>
          </table:table-cell>
          <table:table-cell/>
        </table:table-row>
        <table:table-row table:style-name="ro2">
          <table:table-cell table:style-name="ce2" office:value-type="string">
            <text:p>0x00E3</text:p>
          </table:table-cell>
          <table:table-cell table:style-name="ce2" office:value-type="string">
            <text:p>inMusic Brands, Inc</text:p>
          </table:table-cell>
          <table:table-cell/>
          <table:table-cell table:formula="of:=CLEAN(SUBSTITUTE(UPPER(SUBSTITUTE(SUBSTITUTE(SUBSTITUTE(SUBSTITUTE(SUBSTITUTE(SUBSTITUTE(SUBSTITUTE(SUBSTITUTE(SUBSTITUTE([.B22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MUSIC_BRANDS_INC">
            <text:p>INMUSIC_BRANDS_INC</text:p>
          </table:table-cell>
          <table:table-cell/>
          <table:table-cell table:formula="of:=CONCATENATE([.$H$2];&quot; &quot;;TRIM(CLEAN([.D229]));&quot; = &quot;;TRIM(CLEAN([.A229]));&quot;;&quot;)" office:value-type="string" office:string-value="public static final int INMUSIC_BRANDS_INC = 0x00E3;">
            <text:p>public static final int INMUSIC_BRANDS_INC = 0x00E3;</text:p>
          </table:table-cell>
          <table:table-cell table:formula="of:=CONCATENATE([.$H$3];TRIM(CLEAN([.D229])); &quot; , &quot; ;CHAR(34); TRIM(CLEAN([.B229]));CHAR(34); &quot;);&quot;)" office:value-type="string" office:string-value="map.put(INMUSIC_BRANDS_INC , &quot;inMusic Brands, Inc&quot;);">
            <text:p>map.put(INMUSIC_BRANDS_INC , "inMusic Brands, Inc");</text:p>
          </table:table-cell>
          <table:table-cell/>
        </table:table-row>
        <table:table-row table:style-name="ro2">
          <table:table-cell table:style-name="ce2" office:value-type="string">
            <text:p>0x00E4</text:p>
          </table:table-cell>
          <table:table-cell table:style-name="ce2" office:value-type="string">
            <text:p>L.S. Research Inc.</text:p>
          </table:table-cell>
          <table:table-cell/>
          <table:table-cell table:formula="of:=CLEAN(SUBSTITUTE(UPPER(SUBSTITUTE(SUBSTITUTE(SUBSTITUTE(SUBSTITUTE(SUBSTITUTE(SUBSTITUTE(SUBSTITUTE(SUBSTITUTE(SUBSTITUTE([.B23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LS_RESEARCH_INC">
            <text:p>LS_RESEARCH_INC</text:p>
          </table:table-cell>
          <table:table-cell/>
          <table:table-cell table:formula="of:=CONCATENATE([.$H$2];&quot; &quot;;TRIM(CLEAN([.D230]));&quot; = &quot;;TRIM(CLEAN([.A230]));&quot;;&quot;)" office:value-type="string" office:string-value="public static final int LS_RESEARCH_INC = 0x00E4;">
            <text:p>public static final int LS_RESEARCH_INC = 0x00E4;</text:p>
          </table:table-cell>
          <table:table-cell table:formula="of:=CONCATENATE([.$H$3];TRIM(CLEAN([.D230])); &quot; , &quot; ;CHAR(34); TRIM(CLEAN([.B230]));CHAR(34); &quot;);&quot;)" office:value-type="string" office:string-value="map.put(LS_RESEARCH_INC , &quot;L.S. Research Inc.&quot;);">
            <text:p>map.put(LS_RESEARCH_INC , "L.S. Research Inc.");</text:p>
          </table:table-cell>
          <table:table-cell/>
        </table:table-row>
        <table:table-row table:style-name="ro2">
          <table:table-cell table:style-name="ce2" office:value-type="string">
            <text:p>0x00E5</text:p>
          </table:table-cell>
          <table:table-cell table:style-name="ce2" office:value-type="string">
            <text:p>Eden Software Consultants Ltd.</text:p>
          </table:table-cell>
          <table:table-cell/>
          <table:table-cell table:formula="of:=CLEAN(SUBSTITUTE(UPPER(SUBSTITUTE(SUBSTITUTE(SUBSTITUTE(SUBSTITUTE(SUBSTITUTE(SUBSTITUTE(SUBSTITUTE(SUBSTITUTE(SUBSTITUTE([.B23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DEN_SOFTWARE_CONSULTANTS_LTD">
            <text:p>EDEN_SOFTWARE_CONSULTANTS_LTD</text:p>
          </table:table-cell>
          <table:table-cell/>
          <table:table-cell table:formula="of:=CONCATENATE([.$H$2];&quot; &quot;;TRIM(CLEAN([.D231]));&quot; = &quot;;TRIM(CLEAN([.A231]));&quot;;&quot;)" office:value-type="string" office:string-value="public static final int EDEN_SOFTWARE_CONSULTANTS_LTD = 0x00E5;">
            <text:p>public static final int EDEN_SOFTWARE_CONSULTANTS_LTD = 0x00E5;</text:p>
          </table:table-cell>
          <table:table-cell table:formula="of:=CONCATENATE([.$H$3];TRIM(CLEAN([.D231])); &quot; , &quot; ;CHAR(34); TRIM(CLEAN([.B231]));CHAR(34); &quot;);&quot;)" office:value-type="string" office:string-value="map.put(EDEN_SOFTWARE_CONSULTANTS_LTD , &quot;Eden Software Consultants Ltd.&quot;);">
            <text:p>map.put(EDEN_SOFTWARE_CONSULTANTS_LTD , "Eden Software Consultants Ltd.");</text:p>
          </table:table-cell>
          <table:table-cell/>
        </table:table-row>
        <table:table-row table:style-name="ro2">
          <table:table-cell table:style-name="ce2" office:value-type="string">
            <text:p>0x00E6</text:p>
          </table:table-cell>
          <table:table-cell table:style-name="ce2" office:value-type="string">
            <text:p>Freshtemp</text:p>
          </table:table-cell>
          <table:table-cell/>
          <table:table-cell table:formula="of:=CLEAN(SUBSTITUTE(UPPER(SUBSTITUTE(SUBSTITUTE(SUBSTITUTE(SUBSTITUTE(SUBSTITUTE(SUBSTITUTE(SUBSTITUTE(SUBSTITUTE(SUBSTITUTE([.B23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RESHTEMP">
            <text:p>FRESHTEMP</text:p>
          </table:table-cell>
          <table:table-cell/>
          <table:table-cell table:formula="of:=CONCATENATE([.$H$2];&quot; &quot;;TRIM(CLEAN([.D232]));&quot; = &quot;;TRIM(CLEAN([.A232]));&quot;;&quot;)" office:value-type="string" office:string-value="public static final int FRESHTEMP = 0x00E6;">
            <text:p>public static final int FRESHTEMP = 0x00E6;</text:p>
          </table:table-cell>
          <table:table-cell table:formula="of:=CONCATENATE([.$H$3];TRIM(CLEAN([.D232])); &quot; , &quot; ;CHAR(34); TRIM(CLEAN([.B232]));CHAR(34); &quot;);&quot;)" office:value-type="string" office:string-value="map.put(FRESHTEMP , &quot;Freshtemp&quot;);">
            <text:p>map.put(FRESHTEMP , "Freshtemp");</text:p>
          </table:table-cell>
          <table:table-cell/>
        </table:table-row>
        <table:table-row table:style-name="ro2">
          <table:table-cell table:style-name="ce2" office:value-type="string">
            <text:p>0x00E7</text:p>
          </table:table-cell>
          <table:table-cell table:style-name="ce2" office:value-type="string">
            <text:p>KS Technologies</text:p>
          </table:table-cell>
          <table:table-cell/>
          <table:table-cell table:formula="of:=CLEAN(SUBSTITUTE(UPPER(SUBSTITUTE(SUBSTITUTE(SUBSTITUTE(SUBSTITUTE(SUBSTITUTE(SUBSTITUTE(SUBSTITUTE(SUBSTITUTE(SUBSTITUTE([.B23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S_TECHNOLOGIES">
            <text:p>KS_TECHNOLOGIES</text:p>
          </table:table-cell>
          <table:table-cell/>
          <table:table-cell table:formula="of:=CONCATENATE([.$H$2];&quot; &quot;;TRIM(CLEAN([.D233]));&quot; = &quot;;TRIM(CLEAN([.A233]));&quot;;&quot;)" office:value-type="string" office:string-value="public static final int KS_TECHNOLOGIES = 0x00E7;">
            <text:p>public static final int KS_TECHNOLOGIES = 0x00E7;</text:p>
          </table:table-cell>
          <table:table-cell table:formula="of:=CONCATENATE([.$H$3];TRIM(CLEAN([.D233])); &quot; , &quot; ;CHAR(34); TRIM(CLEAN([.B233]));CHAR(34); &quot;);&quot;)" office:value-type="string" office:string-value="map.put(KS_TECHNOLOGIES , &quot;KS Technologies&quot;);">
            <text:p>map.put(KS_TECHNOLOGIES , "KS Technologies");</text:p>
          </table:table-cell>
          <table:table-cell/>
        </table:table-row>
        <table:table-row table:style-name="ro2">
          <table:table-cell table:style-name="ce2" office:value-type="string">
            <text:p>0x00E8</text:p>
          </table:table-cell>
          <table:table-cell table:style-name="ce2" office:value-type="string">
            <text:p>ACTS Technologies</text:p>
          </table:table-cell>
          <table:table-cell/>
          <table:table-cell table:formula="of:=CLEAN(SUBSTITUTE(UPPER(SUBSTITUTE(SUBSTITUTE(SUBSTITUTE(SUBSTITUTE(SUBSTITUTE(SUBSTITUTE(SUBSTITUTE(SUBSTITUTE(SUBSTITUTE([.B23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CTS_TECHNOLOGIES">
            <text:p>ACTS_TECHNOLOGIES</text:p>
          </table:table-cell>
          <table:table-cell/>
          <table:table-cell table:formula="of:=CONCATENATE([.$H$2];&quot; &quot;;TRIM(CLEAN([.D234]));&quot; = &quot;;TRIM(CLEAN([.A234]));&quot;;&quot;)" office:value-type="string" office:string-value="public static final int ACTS_TECHNOLOGIES = 0x00E8;">
            <text:p>public static final int ACTS_TECHNOLOGIES = 0x00E8;</text:p>
          </table:table-cell>
          <table:table-cell table:formula="of:=CONCATENATE([.$H$3];TRIM(CLEAN([.D234])); &quot; , &quot; ;CHAR(34); TRIM(CLEAN([.B234]));CHAR(34); &quot;);&quot;)" office:value-type="string" office:string-value="map.put(ACTS_TECHNOLOGIES , &quot;ACTS Technologies&quot;);">
            <text:p>map.put(ACTS_TECHNOLOGIES , "ACTS Technologies");</text:p>
          </table:table-cell>
          <table:table-cell/>
        </table:table-row>
        <table:table-row table:style-name="ro2">
          <table:table-cell table:style-name="ce2" office:value-type="string">
            <text:p>0x00E9</text:p>
          </table:table-cell>
          <table:table-cell table:style-name="ce2" office:value-type="string">
            <text:p>Vtrack Systems</text:p>
          </table:table-cell>
          <table:table-cell/>
          <table:table-cell table:formula="of:=CLEAN(SUBSTITUTE(UPPER(SUBSTITUTE(SUBSTITUTE(SUBSTITUTE(SUBSTITUTE(SUBSTITUTE(SUBSTITUTE(SUBSTITUTE(SUBSTITUTE(SUBSTITUTE([.B23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TRACK_SYSTEMS">
            <text:p>VTRACK_SYSTEMS</text:p>
          </table:table-cell>
          <table:table-cell/>
          <table:table-cell table:formula="of:=CONCATENATE([.$H$2];&quot; &quot;;TRIM(CLEAN([.D235]));&quot; = &quot;;TRIM(CLEAN([.A235]));&quot;;&quot;)" office:value-type="string" office:string-value="public static final int VTRACK_SYSTEMS = 0x00E9;">
            <text:p>public static final int VTRACK_SYSTEMS = 0x00E9;</text:p>
          </table:table-cell>
          <table:table-cell table:formula="of:=CONCATENATE([.$H$3];TRIM(CLEAN([.D235])); &quot; , &quot; ;CHAR(34); TRIM(CLEAN([.B235]));CHAR(34); &quot;);&quot;)" office:value-type="string" office:string-value="map.put(VTRACK_SYSTEMS , &quot;Vtrack Systems&quot;);">
            <text:p>map.put(VTRACK_SYSTEMS , "Vtrack Systems");</text:p>
          </table:table-cell>
          <table:table-cell/>
        </table:table-row>
        <table:table-row table:style-name="ro2">
          <table:table-cell table:style-name="ce2" office:value-type="string">
            <text:p>0x00EA</text:p>
          </table:table-cell>
          <table:table-cell table:style-name="ce2" office:value-type="string">
            <text:p>Nielsen-Kellerman Company</text:p>
          </table:table-cell>
          <table:table-cell/>
          <table:table-cell table:formula="of:=CLEAN(SUBSTITUTE(UPPER(SUBSTITUTE(SUBSTITUTE(SUBSTITUTE(SUBSTITUTE(SUBSTITUTE(SUBSTITUTE(SUBSTITUTE(SUBSTITUTE(SUBSTITUTE([.B23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IELSENKELLERMAN_COMPANY">
            <text:p>NIELSENKELLERMAN_COMPANY</text:p>
          </table:table-cell>
          <table:table-cell/>
          <table:table-cell table:formula="of:=CONCATENATE([.$H$2];&quot; &quot;;TRIM(CLEAN([.D236]));&quot; = &quot;;TRIM(CLEAN([.A236]));&quot;;&quot;)" office:value-type="string" office:string-value="public static final int NIELSENKELLERMAN_COMPANY = 0x00EA;">
            <text:p>public static final int NIELSENKELLERMAN_COMPANY = 0x00EA;</text:p>
          </table:table-cell>
          <table:table-cell table:formula="of:=CONCATENATE([.$H$3];TRIM(CLEAN([.D236])); &quot; , &quot; ;CHAR(34); TRIM(CLEAN([.B236]));CHAR(34); &quot;);&quot;)" office:value-type="string" office:string-value="map.put(NIELSENKELLERMAN_COMPANY , &quot;Nielsen-Kellerman Company&quot;);">
            <text:p>map.put(NIELSENKELLERMAN_COMPANY , "Nielsen-Kellerman Company");</text:p>
          </table:table-cell>
          <table:table-cell/>
        </table:table-row>
        <table:table-row table:style-name="ro2">
          <table:table-cell table:style-name="ce2" office:value-type="string">
            <text:p>0x00EB</text:p>
          </table:table-cell>
          <table:table-cell table:style-name="ce2" office:value-type="string">
            <text:p>Server Technology, Inc.</text:p>
          </table:table-cell>
          <table:table-cell/>
          <table:table-cell table:formula="of:=CLEAN(SUBSTITUTE(UPPER(SUBSTITUTE(SUBSTITUTE(SUBSTITUTE(SUBSTITUTE(SUBSTITUTE(SUBSTITUTE(SUBSTITUTE(SUBSTITUTE(SUBSTITUTE([.B23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RVER_TECHNOLOGY_INC">
            <text:p>SERVER_TECHNOLOGY_INC</text:p>
          </table:table-cell>
          <table:table-cell/>
          <table:table-cell table:formula="of:=CONCATENATE([.$H$2];&quot; &quot;;TRIM(CLEAN([.D237]));&quot; = &quot;;TRIM(CLEAN([.A237]));&quot;;&quot;)" office:value-type="string" office:string-value="public static final int SERVER_TECHNOLOGY_INC = 0x00EB;">
            <text:p>public static final int SERVER_TECHNOLOGY_INC = 0x00EB;</text:p>
          </table:table-cell>
          <table:table-cell table:formula="of:=CONCATENATE([.$H$3];TRIM(CLEAN([.D237])); &quot; , &quot; ;CHAR(34); TRIM(CLEAN([.B237]));CHAR(34); &quot;);&quot;)" office:value-type="string" office:string-value="map.put(SERVER_TECHNOLOGY_INC , &quot;Server Technology, Inc.&quot;);">
            <text:p>map.put(SERVER_TECHNOLOGY_INC , "Server Technology, Inc.");</text:p>
          </table:table-cell>
          <table:table-cell/>
        </table:table-row>
        <table:table-row table:style-name="ro2">
          <table:table-cell table:style-name="ce2" office:value-type="string">
            <text:p>0x00EC</text:p>
          </table:table-cell>
          <table:table-cell table:style-name="ce2" office:value-type="string">
            <text:p>BioResearch Associates</text:p>
          </table:table-cell>
          <table:table-cell/>
          <table:table-cell table:formula="of:=CLEAN(SUBSTITUTE(UPPER(SUBSTITUTE(SUBSTITUTE(SUBSTITUTE(SUBSTITUTE(SUBSTITUTE(SUBSTITUTE(SUBSTITUTE(SUBSTITUTE(SUBSTITUTE([.B23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IORESEARCH_ASSOCIATES">
            <text:p>BIORESEARCH_ASSOCIATES</text:p>
          </table:table-cell>
          <table:table-cell/>
          <table:table-cell table:formula="of:=CONCATENATE([.$H$2];&quot; &quot;;TRIM(CLEAN([.D238]));&quot; = &quot;;TRIM(CLEAN([.A238]));&quot;;&quot;)" office:value-type="string" office:string-value="public static final int BIORESEARCH_ASSOCIATES = 0x00EC;">
            <text:p>public static final int BIORESEARCH_ASSOCIATES = 0x00EC;</text:p>
          </table:table-cell>
          <table:table-cell table:formula="of:=CONCATENATE([.$H$3];TRIM(CLEAN([.D238])); &quot; , &quot; ;CHAR(34); TRIM(CLEAN([.B238]));CHAR(34); &quot;);&quot;)" office:value-type="string" office:string-value="map.put(BIORESEARCH_ASSOCIATES , &quot;BioResearch Associates&quot;);">
            <text:p>map.put(BIORESEARCH_ASSOCIATES , "BioResearch Associates");</text:p>
          </table:table-cell>
          <table:table-cell/>
        </table:table-row>
        <table:table-row table:style-name="ro2">
          <table:table-cell table:style-name="ce2" office:value-type="string">
            <text:p>0x00ED</text:p>
          </table:table-cell>
          <table:table-cell table:style-name="ce2" office:value-type="string">
            <text:p>Jolly Logic, LLC</text:p>
          </table:table-cell>
          <table:table-cell/>
          <table:table-cell table:formula="of:=CLEAN(SUBSTITUTE(UPPER(SUBSTITUTE(SUBSTITUTE(SUBSTITUTE(SUBSTITUTE(SUBSTITUTE(SUBSTITUTE(SUBSTITUTE(SUBSTITUTE(SUBSTITUTE([.B23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JOLLY_LOGIC_LLC">
            <text:p>JOLLY_LOGIC_LLC</text:p>
          </table:table-cell>
          <table:table-cell/>
          <table:table-cell table:formula="of:=CONCATENATE([.$H$2];&quot; &quot;;TRIM(CLEAN([.D239]));&quot; = &quot;;TRIM(CLEAN([.A239]));&quot;;&quot;)" office:value-type="string" office:string-value="public static final int JOLLY_LOGIC_LLC = 0x00ED;">
            <text:p>public static final int JOLLY_LOGIC_LLC = 0x00ED;</text:p>
          </table:table-cell>
          <table:table-cell table:formula="of:=CONCATENATE([.$H$3];TRIM(CLEAN([.D239])); &quot; , &quot; ;CHAR(34); TRIM(CLEAN([.B239]));CHAR(34); &quot;);&quot;)" office:value-type="string" office:string-value="map.put(JOLLY_LOGIC_LLC , &quot;Jolly Logic, LLC&quot;);">
            <text:p>map.put(JOLLY_LOGIC_LLC , "Jolly Logic, LLC");</text:p>
          </table:table-cell>
          <table:table-cell/>
        </table:table-row>
        <table:table-row table:style-name="ro2">
          <table:table-cell table:style-name="ce2" office:value-type="string">
            <text:p>0x00EE</text:p>
          </table:table-cell>
          <table:table-cell table:style-name="ce2" office:value-type="string">
            <text:p>Above Average Outcomes, Inc.</text:p>
          </table:table-cell>
          <table:table-cell/>
          <table:table-cell table:formula="of:=CLEAN(SUBSTITUTE(UPPER(SUBSTITUTE(SUBSTITUTE(SUBSTITUTE(SUBSTITUTE(SUBSTITUTE(SUBSTITUTE(SUBSTITUTE(SUBSTITUTE(SUBSTITUTE([.B24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BOVE_AVERAGE_OUTCOMES_INC">
            <text:p>ABOVE_AVERAGE_OUTCOMES_INC</text:p>
          </table:table-cell>
          <table:table-cell/>
          <table:table-cell table:formula="of:=CONCATENATE([.$H$2];&quot; &quot;;TRIM(CLEAN([.D240]));&quot; = &quot;;TRIM(CLEAN([.A240]));&quot;;&quot;)" office:value-type="string" office:string-value="public static final int ABOVE_AVERAGE_OUTCOMES_INC = 0x00EE;">
            <text:p>public static final int ABOVE_AVERAGE_OUTCOMES_INC = 0x00EE;</text:p>
          </table:table-cell>
          <table:table-cell table:formula="of:=CONCATENATE([.$H$3];TRIM(CLEAN([.D240])); &quot; , &quot; ;CHAR(34); TRIM(CLEAN([.B240]));CHAR(34); &quot;);&quot;)" office:value-type="string" office:string-value="map.put(ABOVE_AVERAGE_OUTCOMES_INC , &quot;Above Average Outcomes, Inc.&quot;);">
            <text:p>map.put(ABOVE_AVERAGE_OUTCOMES_INC , "Above Average Outcomes, Inc.");</text:p>
          </table:table-cell>
          <table:table-cell/>
        </table:table-row>
        <table:table-row table:style-name="ro2">
          <table:table-cell table:style-name="ce2" office:value-type="string">
            <text:p>0x00EF</text:p>
          </table:table-cell>
          <table:table-cell table:style-name="ce2" office:value-type="string">
            <text:p>Bitsplitters GmbH</text:p>
          </table:table-cell>
          <table:table-cell/>
          <table:table-cell table:formula="of:=CLEAN(SUBSTITUTE(UPPER(SUBSTITUTE(SUBSTITUTE(SUBSTITUTE(SUBSTITUTE(SUBSTITUTE(SUBSTITUTE(SUBSTITUTE(SUBSTITUTE(SUBSTITUTE([.B24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ITSPLITTERS_GMBH">
            <text:p>BITSPLITTERS_GMBH</text:p>
          </table:table-cell>
          <table:table-cell/>
          <table:table-cell table:formula="of:=CONCATENATE([.$H$2];&quot; &quot;;TRIM(CLEAN([.D241]));&quot; = &quot;;TRIM(CLEAN([.A241]));&quot;;&quot;)" office:value-type="string" office:string-value="public static final int BITSPLITTERS_GMBH = 0x00EF;">
            <text:p>public static final int BITSPLITTERS_GMBH = 0x00EF;</text:p>
          </table:table-cell>
          <table:table-cell table:formula="of:=CONCATENATE([.$H$3];TRIM(CLEAN([.D241])); &quot; , &quot; ;CHAR(34); TRIM(CLEAN([.B241]));CHAR(34); &quot;);&quot;)" office:value-type="string" office:string-value="map.put(BITSPLITTERS_GMBH , &quot;Bitsplitters GmbH&quot;);">
            <text:p>map.put(BITSPLITTERS_GMBH , "Bitsplitters GmbH");</text:p>
          </table:table-cell>
          <table:table-cell/>
        </table:table-row>
        <table:table-row table:style-name="ro2">
          <table:table-cell table:style-name="ce2" office:value-type="string">
            <text:p>0x00F0</text:p>
          </table:table-cell>
          <table:table-cell table:style-name="ce2" office:value-type="string">
            <text:p>PayPal, Inc.</text:p>
          </table:table-cell>
          <table:table-cell/>
          <table:table-cell table:formula="of:=CLEAN(SUBSTITUTE(UPPER(SUBSTITUTE(SUBSTITUTE(SUBSTITUTE(SUBSTITUTE(SUBSTITUTE(SUBSTITUTE(SUBSTITUTE(SUBSTITUTE(SUBSTITUTE([.B24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AYPAL_INC">
            <text:p>PAYPAL_INC</text:p>
          </table:table-cell>
          <table:table-cell/>
          <table:table-cell table:formula="of:=CONCATENATE([.$H$2];&quot; &quot;;TRIM(CLEAN([.D242]));&quot; = &quot;;TRIM(CLEAN([.A242]));&quot;;&quot;)" office:value-type="string" office:string-value="public static final int PAYPAL_INC = 0x00F0;">
            <text:p>public static final int PAYPAL_INC = 0x00F0;</text:p>
          </table:table-cell>
          <table:table-cell table:formula="of:=CONCATENATE([.$H$3];TRIM(CLEAN([.D242])); &quot; , &quot; ;CHAR(34); TRIM(CLEAN([.B242]));CHAR(34); &quot;);&quot;)" office:value-type="string" office:string-value="map.put(PAYPAL_INC , &quot;PayPal, Inc.&quot;);">
            <text:p>map.put(PAYPAL_INC , "PayPal, Inc.");</text:p>
          </table:table-cell>
          <table:table-cell/>
        </table:table-row>
        <table:table-row table:style-name="ro2">
          <table:table-cell table:style-name="ce2" office:value-type="string">
            <text:p>0x00F1</text:p>
          </table:table-cell>
          <table:table-cell table:style-name="ce2" office:value-type="string">
            <text:p>Witron Technology Limited</text:p>
          </table:table-cell>
          <table:table-cell/>
          <table:table-cell table:formula="of:=CLEAN(SUBSTITUTE(UPPER(SUBSTITUTE(SUBSTITUTE(SUBSTITUTE(SUBSTITUTE(SUBSTITUTE(SUBSTITUTE(SUBSTITUTE(SUBSTITUTE(SUBSTITUTE([.B24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TRON_TECHNOLOGY_LIMITED">
            <text:p>WITRON_TECHNOLOGY_LIMITED</text:p>
          </table:table-cell>
          <table:table-cell/>
          <table:table-cell table:formula="of:=CONCATENATE([.$H$2];&quot; &quot;;TRIM(CLEAN([.D243]));&quot; = &quot;;TRIM(CLEAN([.A243]));&quot;;&quot;)" office:value-type="string" office:string-value="public static final int WITRON_TECHNOLOGY_LIMITED = 0x00F1;">
            <text:p>public static final int WITRON_TECHNOLOGY_LIMITED = 0x00F1;</text:p>
          </table:table-cell>
          <table:table-cell table:formula="of:=CONCATENATE([.$H$3];TRIM(CLEAN([.D243])); &quot; , &quot; ;CHAR(34); TRIM(CLEAN([.B243]));CHAR(34); &quot;);&quot;)" office:value-type="string" office:string-value="map.put(WITRON_TECHNOLOGY_LIMITED , &quot;Witron Technology Limited&quot;);">
            <text:p>map.put(WITRON_TECHNOLOGY_LIMITED , "Witron Technology Limited");</text:p>
          </table:table-cell>
          <table:table-cell/>
        </table:table-row>
        <table:table-row table:style-name="ro2">
          <table:table-cell table:style-name="ce2" office:value-type="string">
            <text:p>0x00F2</text:p>
          </table:table-cell>
          <table:table-cell table:style-name="ce2" office:value-type="string">
            <text:p>Morse Project Inc.</text:p>
          </table:table-cell>
          <table:table-cell/>
          <table:table-cell table:formula="of:=CLEAN(SUBSTITUTE(UPPER(SUBSTITUTE(SUBSTITUTE(SUBSTITUTE(SUBSTITUTE(SUBSTITUTE(SUBSTITUTE(SUBSTITUTE(SUBSTITUTE(SUBSTITUTE([.B24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ORSE_PROJECT_INC">
            <text:p>MORSE_PROJECT_INC</text:p>
          </table:table-cell>
          <table:table-cell/>
          <table:table-cell table:formula="of:=CONCATENATE([.$H$2];&quot; &quot;;TRIM(CLEAN([.D244]));&quot; = &quot;;TRIM(CLEAN([.A244]));&quot;;&quot;)" office:value-type="string" office:string-value="public static final int MORSE_PROJECT_INC = 0x00F2;">
            <text:p>public static final int MORSE_PROJECT_INC = 0x00F2;</text:p>
          </table:table-cell>
          <table:table-cell table:formula="of:=CONCATENATE([.$H$3];TRIM(CLEAN([.D244])); &quot; , &quot; ;CHAR(34); TRIM(CLEAN([.B244]));CHAR(34); &quot;);&quot;)" office:value-type="string" office:string-value="map.put(MORSE_PROJECT_INC , &quot;Morse Project Inc.&quot;);">
            <text:p>map.put(MORSE_PROJECT_INC , "Morse Project Inc.");</text:p>
          </table:table-cell>
          <table:table-cell/>
        </table:table-row>
        <table:table-row table:style-name="ro2">
          <table:table-cell table:style-name="ce2" office:value-type="string">
            <text:p>0x00F3</text:p>
          </table:table-cell>
          <table:table-cell table:style-name="ce2" office:value-type="string">
            <text:p>Kent Displays Inc.</text:p>
          </table:table-cell>
          <table:table-cell/>
          <table:table-cell table:formula="of:=CLEAN(SUBSTITUTE(UPPER(SUBSTITUTE(SUBSTITUTE(SUBSTITUTE(SUBSTITUTE(SUBSTITUTE(SUBSTITUTE(SUBSTITUTE(SUBSTITUTE(SUBSTITUTE([.B24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ENT_DISPLAYS_INC">
            <text:p>KENT_DISPLAYS_INC</text:p>
          </table:table-cell>
          <table:table-cell/>
          <table:table-cell table:formula="of:=CONCATENATE([.$H$2];&quot; &quot;;TRIM(CLEAN([.D245]));&quot; = &quot;;TRIM(CLEAN([.A245]));&quot;;&quot;)" office:value-type="string" office:string-value="public static final int KENT_DISPLAYS_INC = 0x00F3;">
            <text:p>public static final int KENT_DISPLAYS_INC = 0x00F3;</text:p>
          </table:table-cell>
          <table:table-cell table:formula="of:=CONCATENATE([.$H$3];TRIM(CLEAN([.D245])); &quot; , &quot; ;CHAR(34); TRIM(CLEAN([.B245]));CHAR(34); &quot;);&quot;)" office:value-type="string" office:string-value="map.put(KENT_DISPLAYS_INC , &quot;Kent Displays Inc.&quot;);">
            <text:p>map.put(KENT_DISPLAYS_INC , "Kent Displays Inc.");</text:p>
          </table:table-cell>
          <table:table-cell/>
        </table:table-row>
        <table:table-row table:style-name="ro2">
          <table:table-cell table:style-name="ce2" office:value-type="string">
            <text:p>0x00F4</text:p>
          </table:table-cell>
          <table:table-cell table:style-name="ce2" office:value-type="string">
            <text:p>Nautilus Inc.</text:p>
          </table:table-cell>
          <table:table-cell/>
          <table:table-cell table:formula="of:=CLEAN(SUBSTITUTE(UPPER(SUBSTITUTE(SUBSTITUTE(SUBSTITUTE(SUBSTITUTE(SUBSTITUTE(SUBSTITUTE(SUBSTITUTE(SUBSTITUTE(SUBSTITUTE([.B24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AUTILUS_INC">
            <text:p>NAUTILUS_INC</text:p>
          </table:table-cell>
          <table:table-cell/>
          <table:table-cell table:formula="of:=CONCATENATE([.$H$2];&quot; &quot;;TRIM(CLEAN([.D246]));&quot; = &quot;;TRIM(CLEAN([.A246]));&quot;;&quot;)" office:value-type="string" office:string-value="public static final int NAUTILUS_INC = 0x00F4;">
            <text:p>public static final int NAUTILUS_INC = 0x00F4;</text:p>
          </table:table-cell>
          <table:table-cell table:formula="of:=CONCATENATE([.$H$3];TRIM(CLEAN([.D246])); &quot; , &quot; ;CHAR(34); TRIM(CLEAN([.B246]));CHAR(34); &quot;);&quot;)" office:value-type="string" office:string-value="map.put(NAUTILUS_INC , &quot;Nautilus Inc.&quot;);">
            <text:p>map.put(NAUTILUS_INC , "Nautilus Inc.");</text:p>
          </table:table-cell>
          <table:table-cell/>
        </table:table-row>
        <table:table-row table:style-name="ro2">
          <table:table-cell table:style-name="ce2" office:value-type="string">
            <text:p>0x00F5</text:p>
          </table:table-cell>
          <table:table-cell table:style-name="ce2" office:value-type="string">
            <text:p>Smartifier Oy</text:p>
          </table:table-cell>
          <table:table-cell/>
          <table:table-cell table:formula="of:=CLEAN(SUBSTITUTE(UPPER(SUBSTITUTE(SUBSTITUTE(SUBSTITUTE(SUBSTITUTE(SUBSTITUTE(SUBSTITUTE(SUBSTITUTE(SUBSTITUTE(SUBSTITUTE([.B24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MARTIFIER_OY">
            <text:p>SMARTIFIER_OY</text:p>
          </table:table-cell>
          <table:table-cell/>
          <table:table-cell table:formula="of:=CONCATENATE([.$H$2];&quot; &quot;;TRIM(CLEAN([.D247]));&quot; = &quot;;TRIM(CLEAN([.A247]));&quot;;&quot;)" office:value-type="string" office:string-value="public static final int SMARTIFIER_OY = 0x00F5;">
            <text:p>public static final int SMARTIFIER_OY = 0x00F5;</text:p>
          </table:table-cell>
          <table:table-cell table:formula="of:=CONCATENATE([.$H$3];TRIM(CLEAN([.D247])); &quot; , &quot; ;CHAR(34); TRIM(CLEAN([.B247]));CHAR(34); &quot;);&quot;)" office:value-type="string" office:string-value="map.put(SMARTIFIER_OY , &quot;Smartifier Oy&quot;);">
            <text:p>map.put(SMARTIFIER_OY , "Smartifier Oy");</text:p>
          </table:table-cell>
          <table:table-cell/>
        </table:table-row>
        <table:table-row table:style-name="ro2">
          <table:table-cell table:style-name="ce2" office:value-type="string">
            <text:p>0x00F6</text:p>
          </table:table-cell>
          <table:table-cell table:style-name="ce2" office:value-type="string">
            <text:p>Elcometer Limited</text:p>
          </table:table-cell>
          <table:table-cell/>
          <table:table-cell table:formula="of:=CLEAN(SUBSTITUTE(UPPER(SUBSTITUTE(SUBSTITUTE(SUBSTITUTE(SUBSTITUTE(SUBSTITUTE(SUBSTITUTE(SUBSTITUTE(SUBSTITUTE(SUBSTITUTE([.B24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LCOMETER_LIMITED">
            <text:p>ELCOMETER_LIMITED</text:p>
          </table:table-cell>
          <table:table-cell/>
          <table:table-cell table:formula="of:=CONCATENATE([.$H$2];&quot; &quot;;TRIM(CLEAN([.D248]));&quot; = &quot;;TRIM(CLEAN([.A248]));&quot;;&quot;)" office:value-type="string" office:string-value="public static final int ELCOMETER_LIMITED = 0x00F6;">
            <text:p>public static final int ELCOMETER_LIMITED = 0x00F6;</text:p>
          </table:table-cell>
          <table:table-cell table:formula="of:=CONCATENATE([.$H$3];TRIM(CLEAN([.D248])); &quot; , &quot; ;CHAR(34); TRIM(CLEAN([.B248]));CHAR(34); &quot;);&quot;)" office:value-type="string" office:string-value="map.put(ELCOMETER_LIMITED , &quot;Elcometer Limited&quot;);">
            <text:p>map.put(ELCOMETER_LIMITED , "Elcometer Limited");</text:p>
          </table:table-cell>
          <table:table-cell/>
        </table:table-row>
        <table:table-row table:style-name="ro2">
          <table:table-cell table:style-name="ce2" office:value-type="string">
            <text:p>0x00F7</text:p>
          </table:table-cell>
          <table:table-cell table:style-name="ce2" office:value-type="string">
            <text:p>VSN Technologies Inc.</text:p>
          </table:table-cell>
          <table:table-cell/>
          <table:table-cell table:formula="of:=CLEAN(SUBSTITUTE(UPPER(SUBSTITUTE(SUBSTITUTE(SUBSTITUTE(SUBSTITUTE(SUBSTITUTE(SUBSTITUTE(SUBSTITUTE(SUBSTITUTE(SUBSTITUTE([.B24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SN_TECHNOLOGIES_INC">
            <text:p>VSN_TECHNOLOGIES_INC</text:p>
          </table:table-cell>
          <table:table-cell/>
          <table:table-cell table:formula="of:=CONCATENATE([.$H$2];&quot; &quot;;TRIM(CLEAN([.D249]));&quot; = &quot;;TRIM(CLEAN([.A249]));&quot;;&quot;)" office:value-type="string" office:string-value="public static final int VSN_TECHNOLOGIES_INC = 0x00F7;">
            <text:p>public static final int VSN_TECHNOLOGIES_INC = 0x00F7;</text:p>
          </table:table-cell>
          <table:table-cell table:formula="of:=CONCATENATE([.$H$3];TRIM(CLEAN([.D249])); &quot; , &quot; ;CHAR(34); TRIM(CLEAN([.B249]));CHAR(34); &quot;);&quot;)" office:value-type="string" office:string-value="map.put(VSN_TECHNOLOGIES_INC , &quot;VSN Technologies Inc.&quot;);">
            <text:p>map.put(VSN_TECHNOLOGIES_INC , "VSN Technologies Inc.");</text:p>
          </table:table-cell>
          <table:table-cell/>
        </table:table-row>
        <table:table-row table:style-name="ro2">
          <table:table-cell table:style-name="ce2" office:value-type="string">
            <text:p>0x00F8</text:p>
          </table:table-cell>
          <table:table-cell table:style-name="ce2" office:value-type="string">
            <text:p>AceUni Corp., Ltd.</text:p>
          </table:table-cell>
          <table:table-cell/>
          <table:table-cell table:formula="of:=CLEAN(SUBSTITUTE(UPPER(SUBSTITUTE(SUBSTITUTE(SUBSTITUTE(SUBSTITUTE(SUBSTITUTE(SUBSTITUTE(SUBSTITUTE(SUBSTITUTE(SUBSTITUTE([.B25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CEUNI_CORP_LTD">
            <text:p>ACEUNI_CORP_LTD</text:p>
          </table:table-cell>
          <table:table-cell/>
          <table:table-cell table:formula="of:=CONCATENATE([.$H$2];&quot; &quot;;TRIM(CLEAN([.D250]));&quot; = &quot;;TRIM(CLEAN([.A250]));&quot;;&quot;)" office:value-type="string" office:string-value="public static final int ACEUNI_CORP_LTD = 0x00F8;">
            <text:p>public static final int ACEUNI_CORP_LTD = 0x00F8;</text:p>
          </table:table-cell>
          <table:table-cell table:formula="of:=CONCATENATE([.$H$3];TRIM(CLEAN([.D250])); &quot; , &quot; ;CHAR(34); TRIM(CLEAN([.B250]));CHAR(34); &quot;);&quot;)" office:value-type="string" office:string-value="map.put(ACEUNI_CORP_LTD , &quot;AceUni Corp., Ltd.&quot;);">
            <text:p>map.put(ACEUNI_CORP_LTD , "AceUni Corp., Ltd.");</text:p>
          </table:table-cell>
          <table:table-cell/>
        </table:table-row>
        <table:table-row table:style-name="ro2">
          <table:table-cell table:style-name="ce2" office:value-type="string">
            <text:p>0x00F9</text:p>
          </table:table-cell>
          <table:table-cell table:style-name="ce2" office:value-type="string">
            <text:p>StickNFind</text:p>
          </table:table-cell>
          <table:table-cell/>
          <table:table-cell table:formula="of:=CLEAN(SUBSTITUTE(UPPER(SUBSTITUTE(SUBSTITUTE(SUBSTITUTE(SUBSTITUTE(SUBSTITUTE(SUBSTITUTE(SUBSTITUTE(SUBSTITUTE(SUBSTITUTE([.B25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ICKNFIND">
            <text:p>STICKNFIND</text:p>
          </table:table-cell>
          <table:table-cell/>
          <table:table-cell table:formula="of:=CONCATENATE([.$H$2];&quot; &quot;;TRIM(CLEAN([.D251]));&quot; = &quot;;TRIM(CLEAN([.A251]));&quot;;&quot;)" office:value-type="string" office:string-value="public static final int STICKNFIND = 0x00F9;">
            <text:p>public static final int STICKNFIND = 0x00F9;</text:p>
          </table:table-cell>
          <table:table-cell table:formula="of:=CONCATENATE([.$H$3];TRIM(CLEAN([.D251])); &quot; , &quot; ;CHAR(34); TRIM(CLEAN([.B251]));CHAR(34); &quot;);&quot;)" office:value-type="string" office:string-value="map.put(STICKNFIND , &quot;StickNFind&quot;);">
            <text:p>map.put(STICKNFIND , "StickNFind");</text:p>
          </table:table-cell>
          <table:table-cell/>
        </table:table-row>
        <table:table-row table:style-name="ro2">
          <table:table-cell table:style-name="ce2" office:value-type="string">
            <text:p>0x00FA</text:p>
          </table:table-cell>
          <table:table-cell table:style-name="ce2" office:value-type="string">
            <text:p>Crystal Code AB</text:p>
          </table:table-cell>
          <table:table-cell/>
          <table:table-cell table:formula="of:=CLEAN(SUBSTITUTE(UPPER(SUBSTITUTE(SUBSTITUTE(SUBSTITUTE(SUBSTITUTE(SUBSTITUTE(SUBSTITUTE(SUBSTITUTE(SUBSTITUTE(SUBSTITUTE([.B25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RYSTAL_CODE_AB">
            <text:p>CRYSTAL_CODE_AB</text:p>
          </table:table-cell>
          <table:table-cell/>
          <table:table-cell table:formula="of:=CONCATENATE([.$H$2];&quot; &quot;;TRIM(CLEAN([.D252]));&quot; = &quot;;TRIM(CLEAN([.A252]));&quot;;&quot;)" office:value-type="string" office:string-value="public static final int CRYSTAL_CODE_AB = 0x00FA;">
            <text:p>public static final int CRYSTAL_CODE_AB = 0x00FA;</text:p>
          </table:table-cell>
          <table:table-cell table:formula="of:=CONCATENATE([.$H$3];TRIM(CLEAN([.D252])); &quot; , &quot; ;CHAR(34); TRIM(CLEAN([.B252]));CHAR(34); &quot;);&quot;)" office:value-type="string" office:string-value="map.put(CRYSTAL_CODE_AB , &quot;Crystal Code AB&quot;);">
            <text:p>map.put(CRYSTAL_CODE_AB , "Crystal Code AB");</text:p>
          </table:table-cell>
          <table:table-cell/>
        </table:table-row>
        <table:table-row table:style-name="ro2">
          <table:table-cell table:style-name="ce2" office:value-type="string">
            <text:p>0x00FB</text:p>
          </table:table-cell>
          <table:table-cell table:style-name="ce2" office:value-type="string">
            <text:p>KOUKAAM a.s.</text:p>
          </table:table-cell>
          <table:table-cell/>
          <table:table-cell table:formula="of:=CLEAN(SUBSTITUTE(UPPER(SUBSTITUTE(SUBSTITUTE(SUBSTITUTE(SUBSTITUTE(SUBSTITUTE(SUBSTITUTE(SUBSTITUTE(SUBSTITUTE(SUBSTITUTE([.B25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OUKAAM_AS">
            <text:p>KOUKAAM_AS</text:p>
          </table:table-cell>
          <table:table-cell/>
          <table:table-cell table:formula="of:=CONCATENATE([.$H$2];&quot; &quot;;TRIM(CLEAN([.D253]));&quot; = &quot;;TRIM(CLEAN([.A253]));&quot;;&quot;)" office:value-type="string" office:string-value="public static final int KOUKAAM_AS = 0x00FB;">
            <text:p>public static final int KOUKAAM_AS = 0x00FB;</text:p>
          </table:table-cell>
          <table:table-cell table:formula="of:=CONCATENATE([.$H$3];TRIM(CLEAN([.D253])); &quot; , &quot; ;CHAR(34); TRIM(CLEAN([.B253]));CHAR(34); &quot;);&quot;)" office:value-type="string" office:string-value="map.put(KOUKAAM_AS , &quot;KOUKAAM a.s.&quot;);">
            <text:p>map.put(KOUKAAM_AS , "KOUKAAM a.s.");</text:p>
          </table:table-cell>
          <table:table-cell/>
        </table:table-row>
        <table:table-row table:style-name="ro2">
          <table:table-cell table:style-name="ce2" office:value-type="string">
            <text:p>0x00FC</text:p>
          </table:table-cell>
          <table:table-cell table:style-name="ce2" office:value-type="string">
            <text:p>Delphi Corporation</text:p>
          </table:table-cell>
          <table:table-cell/>
          <table:table-cell table:formula="of:=CLEAN(SUBSTITUTE(UPPER(SUBSTITUTE(SUBSTITUTE(SUBSTITUTE(SUBSTITUTE(SUBSTITUTE(SUBSTITUTE(SUBSTITUTE(SUBSTITUTE(SUBSTITUTE([.B25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DELPHI_CORPORATION">
            <text:p>DELPHI_CORPORATION</text:p>
          </table:table-cell>
          <table:table-cell/>
          <table:table-cell table:formula="of:=CONCATENATE([.$H$2];&quot; &quot;;TRIM(CLEAN([.D254]));&quot; = &quot;;TRIM(CLEAN([.A254]));&quot;;&quot;)" office:value-type="string" office:string-value="public static final int DELPHI_CORPORATION = 0x00FC;">
            <text:p>public static final int DELPHI_CORPORATION = 0x00FC;</text:p>
          </table:table-cell>
          <table:table-cell table:formula="of:=CONCATENATE([.$H$3];TRIM(CLEAN([.D254])); &quot; , &quot; ;CHAR(34); TRIM(CLEAN([.B254]));CHAR(34); &quot;);&quot;)" office:value-type="string" office:string-value="map.put(DELPHI_CORPORATION , &quot;Delphi Corporation&quot;);">
            <text:p>map.put(DELPHI_CORPORATION , "Delphi Corporation");</text:p>
          </table:table-cell>
          <table:table-cell/>
        </table:table-row>
        <table:table-row table:style-name="ro2">
          <table:table-cell table:style-name="ce2" office:value-type="string">
            <text:p>0x00FD</text:p>
          </table:table-cell>
          <table:table-cell table:style-name="ce2" office:value-type="string">
            <text:p>ValenceTech Limited</text:p>
          </table:table-cell>
          <table:table-cell/>
          <table:table-cell table:formula="of:=CLEAN(SUBSTITUTE(UPPER(SUBSTITUTE(SUBSTITUTE(SUBSTITUTE(SUBSTITUTE(SUBSTITUTE(SUBSTITUTE(SUBSTITUTE(SUBSTITUTE(SUBSTITUTE([.B25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ALENCETECH_LIMITED">
            <text:p>VALENCETECH_LIMITED</text:p>
          </table:table-cell>
          <table:table-cell/>
          <table:table-cell table:formula="of:=CONCATENATE([.$H$2];&quot; &quot;;TRIM(CLEAN([.D255]));&quot; = &quot;;TRIM(CLEAN([.A255]));&quot;;&quot;)" office:value-type="string" office:string-value="public static final int VALENCETECH_LIMITED = 0x00FD;">
            <text:p>public static final int VALENCETECH_LIMITED = 0x00FD;</text:p>
          </table:table-cell>
          <table:table-cell table:formula="of:=CONCATENATE([.$H$3];TRIM(CLEAN([.D255])); &quot; , &quot; ;CHAR(34); TRIM(CLEAN([.B255]));CHAR(34); &quot;);&quot;)" office:value-type="string" office:string-value="map.put(VALENCETECH_LIMITED , &quot;ValenceTech Limited&quot;);">
            <text:p>map.put(VALENCETECH_LIMITED , "ValenceTech Limited");</text:p>
          </table:table-cell>
          <table:table-cell/>
        </table:table-row>
        <table:table-row table:style-name="ro2">
          <table:table-cell table:style-name="ce2" office:value-type="string">
            <text:p>0x00FE</text:p>
          </table:table-cell>
          <table:table-cell table:style-name="ce2" office:value-type="string">
            <text:p>Reserved</text:p>
          </table:table-cell>
          <table:table-cell/>
          <table:table-cell table:formula="of:=CLEAN(SUBSTITUTE(UPPER(SUBSTITUTE(SUBSTITUTE(SUBSTITUTE(SUBSTITUTE(SUBSTITUTE(SUBSTITUTE(SUBSTITUTE(SUBSTITUTE(SUBSTITUTE([.B25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SERVED">
            <text:p>RESERVED</text:p>
          </table:table-cell>
          <table:table-cell/>
          <table:table-cell table:formula="of:=CONCATENATE([.$H$2];&quot; &quot;;TRIM(CLEAN([.D256]));&quot; = &quot;;TRIM(CLEAN([.A256]));&quot;;&quot;)" office:value-type="string" office:string-value="public static final int RESERVED = 0x00FE;">
            <text:p>public static final int RESERVED = 0x00FE;</text:p>
          </table:table-cell>
          <table:table-cell table:formula="of:=CONCATENATE([.$H$3];TRIM(CLEAN([.D256])); &quot; , &quot; ;CHAR(34); TRIM(CLEAN([.B256]));CHAR(34); &quot;);&quot;)" office:value-type="string" office:string-value="map.put(RESERVED , &quot;Reserved&quot;);">
            <text:p>map.put(RESERVED , "Reserved");</text:p>
          </table:table-cell>
          <table:table-cell/>
        </table:table-row>
        <table:table-row table:style-name="ro2">
          <table:table-cell table:style-name="ce2" office:value-type="string">
            <text:p>0x00FF</text:p>
          </table:table-cell>
          <table:table-cell table:style-name="ce2" office:value-type="string">
            <text:p>Typo Products, LLC</text:p>
          </table:table-cell>
          <table:table-cell/>
          <table:table-cell table:formula="of:=CLEAN(SUBSTITUTE(UPPER(SUBSTITUTE(SUBSTITUTE(SUBSTITUTE(SUBSTITUTE(SUBSTITUTE(SUBSTITUTE(SUBSTITUTE(SUBSTITUTE(SUBSTITUTE([.B25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YPO_PRODUCTS_LLC">
            <text:p>TYPO_PRODUCTS_LLC</text:p>
          </table:table-cell>
          <table:table-cell/>
          <table:table-cell table:formula="of:=CONCATENATE([.$H$2];&quot; &quot;;TRIM(CLEAN([.D257]));&quot; = &quot;;TRIM(CLEAN([.A257]));&quot;;&quot;)" office:value-type="string" office:string-value="public static final int TYPO_PRODUCTS_LLC = 0x00FF;">
            <text:p>public static final int TYPO_PRODUCTS_LLC = 0x00FF;</text:p>
          </table:table-cell>
          <table:table-cell table:formula="of:=CONCATENATE([.$H$3];TRIM(CLEAN([.D257])); &quot; , &quot; ;CHAR(34); TRIM(CLEAN([.B257]));CHAR(34); &quot;);&quot;)" office:value-type="string" office:string-value="map.put(TYPO_PRODUCTS_LLC , &quot;Typo Products, LLC&quot;);">
            <text:p>map.put(TYPO_PRODUCTS_LLC , "Typo Products, LLC");</text:p>
          </table:table-cell>
          <table:table-cell/>
        </table:table-row>
        <table:table-row table:style-name="ro2">
          <table:table-cell table:style-name="ce2" office:value-type="string">
            <text:p>0x0100</text:p>
          </table:table-cell>
          <table:table-cell table:style-name="ce2" office:value-type="string">
            <text:p>TomTom International BV</text:p>
          </table:table-cell>
          <table:table-cell/>
          <table:table-cell table:formula="of:=CLEAN(SUBSTITUTE(UPPER(SUBSTITUTE(SUBSTITUTE(SUBSTITUTE(SUBSTITUTE(SUBSTITUTE(SUBSTITUTE(SUBSTITUTE(SUBSTITUTE(SUBSTITUTE([.B25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OMTOM_INTERNATIONAL_BV">
            <text:p>TOMTOM_INTERNATIONAL_BV</text:p>
          </table:table-cell>
          <table:table-cell/>
          <table:table-cell table:formula="of:=CONCATENATE([.$H$2];&quot; &quot;;TRIM(CLEAN([.D258]));&quot; = &quot;;TRIM(CLEAN([.A258]));&quot;;&quot;)" office:value-type="string" office:string-value="public static final int TOMTOM_INTERNATIONAL_BV = 0x0100;">
            <text:p>public static final int TOMTOM_INTERNATIONAL_BV = 0x0100;</text:p>
          </table:table-cell>
          <table:table-cell table:formula="of:=CONCATENATE([.$H$3];TRIM(CLEAN([.D258])); &quot; , &quot; ;CHAR(34); TRIM(CLEAN([.B258]));CHAR(34); &quot;);&quot;)" office:value-type="string" office:string-value="map.put(TOMTOM_INTERNATIONAL_BV , &quot;TomTom International BV&quot;);">
            <text:p>map.put(TOMTOM_INTERNATIONAL_BV , "TomTom International BV");</text:p>
          </table:table-cell>
          <table:table-cell/>
        </table:table-row>
        <table:table-row table:style-name="ro2">
          <table:table-cell table:style-name="ce2" office:value-type="string">
            <text:p>0x0101</text:p>
          </table:table-cell>
          <table:table-cell table:style-name="ce2" office:value-type="string">
            <text:p>Fugoo, Inc</text:p>
          </table:table-cell>
          <table:table-cell/>
          <table:table-cell table:formula="of:=CLEAN(SUBSTITUTE(UPPER(SUBSTITUTE(SUBSTITUTE(SUBSTITUTE(SUBSTITUTE(SUBSTITUTE(SUBSTITUTE(SUBSTITUTE(SUBSTITUTE(SUBSTITUTE([.B25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UGOO_INC">
            <text:p>FUGOO_INC</text:p>
          </table:table-cell>
          <table:table-cell/>
          <table:table-cell table:formula="of:=CONCATENATE([.$H$2];&quot; &quot;;TRIM(CLEAN([.D259]));&quot; = &quot;;TRIM(CLEAN([.A259]));&quot;;&quot;)" office:value-type="string" office:string-value="public static final int FUGOO_INC = 0x0101;">
            <text:p>public static final int FUGOO_INC = 0x0101;</text:p>
          </table:table-cell>
          <table:table-cell table:formula="of:=CONCATENATE([.$H$3];TRIM(CLEAN([.D259])); &quot; , &quot; ;CHAR(34); TRIM(CLEAN([.B259]));CHAR(34); &quot;);&quot;)" office:value-type="string" office:string-value="map.put(FUGOO_INC , &quot;Fugoo, Inc&quot;);">
            <text:p>map.put(FUGOO_INC , "Fugoo, Inc");</text:p>
          </table:table-cell>
          <table:table-cell/>
        </table:table-row>
        <table:table-row table:style-name="ro2">
          <table:table-cell table:style-name="ce2" office:value-type="string">
            <text:p>0x0102</text:p>
          </table:table-cell>
          <table:table-cell table:style-name="ce2" office:value-type="string">
            <text:p>Keiser Corporation</text:p>
          </table:table-cell>
          <table:table-cell/>
          <table:table-cell table:formula="of:=CLEAN(SUBSTITUTE(UPPER(SUBSTITUTE(SUBSTITUTE(SUBSTITUTE(SUBSTITUTE(SUBSTITUTE(SUBSTITUTE(SUBSTITUTE(SUBSTITUTE(SUBSTITUTE([.B26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EISER_CORPORATION">
            <text:p>KEISER_CORPORATION</text:p>
          </table:table-cell>
          <table:table-cell/>
          <table:table-cell table:formula="of:=CONCATENATE([.$H$2];&quot; &quot;;TRIM(CLEAN([.D260]));&quot; = &quot;;TRIM(CLEAN([.A260]));&quot;;&quot;)" office:value-type="string" office:string-value="public static final int KEISER_CORPORATION = 0x0102;">
            <text:p>public static final int KEISER_CORPORATION = 0x0102;</text:p>
          </table:table-cell>
          <table:table-cell table:formula="of:=CONCATENATE([.$H$3];TRIM(CLEAN([.D260])); &quot; , &quot; ;CHAR(34); TRIM(CLEAN([.B260]));CHAR(34); &quot;);&quot;)" office:value-type="string" office:string-value="map.put(KEISER_CORPORATION , &quot;Keiser Corporation&quot;);">
            <text:p>map.put(KEISER_CORPORATION , "Keiser Corporation");</text:p>
          </table:table-cell>
          <table:table-cell/>
        </table:table-row>
        <table:table-row table:style-name="ro2">
          <table:table-cell table:style-name="ce2" office:value-type="string">
            <text:p>0x0103</text:p>
          </table:table-cell>
          <table:table-cell table:style-name="ce2" office:value-type="string">
            <text:p>Bang &amp; Olufsen A/S</text:p>
          </table:table-cell>
          <table:table-cell/>
          <table:table-cell table:formula="of:=CLEAN(SUBSTITUTE(UPPER(SUBSTITUTE(SUBSTITUTE(SUBSTITUTE(SUBSTITUTE(SUBSTITUTE(SUBSTITUTE(SUBSTITUTE(SUBSTITUTE(SUBSTITUTE([.B26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NG_OLUFSEN_A_S">
            <text:p>BANG_OLUFSEN_A_S</text:p>
          </table:table-cell>
          <table:table-cell/>
          <table:table-cell table:formula="of:=CONCATENATE([.$H$2];&quot; &quot;;TRIM(CLEAN([.D261]));&quot; = &quot;;TRIM(CLEAN([.A261]));&quot;;&quot;)" office:value-type="string" office:string-value="public static final int BANG_OLUFSEN_A_S = 0x0103;">
            <text:p>public static final int BANG_OLUFSEN_A_S = 0x0103;</text:p>
          </table:table-cell>
          <table:table-cell table:formula="of:=CONCATENATE([.$H$3];TRIM(CLEAN([.D261])); &quot; , &quot; ;CHAR(34); TRIM(CLEAN([.B261]));CHAR(34); &quot;);&quot;)" office:value-type="string" office:string-value="map.put(BANG_OLUFSEN_A_S , &quot;Bang &amp; Olufsen A/S&quot;);">
            <text:p>map.put(BANG_OLUFSEN_A_S , "Bang &amp; Olufsen A/S");</text:p>
          </table:table-cell>
          <table:table-cell/>
        </table:table-row>
        <table:table-row table:style-name="ro2">
          <table:table-cell table:style-name="ce2" office:value-type="string">
            <text:p>0x0104</text:p>
          </table:table-cell>
          <table:table-cell table:style-name="ce2" office:value-type="string">
            <text:p>PLUS Locations Systems Pty Ltd</text:p>
          </table:table-cell>
          <table:table-cell/>
          <table:table-cell table:formula="of:=CLEAN(SUBSTITUTE(UPPER(SUBSTITUTE(SUBSTITUTE(SUBSTITUTE(SUBSTITUTE(SUBSTITUTE(SUBSTITUTE(SUBSTITUTE(SUBSTITUTE(SUBSTITUTE([.B26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LUS_LOCATIONS_SYSTEMS_PTY_LTD">
            <text:p>PLUS_LOCATIONS_SYSTEMS_PTY_LTD</text:p>
          </table:table-cell>
          <table:table-cell/>
          <table:table-cell table:formula="of:=CONCATENATE([.$H$2];&quot; &quot;;TRIM(CLEAN([.D262]));&quot; = &quot;;TRIM(CLEAN([.A262]));&quot;;&quot;)" office:value-type="string" office:string-value="public static final int PLUS_LOCATIONS_SYSTEMS_PTY_LTD = 0x0104;">
            <text:p>public static final int PLUS_LOCATIONS_SYSTEMS_PTY_LTD = 0x0104;</text:p>
          </table:table-cell>
          <table:table-cell table:formula="of:=CONCATENATE([.$H$3];TRIM(CLEAN([.D262])); &quot; , &quot; ;CHAR(34); TRIM(CLEAN([.B262]));CHAR(34); &quot;);&quot;)" office:value-type="string" office:string-value="map.put(PLUS_LOCATIONS_SYSTEMS_PTY_LTD , &quot;PLUS Locations Systems Pty Ltd&quot;);">
            <text:p>map.put(PLUS_LOCATIONS_SYSTEMS_PTY_LTD , "PLUS Locations Systems Pty Ltd");</text:p>
          </table:table-cell>
          <table:table-cell/>
        </table:table-row>
        <table:table-row table:style-name="ro2">
          <table:table-cell table:style-name="ce2" office:value-type="string">
            <text:p>0x0105</text:p>
          </table:table-cell>
          <table:table-cell table:style-name="ce2" office:value-type="string">
            <text:p>Ubiquitous Computing Technology Corporation</text:p>
          </table:table-cell>
          <table:table-cell/>
          <table:table-cell table:formula="of:=CLEAN(SUBSTITUTE(UPPER(SUBSTITUTE(SUBSTITUTE(SUBSTITUTE(SUBSTITUTE(SUBSTITUTE(SUBSTITUTE(SUBSTITUTE(SUBSTITUTE(SUBSTITUTE([.B26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UBIQUITOUS_COMPUTING_TECHNOLOGY_CORPORATION">
            <text:p>UBIQUITOUS_COMPUTING_TECHNOLOGY_CORPORATION</text:p>
          </table:table-cell>
          <table:table-cell/>
          <table:table-cell table:formula="of:=CONCATENATE([.$H$2];&quot; &quot;;TRIM(CLEAN([.D263]));&quot; = &quot;;TRIM(CLEAN([.A263]));&quot;;&quot;)" office:value-type="string" office:string-value="public static final int UBIQUITOUS_COMPUTING_TECHNOLOGY_CORPORATION = 0x0105;">
            <text:p>public static final int UBIQUITOUS_COMPUTING_TECHNOLOGY_CORPORATION = 0x0105;</text:p>
          </table:table-cell>
          <table:table-cell table:formula="of:=CONCATENATE([.$H$3];TRIM(CLEAN([.D263])); &quot; , &quot; ;CHAR(34); TRIM(CLEAN([.B263]));CHAR(34); &quot;);&quot;)" office:value-type="string" office:string-value="map.put(UBIQUITOUS_COMPUTING_TECHNOLOGY_CORPORATION , &quot;Ubiquitous Computing Technology Corporation&quot;);">
            <text:p>map.put(UBIQUITOUS_COMPUTING_TECHNOLOGY_CORPORATION , "Ubiquitous Computing Technology Corporation");</text:p>
          </table:table-cell>
          <table:table-cell/>
        </table:table-row>
        <table:table-row table:style-name="ro2">
          <table:table-cell table:style-name="ce2" office:value-type="string">
            <text:p>0x0106</text:p>
          </table:table-cell>
          <table:table-cell table:style-name="ce2" office:value-type="string">
            <text:p>Innovative Yachtter Solutions</text:p>
          </table:table-cell>
          <table:table-cell/>
          <table:table-cell table:formula="of:=CLEAN(SUBSTITUTE(UPPER(SUBSTITUTE(SUBSTITUTE(SUBSTITUTE(SUBSTITUTE(SUBSTITUTE(SUBSTITUTE(SUBSTITUTE(SUBSTITUTE(SUBSTITUTE([.B26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INNOVATIVE_YACHTTER_SOLUTIONS">
            <text:p>INNOVATIVE_YACHTTER_SOLUTIONS</text:p>
          </table:table-cell>
          <table:table-cell/>
          <table:table-cell table:formula="of:=CONCATENATE([.$H$2];&quot; &quot;;TRIM(CLEAN([.D264]));&quot; = &quot;;TRIM(CLEAN([.A264]));&quot;;&quot;)" office:value-type="string" office:string-value="public static final int INNOVATIVE_YACHTTER_SOLUTIONS = 0x0106;">
            <text:p>public static final int INNOVATIVE_YACHTTER_SOLUTIONS = 0x0106;</text:p>
          </table:table-cell>
          <table:table-cell table:formula="of:=CONCATENATE([.$H$3];TRIM(CLEAN([.D264])); &quot; , &quot; ;CHAR(34); TRIM(CLEAN([.B264]));CHAR(34); &quot;);&quot;)" office:value-type="string" office:string-value="map.put(INNOVATIVE_YACHTTER_SOLUTIONS , &quot;Innovative Yachtter Solutions&quot;);">
            <text:p>map.put(INNOVATIVE_YACHTTER_SOLUTIONS , "Innovative Yachtter Solutions");</text:p>
          </table:table-cell>
          <table:table-cell/>
        </table:table-row>
        <table:table-row table:style-name="ro2">
          <table:table-cell table:style-name="ce2" office:value-type="string">
            <text:p>0x0107</text:p>
          </table:table-cell>
          <table:table-cell table:style-name="ce2" office:value-type="string">
            <text:p>William Demant Holding A/S</text:p>
          </table:table-cell>
          <table:table-cell/>
          <table:table-cell table:formula="of:=CLEAN(SUBSTITUTE(UPPER(SUBSTITUTE(SUBSTITUTE(SUBSTITUTE(SUBSTITUTE(SUBSTITUTE(SUBSTITUTE(SUBSTITUTE(SUBSTITUTE(SUBSTITUTE([.B26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LLIAM_DEMANT_HOLDING_A_S">
            <text:p>WILLIAM_DEMANT_HOLDING_A_S</text:p>
          </table:table-cell>
          <table:table-cell/>
          <table:table-cell table:formula="of:=CONCATENATE([.$H$2];&quot; &quot;;TRIM(CLEAN([.D265]));&quot; = &quot;;TRIM(CLEAN([.A265]));&quot;;&quot;)" office:value-type="string" office:string-value="public static final int WILLIAM_DEMANT_HOLDING_A_S = 0x0107;">
            <text:p>public static final int WILLIAM_DEMANT_HOLDING_A_S = 0x0107;</text:p>
          </table:table-cell>
          <table:table-cell table:formula="of:=CONCATENATE([.$H$3];TRIM(CLEAN([.D265])); &quot; , &quot; ;CHAR(34); TRIM(CLEAN([.B265]));CHAR(34); &quot;);&quot;)" office:value-type="string" office:string-value="map.put(WILLIAM_DEMANT_HOLDING_A_S , &quot;William Demant Holding A/S&quot;);">
            <text:p>map.put(WILLIAM_DEMANT_HOLDING_A_S , "William Demant Holding A/S");</text:p>
          </table:table-cell>
          <table:table-cell/>
        </table:table-row>
        <table:table-row table:style-name="ro2">
          <table:table-cell table:style-name="ce2" office:value-type="string">
            <text:p>0x0108</text:p>
          </table:table-cell>
          <table:table-cell table:style-name="ce2" office:value-type="string">
            <text:p>Chicony Electronics Co., Ltd.</text:p>
          </table:table-cell>
          <table:table-cell/>
          <table:table-cell table:formula="of:=CLEAN(SUBSTITUTE(UPPER(SUBSTITUTE(SUBSTITUTE(SUBSTITUTE(SUBSTITUTE(SUBSTITUTE(SUBSTITUTE(SUBSTITUTE(SUBSTITUTE(SUBSTITUTE([.B26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HICONY_ELECTRONICS_CO_LTD">
            <text:p>CHICONY_ELECTRONICS_CO_LTD</text:p>
          </table:table-cell>
          <table:table-cell/>
          <table:table-cell table:formula="of:=CONCATENATE([.$H$2];&quot; &quot;;TRIM(CLEAN([.D266]));&quot; = &quot;;TRIM(CLEAN([.A266]));&quot;;&quot;)" office:value-type="string" office:string-value="public static final int CHICONY_ELECTRONICS_CO_LTD = 0x0108;">
            <text:p>public static final int CHICONY_ELECTRONICS_CO_LTD = 0x0108;</text:p>
          </table:table-cell>
          <table:table-cell table:formula="of:=CONCATENATE([.$H$3];TRIM(CLEAN([.D266])); &quot; , &quot; ;CHAR(34); TRIM(CLEAN([.B266]));CHAR(34); &quot;);&quot;)" office:value-type="string" office:string-value="map.put(CHICONY_ELECTRONICS_CO_LTD , &quot;Chicony Electronics Co., Ltd.&quot;);">
            <text:p>map.put(CHICONY_ELECTRONICS_CO_LTD , "Chicony Electronics Co., Ltd.");</text:p>
          </table:table-cell>
          <table:table-cell/>
        </table:table-row>
        <table:table-row table:style-name="ro2">
          <table:table-cell table:style-name="ce2" office:value-type="string">
            <text:p>0x0109</text:p>
          </table:table-cell>
          <table:table-cell table:style-name="ce2" office:value-type="string">
            <text:p>Atus BV</text:p>
          </table:table-cell>
          <table:table-cell/>
          <table:table-cell table:formula="of:=CLEAN(SUBSTITUTE(UPPER(SUBSTITUTE(SUBSTITUTE(SUBSTITUTE(SUBSTITUTE(SUBSTITUTE(SUBSTITUTE(SUBSTITUTE(SUBSTITUTE(SUBSTITUTE([.B26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TUS_BV">
            <text:p>ATUS_BV</text:p>
          </table:table-cell>
          <table:table-cell/>
          <table:table-cell table:formula="of:=CONCATENATE([.$H$2];&quot; &quot;;TRIM(CLEAN([.D267]));&quot; = &quot;;TRIM(CLEAN([.A267]));&quot;;&quot;)" office:value-type="string" office:string-value="public static final int ATUS_BV = 0x0109;">
            <text:p>public static final int ATUS_BV = 0x0109;</text:p>
          </table:table-cell>
          <table:table-cell table:formula="of:=CONCATENATE([.$H$3];TRIM(CLEAN([.D267])); &quot; , &quot; ;CHAR(34); TRIM(CLEAN([.B267]));CHAR(34); &quot;);&quot;)" office:value-type="string" office:string-value="map.put(ATUS_BV , &quot;Atus BV&quot;);">
            <text:p>map.put(ATUS_BV , "Atus BV");</text:p>
          </table:table-cell>
          <table:table-cell/>
        </table:table-row>
        <table:table-row table:style-name="ro2">
          <table:table-cell table:style-name="ce2" office:value-type="string">
            <text:p>0x010A</text:p>
          </table:table-cell>
          <table:table-cell table:style-name="ce2" office:value-type="string">
            <text:p>Codegate Ltd.</text:p>
          </table:table-cell>
          <table:table-cell/>
          <table:table-cell table:formula="of:=CLEAN(SUBSTITUTE(UPPER(SUBSTITUTE(SUBSTITUTE(SUBSTITUTE(SUBSTITUTE(SUBSTITUTE(SUBSTITUTE(SUBSTITUTE(SUBSTITUTE(SUBSTITUTE([.B26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ODEGATE_LTD">
            <text:p>CODEGATE_LTD</text:p>
          </table:table-cell>
          <table:table-cell/>
          <table:table-cell table:formula="of:=CONCATENATE([.$H$2];&quot; &quot;;TRIM(CLEAN([.D268]));&quot; = &quot;;TRIM(CLEAN([.A268]));&quot;;&quot;)" office:value-type="string" office:string-value="public static final int CODEGATE_LTD = 0x010A;">
            <text:p>public static final int CODEGATE_LTD = 0x010A;</text:p>
          </table:table-cell>
          <table:table-cell table:formula="of:=CONCATENATE([.$H$3];TRIM(CLEAN([.D268])); &quot; , &quot; ;CHAR(34); TRIM(CLEAN([.B268]));CHAR(34); &quot;);&quot;)" office:value-type="string" office:string-value="map.put(CODEGATE_LTD , &quot;Codegate Ltd.&quot;);">
            <text:p>map.put(CODEGATE_LTD , "Codegate Ltd.");</text:p>
          </table:table-cell>
          <table:table-cell/>
        </table:table-row>
        <table:table-row table:style-name="ro2">
          <table:table-cell table:style-name="ce2" office:value-type="string">
            <text:p>0x010B</text:p>
          </table:table-cell>
          <table:table-cell table:style-name="ce2" office:value-type="string">
            <text:p>ERi, Inc.</text:p>
          </table:table-cell>
          <table:table-cell/>
          <table:table-cell table:formula="of:=CLEAN(SUBSTITUTE(UPPER(SUBSTITUTE(SUBSTITUTE(SUBSTITUTE(SUBSTITUTE(SUBSTITUTE(SUBSTITUTE(SUBSTITUTE(SUBSTITUTE(SUBSTITUTE([.B26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RI_INC">
            <text:p>ERI_INC</text:p>
          </table:table-cell>
          <table:table-cell/>
          <table:table-cell table:formula="of:=CONCATENATE([.$H$2];&quot; &quot;;TRIM(CLEAN([.D269]));&quot; = &quot;;TRIM(CLEAN([.A269]));&quot;;&quot;)" office:value-type="string" office:string-value="public static final int ERI_INC = 0x010B;">
            <text:p>public static final int ERI_INC = 0x010B;</text:p>
          </table:table-cell>
          <table:table-cell table:formula="of:=CONCATENATE([.$H$3];TRIM(CLEAN([.D269])); &quot; , &quot; ;CHAR(34); TRIM(CLEAN([.B269]));CHAR(34); &quot;);&quot;)" office:value-type="string" office:string-value="map.put(ERI_INC , &quot;ERi, Inc.&quot;);">
            <text:p>map.put(ERI_INC , "ERi, Inc.");</text:p>
          </table:table-cell>
          <table:table-cell/>
        </table:table-row>
        <table:table-row table:style-name="ro2">
          <table:table-cell table:style-name="ce2" office:value-type="string">
            <text:p>0x010C</text:p>
          </table:table-cell>
          <table:table-cell table:style-name="ce2" office:value-type="string">
            <text:p>Transducers Direct, LLC</text:p>
          </table:table-cell>
          <table:table-cell/>
          <table:table-cell table:formula="of:=CLEAN(SUBSTITUTE(UPPER(SUBSTITUTE(SUBSTITUTE(SUBSTITUTE(SUBSTITUTE(SUBSTITUTE(SUBSTITUTE(SUBSTITUTE(SUBSTITUTE(SUBSTITUTE([.B27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RANSDUCERS_DIRECT_LLC">
            <text:p>TRANSDUCERS_DIRECT_LLC</text:p>
          </table:table-cell>
          <table:table-cell/>
          <table:table-cell table:formula="of:=CONCATENATE([.$H$2];&quot; &quot;;TRIM(CLEAN([.D270]));&quot; = &quot;;TRIM(CLEAN([.A270]));&quot;;&quot;)" office:value-type="string" office:string-value="public static final int TRANSDUCERS_DIRECT_LLC = 0x010C;">
            <text:p>public static final int TRANSDUCERS_DIRECT_LLC = 0x010C;</text:p>
          </table:table-cell>
          <table:table-cell table:formula="of:=CONCATENATE([.$H$3];TRIM(CLEAN([.D270])); &quot; , &quot; ;CHAR(34); TRIM(CLEAN([.B270]));CHAR(34); &quot;);&quot;)" office:value-type="string" office:string-value="map.put(TRANSDUCERS_DIRECT_LLC , &quot;Transducers Direct, LLC&quot;);">
            <text:p>map.put(TRANSDUCERS_DIRECT_LLC , "Transducers Direct, LLC");</text:p>
          </table:table-cell>
          <table:table-cell/>
        </table:table-row>
        <table:table-row table:style-name="ro2">
          <table:table-cell table:style-name="ce2" office:value-type="string">
            <text:p>0x010D</text:p>
          </table:table-cell>
          <table:table-cell table:style-name="ce2" office:value-type="string">
            <text:p>Fujitsu Ten Limited</text:p>
          </table:table-cell>
          <table:table-cell/>
          <table:table-cell table:formula="of:=CLEAN(SUBSTITUTE(UPPER(SUBSTITUTE(SUBSTITUTE(SUBSTITUTE(SUBSTITUTE(SUBSTITUTE(SUBSTITUTE(SUBSTITUTE(SUBSTITUTE(SUBSTITUTE([.B27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FUJITSU_TEN_LIMITED">
            <text:p>FUJITSU_TEN_LIMITED</text:p>
          </table:table-cell>
          <table:table-cell/>
          <table:table-cell table:formula="of:=CONCATENATE([.$H$2];&quot; &quot;;TRIM(CLEAN([.D271]));&quot; = &quot;;TRIM(CLEAN([.A271]));&quot;;&quot;)" office:value-type="string" office:string-value="public static final int FUJITSU_TEN_LIMITED = 0x010D;">
            <text:p>public static final int FUJITSU_TEN_LIMITED = 0x010D;</text:p>
          </table:table-cell>
          <table:table-cell table:formula="of:=CONCATENATE([.$H$3];TRIM(CLEAN([.D271])); &quot; , &quot; ;CHAR(34); TRIM(CLEAN([.B271]));CHAR(34); &quot;);&quot;)" office:value-type="string" office:string-value="map.put(FUJITSU_TEN_LIMITED , &quot;Fujitsu Ten Limited&quot;);">
            <text:p>map.put(FUJITSU_TEN_LIMITED , "Fujitsu Ten Limited");</text:p>
          </table:table-cell>
          <table:table-cell/>
        </table:table-row>
        <table:table-row table:style-name="ro2">
          <table:table-cell table:style-name="ce2" office:value-type="string">
            <text:p>0x010E</text:p>
          </table:table-cell>
          <table:table-cell table:style-name="ce2" office:value-type="string">
            <text:p>Audi AG</text:p>
          </table:table-cell>
          <table:table-cell/>
          <table:table-cell table:formula="of:=CLEAN(SUBSTITUTE(UPPER(SUBSTITUTE(SUBSTITUTE(SUBSTITUTE(SUBSTITUTE(SUBSTITUTE(SUBSTITUTE(SUBSTITUTE(SUBSTITUTE(SUBSTITUTE([.B27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UDI_AG">
            <text:p>AUDI_AG</text:p>
          </table:table-cell>
          <table:table-cell/>
          <table:table-cell table:formula="of:=CONCATENATE([.$H$2];&quot; &quot;;TRIM(CLEAN([.D272]));&quot; = &quot;;TRIM(CLEAN([.A272]));&quot;;&quot;)" office:value-type="string" office:string-value="public static final int AUDI_AG = 0x010E;">
            <text:p>public static final int AUDI_AG = 0x010E;</text:p>
          </table:table-cell>
          <table:table-cell table:formula="of:=CONCATENATE([.$H$3];TRIM(CLEAN([.D272])); &quot; , &quot; ;CHAR(34); TRIM(CLEAN([.B272]));CHAR(34); &quot;);&quot;)" office:value-type="string" office:string-value="map.put(AUDI_AG , &quot;Audi AG&quot;);">
            <text:p>map.put(AUDI_AG , "Audi AG");</text:p>
          </table:table-cell>
          <table:table-cell/>
        </table:table-row>
        <table:table-row table:style-name="ro2">
          <table:table-cell table:style-name="ce2" office:value-type="string">
            <text:p>0x010F</text:p>
          </table:table-cell>
          <table:table-cell table:style-name="ce2" office:value-type="string">
            <text:p>HiSilicon Technologies Co., Ltd.</text:p>
          </table:table-cell>
          <table:table-cell/>
          <table:table-cell table:formula="of:=CLEAN(SUBSTITUTE(UPPER(SUBSTITUTE(SUBSTITUTE(SUBSTITUTE(SUBSTITUTE(SUBSTITUTE(SUBSTITUTE(SUBSTITUTE(SUBSTITUTE(SUBSTITUTE([.B27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SILICON_TECHNOLOGIES_CO_LTD">
            <text:p>HISILICON_TECHNOLOGIES_CO_LTD</text:p>
          </table:table-cell>
          <table:table-cell/>
          <table:table-cell table:formula="of:=CONCATENATE([.$H$2];&quot; &quot;;TRIM(CLEAN([.D273]));&quot; = &quot;;TRIM(CLEAN([.A273]));&quot;;&quot;)" office:value-type="string" office:string-value="public static final int HISILICON_TECHNOLOGIES_CO_LTD = 0x010F;">
            <text:p>public static final int HISILICON_TECHNOLOGIES_CO_LTD = 0x010F;</text:p>
          </table:table-cell>
          <table:table-cell table:formula="of:=CONCATENATE([.$H$3];TRIM(CLEAN([.D273])); &quot; , &quot; ;CHAR(34); TRIM(CLEAN([.B273]));CHAR(34); &quot;);&quot;)" office:value-type="string" office:string-value="map.put(HISILICON_TECHNOLOGIES_CO_LTD , &quot;HiSilicon Technologies Co., Ltd.&quot;);">
            <text:p>map.put(HISILICON_TECHNOLOGIES_CO_LTD , "HiSilicon Technologies Co., Ltd.");</text:p>
          </table:table-cell>
          <table:table-cell/>
        </table:table-row>
        <table:table-row table:style-name="ro2">
          <table:table-cell table:style-name="ce2" office:value-type="string">
            <text:p>0x0110</text:p>
          </table:table-cell>
          <table:table-cell table:style-name="ce2" office:value-type="string">
            <text:p>Nippon Seiki Co., Ltd.</text:p>
          </table:table-cell>
          <table:table-cell/>
          <table:table-cell table:formula="of:=CLEAN(SUBSTITUTE(UPPER(SUBSTITUTE(SUBSTITUTE(SUBSTITUTE(SUBSTITUTE(SUBSTITUTE(SUBSTITUTE(SUBSTITUTE(SUBSTITUTE(SUBSTITUTE([.B27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IPPON_SEIKI_CO_LTD">
            <text:p>NIPPON_SEIKI_CO_LTD</text:p>
          </table:table-cell>
          <table:table-cell/>
          <table:table-cell table:formula="of:=CONCATENATE([.$H$2];&quot; &quot;;TRIM(CLEAN([.D274]));&quot; = &quot;;TRIM(CLEAN([.A274]));&quot;;&quot;)" office:value-type="string" office:string-value="public static final int NIPPON_SEIKI_CO_LTD = 0x0110;">
            <text:p>public static final int NIPPON_SEIKI_CO_LTD = 0x0110;</text:p>
          </table:table-cell>
          <table:table-cell table:formula="of:=CONCATENATE([.$H$3];TRIM(CLEAN([.D274])); &quot; , &quot; ;CHAR(34); TRIM(CLEAN([.B274]));CHAR(34); &quot;);&quot;)" office:value-type="string" office:string-value="map.put(NIPPON_SEIKI_CO_LTD , &quot;Nippon Seiki Co., Ltd.&quot;);">
            <text:p>map.put(NIPPON_SEIKI_CO_LTD , "Nippon Seiki Co., Ltd.");</text:p>
          </table:table-cell>
          <table:table-cell/>
        </table:table-row>
        <table:table-row table:style-name="ro2">
          <table:table-cell table:style-name="ce2" office:value-type="string">
            <text:p>0x0111</text:p>
          </table:table-cell>
          <table:table-cell table:style-name="ce2" office:value-type="string">
            <text:p>Steelseries ApS</text:p>
          </table:table-cell>
          <table:table-cell/>
          <table:table-cell table:formula="of:=CLEAN(SUBSTITUTE(UPPER(SUBSTITUTE(SUBSTITUTE(SUBSTITUTE(SUBSTITUTE(SUBSTITUTE(SUBSTITUTE(SUBSTITUTE(SUBSTITUTE(SUBSTITUTE([.B27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TEELSERIES_APS">
            <text:p>STEELSERIES_APS</text:p>
          </table:table-cell>
          <table:table-cell/>
          <table:table-cell table:formula="of:=CONCATENATE([.$H$2];&quot; &quot;;TRIM(CLEAN([.D275]));&quot; = &quot;;TRIM(CLEAN([.A275]));&quot;;&quot;)" office:value-type="string" office:string-value="public static final int STEELSERIES_APS = 0x0111;">
            <text:p>public static final int STEELSERIES_APS = 0x0111;</text:p>
          </table:table-cell>
          <table:table-cell table:formula="of:=CONCATENATE([.$H$3];TRIM(CLEAN([.D275])); &quot; , &quot; ;CHAR(34); TRIM(CLEAN([.B275]));CHAR(34); &quot;);&quot;)" office:value-type="string" office:string-value="map.put(STEELSERIES_APS , &quot;Steelseries ApS&quot;);">
            <text:p>map.put(STEELSERIES_APS , "Steelseries ApS");</text:p>
          </table:table-cell>
          <table:table-cell/>
        </table:table-row>
        <table:table-row table:style-name="ro2">
          <table:table-cell table:style-name="ce2" office:value-type="string">
            <text:p>0x0112</text:p>
          </table:table-cell>
          <table:table-cell table:style-name="ce2" office:value-type="string">
            <text:p>vyzybl Inc.</text:p>
          </table:table-cell>
          <table:table-cell/>
          <table:table-cell table:formula="of:=CLEAN(SUBSTITUTE(UPPER(SUBSTITUTE(SUBSTITUTE(SUBSTITUTE(SUBSTITUTE(SUBSTITUTE(SUBSTITUTE(SUBSTITUTE(SUBSTITUTE(SUBSTITUTE([.B27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YZYBL_INC">
            <text:p>VYZYBL_INC</text:p>
          </table:table-cell>
          <table:table-cell/>
          <table:table-cell table:formula="of:=CONCATENATE([.$H$2];&quot; &quot;;TRIM(CLEAN([.D276]));&quot; = &quot;;TRIM(CLEAN([.A276]));&quot;;&quot;)" office:value-type="string" office:string-value="public static final int VYZYBL_INC = 0x0112;">
            <text:p>public static final int VYZYBL_INC = 0x0112;</text:p>
          </table:table-cell>
          <table:table-cell table:formula="of:=CONCATENATE([.$H$3];TRIM(CLEAN([.D276])); &quot; , &quot; ;CHAR(34); TRIM(CLEAN([.B276]));CHAR(34); &quot;);&quot;)" office:value-type="string" office:string-value="map.put(VYZYBL_INC , &quot;vyzybl Inc.&quot;);">
            <text:p>map.put(VYZYBL_INC , "vyzybl Inc.");</text:p>
          </table:table-cell>
          <table:table-cell/>
        </table:table-row>
        <table:table-row table:style-name="ro2">
          <table:table-cell table:style-name="ce2" office:value-type="string">
            <text:p>0x0113</text:p>
          </table:table-cell>
          <table:table-cell table:style-name="ce2" office:value-type="string">
            <text:p>Openbrain Technologies, Co., Ltd.</text:p>
          </table:table-cell>
          <table:table-cell/>
          <table:table-cell table:formula="of:=CLEAN(SUBSTITUTE(UPPER(SUBSTITUTE(SUBSTITUTE(SUBSTITUTE(SUBSTITUTE(SUBSTITUTE(SUBSTITUTE(SUBSTITUTE(SUBSTITUTE(SUBSTITUTE([.B27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OPENBRAIN_TECHNOLOGIES_CO_LTD">
            <text:p>OPENBRAIN_TECHNOLOGIES_CO_LTD</text:p>
          </table:table-cell>
          <table:table-cell/>
          <table:table-cell table:formula="of:=CONCATENATE([.$H$2];&quot; &quot;;TRIM(CLEAN([.D277]));&quot; = &quot;;TRIM(CLEAN([.A277]));&quot;;&quot;)" office:value-type="string" office:string-value="public static final int OPENBRAIN_TECHNOLOGIES_CO_LTD = 0x0113;">
            <text:p>public static final int OPENBRAIN_TECHNOLOGIES_CO_LTD = 0x0113;</text:p>
          </table:table-cell>
          <table:table-cell table:formula="of:=CONCATENATE([.$H$3];TRIM(CLEAN([.D277])); &quot; , &quot; ;CHAR(34); TRIM(CLEAN([.B277]));CHAR(34); &quot;);&quot;)" office:value-type="string" office:string-value="map.put(OPENBRAIN_TECHNOLOGIES_CO_LTD , &quot;Openbrain Technologies, Co., Ltd.&quot;);">
            <text:p>map.put(OPENBRAIN_TECHNOLOGIES_CO_LTD , "Openbrain Technologies, Co., Ltd.");</text:p>
          </table:table-cell>
          <table:table-cell/>
        </table:table-row>
        <table:table-row table:style-name="ro2">
          <table:table-cell table:style-name="ce2" office:value-type="string">
            <text:p>0x0114</text:p>
          </table:table-cell>
          <table:table-cell table:style-name="ce2" office:value-type="string">
            <text:p>Xensr</text:p>
          </table:table-cell>
          <table:table-cell/>
          <table:table-cell table:formula="of:=CLEAN(SUBSTITUTE(UPPER(SUBSTITUTE(SUBSTITUTE(SUBSTITUTE(SUBSTITUTE(SUBSTITUTE(SUBSTITUTE(SUBSTITUTE(SUBSTITUTE(SUBSTITUTE([.B27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XENSR">
            <text:p>XENSR</text:p>
          </table:table-cell>
          <table:table-cell/>
          <table:table-cell table:formula="of:=CONCATENATE([.$H$2];&quot; &quot;;TRIM(CLEAN([.D278]));&quot; = &quot;;TRIM(CLEAN([.A278]));&quot;;&quot;)" office:value-type="string" office:string-value="public static final int XENSR = 0x0114;">
            <text:p>public static final int XENSR = 0x0114;</text:p>
          </table:table-cell>
          <table:table-cell table:formula="of:=CONCATENATE([.$H$3];TRIM(CLEAN([.D278])); &quot; , &quot; ;CHAR(34); TRIM(CLEAN([.B278]));CHAR(34); &quot;);&quot;)" office:value-type="string" office:string-value="map.put(XENSR , &quot;Xensr&quot;);">
            <text:p>map.put(XENSR , "Xensr");</text:p>
          </table:table-cell>
          <table:table-cell/>
        </table:table-row>
        <table:table-row table:style-name="ro2">
          <table:table-cell table:style-name="ce2" office:value-type="string">
            <text:p>0x0115</text:p>
          </table:table-cell>
          <table:table-cell table:style-name="ce2" office:value-type="string">
            <text:p>e.solutions</text:p>
          </table:table-cell>
          <table:table-cell/>
          <table:table-cell table:formula="of:=CLEAN(SUBSTITUTE(UPPER(SUBSTITUTE(SUBSTITUTE(SUBSTITUTE(SUBSTITUTE(SUBSTITUTE(SUBSTITUTE(SUBSTITUTE(SUBSTITUTE(SUBSTITUTE([.B27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SOLUTIONS">
            <text:p>ESOLUTIONS</text:p>
          </table:table-cell>
          <table:table-cell/>
          <table:table-cell table:formula="of:=CONCATENATE([.$H$2];&quot; &quot;;TRIM(CLEAN([.D279]));&quot; = &quot;;TRIM(CLEAN([.A279]));&quot;;&quot;)" office:value-type="string" office:string-value="public static final int ESOLUTIONS = 0x0115;">
            <text:p>public static final int ESOLUTIONS = 0x0115;</text:p>
          </table:table-cell>
          <table:table-cell table:formula="of:=CONCATENATE([.$H$3];TRIM(CLEAN([.D279])); &quot; , &quot; ;CHAR(34); TRIM(CLEAN([.B279]));CHAR(34); &quot;);&quot;)" office:value-type="string" office:string-value="map.put(ESOLUTIONS , &quot;e.solutions&quot;);">
            <text:p>map.put(ESOLUTIONS , "e.solutions");</text:p>
          </table:table-cell>
          <table:table-cell/>
        </table:table-row>
        <table:table-row table:style-name="ro2">
          <table:table-cell table:style-name="ce2" office:value-type="string">
            <text:p>0x0116</text:p>
          </table:table-cell>
          <table:table-cell table:style-name="ce2" office:value-type="string">
            <text:p>1OAK Technologies</text:p>
          </table:table-cell>
          <table:table-cell/>
          <table:table-cell table:formula="of:=CLEAN(SUBSTITUTE(UPPER(SUBSTITUTE(SUBSTITUTE(SUBSTITUTE(SUBSTITUTE(SUBSTITUTE(SUBSTITUTE(SUBSTITUTE(SUBSTITUTE(SUBSTITUTE([.B28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1OAK_TECHNOLOGIES">
            <text:p>1OAK_TECHNOLOGIES</text:p>
          </table:table-cell>
          <table:table-cell/>
          <table:table-cell table:formula="of:=CONCATENATE([.$H$2];&quot; &quot;;TRIM(CLEAN([.D280]));&quot; = &quot;;TRIM(CLEAN([.A280]));&quot;;&quot;)" office:value-type="string" office:string-value="public static final int 1OAK_TECHNOLOGIES = 0x0116;">
            <text:p>public static final int 1OAK_TECHNOLOGIES = 0x0116;</text:p>
          </table:table-cell>
          <table:table-cell table:formula="of:=CONCATENATE([.$H$3];TRIM(CLEAN([.D280])); &quot; , &quot; ;CHAR(34); TRIM(CLEAN([.B280]));CHAR(34); &quot;);&quot;)" office:value-type="string" office:string-value="map.put(1OAK_TECHNOLOGIES , &quot;1OAK Technologies&quot;);">
            <text:p>map.put(1OAK_TECHNOLOGIES , "1OAK Technologies");</text:p>
          </table:table-cell>
          <table:table-cell/>
        </table:table-row>
        <table:table-row table:style-name="ro2">
          <table:table-cell table:style-name="ce2" office:value-type="string">
            <text:p>0x0117</text:p>
          </table:table-cell>
          <table:table-cell table:style-name="ce2" office:value-type="string">
            <text:p>Wimoto Technologies Inc</text:p>
          </table:table-cell>
          <table:table-cell/>
          <table:table-cell table:formula="of:=CLEAN(SUBSTITUTE(UPPER(SUBSTITUTE(SUBSTITUTE(SUBSTITUTE(SUBSTITUTE(SUBSTITUTE(SUBSTITUTE(SUBSTITUTE(SUBSTITUTE(SUBSTITUTE([.B28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MOTO_TECHNOLOGIES_INC">
            <text:p>WIMOTO_TECHNOLOGIES_INC</text:p>
          </table:table-cell>
          <table:table-cell/>
          <table:table-cell table:formula="of:=CONCATENATE([.$H$2];&quot; &quot;;TRIM(CLEAN([.D281]));&quot; = &quot;;TRIM(CLEAN([.A281]));&quot;;&quot;)" office:value-type="string" office:string-value="public static final int WIMOTO_TECHNOLOGIES_INC = 0x0117;">
            <text:p>public static final int WIMOTO_TECHNOLOGIES_INC = 0x0117;</text:p>
          </table:table-cell>
          <table:table-cell table:formula="of:=CONCATENATE([.$H$3];TRIM(CLEAN([.D281])); &quot; , &quot; ;CHAR(34); TRIM(CLEAN([.B281]));CHAR(34); &quot;);&quot;)" office:value-type="string" office:string-value="map.put(WIMOTO_TECHNOLOGIES_INC , &quot;Wimoto Technologies Inc&quot;);">
            <text:p>map.put(WIMOTO_TECHNOLOGIES_INC , "Wimoto Technologies Inc");</text:p>
          </table:table-cell>
          <table:table-cell/>
        </table:table-row>
        <table:table-row table:style-name="ro2">
          <table:table-cell table:style-name="ce2" office:value-type="string">
            <text:p>0x0118</text:p>
          </table:table-cell>
          <table:table-cell table:style-name="ce2" office:value-type="string">
            <text:p>Radius Networks, Inc.</text:p>
          </table:table-cell>
          <table:table-cell/>
          <table:table-cell table:formula="of:=CLEAN(SUBSTITUTE(UPPER(SUBSTITUTE(SUBSTITUTE(SUBSTITUTE(SUBSTITUTE(SUBSTITUTE(SUBSTITUTE(SUBSTITUTE(SUBSTITUTE(SUBSTITUTE([.B28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ADIUS_NETWORKS_INC">
            <text:p>RADIUS_NETWORKS_INC</text:p>
          </table:table-cell>
          <table:table-cell/>
          <table:table-cell table:formula="of:=CONCATENATE([.$H$2];&quot; &quot;;TRIM(CLEAN([.D282]));&quot; = &quot;;TRIM(CLEAN([.A282]));&quot;;&quot;)" office:value-type="string" office:string-value="public static final int RADIUS_NETWORKS_INC = 0x0118;">
            <text:p>public static final int RADIUS_NETWORKS_INC = 0x0118;</text:p>
          </table:table-cell>
          <table:table-cell table:formula="of:=CONCATENATE([.$H$3];TRIM(CLEAN([.D282])); &quot; , &quot; ;CHAR(34); TRIM(CLEAN([.B282]));CHAR(34); &quot;);&quot;)" office:value-type="string" office:string-value="map.put(RADIUS_NETWORKS_INC , &quot;Radius Networks, Inc.&quot;);">
            <text:p>map.put(RADIUS_NETWORKS_INC , "Radius Networks, Inc.");</text:p>
          </table:table-cell>
          <table:table-cell/>
        </table:table-row>
        <table:table-row table:style-name="ro2">
          <table:table-cell table:style-name="ce2" office:value-type="string">
            <text:p>0x0119</text:p>
          </table:table-cell>
          <table:table-cell table:style-name="ce2" office:value-type="string">
            <text:p>Wize Technology Co., Ltd.</text:p>
          </table:table-cell>
          <table:table-cell/>
          <table:table-cell table:formula="of:=CLEAN(SUBSTITUTE(UPPER(SUBSTITUTE(SUBSTITUTE(SUBSTITUTE(SUBSTITUTE(SUBSTITUTE(SUBSTITUTE(SUBSTITUTE(SUBSTITUTE(SUBSTITUTE([.B28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IZE_TECHNOLOGY_CO_LTD">
            <text:p>WIZE_TECHNOLOGY_CO_LTD</text:p>
          </table:table-cell>
          <table:table-cell/>
          <table:table-cell table:formula="of:=CONCATENATE([.$H$2];&quot; &quot;;TRIM(CLEAN([.D283]));&quot; = &quot;;TRIM(CLEAN([.A283]));&quot;;&quot;)" office:value-type="string" office:string-value="public static final int WIZE_TECHNOLOGY_CO_LTD = 0x0119;">
            <text:p>public static final int WIZE_TECHNOLOGY_CO_LTD = 0x0119;</text:p>
          </table:table-cell>
          <table:table-cell table:formula="of:=CONCATENATE([.$H$3];TRIM(CLEAN([.D283])); &quot; , &quot; ;CHAR(34); TRIM(CLEAN([.B283]));CHAR(34); &quot;);&quot;)" office:value-type="string" office:string-value="map.put(WIZE_TECHNOLOGY_CO_LTD , &quot;Wize Technology Co., Ltd.&quot;);">
            <text:p>map.put(WIZE_TECHNOLOGY_CO_LTD , "Wize Technology Co., Ltd.");</text:p>
          </table:table-cell>
          <table:table-cell/>
        </table:table-row>
        <table:table-row table:style-name="ro2">
          <table:table-cell table:style-name="ce2" office:value-type="string">
            <text:p>0x011A</text:p>
          </table:table-cell>
          <table:table-cell table:style-name="ce2" office:value-type="string">
            <text:p>Qualcomm Labs, Inc.</text:p>
          </table:table-cell>
          <table:table-cell/>
          <table:table-cell table:formula="of:=CLEAN(SUBSTITUTE(UPPER(SUBSTITUTE(SUBSTITUTE(SUBSTITUTE(SUBSTITUTE(SUBSTITUTE(SUBSTITUTE(SUBSTITUTE(SUBSTITUTE(SUBSTITUTE([.B28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QUALCOMM_LABS_INC">
            <text:p>QUALCOMM_LABS_INC</text:p>
          </table:table-cell>
          <table:table-cell/>
          <table:table-cell table:formula="of:=CONCATENATE([.$H$2];&quot; &quot;;TRIM(CLEAN([.D284]));&quot; = &quot;;TRIM(CLEAN([.A284]));&quot;;&quot;)" office:value-type="string" office:string-value="public static final int QUALCOMM_LABS_INC = 0x011A;">
            <text:p>public static final int QUALCOMM_LABS_INC = 0x011A;</text:p>
          </table:table-cell>
          <table:table-cell table:formula="of:=CONCATENATE([.$H$3];TRIM(CLEAN([.D284])); &quot; , &quot; ;CHAR(34); TRIM(CLEAN([.B284]));CHAR(34); &quot;);&quot;)" office:value-type="string" office:string-value="map.put(QUALCOMM_LABS_INC , &quot;Qualcomm Labs, Inc.&quot;);">
            <text:p>map.put(QUALCOMM_LABS_INC , "Qualcomm Labs, Inc.");</text:p>
          </table:table-cell>
          <table:table-cell/>
        </table:table-row>
        <table:table-row table:style-name="ro2">
          <table:table-cell table:style-name="ce2" office:value-type="string">
            <text:p>0x011B</text:p>
          </table:table-cell>
          <table:table-cell table:style-name="ce2" office:value-type="string">
            <text:p>Aruba Networks</text:p>
          </table:table-cell>
          <table:table-cell/>
          <table:table-cell table:formula="of:=CLEAN(SUBSTITUTE(UPPER(SUBSTITUTE(SUBSTITUTE(SUBSTITUTE(SUBSTITUTE(SUBSTITUTE(SUBSTITUTE(SUBSTITUTE(SUBSTITUTE(SUBSTITUTE([.B28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RUBA_NETWORKS">
            <text:p>ARUBA_NETWORKS</text:p>
          </table:table-cell>
          <table:table-cell/>
          <table:table-cell table:formula="of:=CONCATENATE([.$H$2];&quot; &quot;;TRIM(CLEAN([.D285]));&quot; = &quot;;TRIM(CLEAN([.A285]));&quot;;&quot;)" office:value-type="string" office:string-value="public static final int ARUBA_NETWORKS = 0x011B;">
            <text:p>public static final int ARUBA_NETWORKS = 0x011B;</text:p>
          </table:table-cell>
          <table:table-cell table:formula="of:=CONCATENATE([.$H$3];TRIM(CLEAN([.D285])); &quot; , &quot; ;CHAR(34); TRIM(CLEAN([.B285]));CHAR(34); &quot;);&quot;)" office:value-type="string" office:string-value="map.put(ARUBA_NETWORKS , &quot;Aruba Networks&quot;);">
            <text:p>map.put(ARUBA_NETWORKS , "Aruba Networks");</text:p>
          </table:table-cell>
          <table:table-cell/>
        </table:table-row>
        <table:table-row table:style-name="ro2">
          <table:table-cell table:style-name="ce2" office:value-type="string">
            <text:p>0x011C</text:p>
          </table:table-cell>
          <table:table-cell table:style-name="ce2" office:value-type="string">
            <text:p>Baidu</text:p>
          </table:table-cell>
          <table:table-cell/>
          <table:table-cell table:formula="of:=CLEAN(SUBSTITUTE(UPPER(SUBSTITUTE(SUBSTITUTE(SUBSTITUTE(SUBSTITUTE(SUBSTITUTE(SUBSTITUTE(SUBSTITUTE(SUBSTITUTE(SUBSTITUTE([.B28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AIDU">
            <text:p>BAIDU</text:p>
          </table:table-cell>
          <table:table-cell/>
          <table:table-cell table:formula="of:=CONCATENATE([.$H$2];&quot; &quot;;TRIM(CLEAN([.D286]));&quot; = &quot;;TRIM(CLEAN([.A286]));&quot;;&quot;)" office:value-type="string" office:string-value="public static final int BAIDU = 0x011C;">
            <text:p>public static final int BAIDU = 0x011C;</text:p>
          </table:table-cell>
          <table:table-cell table:formula="of:=CONCATENATE([.$H$3];TRIM(CLEAN([.D286])); &quot; , &quot; ;CHAR(34); TRIM(CLEAN([.B286]));CHAR(34); &quot;);&quot;)" office:value-type="string" office:string-value="map.put(BAIDU , &quot;Baidu&quot;);">
            <text:p>map.put(BAIDU , "Baidu");</text:p>
          </table:table-cell>
          <table:table-cell/>
        </table:table-row>
        <table:table-row table:style-name="ro2">
          <table:table-cell table:style-name="ce2" office:value-type="string">
            <text:p>0x011D</text:p>
          </table:table-cell>
          <table:table-cell table:style-name="ce2" office:value-type="string">
            <text:p>Arendi AG</text:p>
          </table:table-cell>
          <table:table-cell/>
          <table:table-cell table:formula="of:=CLEAN(SUBSTITUTE(UPPER(SUBSTITUTE(SUBSTITUTE(SUBSTITUTE(SUBSTITUTE(SUBSTITUTE(SUBSTITUTE(SUBSTITUTE(SUBSTITUTE(SUBSTITUTE([.B28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RENDI_AG">
            <text:p>ARENDI_AG</text:p>
          </table:table-cell>
          <table:table-cell/>
          <table:table-cell table:formula="of:=CONCATENATE([.$H$2];&quot; &quot;;TRIM(CLEAN([.D287]));&quot; = &quot;;TRIM(CLEAN([.A287]));&quot;;&quot;)" office:value-type="string" office:string-value="public static final int ARENDI_AG = 0x011D;">
            <text:p>public static final int ARENDI_AG = 0x011D;</text:p>
          </table:table-cell>
          <table:table-cell table:formula="of:=CONCATENATE([.$H$3];TRIM(CLEAN([.D287])); &quot; , &quot; ;CHAR(34); TRIM(CLEAN([.B287]));CHAR(34); &quot;);&quot;)" office:value-type="string" office:string-value="map.put(ARENDI_AG , &quot;Arendi AG&quot;);">
            <text:p>map.put(ARENDI_AG , "Arendi AG");</text:p>
          </table:table-cell>
          <table:table-cell/>
        </table:table-row>
        <table:table-row table:style-name="ro2">
          <table:table-cell table:style-name="ce2" office:value-type="string">
            <text:p>0x011E</text:p>
          </table:table-cell>
          <table:table-cell table:style-name="ce2" office:value-type="string">
            <text:p>Skoda Auto a.s.</text:p>
          </table:table-cell>
          <table:table-cell/>
          <table:table-cell table:formula="of:=CLEAN(SUBSTITUTE(UPPER(SUBSTITUTE(SUBSTITUTE(SUBSTITUTE(SUBSTITUTE(SUBSTITUTE(SUBSTITUTE(SUBSTITUTE(SUBSTITUTE(SUBSTITUTE([.B28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KODA_AUTO_AS">
            <text:p>SKODA_AUTO_AS</text:p>
          </table:table-cell>
          <table:table-cell/>
          <table:table-cell table:formula="of:=CONCATENATE([.$H$2];&quot; &quot;;TRIM(CLEAN([.D288]));&quot; = &quot;;TRIM(CLEAN([.A288]));&quot;;&quot;)" office:value-type="string" office:string-value="public static final int SKODA_AUTO_AS = 0x011E;">
            <text:p>public static final int SKODA_AUTO_AS = 0x011E;</text:p>
          </table:table-cell>
          <table:table-cell table:formula="of:=CONCATENATE([.$H$3];TRIM(CLEAN([.D288])); &quot; , &quot; ;CHAR(34); TRIM(CLEAN([.B288]));CHAR(34); &quot;);&quot;)" office:value-type="string" office:string-value="map.put(SKODA_AUTO_AS , &quot;Skoda Auto a.s.&quot;);">
            <text:p>map.put(SKODA_AUTO_AS , "Skoda Auto a.s.");</text:p>
          </table:table-cell>
          <table:table-cell/>
        </table:table-row>
        <table:table-row table:style-name="ro2">
          <table:table-cell table:style-name="ce2" office:value-type="string">
            <text:p>0x011F</text:p>
          </table:table-cell>
          <table:table-cell table:style-name="ce2" office:value-type="string">
            <text:p>Volkswagon AG</text:p>
          </table:table-cell>
          <table:table-cell/>
          <table:table-cell table:formula="of:=CLEAN(SUBSTITUTE(UPPER(SUBSTITUTE(SUBSTITUTE(SUBSTITUTE(SUBSTITUTE(SUBSTITUTE(SUBSTITUTE(SUBSTITUTE(SUBSTITUTE(SUBSTITUTE([.B28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VOLKSWAGON_AG">
            <text:p>VOLKSWAGON_AG</text:p>
          </table:table-cell>
          <table:table-cell/>
          <table:table-cell table:formula="of:=CONCATENATE([.$H$2];&quot; &quot;;TRIM(CLEAN([.D289]));&quot; = &quot;;TRIM(CLEAN([.A289]));&quot;;&quot;)" office:value-type="string" office:string-value="public static final int VOLKSWAGON_AG = 0x011F;">
            <text:p>public static final int VOLKSWAGON_AG = 0x011F;</text:p>
          </table:table-cell>
          <table:table-cell table:formula="of:=CONCATENATE([.$H$3];TRIM(CLEAN([.D289])); &quot; , &quot; ;CHAR(34); TRIM(CLEAN([.B289]));CHAR(34); &quot;);&quot;)" office:value-type="string" office:string-value="map.put(VOLKSWAGON_AG , &quot;Volkswagon AG&quot;);">
            <text:p>map.put(VOLKSWAGON_AG , "Volkswagon AG");</text:p>
          </table:table-cell>
          <table:table-cell/>
        </table:table-row>
        <table:table-row table:style-name="ro2">
          <table:table-cell table:style-name="ce2" office:value-type="string">
            <text:p>0x0120</text:p>
          </table:table-cell>
          <table:table-cell table:style-name="ce2" office:value-type="string">
            <text:p>Porsche AG</text:p>
          </table:table-cell>
          <table:table-cell/>
          <table:table-cell table:formula="of:=CLEAN(SUBSTITUTE(UPPER(SUBSTITUTE(SUBSTITUTE(SUBSTITUTE(SUBSTITUTE(SUBSTITUTE(SUBSTITUTE(SUBSTITUTE(SUBSTITUTE(SUBSTITUTE([.B29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ORSCHE_AG">
            <text:p>PORSCHE_AG</text:p>
          </table:table-cell>
          <table:table-cell/>
          <table:table-cell table:formula="of:=CONCATENATE([.$H$2];&quot; &quot;;TRIM(CLEAN([.D290]));&quot; = &quot;;TRIM(CLEAN([.A290]));&quot;;&quot;)" office:value-type="string" office:string-value="public static final int PORSCHE_AG = 0x0120;">
            <text:p>public static final int PORSCHE_AG = 0x0120;</text:p>
          </table:table-cell>
          <table:table-cell table:formula="of:=CONCATENATE([.$H$3];TRIM(CLEAN([.D290])); &quot; , &quot; ;CHAR(34); TRIM(CLEAN([.B290]));CHAR(34); &quot;);&quot;)" office:value-type="string" office:string-value="map.put(PORSCHE_AG , &quot;Porsche AG&quot;);">
            <text:p>map.put(PORSCHE_AG , "Porsche AG");</text:p>
          </table:table-cell>
          <table:table-cell/>
        </table:table-row>
        <table:table-row table:style-name="ro2">
          <table:table-cell table:style-name="ce2" office:value-type="string">
            <text:p>0x0121</text:p>
          </table:table-cell>
          <table:table-cell table:style-name="ce2" office:value-type="string">
            <text:p>Sino Wealth Electronic Ltd.</text:p>
          </table:table-cell>
          <table:table-cell/>
          <table:table-cell table:formula="of:=CLEAN(SUBSTITUTE(UPPER(SUBSTITUTE(SUBSTITUTE(SUBSTITUTE(SUBSTITUTE(SUBSTITUTE(SUBSTITUTE(SUBSTITUTE(SUBSTITUTE(SUBSTITUTE([.B29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INO_WEALTH_ELECTRONIC_LTD">
            <text:p>SINO_WEALTH_ELECTRONIC_LTD</text:p>
          </table:table-cell>
          <table:table-cell/>
          <table:table-cell table:formula="of:=CONCATENATE([.$H$2];&quot; &quot;;TRIM(CLEAN([.D291]));&quot; = &quot;;TRIM(CLEAN([.A291]));&quot;;&quot;)" office:value-type="string" office:string-value="public static final int SINO_WEALTH_ELECTRONIC_LTD = 0x0121;">
            <text:p>public static final int SINO_WEALTH_ELECTRONIC_LTD = 0x0121;</text:p>
          </table:table-cell>
          <table:table-cell table:formula="of:=CONCATENATE([.$H$3];TRIM(CLEAN([.D291])); &quot; , &quot; ;CHAR(34); TRIM(CLEAN([.B291]));CHAR(34); &quot;);&quot;)" office:value-type="string" office:string-value="map.put(SINO_WEALTH_ELECTRONIC_LTD , &quot;Sino Wealth Electronic Ltd.&quot;);">
            <text:p>map.put(SINO_WEALTH_ELECTRONIC_LTD , "Sino Wealth Electronic Ltd.");</text:p>
          </table:table-cell>
          <table:table-cell/>
        </table:table-row>
        <table:table-row table:style-name="ro2">
          <table:table-cell table:style-name="ce2" office:value-type="string">
            <text:p>0x0122</text:p>
          </table:table-cell>
          <table:table-cell table:style-name="ce2" office:value-type="string">
            <text:p>AirTurn, Inc.</text:p>
          </table:table-cell>
          <table:table-cell/>
          <table:table-cell table:formula="of:=CLEAN(SUBSTITUTE(UPPER(SUBSTITUTE(SUBSTITUTE(SUBSTITUTE(SUBSTITUTE(SUBSTITUTE(SUBSTITUTE(SUBSTITUTE(SUBSTITUTE(SUBSTITUTE([.B29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IRTURN_INC">
            <text:p>AIRTURN_INC</text:p>
          </table:table-cell>
          <table:table-cell/>
          <table:table-cell table:formula="of:=CONCATENATE([.$H$2];&quot; &quot;;TRIM(CLEAN([.D292]));&quot; = &quot;;TRIM(CLEAN([.A292]));&quot;;&quot;)" office:value-type="string" office:string-value="public static final int AIRTURN_INC = 0x0122;">
            <text:p>public static final int AIRTURN_INC = 0x0122;</text:p>
          </table:table-cell>
          <table:table-cell table:formula="of:=CONCATENATE([.$H$3];TRIM(CLEAN([.D292])); &quot; , &quot; ;CHAR(34); TRIM(CLEAN([.B292]));CHAR(34); &quot;);&quot;)" office:value-type="string" office:string-value="map.put(AIRTURN_INC , &quot;AirTurn, Inc.&quot;);">
            <text:p>map.put(AIRTURN_INC , "AirTurn, Inc.");</text:p>
          </table:table-cell>
          <table:table-cell/>
        </table:table-row>
        <table:table-row table:style-name="ro2">
          <table:table-cell table:style-name="ce2" office:value-type="string">
            <text:p>0x0123</text:p>
          </table:table-cell>
          <table:table-cell table:style-name="ce2" office:value-type="string">
            <text:p>Kinsa, Inc.</text:p>
          </table:table-cell>
          <table:table-cell/>
          <table:table-cell table:formula="of:=CLEAN(SUBSTITUTE(UPPER(SUBSTITUTE(SUBSTITUTE(SUBSTITUTE(SUBSTITUTE(SUBSTITUTE(SUBSTITUTE(SUBSTITUTE(SUBSTITUTE(SUBSTITUTE([.B29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KINSA_INC">
            <text:p>KINSA_INC</text:p>
          </table:table-cell>
          <table:table-cell/>
          <table:table-cell table:formula="of:=CONCATENATE([.$H$2];&quot; &quot;;TRIM(CLEAN([.D293]));&quot; = &quot;;TRIM(CLEAN([.A293]));&quot;;&quot;)" office:value-type="string" office:string-value="public static final int KINSA_INC = 0x0123;">
            <text:p>public static final int KINSA_INC = 0x0123;</text:p>
          </table:table-cell>
          <table:table-cell table:formula="of:=CONCATENATE([.$H$3];TRIM(CLEAN([.D293])); &quot; , &quot; ;CHAR(34); TRIM(CLEAN([.B293]));CHAR(34); &quot;);&quot;)" office:value-type="string" office:string-value="map.put(KINSA_INC , &quot;Kinsa, Inc.&quot;);">
            <text:p>map.put(KINSA_INC , "Kinsa, Inc.");</text:p>
          </table:table-cell>
          <table:table-cell/>
        </table:table-row>
        <table:table-row table:style-name="ro2">
          <table:table-cell table:style-name="ce2" office:value-type="string">
            <text:p>0x0124</text:p>
          </table:table-cell>
          <table:table-cell table:style-name="ce2" office:value-type="string">
            <text:p>HID Global</text:p>
          </table:table-cell>
          <table:table-cell/>
          <table:table-cell table:formula="of:=CLEAN(SUBSTITUTE(UPPER(SUBSTITUTE(SUBSTITUTE(SUBSTITUTE(SUBSTITUTE(SUBSTITUTE(SUBSTITUTE(SUBSTITUTE(SUBSTITUTE(SUBSTITUTE([.B29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HID_GLOBAL">
            <text:p>HID_GLOBAL</text:p>
          </table:table-cell>
          <table:table-cell/>
          <table:table-cell table:formula="of:=CONCATENATE([.$H$2];&quot; &quot;;TRIM(CLEAN([.D294]));&quot; = &quot;;TRIM(CLEAN([.A294]));&quot;;&quot;)" office:value-type="string" office:string-value="public static final int HID_GLOBAL = 0x0124;">
            <text:p>public static final int HID_GLOBAL = 0x0124;</text:p>
          </table:table-cell>
          <table:table-cell table:formula="of:=CONCATENATE([.$H$3];TRIM(CLEAN([.D294])); &quot; , &quot; ;CHAR(34); TRIM(CLEAN([.B294]));CHAR(34); &quot;);&quot;)" office:value-type="string" office:string-value="map.put(HID_GLOBAL , &quot;HID Global&quot;);">
            <text:p>map.put(HID_GLOBAL , "HID Global");</text:p>
          </table:table-cell>
          <table:table-cell/>
        </table:table-row>
        <table:table-row table:style-name="ro2">
          <table:table-cell table:style-name="ce2" office:value-type="string">
            <text:p>0x0125</text:p>
          </table:table-cell>
          <table:table-cell table:style-name="ce2" office:value-type="string">
            <text:p>SEAT es</text:p>
          </table:table-cell>
          <table:table-cell/>
          <table:table-cell table:formula="of:=CLEAN(SUBSTITUTE(UPPER(SUBSTITUTE(SUBSTITUTE(SUBSTITUTE(SUBSTITUTE(SUBSTITUTE(SUBSTITUTE(SUBSTITUTE(SUBSTITUTE(SUBSTITUTE([.B29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EAT_ES">
            <text:p>SEAT_ES</text:p>
          </table:table-cell>
          <table:table-cell/>
          <table:table-cell table:formula="of:=CONCATENATE([.$H$2];&quot; &quot;;TRIM(CLEAN([.D295]));&quot; = &quot;;TRIM(CLEAN([.A295]));&quot;;&quot;)" office:value-type="string" office:string-value="public static final int SEAT_ES = 0x0125;">
            <text:p>public static final int SEAT_ES = 0x0125;</text:p>
          </table:table-cell>
          <table:table-cell table:formula="of:=CONCATENATE([.$H$3];TRIM(CLEAN([.D295])); &quot; , &quot; ;CHAR(34); TRIM(CLEAN([.B295]));CHAR(34); &quot;);&quot;)" office:value-type="string" office:string-value="map.put(SEAT_ES , &quot;SEAT es&quot;);">
            <text:p>map.put(SEAT_ES , "SEAT es");</text:p>
          </table:table-cell>
          <table:table-cell/>
        </table:table-row>
        <table:table-row table:style-name="ro2">
          <table:table-cell table:style-name="ce2" office:value-type="string">
            <text:p>0x0126</text:p>
          </table:table-cell>
          <table:table-cell table:style-name="ce2" office:value-type="string">
            <text:p>Promethean Ltd.</text:p>
          </table:table-cell>
          <table:table-cell/>
          <table:table-cell table:formula="of:=CLEAN(SUBSTITUTE(UPPER(SUBSTITUTE(SUBSTITUTE(SUBSTITUTE(SUBSTITUTE(SUBSTITUTE(SUBSTITUTE(SUBSTITUTE(SUBSTITUTE(SUBSTITUTE([.B29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ROMETHEAN_LTD">
            <text:p>PROMETHEAN_LTD</text:p>
          </table:table-cell>
          <table:table-cell/>
          <table:table-cell table:formula="of:=CONCATENATE([.$H$2];&quot; &quot;;TRIM(CLEAN([.D296]));&quot; = &quot;;TRIM(CLEAN([.A296]));&quot;;&quot;)" office:value-type="string" office:string-value="public static final int PROMETHEAN_LTD = 0x0126;">
            <text:p>public static final int PROMETHEAN_LTD = 0x0126;</text:p>
          </table:table-cell>
          <table:table-cell table:formula="of:=CONCATENATE([.$H$3];TRIM(CLEAN([.D296])); &quot; , &quot; ;CHAR(34); TRIM(CLEAN([.B296]));CHAR(34); &quot;);&quot;)" office:value-type="string" office:string-value="map.put(PROMETHEAN_LTD , &quot;Promethean Ltd.&quot;);">
            <text:p>map.put(PROMETHEAN_LTD , "Promethean Ltd.");</text:p>
          </table:table-cell>
          <table:table-cell/>
        </table:table-row>
        <table:table-row table:style-name="ro2">
          <table:table-cell table:style-name="ce2" office:value-type="string">
            <text:p>0x0127</text:p>
          </table:table-cell>
          <table:table-cell table:style-name="ce2" office:value-type="string">
            <text:p>Salutica Allied Solutions</text:p>
          </table:table-cell>
          <table:table-cell/>
          <table:table-cell table:formula="of:=CLEAN(SUBSTITUTE(UPPER(SUBSTITUTE(SUBSTITUTE(SUBSTITUTE(SUBSTITUTE(SUBSTITUTE(SUBSTITUTE(SUBSTITUTE(SUBSTITUTE(SUBSTITUTE([.B29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ALUTICA_ALLIED_SOLUTIONS">
            <text:p>SALUTICA_ALLIED_SOLUTIONS</text:p>
          </table:table-cell>
          <table:table-cell/>
          <table:table-cell table:formula="of:=CONCATENATE([.$H$2];&quot; &quot;;TRIM(CLEAN([.D297]));&quot; = &quot;;TRIM(CLEAN([.A297]));&quot;;&quot;)" office:value-type="string" office:string-value="public static final int SALUTICA_ALLIED_SOLUTIONS = 0x0127;">
            <text:p>public static final int SALUTICA_ALLIED_SOLUTIONS = 0x0127;</text:p>
          </table:table-cell>
          <table:table-cell table:formula="of:=CONCATENATE([.$H$3];TRIM(CLEAN([.D297])); &quot; , &quot; ;CHAR(34); TRIM(CLEAN([.B297]));CHAR(34); &quot;);&quot;)" office:value-type="string" office:string-value="map.put(SALUTICA_ALLIED_SOLUTIONS , &quot;Salutica Allied Solutions&quot;);">
            <text:p>map.put(SALUTICA_ALLIED_SOLUTIONS , "Salutica Allied Solutions");</text:p>
          </table:table-cell>
          <table:table-cell/>
        </table:table-row>
        <table:table-row table:style-name="ro2">
          <table:table-cell table:style-name="ce2" office:value-type="string">
            <text:p>0x0128</text:p>
          </table:table-cell>
          <table:table-cell table:style-name="ce2" office:value-type="string">
            <text:p>GPSI Group Pty Ltd</text:p>
          </table:table-cell>
          <table:table-cell/>
          <table:table-cell table:formula="of:=CLEAN(SUBSTITUTE(UPPER(SUBSTITUTE(SUBSTITUTE(SUBSTITUTE(SUBSTITUTE(SUBSTITUTE(SUBSTITUTE(SUBSTITUTE(SUBSTITUTE(SUBSTITUTE([.B29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GPSI_GROUP_PTY_LTD">
            <text:p>GPSI_GROUP_PTY_LTD</text:p>
          </table:table-cell>
          <table:table-cell/>
          <table:table-cell table:formula="of:=CONCATENATE([.$H$2];&quot; &quot;;TRIM(CLEAN([.D298]));&quot; = &quot;;TRIM(CLEAN([.A298]));&quot;;&quot;)" office:value-type="string" office:string-value="public static final int GPSI_GROUP_PTY_LTD = 0x0128;">
            <text:p>public static final int GPSI_GROUP_PTY_LTD = 0x0128;</text:p>
          </table:table-cell>
          <table:table-cell table:formula="of:=CONCATENATE([.$H$3];TRIM(CLEAN([.D298])); &quot; , &quot; ;CHAR(34); TRIM(CLEAN([.B298]));CHAR(34); &quot;);&quot;)" office:value-type="string" office:string-value="map.put(GPSI_GROUP_PTY_LTD , &quot;GPSI Group Pty Ltd&quot;);">
            <text:p>map.put(GPSI_GROUP_PTY_LTD , "GPSI Group Pty Ltd");</text:p>
          </table:table-cell>
          <table:table-cell/>
        </table:table-row>
        <table:table-row table:style-name="ro2">
          <table:table-cell table:style-name="ce2" office:value-type="string">
            <text:p>0x0129</text:p>
          </table:table-cell>
          <table:table-cell table:style-name="ce2" office:value-type="string">
            <text:p>Nimble Devices Oy</text:p>
          </table:table-cell>
          <table:table-cell/>
          <table:table-cell table:formula="of:=CLEAN(SUBSTITUTE(UPPER(SUBSTITUTE(SUBSTITUTE(SUBSTITUTE(SUBSTITUTE(SUBSTITUTE(SUBSTITUTE(SUBSTITUTE(SUBSTITUTE(SUBSTITUTE([.B29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NIMBLE_DEVICES_OY">
            <text:p>NIMBLE_DEVICES_OY</text:p>
          </table:table-cell>
          <table:table-cell/>
          <table:table-cell table:formula="of:=CONCATENATE([.$H$2];&quot; &quot;;TRIM(CLEAN([.D299]));&quot; = &quot;;TRIM(CLEAN([.A299]));&quot;;&quot;)" office:value-type="string" office:string-value="public static final int NIMBLE_DEVICES_OY = 0x0129;">
            <text:p>public static final int NIMBLE_DEVICES_OY = 0x0129;</text:p>
          </table:table-cell>
          <table:table-cell table:formula="of:=CONCATENATE([.$H$3];TRIM(CLEAN([.D299])); &quot; , &quot; ;CHAR(34); TRIM(CLEAN([.B299]));CHAR(34); &quot;);&quot;)" office:value-type="string" office:string-value="map.put(NIMBLE_DEVICES_OY , &quot;Nimble Devices Oy&quot;);">
            <text:p>map.put(NIMBLE_DEVICES_OY , "Nimble Devices Oy");</text:p>
          </table:table-cell>
          <table:table-cell/>
        </table:table-row>
        <table:table-row table:style-name="ro2">
          <table:table-cell table:style-name="ce2" office:value-type="string">
            <text:p>0x012A</text:p>
          </table:table-cell>
          <table:table-cell table:style-name="ce2" office:value-type="string">
            <text:p>Changzhou Yongse Infotech Co., Ltd</text:p>
          </table:table-cell>
          <table:table-cell/>
          <table:table-cell table:formula="of:=CLEAN(SUBSTITUTE(UPPER(SUBSTITUTE(SUBSTITUTE(SUBSTITUTE(SUBSTITUTE(SUBSTITUTE(SUBSTITUTE(SUBSTITUTE(SUBSTITUTE(SUBSTITUTE([.B30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HANGZHOU_YONGSE_INFOTECH_CO_LTD">
            <text:p>CHANGZHOU_YONGSE_INFOTECH_CO_LTD</text:p>
          </table:table-cell>
          <table:table-cell/>
          <table:table-cell table:formula="of:=CONCATENATE([.$H$2];&quot; &quot;;TRIM(CLEAN([.D300]));&quot; = &quot;;TRIM(CLEAN([.A300]));&quot;;&quot;)" office:value-type="string" office:string-value="public static final int CHANGZHOU_YONGSE_INFOTECH_CO_LTD = 0x012A;">
            <text:p>public static final int CHANGZHOU_YONGSE_INFOTECH_CO_LTD = 0x012A;</text:p>
          </table:table-cell>
          <table:table-cell table:formula="of:=CONCATENATE([.$H$3];TRIM(CLEAN([.D300])); &quot; , &quot; ;CHAR(34); TRIM(CLEAN([.B300]));CHAR(34); &quot;);&quot;)" office:value-type="string" office:string-value="map.put(CHANGZHOU_YONGSE_INFOTECH_CO_LTD , &quot;Changzhou Yongse Infotech Co., Ltd&quot;);">
            <text:p>map.put(CHANGZHOU_YONGSE_INFOTECH_CO_LTD , "Changzhou Yongse Infotech Co., Ltd");</text:p>
          </table:table-cell>
          <table:table-cell/>
        </table:table-row>
        <table:table-row table:style-name="ro2">
          <table:table-cell table:style-name="ce2" office:value-type="string">
            <text:p>0x012B</text:p>
          </table:table-cell>
          <table:table-cell table:style-name="ce2" office:value-type="string">
            <text:p>SportIQ</text:p>
          </table:table-cell>
          <table:table-cell/>
          <table:table-cell table:formula="of:=CLEAN(SUBSTITUTE(UPPER(SUBSTITUTE(SUBSTITUTE(SUBSTITUTE(SUBSTITUTE(SUBSTITUTE(SUBSTITUTE(SUBSTITUTE(SUBSTITUTE(SUBSTITUTE([.B30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PORTIQ">
            <text:p>SPORTIQ</text:p>
          </table:table-cell>
          <table:table-cell/>
          <table:table-cell table:formula="of:=CONCATENATE([.$H$2];&quot; &quot;;TRIM(CLEAN([.D301]));&quot; = &quot;;TRIM(CLEAN([.A301]));&quot;;&quot;)" office:value-type="string" office:string-value="public static final int SPORTIQ = 0x012B;">
            <text:p>public static final int SPORTIQ = 0x012B;</text:p>
          </table:table-cell>
          <table:table-cell table:formula="of:=CONCATENATE([.$H$3];TRIM(CLEAN([.D301])); &quot; , &quot; ;CHAR(34); TRIM(CLEAN([.B301]));CHAR(34); &quot;);&quot;)" office:value-type="string" office:string-value="map.put(SPORTIQ , &quot;SportIQ&quot;);">
            <text:p>map.put(SPORTIQ , "SportIQ");</text:p>
          </table:table-cell>
          <table:table-cell/>
        </table:table-row>
        <table:table-row table:style-name="ro2">
          <table:table-cell table:style-name="ce2" office:value-type="string">
            <text:p>0x012C</text:p>
          </table:table-cell>
          <table:table-cell table:style-name="ce2" office:value-type="string">
            <text:p>TEMEC Instruments B.V.</text:p>
          </table:table-cell>
          <table:table-cell/>
          <table:table-cell table:formula="of:=CLEAN(SUBSTITUTE(UPPER(SUBSTITUTE(SUBSTITUTE(SUBSTITUTE(SUBSTITUTE(SUBSTITUTE(SUBSTITUTE(SUBSTITUTE(SUBSTITUTE(SUBSTITUTE([.B30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TEMEC_INSTRUMENTS_BV">
            <text:p>TEMEC_INSTRUMENTS_BV</text:p>
          </table:table-cell>
          <table:table-cell/>
          <table:table-cell table:formula="of:=CONCATENATE([.$H$2];&quot; &quot;;TRIM(CLEAN([.D302]));&quot; = &quot;;TRIM(CLEAN([.A302]));&quot;;&quot;)" office:value-type="string" office:string-value="public static final int TEMEC_INSTRUMENTS_BV = 0x012C;">
            <text:p>public static final int TEMEC_INSTRUMENTS_BV = 0x012C;</text:p>
          </table:table-cell>
          <table:table-cell table:formula="of:=CONCATENATE([.$H$3];TRIM(CLEAN([.D302])); &quot; , &quot; ;CHAR(34); TRIM(CLEAN([.B302]));CHAR(34); &quot;);&quot;)" office:value-type="string" office:string-value="map.put(TEMEC_INSTRUMENTS_BV , &quot;TEMEC Instruments B.V.&quot;);">
            <text:p>map.put(TEMEC_INSTRUMENTS_BV , "TEMEC Instruments B.V.");</text:p>
          </table:table-cell>
          <table:table-cell/>
        </table:table-row>
        <table:table-row table:style-name="ro2">
          <table:table-cell table:style-name="ce2" office:value-type="string">
            <text:p>0x012D</text:p>
          </table:table-cell>
          <table:table-cell table:style-name="ce2" office:value-type="string">
            <text:p>Sony Corporation</text:p>
          </table:table-cell>
          <table:table-cell/>
          <table:table-cell table:formula="of:=CLEAN(SUBSTITUTE(UPPER(SUBSTITUTE(SUBSTITUTE(SUBSTITUTE(SUBSTITUTE(SUBSTITUTE(SUBSTITUTE(SUBSTITUTE(SUBSTITUTE(SUBSTITUTE([.B30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SONY_CORPORATION">
            <text:p>SONY_CORPORATION</text:p>
          </table:table-cell>
          <table:table-cell/>
          <table:table-cell table:formula="of:=CONCATENATE([.$H$2];&quot; &quot;;TRIM(CLEAN([.D303]));&quot; = &quot;;TRIM(CLEAN([.A303]));&quot;;&quot;)" office:value-type="string" office:string-value="public static final int SONY_CORPORATION = 0x012D;">
            <text:p>public static final int SONY_CORPORATION = 0x012D;</text:p>
          </table:table-cell>
          <table:table-cell table:formula="of:=CONCATENATE([.$H$3];TRIM(CLEAN([.D303])); &quot; , &quot; ;CHAR(34); TRIM(CLEAN([.B303]));CHAR(34); &quot;);&quot;)" office:value-type="string" office:string-value="map.put(SONY_CORPORATION , &quot;Sony Corporation&quot;);">
            <text:p>map.put(SONY_CORPORATION , "Sony Corporation");</text:p>
          </table:table-cell>
          <table:table-cell/>
        </table:table-row>
        <table:table-row table:style-name="ro2">
          <table:table-cell table:style-name="ce2" office:value-type="string">
            <text:p>0x012E</text:p>
          </table:table-cell>
          <table:table-cell table:style-name="ce2" office:value-type="string">
            <text:p>ASSA ABLOY</text:p>
          </table:table-cell>
          <table:table-cell/>
          <table:table-cell table:formula="of:=CLEAN(SUBSTITUTE(UPPER(SUBSTITUTE(SUBSTITUTE(SUBSTITUTE(SUBSTITUTE(SUBSTITUTE(SUBSTITUTE(SUBSTITUTE(SUBSTITUTE(SUBSTITUTE([.B304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SSA_ABLOY">
            <text:p>ASSA_ABLOY</text:p>
          </table:table-cell>
          <table:table-cell/>
          <table:table-cell table:formula="of:=CONCATENATE([.$H$2];&quot; &quot;;TRIM(CLEAN([.D304]));&quot; = &quot;;TRIM(CLEAN([.A304]));&quot;;&quot;)" office:value-type="string" office:string-value="public static final int ASSA_ABLOY = 0x012E;">
            <text:p>public static final int ASSA_ABLOY = 0x012E;</text:p>
          </table:table-cell>
          <table:table-cell table:formula="of:=CONCATENATE([.$H$3];TRIM(CLEAN([.D304])); &quot; , &quot; ;CHAR(34); TRIM(CLEAN([.B304]));CHAR(34); &quot;);&quot;)" office:value-type="string" office:string-value="map.put(ASSA_ABLOY , &quot;ASSA ABLOY&quot;);">
            <text:p>map.put(ASSA_ABLOY , "ASSA ABLOY");</text:p>
          </table:table-cell>
          <table:table-cell/>
        </table:table-row>
        <table:table-row table:style-name="ro2">
          <table:table-cell table:style-name="ce2" office:value-type="string">
            <text:p>0x012F</text:p>
          </table:table-cell>
          <table:table-cell table:style-name="ce2" office:value-type="string">
            <text:p>Clarion Co., Ltd.</text:p>
          </table:table-cell>
          <table:table-cell/>
          <table:table-cell table:formula="of:=CLEAN(SUBSTITUTE(UPPER(SUBSTITUTE(SUBSTITUTE(SUBSTITUTE(SUBSTITUTE(SUBSTITUTE(SUBSTITUTE(SUBSTITUTE(SUBSTITUTE(SUBSTITUTE([.B305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LARION_CO_LTD">
            <text:p>CLARION_CO_LTD</text:p>
          </table:table-cell>
          <table:table-cell/>
          <table:table-cell table:formula="of:=CONCATENATE([.$H$2];&quot; &quot;;TRIM(CLEAN([.D305]));&quot; = &quot;;TRIM(CLEAN([.A305]));&quot;;&quot;)" office:value-type="string" office:string-value="public static final int CLARION_CO_LTD = 0x012F;">
            <text:p>public static final int CLARION_CO_LTD = 0x012F;</text:p>
          </table:table-cell>
          <table:table-cell table:formula="of:=CONCATENATE([.$H$3];TRIM(CLEAN([.D305])); &quot; , &quot; ;CHAR(34); TRIM(CLEAN([.B305]));CHAR(34); &quot;);&quot;)" office:value-type="string" office:string-value="map.put(CLARION_CO_LTD , &quot;Clarion Co., Ltd.&quot;);">
            <text:p>map.put(CLARION_CO_LTD , "Clarion Co., Ltd.");</text:p>
          </table:table-cell>
          <table:table-cell/>
        </table:table-row>
        <table:table-row table:style-name="ro2">
          <table:table-cell table:style-name="ce2" office:value-type="string">
            <text:p>0x0130</text:p>
          </table:table-cell>
          <table:table-cell table:style-name="ce2" office:value-type="string">
            <text:p>Warehouse Innovations</text:p>
          </table:table-cell>
          <table:table-cell/>
          <table:table-cell table:formula="of:=CLEAN(SUBSTITUTE(UPPER(SUBSTITUTE(SUBSTITUTE(SUBSTITUTE(SUBSTITUTE(SUBSTITUTE(SUBSTITUTE(SUBSTITUTE(SUBSTITUTE(SUBSTITUTE([.B306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WAREHOUSE_INNOVATIONS">
            <text:p>WAREHOUSE_INNOVATIONS</text:p>
          </table:table-cell>
          <table:table-cell/>
          <table:table-cell table:formula="of:=CONCATENATE([.$H$2];&quot; &quot;;TRIM(CLEAN([.D306]));&quot; = &quot;;TRIM(CLEAN([.A306]));&quot;;&quot;)" office:value-type="string" office:string-value="public static final int WAREHOUSE_INNOVATIONS = 0x0130;">
            <text:p>public static final int WAREHOUSE_INNOVATIONS = 0x0130;</text:p>
          </table:table-cell>
          <table:table-cell table:formula="of:=CONCATENATE([.$H$3];TRIM(CLEAN([.D306])); &quot; , &quot; ;CHAR(34); TRIM(CLEAN([.B306]));CHAR(34); &quot;);&quot;)" office:value-type="string" office:string-value="map.put(WAREHOUSE_INNOVATIONS , &quot;Warehouse Innovations&quot;);">
            <text:p>map.put(WAREHOUSE_INNOVATIONS , "Warehouse Innovations");</text:p>
          </table:table-cell>
          <table:table-cell/>
        </table:table-row>
        <table:table-row table:style-name="ro2">
          <table:table-cell table:style-name="ce2" office:value-type="string">
            <text:p>0x0131</text:p>
          </table:table-cell>
          <table:table-cell table:style-name="ce2" office:value-type="string">
            <text:p>Cypress Semiconductor Corporation</text:p>
          </table:table-cell>
          <table:table-cell/>
          <table:table-cell table:formula="of:=CLEAN(SUBSTITUTE(UPPER(SUBSTITUTE(SUBSTITUTE(SUBSTITUTE(SUBSTITUTE(SUBSTITUTE(SUBSTITUTE(SUBSTITUTE(SUBSTITUTE(SUBSTITUTE([.B307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CYPRESS_SEMICONDUCTOR_CORPORATION">
            <text:p>CYPRESS_SEMICONDUCTOR_CORPORATION</text:p>
          </table:table-cell>
          <table:table-cell/>
          <table:table-cell table:formula="of:=CONCATENATE([.$H$2];&quot; &quot;;TRIM(CLEAN([.D307]));&quot; = &quot;;TRIM(CLEAN([.A307]));&quot;;&quot;)" office:value-type="string" office:string-value="public static final int CYPRESS_SEMICONDUCTOR_CORPORATION = 0x0131;">
            <text:p>public static final int CYPRESS_SEMICONDUCTOR_CORPORATION = 0x0131;</text:p>
          </table:table-cell>
          <table:table-cell table:formula="of:=CONCATENATE([.$H$3];TRIM(CLEAN([.D307])); &quot; , &quot; ;CHAR(34); TRIM(CLEAN([.B307]));CHAR(34); &quot;);&quot;)" office:value-type="string" office:string-value="map.put(CYPRESS_SEMICONDUCTOR_CORPORATION , &quot;Cypress Semiconductor Corporation&quot;);">
            <text:p>map.put(CYPRESS_SEMICONDUCTOR_CORPORATION , "Cypress Semiconductor Corporation");</text:p>
          </table:table-cell>
          <table:table-cell/>
        </table:table-row>
        <table:table-row table:style-name="ro2">
          <table:table-cell table:style-name="ce2" office:value-type="string">
            <text:p>0x0132</text:p>
          </table:table-cell>
          <table:table-cell table:style-name="ce2" office:value-type="string">
            <text:p>MADS Inc</text:p>
          </table:table-cell>
          <table:table-cell/>
          <table:table-cell table:formula="of:=CLEAN(SUBSTITUTE(UPPER(SUBSTITUTE(SUBSTITUTE(SUBSTITUTE(SUBSTITUTE(SUBSTITUTE(SUBSTITUTE(SUBSTITUTE(SUBSTITUTE(SUBSTITUTE([.B308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MADS_INC">
            <text:p>MADS_INC</text:p>
          </table:table-cell>
          <table:table-cell/>
          <table:table-cell table:formula="of:=CONCATENATE([.$H$2];&quot; &quot;;TRIM(CLEAN([.D308]));&quot; = &quot;;TRIM(CLEAN([.A308]));&quot;;&quot;)" office:value-type="string" office:string-value="public static final int MADS_INC = 0x0132;">
            <text:p>public static final int MADS_INC = 0x0132;</text:p>
          </table:table-cell>
          <table:table-cell table:formula="of:=CONCATENATE([.$H$3];TRIM(CLEAN([.D308])); &quot; , &quot; ;CHAR(34); TRIM(CLEAN([.B308]));CHAR(34); &quot;);&quot;)" office:value-type="string" office:string-value="map.put(MADS_INC , &quot;MADS Inc&quot;);">
            <text:p>map.put(MADS_INC , "MADS Inc");</text:p>
          </table:table-cell>
          <table:table-cell/>
        </table:table-row>
        <table:table-row table:style-name="ro2">
          <table:table-cell table:style-name="ce2" office:value-type="string">
            <text:p>0x0133</text:p>
          </table:table-cell>
          <table:table-cell table:style-name="ce2" office:value-type="string">
            <text:p>Blue Maestro Limited</text:p>
          </table:table-cell>
          <table:table-cell/>
          <table:table-cell table:formula="of:=CLEAN(SUBSTITUTE(UPPER(SUBSTITUTE(SUBSTITUTE(SUBSTITUTE(SUBSTITUTE(SUBSTITUTE(SUBSTITUTE(SUBSTITUTE(SUBSTITUTE(SUBSTITUTE([.B309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BLUE_MAESTRO_LIMITED">
            <text:p>BLUE_MAESTRO_LIMITED</text:p>
          </table:table-cell>
          <table:table-cell/>
          <table:table-cell table:formula="of:=CONCATENATE([.$H$2];&quot; &quot;;TRIM(CLEAN([.D309]));&quot; = &quot;;TRIM(CLEAN([.A309]));&quot;;&quot;)" office:value-type="string" office:string-value="public static final int BLUE_MAESTRO_LIMITED = 0x0133;">
            <text:p>public static final int BLUE_MAESTRO_LIMITED = 0x0133;</text:p>
          </table:table-cell>
          <table:table-cell table:formula="of:=CONCATENATE([.$H$3];TRIM(CLEAN([.D309])); &quot; , &quot; ;CHAR(34); TRIM(CLEAN([.B309]));CHAR(34); &quot;);&quot;)" office:value-type="string" office:string-value="map.put(BLUE_MAESTRO_LIMITED , &quot;Blue Maestro Limited&quot;);">
            <text:p>map.put(BLUE_MAESTRO_LIMITED , "Blue Maestro Limited");</text:p>
          </table:table-cell>
          <table:table-cell/>
        </table:table-row>
        <table:table-row table:style-name="ro2">
          <table:table-cell table:style-name="ce2" office:value-type="string">
            <text:p>0x0134</text:p>
          </table:table-cell>
          <table:table-cell table:style-name="ce2" office:value-type="string">
            <text:p>Resolution Products, Inc.</text:p>
          </table:table-cell>
          <table:table-cell/>
          <table:table-cell table:formula="of:=CLEAN(SUBSTITUTE(UPPER(SUBSTITUTE(SUBSTITUTE(SUBSTITUTE(SUBSTITUTE(SUBSTITUTE(SUBSTITUTE(SUBSTITUTE(SUBSTITUTE(SUBSTITUTE([.B310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RESOLUTION_PRODUCTS_INC">
            <text:p>RESOLUTION_PRODUCTS_INC</text:p>
          </table:table-cell>
          <table:table-cell/>
          <table:table-cell table:formula="of:=CONCATENATE([.$H$2];&quot; &quot;;TRIM(CLEAN([.D310]));&quot; = &quot;;TRIM(CLEAN([.A310]));&quot;;&quot;)" office:value-type="string" office:string-value="public static final int RESOLUTION_PRODUCTS_INC = 0x0134;">
            <text:p>public static final int RESOLUTION_PRODUCTS_INC = 0x0134;</text:p>
          </table:table-cell>
          <table:table-cell table:formula="of:=CONCATENATE([.$H$3];TRIM(CLEAN([.D310])); &quot; , &quot; ;CHAR(34); TRIM(CLEAN([.B310]));CHAR(34); &quot;);&quot;)" office:value-type="string" office:string-value="map.put(RESOLUTION_PRODUCTS_INC , &quot;Resolution Products, Inc.&quot;);">
            <text:p>map.put(RESOLUTION_PRODUCTS_INC , "Resolution Products, Inc.");</text:p>
          </table:table-cell>
          <table:table-cell/>
        </table:table-row>
        <table:table-row table:style-name="ro2">
          <table:table-cell table:style-name="ce2" office:value-type="string">
            <text:p>0x0135</text:p>
          </table:table-cell>
          <table:table-cell table:style-name="ce2" office:value-type="string">
            <text:p>Airewear LLC</text:p>
          </table:table-cell>
          <table:table-cell/>
          <table:table-cell table:formula="of:=CLEAN(SUBSTITUTE(UPPER(SUBSTITUTE(SUBSTITUTE(SUBSTITUTE(SUBSTITUTE(SUBSTITUTE(SUBSTITUTE(SUBSTITUTE(SUBSTITUTE(SUBSTITUTE([.B311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AIREWEAR_LLC">
            <text:p>AIREWEAR_LLC</text:p>
          </table:table-cell>
          <table:table-cell/>
          <table:table-cell table:formula="of:=CONCATENATE([.$H$2];&quot; &quot;;TRIM(CLEAN([.D311]));&quot; = &quot;;TRIM(CLEAN([.A311]));&quot;;&quot;)" office:value-type="string" office:string-value="public static final int AIREWEAR_LLC = 0x0135;">
            <text:p>public static final int AIREWEAR_LLC = 0x0135;</text:p>
          </table:table-cell>
          <table:table-cell table:formula="of:=CONCATENATE([.$H$3];TRIM(CLEAN([.D311])); &quot; , &quot; ;CHAR(34); TRIM(CLEAN([.B311]));CHAR(34); &quot;);&quot;)" office:value-type="string" office:string-value="map.put(AIREWEAR_LLC , &quot;Airewear LLC&quot;);">
            <text:p>map.put(AIREWEAR_LLC , "Airewear LLC");</text:p>
          </table:table-cell>
          <table:table-cell/>
        </table:table-row>
        <table:table-row table:style-name="ro2">
          <table:table-cell table:style-name="ce2" office:value-type="string">
            <text:p>0x0136</text:p>
          </table:table-cell>
          <table:table-cell table:style-name="ce2" office:value-type="string">
            <text:p>ETC sp. z.o.o.</text:p>
          </table:table-cell>
          <table:table-cell/>
          <table:table-cell table:formula="of:=CLEAN(SUBSTITUTE(UPPER(SUBSTITUTE(SUBSTITUTE(SUBSTITUTE(SUBSTITUTE(SUBSTITUTE(SUBSTITUTE(SUBSTITUTE(SUBSTITUTE(SUBSTITUTE([.B312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ETC_SP_ZOO">
            <text:p>ETC_SP_ZOO</text:p>
          </table:table-cell>
          <table:table-cell/>
          <table:table-cell table:formula="of:=CONCATENATE([.$H$2];&quot; &quot;;TRIM(CLEAN([.D312]));&quot; = &quot;;TRIM(CLEAN([.A312]));&quot;;&quot;)" office:value-type="string" office:string-value="public static final int ETC_SP_ZOO = 0x0136;">
            <text:p>public static final int ETC_SP_ZOO = 0x0136;</text:p>
          </table:table-cell>
          <table:table-cell table:formula="of:=CONCATENATE([.$H$3];TRIM(CLEAN([.D312])); &quot; , &quot; ;CHAR(34); TRIM(CLEAN([.B312]));CHAR(34); &quot;);&quot;)" office:value-type="string" office:string-value="map.put(ETC_SP_ZOO , &quot;ETC sp. z.o.o.&quot;);">
            <text:p>map.put(ETC_SP_ZOO , "ETC sp. z.o.o.");</text:p>
          </table:table-cell>
          <table:table-cell/>
        </table:table-row>
        <table:table-row table:style-name="ro2">
          <table:table-cell table:style-name="ce2" office:value-type="string">
            <text:p>0x0137</text:p>
          </table:table-cell>
          <table:table-cell table:style-name="ce2" office:value-type="string">
            <text:p>Prestigio Plaza Ltd.</text:p>
          </table:table-cell>
          <table:table-cell/>
          <table:table-cell table:formula="of:=CLEAN(SUBSTITUTE(UPPER(SUBSTITUTE(SUBSTITUTE(SUBSTITUTE(SUBSTITUTE(SUBSTITUTE(SUBSTITUTE(SUBSTITUTE(SUBSTITUTE(SUBSTITUTE([.B313]; &quot; &quot;; &quot;_&quot;); &quot;.&quot;; &quot;&quot;); &quot;,&quot;; &quot;&quot;); &quot;&amp;&quot;; &quot;&quot;); &quot;/&quot;; &quot;_&quot;); &quot;+&quot;; &quot;&quot;); &quot;-&quot;; &quot;&quot;); &quot;(&quot;; &quot;&quot;); &quot;)&quot;; &quot;&quot;)); &quot;__&quot;; &quot;_&quot;))" office:value-type="string" office:string-value="PRESTIGIO_PLAZA_LTD">
            <text:p>PRESTIGIO_PLAZA_LTD</text:p>
          </table:table-cell>
          <table:table-cell/>
          <table:table-cell table:formula="of:=CONCATENATE([.$H$2];&quot; &quot;;TRIM(CLEAN([.D313]));&quot; = &quot;;TRIM(CLEAN([.A313]));&quot;;&quot;)" office:value-type="string" office:string-value="public static final int PRESTIGIO_PLAZA_LTD = 0x0137;">
            <text:p>public static final int PRESTIGIO_PLAZA_LTD = 0x0137;</text:p>
          </table:table-cell>
          <table:table-cell table:formula="of:=CONCATENATE([.$H$3];TRIM(CLEAN([.D313])); &quot; , &quot; ;CHAR(34); TRIM(CLEAN([.B313]));CHAR(34); &quot;);&quot;)" office:value-type="string" office:string-value="map.put(PRESTIGIO_PLAZA_LTD , &quot;Prestigio Plaza Ltd.&quot;);">
            <text:p>map.put(PRESTIGIO_PLAZA_LTD , "Prestigio Plaza Ltd.");</text:p>
          </table:table-cell>
          <table:table-cell/>
        </table:table-row>
        <table:table-row table:style-name="ro3" table:number-rows-repeated="1048262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16:05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3-20T14:19:17</meta:creation-date>
    <dc:date>2014-03-20T18:09:23</dc:date>
    <dc:creator>alex </dc:creator>
    <meta:editing-duration>PT30M59S</meta:editing-duration>
    <meta:editing-cycles>3</meta:editing-cycles>
    <meta:generator>LibreOffice/4.0.2.2$Linux_X86_64 LibreOffice_project/400m0$Build-2</meta:generator>
    <meta:document-statistic meta:table-count="1" meta:cell-count="1568" meta:object-count="0"/>
  </office:meta>
</office:document-meta>
</file>